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ＭＳ Ｐゴシック" style:font-name-complex="Mang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number-columns-repeated="8" table:default-cell-style-name="ce1"/>
        <table:table-row table:style-name="ro1"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formula="of:=[.C1]+80" office:value-type="float" office:value="80" calcext:value-type="float">
            <text:p>80</text:p>
          </table:table-cell>
          <table:table-cell table:style-name="Default" table:formula="of:=[.D1]+80" office:value-type="float" office:value="160" calcext:value-type="float">
            <text:p>160</text:p>
          </table:table-cell>
          <table:table-cell table:style-name="Default" table:formula="of:=[.E1]+80" office:value-type="float" office:value="240" calcext:value-type="float">
            <text:p>240</text:p>
          </table:table-cell>
          <table:table-cell table:style-name="Default" table:formula="of:=[.F1]+80" office:value-type="float" office:value="320" calcext:value-type="float">
            <text:p>320</text:p>
          </table:table-cell>
          <table:table-cell table:style-name="Default" table:formula="of:=[.G1]+80" office:value-type="float" office:value="400" calcext:value-type="float">
            <text:p>400</text:p>
          </table:table-cell>
          <table:table-cell table:style-name="Default" table:formula="of:=[.H1]+80" office:value-type="float" office:value="480" calcext:value-type="float">
            <text:p>480</text:p>
          </table:table-cell>
          <table:table-cell table:style-name="Default" table:formula="of:=[.I1]+80" office:value-type="float" office:value="560" calcext:value-type="float">
            <text:p>56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&quot;&amp;&quot;&amp;DEC2HEX([.$B2]+[.C$1];4)&amp;&quot;,&quot;" office:value-type="string" office:string-value="&amp;0000," calcext:value-type="string">
            <text:p>&amp;0000,</text:p>
          </table:table-cell>
          <table:table-cell table:formula="of:=&quot;&amp;&quot;&amp;DEC2HEX([.$B2]+[.D$1];4)&amp;&quot;,&quot;" office:value-type="string" office:string-value="&amp;0050," calcext:value-type="string">
            <text:p>&amp;0050,</text:p>
          </table:table-cell>
          <table:table-cell table:formula="of:=&quot;&amp;&quot;&amp;DEC2HEX([.$B2]+[.E$1];4)&amp;&quot;,&quot;" office:value-type="string" office:string-value="&amp;00A0," calcext:value-type="string">
            <text:p>&amp;00A0,</text:p>
          </table:table-cell>
          <table:table-cell table:formula="of:=&quot;&amp;&quot;&amp;DEC2HEX([.$B2]+[.F$1];4)&amp;&quot;,&quot;" office:value-type="string" office:string-value="&amp;00F0," calcext:value-type="string">
            <text:p>&amp;00F0,</text:p>
          </table:table-cell>
          <table:table-cell table:formula="of:=&quot;&amp;&quot;&amp;DEC2HEX([.$B2]+[.G$1];4)&amp;&quot;,&quot;" office:value-type="string" office:string-value="&amp;0140," calcext:value-type="string">
            <text:p>&amp;0140,</text:p>
          </table:table-cell>
          <table:table-cell table:formula="of:=&quot;&amp;&quot;&amp;DEC2HEX([.$B2]+[.H$1];4)&amp;&quot;,&quot;" office:value-type="string" office:string-value="&amp;0190," calcext:value-type="string">
            <text:p>&amp;0190,</text:p>
          </table:table-cell>
          <table:table-cell table:formula="of:=&quot;&amp;&quot;&amp;DEC2HEX([.$B2]+[.I$1];4)&amp;&quot;,&quot;" office:value-type="string" office:string-value="&amp;01E0," calcext:value-type="string">
            <text:p>&amp;01E0,</text:p>
          </table:table-cell>
          <table:table-cell table:formula="of:=&quot;&amp;&quot;&amp;DEC2HEX([.$B2]+[.J$1];4)&amp;&quot;,&quot;" office:value-type="string" office:string-value="&amp;0230," calcext:value-type="string">
            <text:p>&amp;0230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+640" office:value-type="float" office:value="640" calcext:value-type="float">
            <text:p>640</text:p>
          </table:table-cell>
          <table:table-cell table:formula="of:=&quot;&amp;&quot;&amp;DEC2HEX([.$B3]+[.C$1];4)&amp;&quot;,&quot;" office:value-type="string" office:string-value="&amp;0280," calcext:value-type="string">
            <text:p>&amp;0280,</text:p>
          </table:table-cell>
          <table:table-cell table:formula="of:=&quot;&amp;&quot;&amp;DEC2HEX([.$B3]+[.D$1];4)&amp;&quot;,&quot;" office:value-type="string" office:string-value="&amp;02D0," calcext:value-type="string">
            <text:p>&amp;02D0,</text:p>
          </table:table-cell>
          <table:table-cell table:formula="of:=&quot;&amp;&quot;&amp;DEC2HEX([.$B3]+[.E$1];4)&amp;&quot;,&quot;" office:value-type="string" office:string-value="&amp;0320," calcext:value-type="string">
            <text:p>&amp;0320,</text:p>
          </table:table-cell>
          <table:table-cell table:formula="of:=&quot;&amp;&quot;&amp;DEC2HEX([.$B3]+[.F$1];4)&amp;&quot;,&quot;" office:value-type="string" office:string-value="&amp;0370," calcext:value-type="string">
            <text:p>&amp;0370,</text:p>
          </table:table-cell>
          <table:table-cell table:formula="of:=&quot;&amp;&quot;&amp;DEC2HEX([.$B3]+[.G$1];4)&amp;&quot;,&quot;" office:value-type="string" office:string-value="&amp;03C0," calcext:value-type="string">
            <text:p>&amp;03C0,</text:p>
          </table:table-cell>
          <table:table-cell table:formula="of:=&quot;&amp;&quot;&amp;DEC2HEX([.$B3]+[.H$1];4)&amp;&quot;,&quot;" office:value-type="string" office:string-value="&amp;0410," calcext:value-type="string">
            <text:p>&amp;0410,</text:p>
          </table:table-cell>
          <table:table-cell table:formula="of:=&quot;&amp;&quot;&amp;DEC2HEX([.$B3]+[.I$1];4)&amp;&quot;,&quot;" office:value-type="string" office:string-value="&amp;0460," calcext:value-type="string">
            <text:p>&amp;0460,</text:p>
          </table:table-cell>
          <table:table-cell table:formula="of:=&quot;&amp;&quot;&amp;DEC2HEX([.$B3]+[.J$1];4)&amp;&quot;,&quot;" office:value-type="string" office:string-value="&amp;04B0," calcext:value-type="string">
            <text:p>&amp;04B0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+640" office:value-type="float" office:value="1280" calcext:value-type="float">
            <text:p>1280</text:p>
          </table:table-cell>
          <table:table-cell table:formula="of:=&quot;&amp;&quot;&amp;DEC2HEX([.$B4]+[.C$1];4)&amp;&quot;,&quot;" office:value-type="string" office:string-value="&amp;0500," calcext:value-type="string">
            <text:p>&amp;0500,</text:p>
          </table:table-cell>
          <table:table-cell table:formula="of:=&quot;&amp;&quot;&amp;DEC2HEX([.$B4]+[.D$1];4)&amp;&quot;,&quot;" office:value-type="string" office:string-value="&amp;0550," calcext:value-type="string">
            <text:p>&amp;0550,</text:p>
          </table:table-cell>
          <table:table-cell table:formula="of:=&quot;&amp;&quot;&amp;DEC2HEX([.$B4]+[.E$1];4)&amp;&quot;,&quot;" office:value-type="string" office:string-value="&amp;05A0," calcext:value-type="string">
            <text:p>&amp;05A0,</text:p>
          </table:table-cell>
          <table:table-cell table:formula="of:=&quot;&amp;&quot;&amp;DEC2HEX([.$B4]+[.F$1];4)&amp;&quot;,&quot;" office:value-type="string" office:string-value="&amp;05F0," calcext:value-type="string">
            <text:p>&amp;05F0,</text:p>
          </table:table-cell>
          <table:table-cell table:formula="of:=&quot;&amp;&quot;&amp;DEC2HEX([.$B4]+[.G$1];4)&amp;&quot;,&quot;" office:value-type="string" office:string-value="&amp;0640," calcext:value-type="string">
            <text:p>&amp;0640,</text:p>
          </table:table-cell>
          <table:table-cell table:formula="of:=&quot;&amp;&quot;&amp;DEC2HEX([.$B4]+[.H$1];4)&amp;&quot;,&quot;" office:value-type="string" office:string-value="&amp;0690," calcext:value-type="string">
            <text:p>&amp;0690,</text:p>
          </table:table-cell>
          <table:table-cell table:formula="of:=&quot;&amp;&quot;&amp;DEC2HEX([.$B4]+[.I$1];4)&amp;&quot;,&quot;" office:value-type="string" office:string-value="&amp;06E0," calcext:value-type="string">
            <text:p>&amp;06E0,</text:p>
          </table:table-cell>
          <table:table-cell table:formula="of:=&quot;&amp;&quot;&amp;DEC2HEX([.$B4]+[.J$1];4)&amp;&quot;,&quot;" office:value-type="string" office:string-value="&amp;0730," calcext:value-type="string">
            <text:p>&amp;0730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+640" office:value-type="float" office:value="1920" calcext:value-type="float">
            <text:p>1920</text:p>
          </table:table-cell>
          <table:table-cell table:formula="of:=&quot;&amp;&quot;&amp;DEC2HEX([.$B5]+[.C$1];4)&amp;&quot;,&quot;" office:value-type="string" office:string-value="&amp;0780," calcext:value-type="string">
            <text:p>&amp;0780,</text:p>
          </table:table-cell>
          <table:table-cell table:formula="of:=&quot;&amp;&quot;&amp;DEC2HEX([.$B5]+[.D$1];4)&amp;&quot;,&quot;" office:value-type="string" office:string-value="&amp;07D0," calcext:value-type="string">
            <text:p>&amp;07D0,</text:p>
          </table:table-cell>
          <table:table-cell table:formula="of:=&quot;&amp;&quot;&amp;DEC2HEX([.$B5]+[.E$1];4)&amp;&quot;,&quot;" office:value-type="string" office:string-value="&amp;0820," calcext:value-type="string">
            <text:p>&amp;0820,</text:p>
          </table:table-cell>
          <table:table-cell table:formula="of:=&quot;&amp;&quot;&amp;DEC2HEX([.$B5]+[.F$1];4)&amp;&quot;,&quot;" office:value-type="string" office:string-value="&amp;0870," calcext:value-type="string">
            <text:p>&amp;0870,</text:p>
          </table:table-cell>
          <table:table-cell table:formula="of:=&quot;&amp;&quot;&amp;DEC2HEX([.$B5]+[.G$1];4)&amp;&quot;,&quot;" office:value-type="string" office:string-value="&amp;08C0," calcext:value-type="string">
            <text:p>&amp;08C0,</text:p>
          </table:table-cell>
          <table:table-cell table:formula="of:=&quot;&amp;&quot;&amp;DEC2HEX([.$B5]+[.H$1];4)&amp;&quot;,&quot;" office:value-type="string" office:string-value="&amp;0910," calcext:value-type="string">
            <text:p>&amp;0910,</text:p>
          </table:table-cell>
          <table:table-cell table:formula="of:=&quot;&amp;&quot;&amp;DEC2HEX([.$B5]+[.I$1];4)&amp;&quot;,&quot;" office:value-type="string" office:string-value="&amp;0960," calcext:value-type="string">
            <text:p>&amp;0960,</text:p>
          </table:table-cell>
          <table:table-cell table:formula="of:=&quot;&amp;&quot;&amp;DEC2HEX([.$B5]+[.J$1];4)&amp;&quot;,&quot;" office:value-type="string" office:string-value="&amp;09B0," calcext:value-type="string">
            <text:p>&amp;09B0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+640" office:value-type="float" office:value="2560" calcext:value-type="float">
            <text:p>2560</text:p>
          </table:table-cell>
          <table:table-cell table:formula="of:=&quot;&amp;&quot;&amp;DEC2HEX([.$B6]+[.C$1];4)&amp;&quot;,&quot;" office:value-type="string" office:string-value="&amp;0A00," calcext:value-type="string">
            <text:p>&amp;0A00,</text:p>
          </table:table-cell>
          <table:table-cell table:formula="of:=&quot;&amp;&quot;&amp;DEC2HEX([.$B6]+[.D$1];4)&amp;&quot;,&quot;" office:value-type="string" office:string-value="&amp;0A50," calcext:value-type="string">
            <text:p>&amp;0A50,</text:p>
          </table:table-cell>
          <table:table-cell table:formula="of:=&quot;&amp;&quot;&amp;DEC2HEX([.$B6]+[.E$1];4)&amp;&quot;,&quot;" office:value-type="string" office:string-value="&amp;0AA0," calcext:value-type="string">
            <text:p>&amp;0AA0,</text:p>
          </table:table-cell>
          <table:table-cell table:formula="of:=&quot;&amp;&quot;&amp;DEC2HEX([.$B6]+[.F$1];4)&amp;&quot;,&quot;" office:value-type="string" office:string-value="&amp;0AF0," calcext:value-type="string">
            <text:p>&amp;0AF0,</text:p>
          </table:table-cell>
          <table:table-cell table:formula="of:=&quot;&amp;&quot;&amp;DEC2HEX([.$B6]+[.G$1];4)&amp;&quot;,&quot;" office:value-type="string" office:string-value="&amp;0B40," calcext:value-type="string">
            <text:p>&amp;0B40,</text:p>
          </table:table-cell>
          <table:table-cell table:formula="of:=&quot;&amp;&quot;&amp;DEC2HEX([.$B6]+[.H$1];4)&amp;&quot;,&quot;" office:value-type="string" office:string-value="&amp;0B90," calcext:value-type="string">
            <text:p>&amp;0B90,</text:p>
          </table:table-cell>
          <table:table-cell table:formula="of:=&quot;&amp;&quot;&amp;DEC2HEX([.$B6]+[.I$1];4)&amp;&quot;,&quot;" office:value-type="string" office:string-value="&amp;0BE0," calcext:value-type="string">
            <text:p>&amp;0BE0,</text:p>
          </table:table-cell>
          <table:table-cell table:formula="of:=&quot;&amp;&quot;&amp;DEC2HEX([.$B6]+[.J$1];4)&amp;&quot;,&quot;" office:value-type="string" office:string-value="&amp;0C30," calcext:value-type="string">
            <text:p>&amp;0C30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+640" office:value-type="float" office:value="3200" calcext:value-type="float">
            <text:p>3200</text:p>
          </table:table-cell>
          <table:table-cell table:formula="of:=&quot;&amp;&quot;&amp;DEC2HEX([.$B7]+[.C$1];4)&amp;&quot;,&quot;" office:value-type="string" office:string-value="&amp;0C80," calcext:value-type="string">
            <text:p>&amp;0C80,</text:p>
          </table:table-cell>
          <table:table-cell table:formula="of:=&quot;&amp;&quot;&amp;DEC2HEX([.$B7]+[.D$1];4)&amp;&quot;,&quot;" office:value-type="string" office:string-value="&amp;0CD0," calcext:value-type="string">
            <text:p>&amp;0CD0,</text:p>
          </table:table-cell>
          <table:table-cell table:formula="of:=&quot;&amp;&quot;&amp;DEC2HEX([.$B7]+[.E$1];4)&amp;&quot;,&quot;" office:value-type="string" office:string-value="&amp;0D20," calcext:value-type="string">
            <text:p>&amp;0D20,</text:p>
          </table:table-cell>
          <table:table-cell table:formula="of:=&quot;&amp;&quot;&amp;DEC2HEX([.$B7]+[.F$1];4)&amp;&quot;,&quot;" office:value-type="string" office:string-value="&amp;0D70," calcext:value-type="string">
            <text:p>&amp;0D70,</text:p>
          </table:table-cell>
          <table:table-cell table:formula="of:=&quot;&amp;&quot;&amp;DEC2HEX([.$B7]+[.G$1];4)&amp;&quot;,&quot;" office:value-type="string" office:string-value="&amp;0DC0," calcext:value-type="string">
            <text:p>&amp;0DC0,</text:p>
          </table:table-cell>
          <table:table-cell table:formula="of:=&quot;&amp;&quot;&amp;DEC2HEX([.$B7]+[.H$1];4)&amp;&quot;,&quot;" office:value-type="string" office:string-value="&amp;0E10," calcext:value-type="string">
            <text:p>&amp;0E10,</text:p>
          </table:table-cell>
          <table:table-cell table:formula="of:=&quot;&amp;&quot;&amp;DEC2HEX([.$B7]+[.I$1];4)&amp;&quot;,&quot;" office:value-type="string" office:string-value="&amp;0E60," calcext:value-type="string">
            <text:p>&amp;0E60,</text:p>
          </table:table-cell>
          <table:table-cell table:formula="of:=&quot;&amp;&quot;&amp;DEC2HEX([.$B7]+[.J$1];4)&amp;&quot;,&quot;" office:value-type="string" office:string-value="&amp;0EB0," calcext:value-type="string">
            <text:p>&amp;0EB0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+640" office:value-type="float" office:value="3840" calcext:value-type="float">
            <text:p>3840</text:p>
          </table:table-cell>
          <table:table-cell table:formula="of:=&quot;&amp;&quot;&amp;DEC2HEX([.$B8]+[.C$1];4)&amp;&quot;,&quot;" office:value-type="string" office:string-value="&amp;0F00," calcext:value-type="string">
            <text:p>&amp;0F00,</text:p>
          </table:table-cell>
          <table:table-cell table:formula="of:=&quot;&amp;&quot;&amp;DEC2HEX([.$B8]+[.D$1];4)&amp;&quot;,&quot;" office:value-type="string" office:string-value="&amp;0F50," calcext:value-type="string">
            <text:p>&amp;0F50,</text:p>
          </table:table-cell>
          <table:table-cell table:formula="of:=&quot;&amp;&quot;&amp;DEC2HEX([.$B8]+[.E$1];4)&amp;&quot;,&quot;" office:value-type="string" office:string-value="&amp;0FA0," calcext:value-type="string">
            <text:p>&amp;0FA0,</text:p>
          </table:table-cell>
          <table:table-cell table:formula="of:=&quot;&amp;&quot;&amp;DEC2HEX([.$B8]+[.F$1];4)&amp;&quot;,&quot;" office:value-type="string" office:string-value="&amp;0FF0," calcext:value-type="string">
            <text:p>&amp;0FF0,</text:p>
          </table:table-cell>
          <table:table-cell table:formula="of:=&quot;&amp;&quot;&amp;DEC2HEX([.$B8]+[.G$1];4)&amp;&quot;,&quot;" office:value-type="string" office:string-value="&amp;1040," calcext:value-type="string">
            <text:p>&amp;1040,</text:p>
          </table:table-cell>
          <table:table-cell table:formula="of:=&quot;&amp;&quot;&amp;DEC2HEX([.$B8]+[.H$1];4)&amp;&quot;,&quot;" office:value-type="string" office:string-value="&amp;1090," calcext:value-type="string">
            <text:p>&amp;1090,</text:p>
          </table:table-cell>
          <table:table-cell table:formula="of:=&quot;&amp;&quot;&amp;DEC2HEX([.$B8]+[.I$1];4)&amp;&quot;,&quot;" office:value-type="string" office:string-value="&amp;10E0," calcext:value-type="string">
            <text:p>&amp;10E0,</text:p>
          </table:table-cell>
          <table:table-cell table:formula="of:=&quot;&amp;&quot;&amp;DEC2HEX([.$B8]+[.J$1];4)&amp;&quot;,&quot;" office:value-type="string" office:string-value="&amp;1130," calcext:value-type="string">
            <text:p>&amp;1130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+640" office:value-type="float" office:value="4480" calcext:value-type="float">
            <text:p>4480</text:p>
          </table:table-cell>
          <table:table-cell table:formula="of:=&quot;&amp;&quot;&amp;DEC2HEX([.$B9]+[.C$1];4)&amp;&quot;,&quot;" office:value-type="string" office:string-value="&amp;1180," calcext:value-type="string">
            <text:p>&amp;1180,</text:p>
          </table:table-cell>
          <table:table-cell table:formula="of:=&quot;&amp;&quot;&amp;DEC2HEX([.$B9]+[.D$1];4)&amp;&quot;,&quot;" office:value-type="string" office:string-value="&amp;11D0," calcext:value-type="string">
            <text:p>&amp;11D0,</text:p>
          </table:table-cell>
          <table:table-cell table:formula="of:=&quot;&amp;&quot;&amp;DEC2HEX([.$B9]+[.E$1];4)&amp;&quot;,&quot;" office:value-type="string" office:string-value="&amp;1220," calcext:value-type="string">
            <text:p>&amp;1220,</text:p>
          </table:table-cell>
          <table:table-cell table:formula="of:=&quot;&amp;&quot;&amp;DEC2HEX([.$B9]+[.F$1];4)&amp;&quot;,&quot;" office:value-type="string" office:string-value="&amp;1270," calcext:value-type="string">
            <text:p>&amp;1270,</text:p>
          </table:table-cell>
          <table:table-cell table:formula="of:=&quot;&amp;&quot;&amp;DEC2HEX([.$B9]+[.G$1];4)&amp;&quot;,&quot;" office:value-type="string" office:string-value="&amp;12C0," calcext:value-type="string">
            <text:p>&amp;12C0,</text:p>
          </table:table-cell>
          <table:table-cell table:formula="of:=&quot;&amp;&quot;&amp;DEC2HEX([.$B9]+[.H$1];4)&amp;&quot;,&quot;" office:value-type="string" office:string-value="&amp;1310," calcext:value-type="string">
            <text:p>&amp;1310,</text:p>
          </table:table-cell>
          <table:table-cell table:formula="of:=&quot;&amp;&quot;&amp;DEC2HEX([.$B9]+[.I$1];4)&amp;&quot;,&quot;" office:value-type="string" office:string-value="&amp;1360," calcext:value-type="string">
            <text:p>&amp;1360,</text:p>
          </table:table-cell>
          <table:table-cell table:formula="of:=&quot;&amp;&quot;&amp;DEC2HEX([.$B9]+[.J$1];4)&amp;&quot;,&quot;" office:value-type="string" office:string-value="&amp;13B0," calcext:value-type="string">
            <text:p>&amp;13B0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+640" office:value-type="float" office:value="5120" calcext:value-type="float">
            <text:p>5120</text:p>
          </table:table-cell>
          <table:table-cell table:formula="of:=&quot;&amp;&quot;&amp;DEC2HEX([.$B10]+[.C$1];4)&amp;&quot;,&quot;" office:value-type="string" office:string-value="&amp;1400," calcext:value-type="string">
            <text:p>&amp;1400,</text:p>
          </table:table-cell>
          <table:table-cell table:formula="of:=&quot;&amp;&quot;&amp;DEC2HEX([.$B10]+[.D$1];4)&amp;&quot;,&quot;" office:value-type="string" office:string-value="&amp;1450," calcext:value-type="string">
            <text:p>&amp;1450,</text:p>
          </table:table-cell>
          <table:table-cell table:formula="of:=&quot;&amp;&quot;&amp;DEC2HEX([.$B10]+[.E$1];4)&amp;&quot;,&quot;" office:value-type="string" office:string-value="&amp;14A0," calcext:value-type="string">
            <text:p>&amp;14A0,</text:p>
          </table:table-cell>
          <table:table-cell table:formula="of:=&quot;&amp;&quot;&amp;DEC2HEX([.$B10]+[.F$1];4)&amp;&quot;,&quot;" office:value-type="string" office:string-value="&amp;14F0," calcext:value-type="string">
            <text:p>&amp;14F0,</text:p>
          </table:table-cell>
          <table:table-cell table:formula="of:=&quot;&amp;&quot;&amp;DEC2HEX([.$B10]+[.G$1];4)&amp;&quot;,&quot;" office:value-type="string" office:string-value="&amp;1540," calcext:value-type="string">
            <text:p>&amp;1540,</text:p>
          </table:table-cell>
          <table:table-cell table:formula="of:=&quot;&amp;&quot;&amp;DEC2HEX([.$B10]+[.H$1];4)&amp;&quot;,&quot;" office:value-type="string" office:string-value="&amp;1590," calcext:value-type="string">
            <text:p>&amp;1590,</text:p>
          </table:table-cell>
          <table:table-cell table:formula="of:=&quot;&amp;&quot;&amp;DEC2HEX([.$B10]+[.I$1];4)&amp;&quot;,&quot;" office:value-type="string" office:string-value="&amp;15E0," calcext:value-type="string">
            <text:p>&amp;15E0,</text:p>
          </table:table-cell>
          <table:table-cell table:formula="of:=&quot;&amp;&quot;&amp;DEC2HEX([.$B10]+[.J$1];4)&amp;&quot;,&quot;" office:value-type="string" office:string-value="&amp;1630," calcext:value-type="string">
            <text:p>&amp;1630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+640" office:value-type="float" office:value="5760" calcext:value-type="float">
            <text:p>5760</text:p>
          </table:table-cell>
          <table:table-cell table:formula="of:=&quot;&amp;&quot;&amp;DEC2HEX([.$B11]+[.C$1];4)&amp;&quot;,&quot;" office:value-type="string" office:string-value="&amp;1680," calcext:value-type="string">
            <text:p>&amp;1680,</text:p>
          </table:table-cell>
          <table:table-cell table:formula="of:=&quot;&amp;&quot;&amp;DEC2HEX([.$B11]+[.D$1];4)&amp;&quot;,&quot;" office:value-type="string" office:string-value="&amp;16D0," calcext:value-type="string">
            <text:p>&amp;16D0,</text:p>
          </table:table-cell>
          <table:table-cell table:formula="of:=&quot;&amp;&quot;&amp;DEC2HEX([.$B11]+[.E$1];4)&amp;&quot;,&quot;" office:value-type="string" office:string-value="&amp;1720," calcext:value-type="string">
            <text:p>&amp;1720,</text:p>
          </table:table-cell>
          <table:table-cell table:formula="of:=&quot;&amp;&quot;&amp;DEC2HEX([.$B11]+[.F$1];4)&amp;&quot;,&quot;" office:value-type="string" office:string-value="&amp;1770," calcext:value-type="string">
            <text:p>&amp;1770,</text:p>
          </table:table-cell>
          <table:table-cell table:formula="of:=&quot;&amp;&quot;&amp;DEC2HEX([.$B11]+[.G$1];4)&amp;&quot;,&quot;" office:value-type="string" office:string-value="&amp;17C0," calcext:value-type="string">
            <text:p>&amp;17C0,</text:p>
          </table:table-cell>
          <table:table-cell table:formula="of:=&quot;&amp;&quot;&amp;DEC2HEX([.$B11]+[.H$1];4)&amp;&quot;,&quot;" office:value-type="string" office:string-value="&amp;1810," calcext:value-type="string">
            <text:p>&amp;1810,</text:p>
          </table:table-cell>
          <table:table-cell table:formula="of:=&quot;&amp;&quot;&amp;DEC2HEX([.$B11]+[.I$1];4)&amp;&quot;,&quot;" office:value-type="string" office:string-value="&amp;1860," calcext:value-type="string">
            <text:p>&amp;1860,</text:p>
          </table:table-cell>
          <table:table-cell table:formula="of:=&quot;&amp;&quot;&amp;DEC2HEX([.$B11]+[.J$1];4)&amp;&quot;,&quot;" office:value-type="string" office:string-value="&amp;18B0," calcext:value-type="string">
            <text:p>&amp;18B0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+640" office:value-type="float" office:value="6400" calcext:value-type="float">
            <text:p>6400</text:p>
          </table:table-cell>
          <table:table-cell table:formula="of:=&quot;&amp;&quot;&amp;DEC2HEX([.$B12]+[.C$1];4)&amp;&quot;,&quot;" office:value-type="string" office:string-value="&amp;1900," calcext:value-type="string">
            <text:p>&amp;1900,</text:p>
          </table:table-cell>
          <table:table-cell table:formula="of:=&quot;&amp;&quot;&amp;DEC2HEX([.$B12]+[.D$1];4)&amp;&quot;,&quot;" office:value-type="string" office:string-value="&amp;1950," calcext:value-type="string">
            <text:p>&amp;1950,</text:p>
          </table:table-cell>
          <table:table-cell table:formula="of:=&quot;&amp;&quot;&amp;DEC2HEX([.$B12]+[.E$1];4)&amp;&quot;,&quot;" office:value-type="string" office:string-value="&amp;19A0," calcext:value-type="string">
            <text:p>&amp;19A0,</text:p>
          </table:table-cell>
          <table:table-cell table:formula="of:=&quot;&amp;&quot;&amp;DEC2HEX([.$B12]+[.F$1];4)&amp;&quot;,&quot;" office:value-type="string" office:string-value="&amp;19F0," calcext:value-type="string">
            <text:p>&amp;19F0,</text:p>
          </table:table-cell>
          <table:table-cell table:formula="of:=&quot;&amp;&quot;&amp;DEC2HEX([.$B12]+[.G$1];4)&amp;&quot;,&quot;" office:value-type="string" office:string-value="&amp;1A40," calcext:value-type="string">
            <text:p>&amp;1A40,</text:p>
          </table:table-cell>
          <table:table-cell table:formula="of:=&quot;&amp;&quot;&amp;DEC2HEX([.$B12]+[.H$1];4)&amp;&quot;,&quot;" office:value-type="string" office:string-value="&amp;1A90," calcext:value-type="string">
            <text:p>&amp;1A90,</text:p>
          </table:table-cell>
          <table:table-cell table:formula="of:=&quot;&amp;&quot;&amp;DEC2HEX([.$B12]+[.I$1];4)&amp;&quot;,&quot;" office:value-type="string" office:string-value="&amp;1AE0," calcext:value-type="string">
            <text:p>&amp;1AE0,</text:p>
          </table:table-cell>
          <table:table-cell table:formula="of:=&quot;&amp;&quot;&amp;DEC2HEX([.$B12]+[.J$1];4)&amp;&quot;,&quot;" office:value-type="string" office:string-value="&amp;1B30," calcext:value-type="string">
            <text:p>&amp;1B30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+640" office:value-type="float" office:value="7040" calcext:value-type="float">
            <text:p>7040</text:p>
          </table:table-cell>
          <table:table-cell table:formula="of:=&quot;&amp;&quot;&amp;DEC2HEX([.$B13]+[.C$1];4)&amp;&quot;,&quot;" office:value-type="string" office:string-value="&amp;1B80," calcext:value-type="string">
            <text:p>&amp;1B80,</text:p>
          </table:table-cell>
          <table:table-cell table:formula="of:=&quot;&amp;&quot;&amp;DEC2HEX([.$B13]+[.D$1];4)&amp;&quot;,&quot;" office:value-type="string" office:string-value="&amp;1BD0," calcext:value-type="string">
            <text:p>&amp;1BD0,</text:p>
          </table:table-cell>
          <table:table-cell table:formula="of:=&quot;&amp;&quot;&amp;DEC2HEX([.$B13]+[.E$1];4)&amp;&quot;,&quot;" office:value-type="string" office:string-value="&amp;1C20," calcext:value-type="string">
            <text:p>&amp;1C20,</text:p>
          </table:table-cell>
          <table:table-cell table:formula="of:=&quot;&amp;&quot;&amp;DEC2HEX([.$B13]+[.F$1];4)&amp;&quot;,&quot;" office:value-type="string" office:string-value="&amp;1C70," calcext:value-type="string">
            <text:p>&amp;1C70,</text:p>
          </table:table-cell>
          <table:table-cell table:formula="of:=&quot;&amp;&quot;&amp;DEC2HEX([.$B13]+[.G$1];4)&amp;&quot;,&quot;" office:value-type="string" office:string-value="&amp;1CC0," calcext:value-type="string">
            <text:p>&amp;1CC0,</text:p>
          </table:table-cell>
          <table:table-cell table:formula="of:=&quot;&amp;&quot;&amp;DEC2HEX([.$B13]+[.H$1];4)&amp;&quot;,&quot;" office:value-type="string" office:string-value="&amp;1D10," calcext:value-type="string">
            <text:p>&amp;1D10,</text:p>
          </table:table-cell>
          <table:table-cell table:formula="of:=&quot;&amp;&quot;&amp;DEC2HEX([.$B13]+[.I$1];4)&amp;&quot;,&quot;" office:value-type="string" office:string-value="&amp;1D60," calcext:value-type="string">
            <text:p>&amp;1D60,</text:p>
          </table:table-cell>
          <table:table-cell table:formula="of:=&quot;&amp;&quot;&amp;DEC2HEX([.$B13]+[.J$1];4)&amp;&quot;,&quot;" office:value-type="string" office:string-value="&amp;1DB0," calcext:value-type="string">
            <text:p>&amp;1DB0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+640" office:value-type="float" office:value="7680" calcext:value-type="float">
            <text:p>7680</text:p>
          </table:table-cell>
          <table:table-cell table:formula="of:=&quot;&amp;&quot;&amp;DEC2HEX([.$B14]+[.C$1];4)&amp;&quot;,&quot;" office:value-type="string" office:string-value="&amp;1E00," calcext:value-type="string">
            <text:p>&amp;1E00,</text:p>
          </table:table-cell>
          <table:table-cell table:formula="of:=&quot;&amp;&quot;&amp;DEC2HEX([.$B14]+[.D$1];4)&amp;&quot;,&quot;" office:value-type="string" office:string-value="&amp;1E50," calcext:value-type="string">
            <text:p>&amp;1E50,</text:p>
          </table:table-cell>
          <table:table-cell table:formula="of:=&quot;&amp;&quot;&amp;DEC2HEX([.$B14]+[.E$1];4)&amp;&quot;,&quot;" office:value-type="string" office:string-value="&amp;1EA0," calcext:value-type="string">
            <text:p>&amp;1EA0,</text:p>
          </table:table-cell>
          <table:table-cell table:formula="of:=&quot;&amp;&quot;&amp;DEC2HEX([.$B14]+[.F$1];4)&amp;&quot;,&quot;" office:value-type="string" office:string-value="&amp;1EF0," calcext:value-type="string">
            <text:p>&amp;1EF0,</text:p>
          </table:table-cell>
          <table:table-cell table:formula="of:=&quot;&amp;&quot;&amp;DEC2HEX([.$B14]+[.G$1];4)&amp;&quot;,&quot;" office:value-type="string" office:string-value="&amp;1F40," calcext:value-type="string">
            <text:p>&amp;1F40,</text:p>
          </table:table-cell>
          <table:table-cell table:formula="of:=&quot;&amp;&quot;&amp;DEC2HEX([.$B14]+[.H$1];4)&amp;&quot;,&quot;" office:value-type="string" office:string-value="&amp;1F90," calcext:value-type="string">
            <text:p>&amp;1F90,</text:p>
          </table:table-cell>
          <table:table-cell table:formula="of:=&quot;&amp;&quot;&amp;DEC2HEX([.$B14]+[.I$1];4)&amp;&quot;,&quot;" office:value-type="string" office:string-value="&amp;1FE0," calcext:value-type="string">
            <text:p>&amp;1FE0,</text:p>
          </table:table-cell>
          <table:table-cell table:formula="of:=&quot;&amp;&quot;&amp;DEC2HEX([.$B14]+[.J$1];4)&amp;&quot;,&quot;" office:value-type="string" office:string-value="&amp;2030," calcext:value-type="string">
            <text:p>&amp;2030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+640" office:value-type="float" office:value="8320" calcext:value-type="float">
            <text:p>8320</text:p>
          </table:table-cell>
          <table:table-cell table:formula="of:=&quot;&amp;&quot;&amp;DEC2HEX([.$B15]+[.C$1];4)&amp;&quot;,&quot;" office:value-type="string" office:string-value="&amp;2080," calcext:value-type="string">
            <text:p>&amp;2080,</text:p>
          </table:table-cell>
          <table:table-cell table:formula="of:=&quot;&amp;&quot;&amp;DEC2HEX([.$B15]+[.D$1];4)&amp;&quot;,&quot;" office:value-type="string" office:string-value="&amp;20D0," calcext:value-type="string">
            <text:p>&amp;20D0,</text:p>
          </table:table-cell>
          <table:table-cell table:formula="of:=&quot;&amp;&quot;&amp;DEC2HEX([.$B15]+[.E$1];4)&amp;&quot;,&quot;" office:value-type="string" office:string-value="&amp;2120," calcext:value-type="string">
            <text:p>&amp;2120,</text:p>
          </table:table-cell>
          <table:table-cell table:formula="of:=&quot;&amp;&quot;&amp;DEC2HEX([.$B15]+[.F$1];4)&amp;&quot;,&quot;" office:value-type="string" office:string-value="&amp;2170," calcext:value-type="string">
            <text:p>&amp;2170,</text:p>
          </table:table-cell>
          <table:table-cell table:formula="of:=&quot;&amp;&quot;&amp;DEC2HEX([.$B15]+[.G$1];4)&amp;&quot;,&quot;" office:value-type="string" office:string-value="&amp;21C0," calcext:value-type="string">
            <text:p>&amp;21C0,</text:p>
          </table:table-cell>
          <table:table-cell table:formula="of:=&quot;&amp;&quot;&amp;DEC2HEX([.$B15]+[.H$1];4)&amp;&quot;,&quot;" office:value-type="string" office:string-value="&amp;2210," calcext:value-type="string">
            <text:p>&amp;2210,</text:p>
          </table:table-cell>
          <table:table-cell table:formula="of:=&quot;&amp;&quot;&amp;DEC2HEX([.$B15]+[.I$1];4)&amp;&quot;,&quot;" office:value-type="string" office:string-value="&amp;2260," calcext:value-type="string">
            <text:p>&amp;2260,</text:p>
          </table:table-cell>
          <table:table-cell table:formula="of:=&quot;&amp;&quot;&amp;DEC2HEX([.$B15]+[.J$1];4)&amp;&quot;,&quot;" office:value-type="string" office:string-value="&amp;22B0," calcext:value-type="string">
            <text:p>&amp;22B0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+640" office:value-type="float" office:value="8960" calcext:value-type="float">
            <text:p>8960</text:p>
          </table:table-cell>
          <table:table-cell table:formula="of:=&quot;&amp;&quot;&amp;DEC2HEX([.$B16]+[.C$1];4)&amp;&quot;,&quot;" office:value-type="string" office:string-value="&amp;2300," calcext:value-type="string">
            <text:p>&amp;2300,</text:p>
          </table:table-cell>
          <table:table-cell table:formula="of:=&quot;&amp;&quot;&amp;DEC2HEX([.$B16]+[.D$1];4)&amp;&quot;,&quot;" office:value-type="string" office:string-value="&amp;2350," calcext:value-type="string">
            <text:p>&amp;2350,</text:p>
          </table:table-cell>
          <table:table-cell table:formula="of:=&quot;&amp;&quot;&amp;DEC2HEX([.$B16]+[.E$1];4)&amp;&quot;,&quot;" office:value-type="string" office:string-value="&amp;23A0," calcext:value-type="string">
            <text:p>&amp;23A0,</text:p>
          </table:table-cell>
          <table:table-cell table:formula="of:=&quot;&amp;&quot;&amp;DEC2HEX([.$B16]+[.F$1];4)&amp;&quot;,&quot;" office:value-type="string" office:string-value="&amp;23F0," calcext:value-type="string">
            <text:p>&amp;23F0,</text:p>
          </table:table-cell>
          <table:table-cell table:formula="of:=&quot;&amp;&quot;&amp;DEC2HEX([.$B16]+[.G$1];4)&amp;&quot;,&quot;" office:value-type="string" office:string-value="&amp;2440," calcext:value-type="string">
            <text:p>&amp;2440,</text:p>
          </table:table-cell>
          <table:table-cell table:formula="of:=&quot;&amp;&quot;&amp;DEC2HEX([.$B16]+[.H$1];4)&amp;&quot;,&quot;" office:value-type="string" office:string-value="&amp;2490," calcext:value-type="string">
            <text:p>&amp;2490,</text:p>
          </table:table-cell>
          <table:table-cell table:formula="of:=&quot;&amp;&quot;&amp;DEC2HEX([.$B16]+[.I$1];4)&amp;&quot;,&quot;" office:value-type="string" office:string-value="&amp;24E0," calcext:value-type="string">
            <text:p>&amp;24E0,</text:p>
          </table:table-cell>
          <table:table-cell table:formula="of:=&quot;&amp;&quot;&amp;DEC2HEX([.$B16]+[.J$1];4)&amp;&quot;,&quot;" office:value-type="string" office:string-value="&amp;2530," calcext:value-type="string">
            <text:p>&amp;2530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+640" office:value-type="float" office:value="9600" calcext:value-type="float">
            <text:p>9600</text:p>
          </table:table-cell>
          <table:table-cell table:formula="of:=&quot;&amp;&quot;&amp;DEC2HEX([.$B17]+[.C$1];4)&amp;&quot;,&quot;" office:value-type="string" office:string-value="&amp;2580," calcext:value-type="string">
            <text:p>&amp;2580,</text:p>
          </table:table-cell>
          <table:table-cell table:formula="of:=&quot;&amp;&quot;&amp;DEC2HEX([.$B17]+[.D$1];4)&amp;&quot;,&quot;" office:value-type="string" office:string-value="&amp;25D0," calcext:value-type="string">
            <text:p>&amp;25D0,</text:p>
          </table:table-cell>
          <table:table-cell table:formula="of:=&quot;&amp;&quot;&amp;DEC2HEX([.$B17]+[.E$1];4)&amp;&quot;,&quot;" office:value-type="string" office:string-value="&amp;2620," calcext:value-type="string">
            <text:p>&amp;2620,</text:p>
          </table:table-cell>
          <table:table-cell table:formula="of:=&quot;&amp;&quot;&amp;DEC2HEX([.$B17]+[.F$1];4)&amp;&quot;,&quot;" office:value-type="string" office:string-value="&amp;2670," calcext:value-type="string">
            <text:p>&amp;2670,</text:p>
          </table:table-cell>
          <table:table-cell table:formula="of:=&quot;&amp;&quot;&amp;DEC2HEX([.$B17]+[.G$1];4)&amp;&quot;,&quot;" office:value-type="string" office:string-value="&amp;26C0," calcext:value-type="string">
            <text:p>&amp;26C0,</text:p>
          </table:table-cell>
          <table:table-cell table:formula="of:=&quot;&amp;&quot;&amp;DEC2HEX([.$B17]+[.H$1];4)&amp;&quot;,&quot;" office:value-type="string" office:string-value="&amp;2710," calcext:value-type="string">
            <text:p>&amp;2710,</text:p>
          </table:table-cell>
          <table:table-cell table:formula="of:=&quot;&amp;&quot;&amp;DEC2HEX([.$B17]+[.I$1];4)&amp;&quot;,&quot;" office:value-type="string" office:string-value="&amp;2760," calcext:value-type="string">
            <text:p>&amp;2760,</text:p>
          </table:table-cell>
          <table:table-cell table:formula="of:=&quot;&amp;&quot;&amp;DEC2HEX([.$B17]+[.J$1];4)&amp;&quot;,&quot;" office:value-type="string" office:string-value="&amp;27B0," calcext:value-type="string">
            <text:p>&amp;27B0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+640" office:value-type="float" office:value="10240" calcext:value-type="float">
            <text:p>10240</text:p>
          </table:table-cell>
          <table:table-cell table:formula="of:=&quot;&amp;&quot;&amp;DEC2HEX([.$B18]+[.C$1];4)&amp;&quot;,&quot;" office:value-type="string" office:string-value="&amp;2800," calcext:value-type="string">
            <text:p>&amp;2800,</text:p>
          </table:table-cell>
          <table:table-cell table:formula="of:=&quot;&amp;&quot;&amp;DEC2HEX([.$B18]+[.D$1];4)&amp;&quot;,&quot;" office:value-type="string" office:string-value="&amp;2850," calcext:value-type="string">
            <text:p>&amp;2850,</text:p>
          </table:table-cell>
          <table:table-cell table:formula="of:=&quot;&amp;&quot;&amp;DEC2HEX([.$B18]+[.E$1];4)&amp;&quot;,&quot;" office:value-type="string" office:string-value="&amp;28A0," calcext:value-type="string">
            <text:p>&amp;28A0,</text:p>
          </table:table-cell>
          <table:table-cell table:formula="of:=&quot;&amp;&quot;&amp;DEC2HEX([.$B18]+[.F$1];4)&amp;&quot;,&quot;" office:value-type="string" office:string-value="&amp;28F0," calcext:value-type="string">
            <text:p>&amp;28F0,</text:p>
          </table:table-cell>
          <table:table-cell table:formula="of:=&quot;&amp;&quot;&amp;DEC2HEX([.$B18]+[.G$1];4)&amp;&quot;,&quot;" office:value-type="string" office:string-value="&amp;2940," calcext:value-type="string">
            <text:p>&amp;2940,</text:p>
          </table:table-cell>
          <table:table-cell table:formula="of:=&quot;&amp;&quot;&amp;DEC2HEX([.$B18]+[.H$1];4)&amp;&quot;,&quot;" office:value-type="string" office:string-value="&amp;2990," calcext:value-type="string">
            <text:p>&amp;2990,</text:p>
          </table:table-cell>
          <table:table-cell table:formula="of:=&quot;&amp;&quot;&amp;DEC2HEX([.$B18]+[.I$1];4)&amp;&quot;,&quot;" office:value-type="string" office:string-value="&amp;29E0," calcext:value-type="string">
            <text:p>&amp;29E0,</text:p>
          </table:table-cell>
          <table:table-cell table:formula="of:=&quot;&amp;&quot;&amp;DEC2HEX([.$B18]+[.J$1];4)&amp;&quot;,&quot;" office:value-type="string" office:string-value="&amp;2A30," calcext:value-type="string">
            <text:p>&amp;2A30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+640" office:value-type="float" office:value="10880" calcext:value-type="float">
            <text:p>10880</text:p>
          </table:table-cell>
          <table:table-cell table:formula="of:=&quot;&amp;&quot;&amp;DEC2HEX([.$B19]+[.C$1];4)&amp;&quot;,&quot;" office:value-type="string" office:string-value="&amp;2A80," calcext:value-type="string">
            <text:p>&amp;2A80,</text:p>
          </table:table-cell>
          <table:table-cell table:formula="of:=&quot;&amp;&quot;&amp;DEC2HEX([.$B19]+[.D$1];4)&amp;&quot;,&quot;" office:value-type="string" office:string-value="&amp;2AD0," calcext:value-type="string">
            <text:p>&amp;2AD0,</text:p>
          </table:table-cell>
          <table:table-cell table:formula="of:=&quot;&amp;&quot;&amp;DEC2HEX([.$B19]+[.E$1];4)&amp;&quot;,&quot;" office:value-type="string" office:string-value="&amp;2B20," calcext:value-type="string">
            <text:p>&amp;2B20,</text:p>
          </table:table-cell>
          <table:table-cell table:formula="of:=&quot;&amp;&quot;&amp;DEC2HEX([.$B19]+[.F$1];4)&amp;&quot;,&quot;" office:value-type="string" office:string-value="&amp;2B70," calcext:value-type="string">
            <text:p>&amp;2B70,</text:p>
          </table:table-cell>
          <table:table-cell table:formula="of:=&quot;&amp;&quot;&amp;DEC2HEX([.$B19]+[.G$1];4)&amp;&quot;,&quot;" office:value-type="string" office:string-value="&amp;2BC0," calcext:value-type="string">
            <text:p>&amp;2BC0,</text:p>
          </table:table-cell>
          <table:table-cell table:formula="of:=&quot;&amp;&quot;&amp;DEC2HEX([.$B19]+[.H$1];4)&amp;&quot;,&quot;" office:value-type="string" office:string-value="&amp;2C10," calcext:value-type="string">
            <text:p>&amp;2C10,</text:p>
          </table:table-cell>
          <table:table-cell table:formula="of:=&quot;&amp;&quot;&amp;DEC2HEX([.$B19]+[.I$1];4)&amp;&quot;,&quot;" office:value-type="string" office:string-value="&amp;2C60," calcext:value-type="string">
            <text:p>&amp;2C60,</text:p>
          </table:table-cell>
          <table:table-cell table:formula="of:=&quot;&amp;&quot;&amp;DEC2HEX([.$B19]+[.J$1];4)&amp;&quot;,&quot;" office:value-type="string" office:string-value="&amp;2CB0," calcext:value-type="string">
            <text:p>&amp;2CB0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+640" office:value-type="float" office:value="11520" calcext:value-type="float">
            <text:p>11520</text:p>
          </table:table-cell>
          <table:table-cell table:formula="of:=&quot;&amp;&quot;&amp;DEC2HEX([.$B20]+[.C$1];4)&amp;&quot;,&quot;" office:value-type="string" office:string-value="&amp;2D00," calcext:value-type="string">
            <text:p>&amp;2D00,</text:p>
          </table:table-cell>
          <table:table-cell table:formula="of:=&quot;&amp;&quot;&amp;DEC2HEX([.$B20]+[.D$1];4)&amp;&quot;,&quot;" office:value-type="string" office:string-value="&amp;2D50," calcext:value-type="string">
            <text:p>&amp;2D50,</text:p>
          </table:table-cell>
          <table:table-cell table:formula="of:=&quot;&amp;&quot;&amp;DEC2HEX([.$B20]+[.E$1];4)&amp;&quot;,&quot;" office:value-type="string" office:string-value="&amp;2DA0," calcext:value-type="string">
            <text:p>&amp;2DA0,</text:p>
          </table:table-cell>
          <table:table-cell table:formula="of:=&quot;&amp;&quot;&amp;DEC2HEX([.$B20]+[.F$1];4)&amp;&quot;,&quot;" office:value-type="string" office:string-value="&amp;2DF0," calcext:value-type="string">
            <text:p>&amp;2DF0,</text:p>
          </table:table-cell>
          <table:table-cell table:formula="of:=&quot;&amp;&quot;&amp;DEC2HEX([.$B20]+[.G$1];4)&amp;&quot;,&quot;" office:value-type="string" office:string-value="&amp;2E40," calcext:value-type="string">
            <text:p>&amp;2E40,</text:p>
          </table:table-cell>
          <table:table-cell table:formula="of:=&quot;&amp;&quot;&amp;DEC2HEX([.$B20]+[.H$1];4)&amp;&quot;,&quot;" office:value-type="string" office:string-value="&amp;2E90," calcext:value-type="string">
            <text:p>&amp;2E90,</text:p>
          </table:table-cell>
          <table:table-cell table:formula="of:=&quot;&amp;&quot;&amp;DEC2HEX([.$B20]+[.I$1];4)&amp;&quot;,&quot;" office:value-type="string" office:string-value="&amp;2EE0," calcext:value-type="string">
            <text:p>&amp;2EE0,</text:p>
          </table:table-cell>
          <table:table-cell table:formula="of:=&quot;&amp;&quot;&amp;DEC2HEX([.$B20]+[.J$1];4)&amp;&quot;,&quot;" office:value-type="string" office:string-value="&amp;2F30," calcext:value-type="string">
            <text:p>&amp;2F30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+640" office:value-type="float" office:value="12160" calcext:value-type="float">
            <text:p>12160</text:p>
          </table:table-cell>
          <table:table-cell table:formula="of:=&quot;&amp;&quot;&amp;DEC2HEX([.$B21]+[.C$1];4)&amp;&quot;,&quot;" office:value-type="string" office:string-value="&amp;2F80," calcext:value-type="string">
            <text:p>&amp;2F80,</text:p>
          </table:table-cell>
          <table:table-cell table:formula="of:=&quot;&amp;&quot;&amp;DEC2HEX([.$B21]+[.D$1];4)&amp;&quot;,&quot;" office:value-type="string" office:string-value="&amp;2FD0," calcext:value-type="string">
            <text:p>&amp;2FD0,</text:p>
          </table:table-cell>
          <table:table-cell table:formula="of:=&quot;&amp;&quot;&amp;DEC2HEX([.$B21]+[.E$1];4)&amp;&quot;,&quot;" office:value-type="string" office:string-value="&amp;3020," calcext:value-type="string">
            <text:p>&amp;3020,</text:p>
          </table:table-cell>
          <table:table-cell table:formula="of:=&quot;&amp;&quot;&amp;DEC2HEX([.$B21]+[.F$1];4)&amp;&quot;,&quot;" office:value-type="string" office:string-value="&amp;3070," calcext:value-type="string">
            <text:p>&amp;3070,</text:p>
          </table:table-cell>
          <table:table-cell table:formula="of:=&quot;&amp;&quot;&amp;DEC2HEX([.$B21]+[.G$1];4)&amp;&quot;,&quot;" office:value-type="string" office:string-value="&amp;30C0," calcext:value-type="string">
            <text:p>&amp;30C0,</text:p>
          </table:table-cell>
          <table:table-cell table:formula="of:=&quot;&amp;&quot;&amp;DEC2HEX([.$B21]+[.H$1];4)&amp;&quot;,&quot;" office:value-type="string" office:string-value="&amp;3110," calcext:value-type="string">
            <text:p>&amp;3110,</text:p>
          </table:table-cell>
          <table:table-cell table:formula="of:=&quot;&amp;&quot;&amp;DEC2HEX([.$B21]+[.I$1];4)&amp;&quot;,&quot;" office:value-type="string" office:string-value="&amp;3160," calcext:value-type="string">
            <text:p>&amp;3160,</text:p>
          </table:table-cell>
          <table:table-cell table:formula="of:=&quot;&amp;&quot;&amp;DEC2HEX([.$B21]+[.J$1];4)&amp;&quot;,&quot;" office:value-type="string" office:string-value="&amp;31B0," calcext:value-type="string">
            <text:p>&amp;31B0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+640" office:value-type="float" office:value="12800" calcext:value-type="float">
            <text:p>12800</text:p>
          </table:table-cell>
          <table:table-cell table:formula="of:=&quot;&amp;&quot;&amp;DEC2HEX([.$B22]+[.C$1];4)&amp;&quot;,&quot;" office:value-type="string" office:string-value="&amp;3200," calcext:value-type="string">
            <text:p>&amp;3200,</text:p>
          </table:table-cell>
          <table:table-cell table:formula="of:=&quot;&amp;&quot;&amp;DEC2HEX([.$B22]+[.D$1];4)&amp;&quot;,&quot;" office:value-type="string" office:string-value="&amp;3250," calcext:value-type="string">
            <text:p>&amp;3250,</text:p>
          </table:table-cell>
          <table:table-cell table:formula="of:=&quot;&amp;&quot;&amp;DEC2HEX([.$B22]+[.E$1];4)&amp;&quot;,&quot;" office:value-type="string" office:string-value="&amp;32A0," calcext:value-type="string">
            <text:p>&amp;32A0,</text:p>
          </table:table-cell>
          <table:table-cell table:formula="of:=&quot;&amp;&quot;&amp;DEC2HEX([.$B22]+[.F$1];4)&amp;&quot;,&quot;" office:value-type="string" office:string-value="&amp;32F0," calcext:value-type="string">
            <text:p>&amp;32F0,</text:p>
          </table:table-cell>
          <table:table-cell table:formula="of:=&quot;&amp;&quot;&amp;DEC2HEX([.$B22]+[.G$1];4)&amp;&quot;,&quot;" office:value-type="string" office:string-value="&amp;3340," calcext:value-type="string">
            <text:p>&amp;3340,</text:p>
          </table:table-cell>
          <table:table-cell table:formula="of:=&quot;&amp;&quot;&amp;DEC2HEX([.$B22]+[.H$1];4)&amp;&quot;,&quot;" office:value-type="string" office:string-value="&amp;3390," calcext:value-type="string">
            <text:p>&amp;3390,</text:p>
          </table:table-cell>
          <table:table-cell table:formula="of:=&quot;&amp;&quot;&amp;DEC2HEX([.$B22]+[.I$1];4)&amp;&quot;,&quot;" office:value-type="string" office:string-value="&amp;33E0," calcext:value-type="string">
            <text:p>&amp;33E0,</text:p>
          </table:table-cell>
          <table:table-cell table:formula="of:=&quot;&amp;&quot;&amp;DEC2HEX([.$B22]+[.J$1];4)&amp;&quot;,&quot;" office:value-type="string" office:string-value="&amp;3430," calcext:value-type="string">
            <text:p>&amp;3430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2]+640" office:value-type="float" office:value="13440" calcext:value-type="float">
            <text:p>13440</text:p>
          </table:table-cell>
          <table:table-cell table:formula="of:=&quot;&amp;&quot;&amp;DEC2HEX([.$B23]+[.C$1];4)&amp;&quot;,&quot;" office:value-type="string" office:string-value="&amp;3480," calcext:value-type="string">
            <text:p>&amp;3480,</text:p>
          </table:table-cell>
          <table:table-cell table:formula="of:=&quot;&amp;&quot;&amp;DEC2HEX([.$B23]+[.D$1];4)&amp;&quot;,&quot;" office:value-type="string" office:string-value="&amp;34D0," calcext:value-type="string">
            <text:p>&amp;34D0,</text:p>
          </table:table-cell>
          <table:table-cell table:formula="of:=&quot;&amp;&quot;&amp;DEC2HEX([.$B23]+[.E$1];4)&amp;&quot;,&quot;" office:value-type="string" office:string-value="&amp;3520," calcext:value-type="string">
            <text:p>&amp;3520,</text:p>
          </table:table-cell>
          <table:table-cell table:formula="of:=&quot;&amp;&quot;&amp;DEC2HEX([.$B23]+[.F$1];4)&amp;&quot;,&quot;" office:value-type="string" office:string-value="&amp;3570," calcext:value-type="string">
            <text:p>&amp;3570,</text:p>
          </table:table-cell>
          <table:table-cell table:formula="of:=&quot;&amp;&quot;&amp;DEC2HEX([.$B23]+[.G$1];4)&amp;&quot;,&quot;" office:value-type="string" office:string-value="&amp;35C0," calcext:value-type="string">
            <text:p>&amp;35C0,</text:p>
          </table:table-cell>
          <table:table-cell table:formula="of:=&quot;&amp;&quot;&amp;DEC2HEX([.$B23]+[.H$1];4)&amp;&quot;,&quot;" office:value-type="string" office:string-value="&amp;3610," calcext:value-type="string">
            <text:p>&amp;3610,</text:p>
          </table:table-cell>
          <table:table-cell table:formula="of:=&quot;&amp;&quot;&amp;DEC2HEX([.$B23]+[.I$1];4)&amp;&quot;,&quot;" office:value-type="string" office:string-value="&amp;3660," calcext:value-type="string">
            <text:p>&amp;3660,</text:p>
          </table:table-cell>
          <table:table-cell table:formula="of:=&quot;&amp;&quot;&amp;DEC2HEX([.$B23]+[.J$1];4)&amp;&quot;,&quot;" office:value-type="string" office:string-value="&amp;36B0," calcext:value-type="string">
            <text:p>&amp;36B0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3]+640" office:value-type="float" office:value="14080" calcext:value-type="float">
            <text:p>14080</text:p>
          </table:table-cell>
          <table:table-cell table:formula="of:=&quot;&amp;&quot;&amp;DEC2HEX([.$B24]+[.C$1];4)&amp;&quot;,&quot;" office:value-type="string" office:string-value="&amp;3700," calcext:value-type="string">
            <text:p>&amp;3700,</text:p>
          </table:table-cell>
          <table:table-cell table:formula="of:=&quot;&amp;&quot;&amp;DEC2HEX([.$B24]+[.D$1];4)&amp;&quot;,&quot;" office:value-type="string" office:string-value="&amp;3750," calcext:value-type="string">
            <text:p>&amp;3750,</text:p>
          </table:table-cell>
          <table:table-cell table:formula="of:=&quot;&amp;&quot;&amp;DEC2HEX([.$B24]+[.E$1];4)&amp;&quot;,&quot;" office:value-type="string" office:string-value="&amp;37A0," calcext:value-type="string">
            <text:p>&amp;37A0,</text:p>
          </table:table-cell>
          <table:table-cell table:formula="of:=&quot;&amp;&quot;&amp;DEC2HEX([.$B24]+[.F$1];4)&amp;&quot;,&quot;" office:value-type="string" office:string-value="&amp;37F0," calcext:value-type="string">
            <text:p>&amp;37F0,</text:p>
          </table:table-cell>
          <table:table-cell table:formula="of:=&quot;&amp;&quot;&amp;DEC2HEX([.$B24]+[.G$1];4)&amp;&quot;,&quot;" office:value-type="string" office:string-value="&amp;3840," calcext:value-type="string">
            <text:p>&amp;3840,</text:p>
          </table:table-cell>
          <table:table-cell table:formula="of:=&quot;&amp;&quot;&amp;DEC2HEX([.$B24]+[.H$1];4)&amp;&quot;,&quot;" office:value-type="string" office:string-value="&amp;3890," calcext:value-type="string">
            <text:p>&amp;3890,</text:p>
          </table:table-cell>
          <table:table-cell table:formula="of:=&quot;&amp;&quot;&amp;DEC2HEX([.$B24]+[.I$1];4)&amp;&quot;,&quot;" office:value-type="string" office:string-value="&amp;38E0," calcext:value-type="string">
            <text:p>&amp;38E0,</text:p>
          </table:table-cell>
          <table:table-cell table:formula="of:=&quot;&amp;&quot;&amp;DEC2HEX([.$B24]+[.J$1];4)&amp;&quot;,&quot;" office:value-type="string" office:string-value="&amp;3930," calcext:value-type="string">
            <text:p>&amp;3930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4]+640" office:value-type="float" office:value="14720" calcext:value-type="float">
            <text:p>14720</text:p>
          </table:table-cell>
          <table:table-cell table:formula="of:=&quot;&amp;&quot;&amp;DEC2HEX([.$B25]+[.C$1];4)&amp;&quot;,&quot;" office:value-type="string" office:string-value="&amp;3980," calcext:value-type="string">
            <text:p>&amp;3980,</text:p>
          </table:table-cell>
          <table:table-cell table:formula="of:=&quot;&amp;&quot;&amp;DEC2HEX([.$B25]+[.D$1];4)&amp;&quot;,&quot;" office:value-type="string" office:string-value="&amp;39D0," calcext:value-type="string">
            <text:p>&amp;39D0,</text:p>
          </table:table-cell>
          <table:table-cell table:formula="of:=&quot;&amp;&quot;&amp;DEC2HEX([.$B25]+[.E$1];4)&amp;&quot;,&quot;" office:value-type="string" office:string-value="&amp;3A20," calcext:value-type="string">
            <text:p>&amp;3A20,</text:p>
          </table:table-cell>
          <table:table-cell table:formula="of:=&quot;&amp;&quot;&amp;DEC2HEX([.$B25]+[.F$1];4)&amp;&quot;,&quot;" office:value-type="string" office:string-value="&amp;3A70," calcext:value-type="string">
            <text:p>&amp;3A70,</text:p>
          </table:table-cell>
          <table:table-cell table:formula="of:=&quot;&amp;&quot;&amp;DEC2HEX([.$B25]+[.G$1];4)&amp;&quot;,&quot;" office:value-type="string" office:string-value="&amp;3AC0," calcext:value-type="string">
            <text:p>&amp;3AC0,</text:p>
          </table:table-cell>
          <table:table-cell table:formula="of:=&quot;&amp;&quot;&amp;DEC2HEX([.$B25]+[.H$1];4)&amp;&quot;,&quot;" office:value-type="string" office:string-value="&amp;3B10," calcext:value-type="string">
            <text:p>&amp;3B10,</text:p>
          </table:table-cell>
          <table:table-cell table:formula="of:=&quot;&amp;&quot;&amp;DEC2HEX([.$B25]+[.I$1];4)&amp;&quot;,&quot;" office:value-type="string" office:string-value="&amp;3B60," calcext:value-type="string">
            <text:p>&amp;3B60,</text:p>
          </table:table-cell>
          <table:table-cell table:formula="of:=&quot;&amp;&quot;&amp;DEC2HEX([.$B25]+[.J$1];4)&amp;&quot;,&quot;" office:value-type="string" office:string-value="&amp;3BB0," calcext:value-type="string">
            <text:p>&amp;3BB0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5]+640" office:value-type="float" office:value="15360" calcext:value-type="float">
            <text:p>15360</text:p>
          </table:table-cell>
          <table:table-cell table:formula="of:=&quot;&amp;&quot;&amp;DEC2HEX([.$B26]+[.C$1];4)&amp;&quot;,&quot;" office:value-type="string" office:string-value="&amp;3C00," calcext:value-type="string">
            <text:p>&amp;3C00,</text:p>
          </table:table-cell>
          <table:table-cell table:formula="of:=&quot;&amp;&quot;&amp;DEC2HEX([.$B26]+[.D$1];4)&amp;&quot;,&quot;" office:value-type="string" office:string-value="&amp;3C50," calcext:value-type="string">
            <text:p>&amp;3C50,</text:p>
          </table:table-cell>
          <table:table-cell table:formula="of:=&quot;&amp;&quot;&amp;DEC2HEX([.$B26]+[.E$1];4)&amp;&quot;,&quot;" office:value-type="string" office:string-value="&amp;3CA0," calcext:value-type="string">
            <text:p>&amp;3CA0,</text:p>
          </table:table-cell>
          <table:table-cell table:formula="of:=&quot;&amp;&quot;&amp;DEC2HEX([.$B26]+[.F$1];4)&amp;&quot;,&quot;" office:value-type="string" office:string-value="&amp;3CF0," calcext:value-type="string">
            <text:p>&amp;3CF0,</text:p>
          </table:table-cell>
          <table:table-cell table:formula="of:=&quot;&amp;&quot;&amp;DEC2HEX([.$B26]+[.G$1];4)&amp;&quot;,&quot;" office:value-type="string" office:string-value="&amp;3D40," calcext:value-type="string">
            <text:p>&amp;3D40,</text:p>
          </table:table-cell>
          <table:table-cell table:formula="of:=&quot;&amp;&quot;&amp;DEC2HEX([.$B26]+[.H$1];4)&amp;&quot;,&quot;" office:value-type="string" office:string-value="&amp;3D90," calcext:value-type="string">
            <text:p>&amp;3D90,</text:p>
          </table:table-cell>
          <table:table-cell table:formula="of:=&quot;&amp;&quot;&amp;DEC2HEX([.$B26]+[.I$1];4)&amp;&quot;,&quot;" office:value-type="string" office:string-value="&amp;3DE0," calcext:value-type="string">
            <text:p>&amp;3DE0,</text:p>
          </table:table-cell>
          <table:table-cell table:formula="of:=&quot;&amp;&quot;&amp;DEC2HEX([.$B26]+[.J$1];4)&amp;&quot;,&quot;" office:value-type="string" office:string-value="&amp;3E30," calcext:value-type="string">
            <text:p>&amp;3E30,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number-columns-repeated="8" table:default-cell-style-name="ce1"/>
        <table:table-row table:style-name="ro1"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formula="of:=[.C1]+64" office:value-type="float" office:value="64" calcext:value-type="float">
            <text:p>64</text:p>
          </table:table-cell>
          <table:table-cell table:style-name="Default" table:formula="of:=[.D1]+64" office:value-type="float" office:value="128" calcext:value-type="float">
            <text:p>128</text:p>
          </table:table-cell>
          <table:table-cell table:style-name="Default" table:formula="of:=[.E1]+64" office:value-type="float" office:value="192" calcext:value-type="float">
            <text:p>192</text:p>
          </table:table-cell>
          <table:table-cell table:style-name="Default" table:formula="of:=[.F1]+64" office:value-type="float" office:value="256" calcext:value-type="float">
            <text:p>256</text:p>
          </table:table-cell>
          <table:table-cell table:style-name="Default" table:formula="of:=[.G1]+64" office:value-type="float" office:value="320" calcext:value-type="float">
            <text:p>320</text:p>
          </table:table-cell>
          <table:table-cell table:style-name="Default" table:formula="of:=[.H1]+64" office:value-type="float" office:value="384" calcext:value-type="float">
            <text:p>384</text:p>
          </table:table-cell>
          <table:table-cell table:style-name="Default" table:formula="of:=[.I1]+64" office:value-type="float" office:value="448" calcext:value-type="float">
            <text:p>44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&quot;&amp;&quot;&amp;DEC2HEX([.$B2]+[.C$1];4)&amp;&quot;,&quot;" office:value-type="string" office:string-value="&amp;0000," calcext:value-type="string">
            <text:p>&amp;0000,</text:p>
          </table:table-cell>
          <table:table-cell table:formula="of:=&quot;&amp;&quot;&amp;DEC2HEX([.$B2]+[.D$1];4)&amp;&quot;,&quot;" office:value-type="string" office:string-value="&amp;0040," calcext:value-type="string">
            <text:p>&amp;0040,</text:p>
          </table:table-cell>
          <table:table-cell table:formula="of:=&quot;&amp;&quot;&amp;DEC2HEX([.$B2]+[.E$1];4)&amp;&quot;,&quot;" office:value-type="string" office:string-value="&amp;0080," calcext:value-type="string">
            <text:p>&amp;0080,</text:p>
          </table:table-cell>
          <table:table-cell table:formula="of:=&quot;&amp;&quot;&amp;DEC2HEX([.$B2]+[.F$1];4)&amp;&quot;,&quot;" office:value-type="string" office:string-value="&amp;00C0," calcext:value-type="string">
            <text:p>&amp;00C0,</text:p>
          </table:table-cell>
          <table:table-cell table:formula="of:=&quot;&amp;&quot;&amp;DEC2HEX([.$B2]+[.G$1];4)&amp;&quot;,&quot;" office:value-type="string" office:string-value="&amp;0100," calcext:value-type="string">
            <text:p>&amp;0100,</text:p>
          </table:table-cell>
          <table:table-cell table:formula="of:=&quot;&amp;&quot;&amp;DEC2HEX([.$B2]+[.H$1];4)&amp;&quot;,&quot;" office:value-type="string" office:string-value="&amp;0140," calcext:value-type="string">
            <text:p>&amp;0140,</text:p>
          </table:table-cell>
          <table:table-cell table:formula="of:=&quot;&amp;&quot;&amp;DEC2HEX([.$B2]+[.I$1];4)&amp;&quot;,&quot;" office:value-type="string" office:string-value="&amp;0180," calcext:value-type="string">
            <text:p>&amp;0180,</text:p>
          </table:table-cell>
          <table:table-cell table:formula="of:=&quot;&amp;&quot;&amp;DEC2HEX([.$B2]+[.J$1];4)&amp;&quot;,&quot;" office:value-type="string" office:string-value="&amp;01C0," calcext:value-type="string">
            <text:p>&amp;01C0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+512" office:value-type="float" office:value="512" calcext:value-type="float">
            <text:p>512</text:p>
          </table:table-cell>
          <table:table-cell table:formula="of:=&quot;&amp;&quot;&amp;DEC2HEX([.$B3]+[.C$1];4)&amp;&quot;,&quot;" office:value-type="string" office:string-value="&amp;0200," calcext:value-type="string">
            <text:p>&amp;0200,</text:p>
          </table:table-cell>
          <table:table-cell table:formula="of:=&quot;&amp;&quot;&amp;DEC2HEX([.$B3]+[.D$1];4)&amp;&quot;,&quot;" office:value-type="string" office:string-value="&amp;0240," calcext:value-type="string">
            <text:p>&amp;0240,</text:p>
          </table:table-cell>
          <table:table-cell table:formula="of:=&quot;&amp;&quot;&amp;DEC2HEX([.$B3]+[.E$1];4)&amp;&quot;,&quot;" office:value-type="string" office:string-value="&amp;0280," calcext:value-type="string">
            <text:p>&amp;0280,</text:p>
          </table:table-cell>
          <table:table-cell table:formula="of:=&quot;&amp;&quot;&amp;DEC2HEX([.$B3]+[.F$1];4)&amp;&quot;,&quot;" office:value-type="string" office:string-value="&amp;02C0," calcext:value-type="string">
            <text:p>&amp;02C0,</text:p>
          </table:table-cell>
          <table:table-cell table:formula="of:=&quot;&amp;&quot;&amp;DEC2HEX([.$B3]+[.G$1];4)&amp;&quot;,&quot;" office:value-type="string" office:string-value="&amp;0300," calcext:value-type="string">
            <text:p>&amp;0300,</text:p>
          </table:table-cell>
          <table:table-cell table:formula="of:=&quot;&amp;&quot;&amp;DEC2HEX([.$B3]+[.H$1];4)&amp;&quot;,&quot;" office:value-type="string" office:string-value="&amp;0340," calcext:value-type="string">
            <text:p>&amp;0340,</text:p>
          </table:table-cell>
          <table:table-cell table:formula="of:=&quot;&amp;&quot;&amp;DEC2HEX([.$B3]+[.I$1];4)&amp;&quot;,&quot;" office:value-type="string" office:string-value="&amp;0380," calcext:value-type="string">
            <text:p>&amp;0380,</text:p>
          </table:table-cell>
          <table:table-cell table:formula="of:=&quot;&amp;&quot;&amp;DEC2HEX([.$B3]+[.J$1];4)&amp;&quot;,&quot;" office:value-type="string" office:string-value="&amp;03C0," calcext:value-type="string">
            <text:p>&amp;03C0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+512" office:value-type="float" office:value="1024" calcext:value-type="float">
            <text:p>1024</text:p>
          </table:table-cell>
          <table:table-cell table:formula="of:=&quot;&amp;&quot;&amp;DEC2HEX([.$B4]+[.C$1];4)&amp;&quot;,&quot;" office:value-type="string" office:string-value="&amp;0400," calcext:value-type="string">
            <text:p>&amp;0400,</text:p>
          </table:table-cell>
          <table:table-cell table:formula="of:=&quot;&amp;&quot;&amp;DEC2HEX([.$B4]+[.D$1];4)&amp;&quot;,&quot;" office:value-type="string" office:string-value="&amp;0440," calcext:value-type="string">
            <text:p>&amp;0440,</text:p>
          </table:table-cell>
          <table:table-cell table:formula="of:=&quot;&amp;&quot;&amp;DEC2HEX([.$B4]+[.E$1];4)&amp;&quot;,&quot;" office:value-type="string" office:string-value="&amp;0480," calcext:value-type="string">
            <text:p>&amp;0480,</text:p>
          </table:table-cell>
          <table:table-cell table:formula="of:=&quot;&amp;&quot;&amp;DEC2HEX([.$B4]+[.F$1];4)&amp;&quot;,&quot;" office:value-type="string" office:string-value="&amp;04C0," calcext:value-type="string">
            <text:p>&amp;04C0,</text:p>
          </table:table-cell>
          <table:table-cell table:formula="of:=&quot;&amp;&quot;&amp;DEC2HEX([.$B4]+[.G$1];4)&amp;&quot;,&quot;" office:value-type="string" office:string-value="&amp;0500," calcext:value-type="string">
            <text:p>&amp;0500,</text:p>
          </table:table-cell>
          <table:table-cell table:formula="of:=&quot;&amp;&quot;&amp;DEC2HEX([.$B4]+[.H$1];4)&amp;&quot;,&quot;" office:value-type="string" office:string-value="&amp;0540," calcext:value-type="string">
            <text:p>&amp;0540,</text:p>
          </table:table-cell>
          <table:table-cell table:formula="of:=&quot;&amp;&quot;&amp;DEC2HEX([.$B4]+[.I$1];4)&amp;&quot;,&quot;" office:value-type="string" office:string-value="&amp;0580," calcext:value-type="string">
            <text:p>&amp;0580,</text:p>
          </table:table-cell>
          <table:table-cell table:formula="of:=&quot;&amp;&quot;&amp;DEC2HEX([.$B4]+[.J$1];4)&amp;&quot;,&quot;" office:value-type="string" office:string-value="&amp;05C0," calcext:value-type="string">
            <text:p>&amp;05C0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+512" office:value-type="float" office:value="1536" calcext:value-type="float">
            <text:p>1536</text:p>
          </table:table-cell>
          <table:table-cell table:formula="of:=&quot;&amp;&quot;&amp;DEC2HEX([.$B5]+[.C$1];4)&amp;&quot;,&quot;" office:value-type="string" office:string-value="&amp;0600," calcext:value-type="string">
            <text:p>&amp;0600,</text:p>
          </table:table-cell>
          <table:table-cell table:formula="of:=&quot;&amp;&quot;&amp;DEC2HEX([.$B5]+[.D$1];4)&amp;&quot;,&quot;" office:value-type="string" office:string-value="&amp;0640," calcext:value-type="string">
            <text:p>&amp;0640,</text:p>
          </table:table-cell>
          <table:table-cell table:formula="of:=&quot;&amp;&quot;&amp;DEC2HEX([.$B5]+[.E$1];4)&amp;&quot;,&quot;" office:value-type="string" office:string-value="&amp;0680," calcext:value-type="string">
            <text:p>&amp;0680,</text:p>
          </table:table-cell>
          <table:table-cell table:formula="of:=&quot;&amp;&quot;&amp;DEC2HEX([.$B5]+[.F$1];4)&amp;&quot;,&quot;" office:value-type="string" office:string-value="&amp;06C0," calcext:value-type="string">
            <text:p>&amp;06C0,</text:p>
          </table:table-cell>
          <table:table-cell table:formula="of:=&quot;&amp;&quot;&amp;DEC2HEX([.$B5]+[.G$1];4)&amp;&quot;,&quot;" office:value-type="string" office:string-value="&amp;0700," calcext:value-type="string">
            <text:p>&amp;0700,</text:p>
          </table:table-cell>
          <table:table-cell table:formula="of:=&quot;&amp;&quot;&amp;DEC2HEX([.$B5]+[.H$1];4)&amp;&quot;,&quot;" office:value-type="string" office:string-value="&amp;0740," calcext:value-type="string">
            <text:p>&amp;0740,</text:p>
          </table:table-cell>
          <table:table-cell table:formula="of:=&quot;&amp;&quot;&amp;DEC2HEX([.$B5]+[.I$1];4)&amp;&quot;,&quot;" office:value-type="string" office:string-value="&amp;0780," calcext:value-type="string">
            <text:p>&amp;0780,</text:p>
          </table:table-cell>
          <table:table-cell table:formula="of:=&quot;&amp;&quot;&amp;DEC2HEX([.$B5]+[.J$1];4)&amp;&quot;,&quot;" office:value-type="string" office:string-value="&amp;07C0," calcext:value-type="string">
            <text:p>&amp;07C0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+512" office:value-type="float" office:value="2048" calcext:value-type="float">
            <text:p>2048</text:p>
          </table:table-cell>
          <table:table-cell table:formula="of:=&quot;&amp;&quot;&amp;DEC2HEX([.$B6]+[.C$1];4)&amp;&quot;,&quot;" office:value-type="string" office:string-value="&amp;0800," calcext:value-type="string">
            <text:p>&amp;0800,</text:p>
          </table:table-cell>
          <table:table-cell table:formula="of:=&quot;&amp;&quot;&amp;DEC2HEX([.$B6]+[.D$1];4)&amp;&quot;,&quot;" office:value-type="string" office:string-value="&amp;0840," calcext:value-type="string">
            <text:p>&amp;0840,</text:p>
          </table:table-cell>
          <table:table-cell table:formula="of:=&quot;&amp;&quot;&amp;DEC2HEX([.$B6]+[.E$1];4)&amp;&quot;,&quot;" office:value-type="string" office:string-value="&amp;0880," calcext:value-type="string">
            <text:p>&amp;0880,</text:p>
          </table:table-cell>
          <table:table-cell table:formula="of:=&quot;&amp;&quot;&amp;DEC2HEX([.$B6]+[.F$1];4)&amp;&quot;,&quot;" office:value-type="string" office:string-value="&amp;08C0," calcext:value-type="string">
            <text:p>&amp;08C0,</text:p>
          </table:table-cell>
          <table:table-cell table:formula="of:=&quot;&amp;&quot;&amp;DEC2HEX([.$B6]+[.G$1];4)&amp;&quot;,&quot;" office:value-type="string" office:string-value="&amp;0900," calcext:value-type="string">
            <text:p>&amp;0900,</text:p>
          </table:table-cell>
          <table:table-cell table:formula="of:=&quot;&amp;&quot;&amp;DEC2HEX([.$B6]+[.H$1];4)&amp;&quot;,&quot;" office:value-type="string" office:string-value="&amp;0940," calcext:value-type="string">
            <text:p>&amp;0940,</text:p>
          </table:table-cell>
          <table:table-cell table:formula="of:=&quot;&amp;&quot;&amp;DEC2HEX([.$B6]+[.I$1];4)&amp;&quot;,&quot;" office:value-type="string" office:string-value="&amp;0980," calcext:value-type="string">
            <text:p>&amp;0980,</text:p>
          </table:table-cell>
          <table:table-cell table:formula="of:=&quot;&amp;&quot;&amp;DEC2HEX([.$B6]+[.J$1];4)&amp;&quot;,&quot;" office:value-type="string" office:string-value="&amp;09C0," calcext:value-type="string">
            <text:p>&amp;09C0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+512" office:value-type="float" office:value="2560" calcext:value-type="float">
            <text:p>2560</text:p>
          </table:table-cell>
          <table:table-cell table:formula="of:=&quot;&amp;&quot;&amp;DEC2HEX([.$B7]+[.C$1];4)&amp;&quot;,&quot;" office:value-type="string" office:string-value="&amp;0A00," calcext:value-type="string">
            <text:p>&amp;0A00,</text:p>
          </table:table-cell>
          <table:table-cell table:formula="of:=&quot;&amp;&quot;&amp;DEC2HEX([.$B7]+[.D$1];4)&amp;&quot;,&quot;" office:value-type="string" office:string-value="&amp;0A40," calcext:value-type="string">
            <text:p>&amp;0A40,</text:p>
          </table:table-cell>
          <table:table-cell table:formula="of:=&quot;&amp;&quot;&amp;DEC2HEX([.$B7]+[.E$1];4)&amp;&quot;,&quot;" office:value-type="string" office:string-value="&amp;0A80," calcext:value-type="string">
            <text:p>&amp;0A80,</text:p>
          </table:table-cell>
          <table:table-cell table:formula="of:=&quot;&amp;&quot;&amp;DEC2HEX([.$B7]+[.F$1];4)&amp;&quot;,&quot;" office:value-type="string" office:string-value="&amp;0AC0," calcext:value-type="string">
            <text:p>&amp;0AC0,</text:p>
          </table:table-cell>
          <table:table-cell table:formula="of:=&quot;&amp;&quot;&amp;DEC2HEX([.$B7]+[.G$1];4)&amp;&quot;,&quot;" office:value-type="string" office:string-value="&amp;0B00," calcext:value-type="string">
            <text:p>&amp;0B00,</text:p>
          </table:table-cell>
          <table:table-cell table:formula="of:=&quot;&amp;&quot;&amp;DEC2HEX([.$B7]+[.H$1];4)&amp;&quot;,&quot;" office:value-type="string" office:string-value="&amp;0B40," calcext:value-type="string">
            <text:p>&amp;0B40,</text:p>
          </table:table-cell>
          <table:table-cell table:formula="of:=&quot;&amp;&quot;&amp;DEC2HEX([.$B7]+[.I$1];4)&amp;&quot;,&quot;" office:value-type="string" office:string-value="&amp;0B80," calcext:value-type="string">
            <text:p>&amp;0B80,</text:p>
          </table:table-cell>
          <table:table-cell table:formula="of:=&quot;&amp;&quot;&amp;DEC2HEX([.$B7]+[.J$1];4)&amp;&quot;,&quot;" office:value-type="string" office:string-value="&amp;0BC0," calcext:value-type="string">
            <text:p>&amp;0BC0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+512" office:value-type="float" office:value="3072" calcext:value-type="float">
            <text:p>3072</text:p>
          </table:table-cell>
          <table:table-cell table:formula="of:=&quot;&amp;&quot;&amp;DEC2HEX([.$B8]+[.C$1];4)&amp;&quot;,&quot;" office:value-type="string" office:string-value="&amp;0C00," calcext:value-type="string">
            <text:p>&amp;0C00,</text:p>
          </table:table-cell>
          <table:table-cell table:formula="of:=&quot;&amp;&quot;&amp;DEC2HEX([.$B8]+[.D$1];4)&amp;&quot;,&quot;" office:value-type="string" office:string-value="&amp;0C40," calcext:value-type="string">
            <text:p>&amp;0C40,</text:p>
          </table:table-cell>
          <table:table-cell table:formula="of:=&quot;&amp;&quot;&amp;DEC2HEX([.$B8]+[.E$1];4)&amp;&quot;,&quot;" office:value-type="string" office:string-value="&amp;0C80," calcext:value-type="string">
            <text:p>&amp;0C80,</text:p>
          </table:table-cell>
          <table:table-cell table:formula="of:=&quot;&amp;&quot;&amp;DEC2HEX([.$B8]+[.F$1];4)&amp;&quot;,&quot;" office:value-type="string" office:string-value="&amp;0CC0," calcext:value-type="string">
            <text:p>&amp;0CC0,</text:p>
          </table:table-cell>
          <table:table-cell table:formula="of:=&quot;&amp;&quot;&amp;DEC2HEX([.$B8]+[.G$1];4)&amp;&quot;,&quot;" office:value-type="string" office:string-value="&amp;0D00," calcext:value-type="string">
            <text:p>&amp;0D00,</text:p>
          </table:table-cell>
          <table:table-cell table:formula="of:=&quot;&amp;&quot;&amp;DEC2HEX([.$B8]+[.H$1];4)&amp;&quot;,&quot;" office:value-type="string" office:string-value="&amp;0D40," calcext:value-type="string">
            <text:p>&amp;0D40,</text:p>
          </table:table-cell>
          <table:table-cell table:formula="of:=&quot;&amp;&quot;&amp;DEC2HEX([.$B8]+[.I$1];4)&amp;&quot;,&quot;" office:value-type="string" office:string-value="&amp;0D80," calcext:value-type="string">
            <text:p>&amp;0D80,</text:p>
          </table:table-cell>
          <table:table-cell table:formula="of:=&quot;&amp;&quot;&amp;DEC2HEX([.$B8]+[.J$1];4)&amp;&quot;,&quot;" office:value-type="string" office:string-value="&amp;0DC0," calcext:value-type="string">
            <text:p>&amp;0DC0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+512" office:value-type="float" office:value="3584" calcext:value-type="float">
            <text:p>3584</text:p>
          </table:table-cell>
          <table:table-cell table:formula="of:=&quot;&amp;&quot;&amp;DEC2HEX([.$B9]+[.C$1];4)&amp;&quot;,&quot;" office:value-type="string" office:string-value="&amp;0E00," calcext:value-type="string">
            <text:p>&amp;0E00,</text:p>
          </table:table-cell>
          <table:table-cell table:formula="of:=&quot;&amp;&quot;&amp;DEC2HEX([.$B9]+[.D$1];4)&amp;&quot;,&quot;" office:value-type="string" office:string-value="&amp;0E40," calcext:value-type="string">
            <text:p>&amp;0E40,</text:p>
          </table:table-cell>
          <table:table-cell table:formula="of:=&quot;&amp;&quot;&amp;DEC2HEX([.$B9]+[.E$1];4)&amp;&quot;,&quot;" office:value-type="string" office:string-value="&amp;0E80," calcext:value-type="string">
            <text:p>&amp;0E80,</text:p>
          </table:table-cell>
          <table:table-cell table:formula="of:=&quot;&amp;&quot;&amp;DEC2HEX([.$B9]+[.F$1];4)&amp;&quot;,&quot;" office:value-type="string" office:string-value="&amp;0EC0," calcext:value-type="string">
            <text:p>&amp;0EC0,</text:p>
          </table:table-cell>
          <table:table-cell table:formula="of:=&quot;&amp;&quot;&amp;DEC2HEX([.$B9]+[.G$1];4)&amp;&quot;,&quot;" office:value-type="string" office:string-value="&amp;0F00," calcext:value-type="string">
            <text:p>&amp;0F00,</text:p>
          </table:table-cell>
          <table:table-cell table:formula="of:=&quot;&amp;&quot;&amp;DEC2HEX([.$B9]+[.H$1];4)&amp;&quot;,&quot;" office:value-type="string" office:string-value="&amp;0F40," calcext:value-type="string">
            <text:p>&amp;0F40,</text:p>
          </table:table-cell>
          <table:table-cell table:formula="of:=&quot;&amp;&quot;&amp;DEC2HEX([.$B9]+[.I$1];4)&amp;&quot;,&quot;" office:value-type="string" office:string-value="&amp;0F80," calcext:value-type="string">
            <text:p>&amp;0F80,</text:p>
          </table:table-cell>
          <table:table-cell table:formula="of:=&quot;&amp;&quot;&amp;DEC2HEX([.$B9]+[.J$1];4)&amp;&quot;,&quot;" office:value-type="string" office:string-value="&amp;0FC0," calcext:value-type="string">
            <text:p>&amp;0FC0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+512" office:value-type="float" office:value="4096" calcext:value-type="float">
            <text:p>4096</text:p>
          </table:table-cell>
          <table:table-cell table:formula="of:=&quot;&amp;&quot;&amp;DEC2HEX([.$B10]+[.C$1];4)&amp;&quot;,&quot;" office:value-type="string" office:string-value="&amp;1000," calcext:value-type="string">
            <text:p>&amp;1000,</text:p>
          </table:table-cell>
          <table:table-cell table:formula="of:=&quot;&amp;&quot;&amp;DEC2HEX([.$B10]+[.D$1];4)&amp;&quot;,&quot;" office:value-type="string" office:string-value="&amp;1040," calcext:value-type="string">
            <text:p>&amp;1040,</text:p>
          </table:table-cell>
          <table:table-cell table:formula="of:=&quot;&amp;&quot;&amp;DEC2HEX([.$B10]+[.E$1];4)&amp;&quot;,&quot;" office:value-type="string" office:string-value="&amp;1080," calcext:value-type="string">
            <text:p>&amp;1080,</text:p>
          </table:table-cell>
          <table:table-cell table:formula="of:=&quot;&amp;&quot;&amp;DEC2HEX([.$B10]+[.F$1];4)&amp;&quot;,&quot;" office:value-type="string" office:string-value="&amp;10C0," calcext:value-type="string">
            <text:p>&amp;10C0,</text:p>
          </table:table-cell>
          <table:table-cell table:formula="of:=&quot;&amp;&quot;&amp;DEC2HEX([.$B10]+[.G$1];4)&amp;&quot;,&quot;" office:value-type="string" office:string-value="&amp;1100," calcext:value-type="string">
            <text:p>&amp;1100,</text:p>
          </table:table-cell>
          <table:table-cell table:formula="of:=&quot;&amp;&quot;&amp;DEC2HEX([.$B10]+[.H$1];4)&amp;&quot;,&quot;" office:value-type="string" office:string-value="&amp;1140," calcext:value-type="string">
            <text:p>&amp;1140,</text:p>
          </table:table-cell>
          <table:table-cell table:formula="of:=&quot;&amp;&quot;&amp;DEC2HEX([.$B10]+[.I$1];4)&amp;&quot;,&quot;" office:value-type="string" office:string-value="&amp;1180," calcext:value-type="string">
            <text:p>&amp;1180,</text:p>
          </table:table-cell>
          <table:table-cell table:formula="of:=&quot;&amp;&quot;&amp;DEC2HEX([.$B10]+[.J$1];4)&amp;&quot;,&quot;" office:value-type="string" office:string-value="&amp;11C0," calcext:value-type="string">
            <text:p>&amp;11C0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+512" office:value-type="float" office:value="4608" calcext:value-type="float">
            <text:p>4608</text:p>
          </table:table-cell>
          <table:table-cell table:formula="of:=&quot;&amp;&quot;&amp;DEC2HEX([.$B11]+[.C$1];4)&amp;&quot;,&quot;" office:value-type="string" office:string-value="&amp;1200," calcext:value-type="string">
            <text:p>&amp;1200,</text:p>
          </table:table-cell>
          <table:table-cell table:formula="of:=&quot;&amp;&quot;&amp;DEC2HEX([.$B11]+[.D$1];4)&amp;&quot;,&quot;" office:value-type="string" office:string-value="&amp;1240," calcext:value-type="string">
            <text:p>&amp;1240,</text:p>
          </table:table-cell>
          <table:table-cell table:formula="of:=&quot;&amp;&quot;&amp;DEC2HEX([.$B11]+[.E$1];4)&amp;&quot;,&quot;" office:value-type="string" office:string-value="&amp;1280," calcext:value-type="string">
            <text:p>&amp;1280,</text:p>
          </table:table-cell>
          <table:table-cell table:formula="of:=&quot;&amp;&quot;&amp;DEC2HEX([.$B11]+[.F$1];4)&amp;&quot;,&quot;" office:value-type="string" office:string-value="&amp;12C0," calcext:value-type="string">
            <text:p>&amp;12C0,</text:p>
          </table:table-cell>
          <table:table-cell table:formula="of:=&quot;&amp;&quot;&amp;DEC2HEX([.$B11]+[.G$1];4)&amp;&quot;,&quot;" office:value-type="string" office:string-value="&amp;1300," calcext:value-type="string">
            <text:p>&amp;1300,</text:p>
          </table:table-cell>
          <table:table-cell table:formula="of:=&quot;&amp;&quot;&amp;DEC2HEX([.$B11]+[.H$1];4)&amp;&quot;,&quot;" office:value-type="string" office:string-value="&amp;1340," calcext:value-type="string">
            <text:p>&amp;1340,</text:p>
          </table:table-cell>
          <table:table-cell table:formula="of:=&quot;&amp;&quot;&amp;DEC2HEX([.$B11]+[.I$1];4)&amp;&quot;,&quot;" office:value-type="string" office:string-value="&amp;1380," calcext:value-type="string">
            <text:p>&amp;1380,</text:p>
          </table:table-cell>
          <table:table-cell table:formula="of:=&quot;&amp;&quot;&amp;DEC2HEX([.$B11]+[.J$1];4)&amp;&quot;,&quot;" office:value-type="string" office:string-value="&amp;13C0," calcext:value-type="string">
            <text:p>&amp;13C0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+512" office:value-type="float" office:value="5120" calcext:value-type="float">
            <text:p>5120</text:p>
          </table:table-cell>
          <table:table-cell table:formula="of:=&quot;&amp;&quot;&amp;DEC2HEX([.$B12]+[.C$1];4)&amp;&quot;,&quot;" office:value-type="string" office:string-value="&amp;1400," calcext:value-type="string">
            <text:p>&amp;1400,</text:p>
          </table:table-cell>
          <table:table-cell table:formula="of:=&quot;&amp;&quot;&amp;DEC2HEX([.$B12]+[.D$1];4)&amp;&quot;,&quot;" office:value-type="string" office:string-value="&amp;1440," calcext:value-type="string">
            <text:p>&amp;1440,</text:p>
          </table:table-cell>
          <table:table-cell table:formula="of:=&quot;&amp;&quot;&amp;DEC2HEX([.$B12]+[.E$1];4)&amp;&quot;,&quot;" office:value-type="string" office:string-value="&amp;1480," calcext:value-type="string">
            <text:p>&amp;1480,</text:p>
          </table:table-cell>
          <table:table-cell table:formula="of:=&quot;&amp;&quot;&amp;DEC2HEX([.$B12]+[.F$1];4)&amp;&quot;,&quot;" office:value-type="string" office:string-value="&amp;14C0," calcext:value-type="string">
            <text:p>&amp;14C0,</text:p>
          </table:table-cell>
          <table:table-cell table:formula="of:=&quot;&amp;&quot;&amp;DEC2HEX([.$B12]+[.G$1];4)&amp;&quot;,&quot;" office:value-type="string" office:string-value="&amp;1500," calcext:value-type="string">
            <text:p>&amp;1500,</text:p>
          </table:table-cell>
          <table:table-cell table:formula="of:=&quot;&amp;&quot;&amp;DEC2HEX([.$B12]+[.H$1];4)&amp;&quot;,&quot;" office:value-type="string" office:string-value="&amp;1540," calcext:value-type="string">
            <text:p>&amp;1540,</text:p>
          </table:table-cell>
          <table:table-cell table:formula="of:=&quot;&amp;&quot;&amp;DEC2HEX([.$B12]+[.I$1];4)&amp;&quot;,&quot;" office:value-type="string" office:string-value="&amp;1580," calcext:value-type="string">
            <text:p>&amp;1580,</text:p>
          </table:table-cell>
          <table:table-cell table:formula="of:=&quot;&amp;&quot;&amp;DEC2HEX([.$B12]+[.J$1];4)&amp;&quot;,&quot;" office:value-type="string" office:string-value="&amp;15C0," calcext:value-type="string">
            <text:p>&amp;15C0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+512" office:value-type="float" office:value="5632" calcext:value-type="float">
            <text:p>5632</text:p>
          </table:table-cell>
          <table:table-cell table:formula="of:=&quot;&amp;&quot;&amp;DEC2HEX([.$B13]+[.C$1];4)&amp;&quot;,&quot;" office:value-type="string" office:string-value="&amp;1600," calcext:value-type="string">
            <text:p>&amp;1600,</text:p>
          </table:table-cell>
          <table:table-cell table:formula="of:=&quot;&amp;&quot;&amp;DEC2HEX([.$B13]+[.D$1];4)&amp;&quot;,&quot;" office:value-type="string" office:string-value="&amp;1640," calcext:value-type="string">
            <text:p>&amp;1640,</text:p>
          </table:table-cell>
          <table:table-cell table:formula="of:=&quot;&amp;&quot;&amp;DEC2HEX([.$B13]+[.E$1];4)&amp;&quot;,&quot;" office:value-type="string" office:string-value="&amp;1680," calcext:value-type="string">
            <text:p>&amp;1680,</text:p>
          </table:table-cell>
          <table:table-cell table:formula="of:=&quot;&amp;&quot;&amp;DEC2HEX([.$B13]+[.F$1];4)&amp;&quot;,&quot;" office:value-type="string" office:string-value="&amp;16C0," calcext:value-type="string">
            <text:p>&amp;16C0,</text:p>
          </table:table-cell>
          <table:table-cell table:formula="of:=&quot;&amp;&quot;&amp;DEC2HEX([.$B13]+[.G$1];4)&amp;&quot;,&quot;" office:value-type="string" office:string-value="&amp;1700," calcext:value-type="string">
            <text:p>&amp;1700,</text:p>
          </table:table-cell>
          <table:table-cell table:formula="of:=&quot;&amp;&quot;&amp;DEC2HEX([.$B13]+[.H$1];4)&amp;&quot;,&quot;" office:value-type="string" office:string-value="&amp;1740," calcext:value-type="string">
            <text:p>&amp;1740,</text:p>
          </table:table-cell>
          <table:table-cell table:formula="of:=&quot;&amp;&quot;&amp;DEC2HEX([.$B13]+[.I$1];4)&amp;&quot;,&quot;" office:value-type="string" office:string-value="&amp;1780," calcext:value-type="string">
            <text:p>&amp;1780,</text:p>
          </table:table-cell>
          <table:table-cell table:formula="of:=&quot;&amp;&quot;&amp;DEC2HEX([.$B13]+[.J$1];4)&amp;&quot;,&quot;" office:value-type="string" office:string-value="&amp;17C0," calcext:value-type="string">
            <text:p>&amp;17C0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+512" office:value-type="float" office:value="6144" calcext:value-type="float">
            <text:p>6144</text:p>
          </table:table-cell>
          <table:table-cell table:formula="of:=&quot;&amp;&quot;&amp;DEC2HEX([.$B14]+[.C$1];4)&amp;&quot;,&quot;" office:value-type="string" office:string-value="&amp;1800," calcext:value-type="string">
            <text:p>&amp;1800,</text:p>
          </table:table-cell>
          <table:table-cell table:formula="of:=&quot;&amp;&quot;&amp;DEC2HEX([.$B14]+[.D$1];4)&amp;&quot;,&quot;" office:value-type="string" office:string-value="&amp;1840," calcext:value-type="string">
            <text:p>&amp;1840,</text:p>
          </table:table-cell>
          <table:table-cell table:formula="of:=&quot;&amp;&quot;&amp;DEC2HEX([.$B14]+[.E$1];4)&amp;&quot;,&quot;" office:value-type="string" office:string-value="&amp;1880," calcext:value-type="string">
            <text:p>&amp;1880,</text:p>
          </table:table-cell>
          <table:table-cell table:formula="of:=&quot;&amp;&quot;&amp;DEC2HEX([.$B14]+[.F$1];4)&amp;&quot;,&quot;" office:value-type="string" office:string-value="&amp;18C0," calcext:value-type="string">
            <text:p>&amp;18C0,</text:p>
          </table:table-cell>
          <table:table-cell table:formula="of:=&quot;&amp;&quot;&amp;DEC2HEX([.$B14]+[.G$1];4)&amp;&quot;,&quot;" office:value-type="string" office:string-value="&amp;1900," calcext:value-type="string">
            <text:p>&amp;1900,</text:p>
          </table:table-cell>
          <table:table-cell table:formula="of:=&quot;&amp;&quot;&amp;DEC2HEX([.$B14]+[.H$1];4)&amp;&quot;,&quot;" office:value-type="string" office:string-value="&amp;1940," calcext:value-type="string">
            <text:p>&amp;1940,</text:p>
          </table:table-cell>
          <table:table-cell table:formula="of:=&quot;&amp;&quot;&amp;DEC2HEX([.$B14]+[.I$1];4)&amp;&quot;,&quot;" office:value-type="string" office:string-value="&amp;1980," calcext:value-type="string">
            <text:p>&amp;1980,</text:p>
          </table:table-cell>
          <table:table-cell table:formula="of:=&quot;&amp;&quot;&amp;DEC2HEX([.$B14]+[.J$1];4)&amp;&quot;,&quot;" office:value-type="string" office:string-value="&amp;19C0," calcext:value-type="string">
            <text:p>&amp;19C0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+512" office:value-type="float" office:value="6656" calcext:value-type="float">
            <text:p>6656</text:p>
          </table:table-cell>
          <table:table-cell table:formula="of:=&quot;&amp;&quot;&amp;DEC2HEX([.$B15]+[.C$1];4)&amp;&quot;,&quot;" office:value-type="string" office:string-value="&amp;1A00," calcext:value-type="string">
            <text:p>&amp;1A00,</text:p>
          </table:table-cell>
          <table:table-cell table:formula="of:=&quot;&amp;&quot;&amp;DEC2HEX([.$B15]+[.D$1];4)&amp;&quot;,&quot;" office:value-type="string" office:string-value="&amp;1A40," calcext:value-type="string">
            <text:p>&amp;1A40,</text:p>
          </table:table-cell>
          <table:table-cell table:formula="of:=&quot;&amp;&quot;&amp;DEC2HEX([.$B15]+[.E$1];4)&amp;&quot;,&quot;" office:value-type="string" office:string-value="&amp;1A80," calcext:value-type="string">
            <text:p>&amp;1A80,</text:p>
          </table:table-cell>
          <table:table-cell table:formula="of:=&quot;&amp;&quot;&amp;DEC2HEX([.$B15]+[.F$1];4)&amp;&quot;,&quot;" office:value-type="string" office:string-value="&amp;1AC0," calcext:value-type="string">
            <text:p>&amp;1AC0,</text:p>
          </table:table-cell>
          <table:table-cell table:formula="of:=&quot;&amp;&quot;&amp;DEC2HEX([.$B15]+[.G$1];4)&amp;&quot;,&quot;" office:value-type="string" office:string-value="&amp;1B00," calcext:value-type="string">
            <text:p>&amp;1B00,</text:p>
          </table:table-cell>
          <table:table-cell table:formula="of:=&quot;&amp;&quot;&amp;DEC2HEX([.$B15]+[.H$1];4)&amp;&quot;,&quot;" office:value-type="string" office:string-value="&amp;1B40," calcext:value-type="string">
            <text:p>&amp;1B40,</text:p>
          </table:table-cell>
          <table:table-cell table:formula="of:=&quot;&amp;&quot;&amp;DEC2HEX([.$B15]+[.I$1];4)&amp;&quot;,&quot;" office:value-type="string" office:string-value="&amp;1B80," calcext:value-type="string">
            <text:p>&amp;1B80,</text:p>
          </table:table-cell>
          <table:table-cell table:formula="of:=&quot;&amp;&quot;&amp;DEC2HEX([.$B15]+[.J$1];4)&amp;&quot;,&quot;" office:value-type="string" office:string-value="&amp;1BC0," calcext:value-type="string">
            <text:p>&amp;1BC0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+512" office:value-type="float" office:value="7168" calcext:value-type="float">
            <text:p>7168</text:p>
          </table:table-cell>
          <table:table-cell table:formula="of:=&quot;&amp;&quot;&amp;DEC2HEX([.$B16]+[.C$1];4)&amp;&quot;,&quot;" office:value-type="string" office:string-value="&amp;1C00," calcext:value-type="string">
            <text:p>&amp;1C00,</text:p>
          </table:table-cell>
          <table:table-cell table:formula="of:=&quot;&amp;&quot;&amp;DEC2HEX([.$B16]+[.D$1];4)&amp;&quot;,&quot;" office:value-type="string" office:string-value="&amp;1C40," calcext:value-type="string">
            <text:p>&amp;1C40,</text:p>
          </table:table-cell>
          <table:table-cell table:formula="of:=&quot;&amp;&quot;&amp;DEC2HEX([.$B16]+[.E$1];4)&amp;&quot;,&quot;" office:value-type="string" office:string-value="&amp;1C80," calcext:value-type="string">
            <text:p>&amp;1C80,</text:p>
          </table:table-cell>
          <table:table-cell table:formula="of:=&quot;&amp;&quot;&amp;DEC2HEX([.$B16]+[.F$1];4)&amp;&quot;,&quot;" office:value-type="string" office:string-value="&amp;1CC0," calcext:value-type="string">
            <text:p>&amp;1CC0,</text:p>
          </table:table-cell>
          <table:table-cell table:formula="of:=&quot;&amp;&quot;&amp;DEC2HEX([.$B16]+[.G$1];4)&amp;&quot;,&quot;" office:value-type="string" office:string-value="&amp;1D00," calcext:value-type="string">
            <text:p>&amp;1D00,</text:p>
          </table:table-cell>
          <table:table-cell table:formula="of:=&quot;&amp;&quot;&amp;DEC2HEX([.$B16]+[.H$1];4)&amp;&quot;,&quot;" office:value-type="string" office:string-value="&amp;1D40," calcext:value-type="string">
            <text:p>&amp;1D40,</text:p>
          </table:table-cell>
          <table:table-cell table:formula="of:=&quot;&amp;&quot;&amp;DEC2HEX([.$B16]+[.I$1];4)&amp;&quot;,&quot;" office:value-type="string" office:string-value="&amp;1D80," calcext:value-type="string">
            <text:p>&amp;1D80,</text:p>
          </table:table-cell>
          <table:table-cell table:formula="of:=&quot;&amp;&quot;&amp;DEC2HEX([.$B16]+[.J$1];4)&amp;&quot;,&quot;" office:value-type="string" office:string-value="&amp;1DC0," calcext:value-type="string">
            <text:p>&amp;1DC0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+512" office:value-type="float" office:value="7680" calcext:value-type="float">
            <text:p>7680</text:p>
          </table:table-cell>
          <table:table-cell table:formula="of:=&quot;&amp;&quot;&amp;DEC2HEX([.$B17]+[.C$1];4)&amp;&quot;,&quot;" office:value-type="string" office:string-value="&amp;1E00," calcext:value-type="string">
            <text:p>&amp;1E00,</text:p>
          </table:table-cell>
          <table:table-cell table:formula="of:=&quot;&amp;&quot;&amp;DEC2HEX([.$B17]+[.D$1];4)&amp;&quot;,&quot;" office:value-type="string" office:string-value="&amp;1E40," calcext:value-type="string">
            <text:p>&amp;1E40,</text:p>
          </table:table-cell>
          <table:table-cell table:formula="of:=&quot;&amp;&quot;&amp;DEC2HEX([.$B17]+[.E$1];4)&amp;&quot;,&quot;" office:value-type="string" office:string-value="&amp;1E80," calcext:value-type="string">
            <text:p>&amp;1E80,</text:p>
          </table:table-cell>
          <table:table-cell table:formula="of:=&quot;&amp;&quot;&amp;DEC2HEX([.$B17]+[.F$1];4)&amp;&quot;,&quot;" office:value-type="string" office:string-value="&amp;1EC0," calcext:value-type="string">
            <text:p>&amp;1EC0,</text:p>
          </table:table-cell>
          <table:table-cell table:formula="of:=&quot;&amp;&quot;&amp;DEC2HEX([.$B17]+[.G$1];4)&amp;&quot;,&quot;" office:value-type="string" office:string-value="&amp;1F00," calcext:value-type="string">
            <text:p>&amp;1F00,</text:p>
          </table:table-cell>
          <table:table-cell table:formula="of:=&quot;&amp;&quot;&amp;DEC2HEX([.$B17]+[.H$1];4)&amp;&quot;,&quot;" office:value-type="string" office:string-value="&amp;1F40," calcext:value-type="string">
            <text:p>&amp;1F40,</text:p>
          </table:table-cell>
          <table:table-cell table:formula="of:=&quot;&amp;&quot;&amp;DEC2HEX([.$B17]+[.I$1];4)&amp;&quot;,&quot;" office:value-type="string" office:string-value="&amp;1F80," calcext:value-type="string">
            <text:p>&amp;1F80,</text:p>
          </table:table-cell>
          <table:table-cell table:formula="of:=&quot;&amp;&quot;&amp;DEC2HEX([.$B17]+[.J$1];4)&amp;&quot;,&quot;" office:value-type="string" office:string-value="&amp;1FC0," calcext:value-type="string">
            <text:p>&amp;1FC0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+512" office:value-type="float" office:value="8192" calcext:value-type="float">
            <text:p>8192</text:p>
          </table:table-cell>
          <table:table-cell table:formula="of:=&quot;&amp;&quot;&amp;DEC2HEX([.$B18]+[.C$1];4)&amp;&quot;,&quot;" office:value-type="string" office:string-value="&amp;2000," calcext:value-type="string">
            <text:p>&amp;2000,</text:p>
          </table:table-cell>
          <table:table-cell table:formula="of:=&quot;&amp;&quot;&amp;DEC2HEX([.$B18]+[.D$1];4)&amp;&quot;,&quot;" office:value-type="string" office:string-value="&amp;2040," calcext:value-type="string">
            <text:p>&amp;2040,</text:p>
          </table:table-cell>
          <table:table-cell table:formula="of:=&quot;&amp;&quot;&amp;DEC2HEX([.$B18]+[.E$1];4)&amp;&quot;,&quot;" office:value-type="string" office:string-value="&amp;2080," calcext:value-type="string">
            <text:p>&amp;2080,</text:p>
          </table:table-cell>
          <table:table-cell table:formula="of:=&quot;&amp;&quot;&amp;DEC2HEX([.$B18]+[.F$1];4)&amp;&quot;,&quot;" office:value-type="string" office:string-value="&amp;20C0," calcext:value-type="string">
            <text:p>&amp;20C0,</text:p>
          </table:table-cell>
          <table:table-cell table:formula="of:=&quot;&amp;&quot;&amp;DEC2HEX([.$B18]+[.G$1];4)&amp;&quot;,&quot;" office:value-type="string" office:string-value="&amp;2100," calcext:value-type="string">
            <text:p>&amp;2100,</text:p>
          </table:table-cell>
          <table:table-cell table:formula="of:=&quot;&amp;&quot;&amp;DEC2HEX([.$B18]+[.H$1];4)&amp;&quot;,&quot;" office:value-type="string" office:string-value="&amp;2140," calcext:value-type="string">
            <text:p>&amp;2140,</text:p>
          </table:table-cell>
          <table:table-cell table:formula="of:=&quot;&amp;&quot;&amp;DEC2HEX([.$B18]+[.I$1];4)&amp;&quot;,&quot;" office:value-type="string" office:string-value="&amp;2180," calcext:value-type="string">
            <text:p>&amp;2180,</text:p>
          </table:table-cell>
          <table:table-cell table:formula="of:=&quot;&amp;&quot;&amp;DEC2HEX([.$B18]+[.J$1];4)&amp;&quot;,&quot;" office:value-type="string" office:string-value="&amp;21C0," calcext:value-type="string">
            <text:p>&amp;21C0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+512" office:value-type="float" office:value="8704" calcext:value-type="float">
            <text:p>8704</text:p>
          </table:table-cell>
          <table:table-cell table:formula="of:=&quot;&amp;&quot;&amp;DEC2HEX([.$B19]+[.C$1];4)&amp;&quot;,&quot;" office:value-type="string" office:string-value="&amp;2200," calcext:value-type="string">
            <text:p>&amp;2200,</text:p>
          </table:table-cell>
          <table:table-cell table:formula="of:=&quot;&amp;&quot;&amp;DEC2HEX([.$B19]+[.D$1];4)&amp;&quot;,&quot;" office:value-type="string" office:string-value="&amp;2240," calcext:value-type="string">
            <text:p>&amp;2240,</text:p>
          </table:table-cell>
          <table:table-cell table:formula="of:=&quot;&amp;&quot;&amp;DEC2HEX([.$B19]+[.E$1];4)&amp;&quot;,&quot;" office:value-type="string" office:string-value="&amp;2280," calcext:value-type="string">
            <text:p>&amp;2280,</text:p>
          </table:table-cell>
          <table:table-cell table:formula="of:=&quot;&amp;&quot;&amp;DEC2HEX([.$B19]+[.F$1];4)&amp;&quot;,&quot;" office:value-type="string" office:string-value="&amp;22C0," calcext:value-type="string">
            <text:p>&amp;22C0,</text:p>
          </table:table-cell>
          <table:table-cell table:formula="of:=&quot;&amp;&quot;&amp;DEC2HEX([.$B19]+[.G$1];4)&amp;&quot;,&quot;" office:value-type="string" office:string-value="&amp;2300," calcext:value-type="string">
            <text:p>&amp;2300,</text:p>
          </table:table-cell>
          <table:table-cell table:formula="of:=&quot;&amp;&quot;&amp;DEC2HEX([.$B19]+[.H$1];4)&amp;&quot;,&quot;" office:value-type="string" office:string-value="&amp;2340," calcext:value-type="string">
            <text:p>&amp;2340,</text:p>
          </table:table-cell>
          <table:table-cell table:formula="of:=&quot;&amp;&quot;&amp;DEC2HEX([.$B19]+[.I$1];4)&amp;&quot;,&quot;" office:value-type="string" office:string-value="&amp;2380," calcext:value-type="string">
            <text:p>&amp;2380,</text:p>
          </table:table-cell>
          <table:table-cell table:formula="of:=&quot;&amp;&quot;&amp;DEC2HEX([.$B19]+[.J$1];4)&amp;&quot;,&quot;" office:value-type="string" office:string-value="&amp;23C0," calcext:value-type="string">
            <text:p>&amp;23C0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+512" office:value-type="float" office:value="9216" calcext:value-type="float">
            <text:p>9216</text:p>
          </table:table-cell>
          <table:table-cell table:formula="of:=&quot;&amp;&quot;&amp;DEC2HEX([.$B20]+[.C$1];4)&amp;&quot;,&quot;" office:value-type="string" office:string-value="&amp;2400," calcext:value-type="string">
            <text:p>&amp;2400,</text:p>
          </table:table-cell>
          <table:table-cell table:formula="of:=&quot;&amp;&quot;&amp;DEC2HEX([.$B20]+[.D$1];4)&amp;&quot;,&quot;" office:value-type="string" office:string-value="&amp;2440," calcext:value-type="string">
            <text:p>&amp;2440,</text:p>
          </table:table-cell>
          <table:table-cell table:formula="of:=&quot;&amp;&quot;&amp;DEC2HEX([.$B20]+[.E$1];4)&amp;&quot;,&quot;" office:value-type="string" office:string-value="&amp;2480," calcext:value-type="string">
            <text:p>&amp;2480,</text:p>
          </table:table-cell>
          <table:table-cell table:formula="of:=&quot;&amp;&quot;&amp;DEC2HEX([.$B20]+[.F$1];4)&amp;&quot;,&quot;" office:value-type="string" office:string-value="&amp;24C0," calcext:value-type="string">
            <text:p>&amp;24C0,</text:p>
          </table:table-cell>
          <table:table-cell table:formula="of:=&quot;&amp;&quot;&amp;DEC2HEX([.$B20]+[.G$1];4)&amp;&quot;,&quot;" office:value-type="string" office:string-value="&amp;2500," calcext:value-type="string">
            <text:p>&amp;2500,</text:p>
          </table:table-cell>
          <table:table-cell table:formula="of:=&quot;&amp;&quot;&amp;DEC2HEX([.$B20]+[.H$1];4)&amp;&quot;,&quot;" office:value-type="string" office:string-value="&amp;2540," calcext:value-type="string">
            <text:p>&amp;2540,</text:p>
          </table:table-cell>
          <table:table-cell table:formula="of:=&quot;&amp;&quot;&amp;DEC2HEX([.$B20]+[.I$1];4)&amp;&quot;,&quot;" office:value-type="string" office:string-value="&amp;2580," calcext:value-type="string">
            <text:p>&amp;2580,</text:p>
          </table:table-cell>
          <table:table-cell table:formula="of:=&quot;&amp;&quot;&amp;DEC2HEX([.$B20]+[.J$1];4)&amp;&quot;,&quot;" office:value-type="string" office:string-value="&amp;25C0," calcext:value-type="string">
            <text:p>&amp;25C0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+512" office:value-type="float" office:value="9728" calcext:value-type="float">
            <text:p>9728</text:p>
          </table:table-cell>
          <table:table-cell table:formula="of:=&quot;&amp;&quot;&amp;DEC2HEX([.$B21]+[.C$1];4)&amp;&quot;,&quot;" office:value-type="string" office:string-value="&amp;2600," calcext:value-type="string">
            <text:p>&amp;2600,</text:p>
          </table:table-cell>
          <table:table-cell table:formula="of:=&quot;&amp;&quot;&amp;DEC2HEX([.$B21]+[.D$1];4)&amp;&quot;,&quot;" office:value-type="string" office:string-value="&amp;2640," calcext:value-type="string">
            <text:p>&amp;2640,</text:p>
          </table:table-cell>
          <table:table-cell table:formula="of:=&quot;&amp;&quot;&amp;DEC2HEX([.$B21]+[.E$1];4)&amp;&quot;,&quot;" office:value-type="string" office:string-value="&amp;2680," calcext:value-type="string">
            <text:p>&amp;2680,</text:p>
          </table:table-cell>
          <table:table-cell table:formula="of:=&quot;&amp;&quot;&amp;DEC2HEX([.$B21]+[.F$1];4)&amp;&quot;,&quot;" office:value-type="string" office:string-value="&amp;26C0," calcext:value-type="string">
            <text:p>&amp;26C0,</text:p>
          </table:table-cell>
          <table:table-cell table:formula="of:=&quot;&amp;&quot;&amp;DEC2HEX([.$B21]+[.G$1];4)&amp;&quot;,&quot;" office:value-type="string" office:string-value="&amp;2700," calcext:value-type="string">
            <text:p>&amp;2700,</text:p>
          </table:table-cell>
          <table:table-cell table:formula="of:=&quot;&amp;&quot;&amp;DEC2HEX([.$B21]+[.H$1];4)&amp;&quot;,&quot;" office:value-type="string" office:string-value="&amp;2740," calcext:value-type="string">
            <text:p>&amp;2740,</text:p>
          </table:table-cell>
          <table:table-cell table:formula="of:=&quot;&amp;&quot;&amp;DEC2HEX([.$B21]+[.I$1];4)&amp;&quot;,&quot;" office:value-type="string" office:string-value="&amp;2780," calcext:value-type="string">
            <text:p>&amp;2780,</text:p>
          </table:table-cell>
          <table:table-cell table:formula="of:=&quot;&amp;&quot;&amp;DEC2HEX([.$B21]+[.J$1];4)&amp;&quot;,&quot;" office:value-type="string" office:string-value="&amp;27C0," calcext:value-type="string">
            <text:p>&amp;27C0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+512" office:value-type="float" office:value="10240" calcext:value-type="float">
            <text:p>10240</text:p>
          </table:table-cell>
          <table:table-cell table:formula="of:=&quot;&amp;&quot;&amp;DEC2HEX([.$B22]+[.C$1];4)&amp;&quot;,&quot;" office:value-type="string" office:string-value="&amp;2800," calcext:value-type="string">
            <text:p>&amp;2800,</text:p>
          </table:table-cell>
          <table:table-cell table:formula="of:=&quot;&amp;&quot;&amp;DEC2HEX([.$B22]+[.D$1];4)&amp;&quot;,&quot;" office:value-type="string" office:string-value="&amp;2840," calcext:value-type="string">
            <text:p>&amp;2840,</text:p>
          </table:table-cell>
          <table:table-cell table:formula="of:=&quot;&amp;&quot;&amp;DEC2HEX([.$B22]+[.E$1];4)&amp;&quot;,&quot;" office:value-type="string" office:string-value="&amp;2880," calcext:value-type="string">
            <text:p>&amp;2880,</text:p>
          </table:table-cell>
          <table:table-cell table:formula="of:=&quot;&amp;&quot;&amp;DEC2HEX([.$B22]+[.F$1];4)&amp;&quot;,&quot;" office:value-type="string" office:string-value="&amp;28C0," calcext:value-type="string">
            <text:p>&amp;28C0,</text:p>
          </table:table-cell>
          <table:table-cell table:formula="of:=&quot;&amp;&quot;&amp;DEC2HEX([.$B22]+[.G$1];4)&amp;&quot;,&quot;" office:value-type="string" office:string-value="&amp;2900," calcext:value-type="string">
            <text:p>&amp;2900,</text:p>
          </table:table-cell>
          <table:table-cell table:formula="of:=&quot;&amp;&quot;&amp;DEC2HEX([.$B22]+[.H$1];4)&amp;&quot;,&quot;" office:value-type="string" office:string-value="&amp;2940," calcext:value-type="string">
            <text:p>&amp;2940,</text:p>
          </table:table-cell>
          <table:table-cell table:formula="of:=&quot;&amp;&quot;&amp;DEC2HEX([.$B22]+[.I$1];4)&amp;&quot;,&quot;" office:value-type="string" office:string-value="&amp;2980," calcext:value-type="string">
            <text:p>&amp;2980,</text:p>
          </table:table-cell>
          <table:table-cell table:formula="of:=&quot;&amp;&quot;&amp;DEC2HEX([.$B22]+[.J$1];4)&amp;&quot;,&quot;" office:value-type="string" office:string-value="&amp;29C0," calcext:value-type="string">
            <text:p>&amp;29C0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2]+512" office:value-type="float" office:value="10752" calcext:value-type="float">
            <text:p>10752</text:p>
          </table:table-cell>
          <table:table-cell table:formula="of:=&quot;&amp;&quot;&amp;DEC2HEX([.$B23]+[.C$1];4)&amp;&quot;,&quot;" office:value-type="string" office:string-value="&amp;2A00," calcext:value-type="string">
            <text:p>&amp;2A00,</text:p>
          </table:table-cell>
          <table:table-cell table:formula="of:=&quot;&amp;&quot;&amp;DEC2HEX([.$B23]+[.D$1];4)&amp;&quot;,&quot;" office:value-type="string" office:string-value="&amp;2A40," calcext:value-type="string">
            <text:p>&amp;2A40,</text:p>
          </table:table-cell>
          <table:table-cell table:formula="of:=&quot;&amp;&quot;&amp;DEC2HEX([.$B23]+[.E$1];4)&amp;&quot;,&quot;" office:value-type="string" office:string-value="&amp;2A80," calcext:value-type="string">
            <text:p>&amp;2A80,</text:p>
          </table:table-cell>
          <table:table-cell table:formula="of:=&quot;&amp;&quot;&amp;DEC2HEX([.$B23]+[.F$1];4)&amp;&quot;,&quot;" office:value-type="string" office:string-value="&amp;2AC0," calcext:value-type="string">
            <text:p>&amp;2AC0,</text:p>
          </table:table-cell>
          <table:table-cell table:formula="of:=&quot;&amp;&quot;&amp;DEC2HEX([.$B23]+[.G$1];4)&amp;&quot;,&quot;" office:value-type="string" office:string-value="&amp;2B00," calcext:value-type="string">
            <text:p>&amp;2B00,</text:p>
          </table:table-cell>
          <table:table-cell table:formula="of:=&quot;&amp;&quot;&amp;DEC2HEX([.$B23]+[.H$1];4)&amp;&quot;,&quot;" office:value-type="string" office:string-value="&amp;2B40," calcext:value-type="string">
            <text:p>&amp;2B40,</text:p>
          </table:table-cell>
          <table:table-cell table:formula="of:=&quot;&amp;&quot;&amp;DEC2HEX([.$B23]+[.I$1];4)&amp;&quot;,&quot;" office:value-type="string" office:string-value="&amp;2B80," calcext:value-type="string">
            <text:p>&amp;2B80,</text:p>
          </table:table-cell>
          <table:table-cell table:formula="of:=&quot;&amp;&quot;&amp;DEC2HEX([.$B23]+[.J$1];4)&amp;&quot;,&quot;" office:value-type="string" office:string-value="&amp;2BC0," calcext:value-type="string">
            <text:p>&amp;2BC0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3]+512" office:value-type="float" office:value="11264" calcext:value-type="float">
            <text:p>11264</text:p>
          </table:table-cell>
          <table:table-cell table:formula="of:=&quot;&amp;&quot;&amp;DEC2HEX([.$B24]+[.C$1];4)&amp;&quot;,&quot;" office:value-type="string" office:string-value="&amp;2C00," calcext:value-type="string">
            <text:p>&amp;2C00,</text:p>
          </table:table-cell>
          <table:table-cell table:formula="of:=&quot;&amp;&quot;&amp;DEC2HEX([.$B24]+[.D$1];4)&amp;&quot;,&quot;" office:value-type="string" office:string-value="&amp;2C40," calcext:value-type="string">
            <text:p>&amp;2C40,</text:p>
          </table:table-cell>
          <table:table-cell table:formula="of:=&quot;&amp;&quot;&amp;DEC2HEX([.$B24]+[.E$1];4)&amp;&quot;,&quot;" office:value-type="string" office:string-value="&amp;2C80," calcext:value-type="string">
            <text:p>&amp;2C80,</text:p>
          </table:table-cell>
          <table:table-cell table:formula="of:=&quot;&amp;&quot;&amp;DEC2HEX([.$B24]+[.F$1];4)&amp;&quot;,&quot;" office:value-type="string" office:string-value="&amp;2CC0," calcext:value-type="string">
            <text:p>&amp;2CC0,</text:p>
          </table:table-cell>
          <table:table-cell table:formula="of:=&quot;&amp;&quot;&amp;DEC2HEX([.$B24]+[.G$1];4)&amp;&quot;,&quot;" office:value-type="string" office:string-value="&amp;2D00," calcext:value-type="string">
            <text:p>&amp;2D00,</text:p>
          </table:table-cell>
          <table:table-cell table:formula="of:=&quot;&amp;&quot;&amp;DEC2HEX([.$B24]+[.H$1];4)&amp;&quot;,&quot;" office:value-type="string" office:string-value="&amp;2D40," calcext:value-type="string">
            <text:p>&amp;2D40,</text:p>
          </table:table-cell>
          <table:table-cell table:formula="of:=&quot;&amp;&quot;&amp;DEC2HEX([.$B24]+[.I$1];4)&amp;&quot;,&quot;" office:value-type="string" office:string-value="&amp;2D80," calcext:value-type="string">
            <text:p>&amp;2D80,</text:p>
          </table:table-cell>
          <table:table-cell table:formula="of:=&quot;&amp;&quot;&amp;DEC2HEX([.$B24]+[.J$1];4)&amp;&quot;,&quot;" office:value-type="string" office:string-value="&amp;2DC0," calcext:value-type="string">
            <text:p>&amp;2DC0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4]+512" office:value-type="float" office:value="11776" calcext:value-type="float">
            <text:p>11776</text:p>
          </table:table-cell>
          <table:table-cell table:formula="of:=&quot;&amp;&quot;&amp;DEC2HEX([.$B25]+[.C$1];4)&amp;&quot;,&quot;" office:value-type="string" office:string-value="&amp;2E00," calcext:value-type="string">
            <text:p>&amp;2E00,</text:p>
          </table:table-cell>
          <table:table-cell table:formula="of:=&quot;&amp;&quot;&amp;DEC2HEX([.$B25]+[.D$1];4)&amp;&quot;,&quot;" office:value-type="string" office:string-value="&amp;2E40," calcext:value-type="string">
            <text:p>&amp;2E40,</text:p>
          </table:table-cell>
          <table:table-cell table:formula="of:=&quot;&amp;&quot;&amp;DEC2HEX([.$B25]+[.E$1];4)&amp;&quot;,&quot;" office:value-type="string" office:string-value="&amp;2E80," calcext:value-type="string">
            <text:p>&amp;2E80,</text:p>
          </table:table-cell>
          <table:table-cell table:formula="of:=&quot;&amp;&quot;&amp;DEC2HEX([.$B25]+[.F$1];4)&amp;&quot;,&quot;" office:value-type="string" office:string-value="&amp;2EC0," calcext:value-type="string">
            <text:p>&amp;2EC0,</text:p>
          </table:table-cell>
          <table:table-cell table:formula="of:=&quot;&amp;&quot;&amp;DEC2HEX([.$B25]+[.G$1];4)&amp;&quot;,&quot;" office:value-type="string" office:string-value="&amp;2F00," calcext:value-type="string">
            <text:p>&amp;2F00,</text:p>
          </table:table-cell>
          <table:table-cell table:formula="of:=&quot;&amp;&quot;&amp;DEC2HEX([.$B25]+[.H$1];4)&amp;&quot;,&quot;" office:value-type="string" office:string-value="&amp;2F40," calcext:value-type="string">
            <text:p>&amp;2F40,</text:p>
          </table:table-cell>
          <table:table-cell table:formula="of:=&quot;&amp;&quot;&amp;DEC2HEX([.$B25]+[.I$1];4)&amp;&quot;,&quot;" office:value-type="string" office:string-value="&amp;2F80," calcext:value-type="string">
            <text:p>&amp;2F80,</text:p>
          </table:table-cell>
          <table:table-cell table:formula="of:=&quot;&amp;&quot;&amp;DEC2HEX([.$B25]+[.J$1];4)&amp;&quot;,&quot;" office:value-type="string" office:string-value="&amp;2FC0," calcext:value-type="string">
            <text:p>&amp;2FC0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5]+512" office:value-type="float" office:value="12288" calcext:value-type="float">
            <text:p>12288</text:p>
          </table:table-cell>
          <table:table-cell table:formula="of:=&quot;&amp;&quot;&amp;DEC2HEX([.$B26]+[.C$1];4)&amp;&quot;,&quot;" office:value-type="string" office:string-value="&amp;3000," calcext:value-type="string">
            <text:p>&amp;3000,</text:p>
          </table:table-cell>
          <table:table-cell table:formula="of:=&quot;&amp;&quot;&amp;DEC2HEX([.$B26]+[.D$1];4)&amp;&quot;,&quot;" office:value-type="string" office:string-value="&amp;3040," calcext:value-type="string">
            <text:p>&amp;3040,</text:p>
          </table:table-cell>
          <table:table-cell table:formula="of:=&quot;&amp;&quot;&amp;DEC2HEX([.$B26]+[.E$1];4)&amp;&quot;,&quot;" office:value-type="string" office:string-value="&amp;3080," calcext:value-type="string">
            <text:p>&amp;3080,</text:p>
          </table:table-cell>
          <table:table-cell table:formula="of:=&quot;&amp;&quot;&amp;DEC2HEX([.$B26]+[.F$1];4)&amp;&quot;,&quot;" office:value-type="string" office:string-value="&amp;30C0," calcext:value-type="string">
            <text:p>&amp;30C0,</text:p>
          </table:table-cell>
          <table:table-cell table:formula="of:=&quot;&amp;&quot;&amp;DEC2HEX([.$B26]+[.G$1];4)&amp;&quot;,&quot;" office:value-type="string" office:string-value="&amp;3100," calcext:value-type="string">
            <text:p>&amp;3100,</text:p>
          </table:table-cell>
          <table:table-cell table:formula="of:=&quot;&amp;&quot;&amp;DEC2HEX([.$B26]+[.H$1];4)&amp;&quot;,&quot;" office:value-type="string" office:string-value="&amp;3140," calcext:value-type="string">
            <text:p>&amp;3140,</text:p>
          </table:table-cell>
          <table:table-cell table:formula="of:=&quot;&amp;&quot;&amp;DEC2HEX([.$B26]+[.I$1];4)&amp;&quot;,&quot;" office:value-type="string" office:string-value="&amp;3180," calcext:value-type="string">
            <text:p>&amp;3180,</text:p>
          </table:table-cell>
          <table:table-cell table:formula="of:=&quot;&amp;&quot;&amp;DEC2HEX([.$B26]+[.J$1];4)&amp;&quot;,&quot;" office:value-type="string" office:string-value="&amp;31C0," calcext:value-type="string">
            <text:p>&amp;31C0,</text:p>
          </table:table-cell>
        </table:table-row>
      </table:table>
      <table:table table:name="Sheet3" table:style-name="ta1">
        <table:table-column table:style-name="co1" table:number-columns-repeated="2" table:default-cell-style-name="Default"/>
        <table:table-column table:style-name="co1" table:number-columns-repeated="8" table:default-cell-style-name="ce1"/>
        <table:table-row table:style-name="ro1"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formula="of:=[.C1]+128" office:value-type="float" office:value="128" calcext:value-type="float">
            <text:p>128</text:p>
          </table:table-cell>
          <table:table-cell table:style-name="Default" table:formula="of:=[.D1]+128" office:value-type="float" office:value="256" calcext:value-type="float">
            <text:p>256</text:p>
          </table:table-cell>
          <table:table-cell table:style-name="Default" table:formula="of:=[.E1]+128" office:value-type="float" office:value="384" calcext:value-type="float">
            <text:p>384</text:p>
          </table:table-cell>
          <table:table-cell table:style-name="Default" table:formula="of:=[.F1]+128" office:value-type="float" office:value="512" calcext:value-type="float">
            <text:p>512</text:p>
          </table:table-cell>
          <table:table-cell table:style-name="Default" table:formula="of:=[.G1]+128" office:value-type="float" office:value="640" calcext:value-type="float">
            <text:p>640</text:p>
          </table:table-cell>
          <table:table-cell table:style-name="Default" table:formula="of:=[.H1]+128" office:value-type="float" office:value="768" calcext:value-type="float">
            <text:p>768</text:p>
          </table:table-cell>
          <table:table-cell table:style-name="Default" table:formula="of:=[.I1]+128" office:value-type="float" office:value="896" calcext:value-type="float">
            <text:p>8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&quot;&amp;&quot;&amp;DEC2HEX([.$B2]+[.C$1];4)&amp;&quot;,&quot;" office:value-type="string" office:string-value="&amp;0000," calcext:value-type="string">
            <text:p>&amp;0000,</text:p>
          </table:table-cell>
          <table:table-cell table:formula="of:=&quot;&amp;&quot;&amp;DEC2HEX([.$B2]+[.D$1];4)&amp;&quot;,&quot;" office:value-type="string" office:string-value="&amp;0080," calcext:value-type="string">
            <text:p>&amp;0080,</text:p>
          </table:table-cell>
          <table:table-cell table:formula="of:=&quot;&amp;&quot;&amp;DEC2HEX([.$B2]+[.E$1];4)&amp;&quot;,&quot;" office:value-type="string" office:string-value="&amp;0100," calcext:value-type="string">
            <text:p>&amp;0100,</text:p>
          </table:table-cell>
          <table:table-cell table:formula="of:=&quot;&amp;&quot;&amp;DEC2HEX([.$B2]+[.F$1];4)&amp;&quot;,&quot;" office:value-type="string" office:string-value="&amp;0180," calcext:value-type="string">
            <text:p>&amp;0180,</text:p>
          </table:table-cell>
          <table:table-cell table:formula="of:=&quot;&amp;&quot;&amp;DEC2HEX([.$B2]+[.G$1];4)&amp;&quot;,&quot;" office:value-type="string" office:string-value="&amp;0200," calcext:value-type="string">
            <text:p>&amp;0200,</text:p>
          </table:table-cell>
          <table:table-cell table:formula="of:=&quot;&amp;&quot;&amp;DEC2HEX([.$B2]+[.H$1];4)&amp;&quot;,&quot;" office:value-type="string" office:string-value="&amp;0280," calcext:value-type="string">
            <text:p>&amp;0280,</text:p>
          </table:table-cell>
          <table:table-cell table:formula="of:=&quot;&amp;&quot;&amp;DEC2HEX([.$B2]+[.I$1];4)&amp;&quot;,&quot;" office:value-type="string" office:string-value="&amp;0300," calcext:value-type="string">
            <text:p>&amp;0300,</text:p>
          </table:table-cell>
          <table:table-cell table:formula="of:=&quot;&amp;&quot;&amp;DEC2HEX([.$B2]+[.J$1];4)&amp;&quot;,&quot;" office:value-type="string" office:string-value="&amp;0380," calcext:value-type="string">
            <text:p>&amp;0380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+1024" office:value-type="float" office:value="1024" calcext:value-type="float">
            <text:p>1024</text:p>
          </table:table-cell>
          <table:table-cell table:formula="of:=&quot;&amp;&quot;&amp;DEC2HEX([.$B3]+[.C$1];4)&amp;&quot;,&quot;" office:value-type="string" office:string-value="&amp;0400," calcext:value-type="string">
            <text:p>&amp;0400,</text:p>
          </table:table-cell>
          <table:table-cell table:formula="of:=&quot;&amp;&quot;&amp;DEC2HEX([.$B3]+[.D$1];4)&amp;&quot;,&quot;" office:value-type="string" office:string-value="&amp;0480," calcext:value-type="string">
            <text:p>&amp;0480,</text:p>
          </table:table-cell>
          <table:table-cell table:formula="of:=&quot;&amp;&quot;&amp;DEC2HEX([.$B3]+[.E$1];4)&amp;&quot;,&quot;" office:value-type="string" office:string-value="&amp;0500," calcext:value-type="string">
            <text:p>&amp;0500,</text:p>
          </table:table-cell>
          <table:table-cell table:formula="of:=&quot;&amp;&quot;&amp;DEC2HEX([.$B3]+[.F$1];4)&amp;&quot;,&quot;" office:value-type="string" office:string-value="&amp;0580," calcext:value-type="string">
            <text:p>&amp;0580,</text:p>
          </table:table-cell>
          <table:table-cell table:formula="of:=&quot;&amp;&quot;&amp;DEC2HEX([.$B3]+[.G$1];4)&amp;&quot;,&quot;" office:value-type="string" office:string-value="&amp;0600," calcext:value-type="string">
            <text:p>&amp;0600,</text:p>
          </table:table-cell>
          <table:table-cell table:formula="of:=&quot;&amp;&quot;&amp;DEC2HEX([.$B3]+[.H$1];4)&amp;&quot;,&quot;" office:value-type="string" office:string-value="&amp;0680," calcext:value-type="string">
            <text:p>&amp;0680,</text:p>
          </table:table-cell>
          <table:table-cell table:formula="of:=&quot;&amp;&quot;&amp;DEC2HEX([.$B3]+[.I$1];4)&amp;&quot;,&quot;" office:value-type="string" office:string-value="&amp;0700," calcext:value-type="string">
            <text:p>&amp;0700,</text:p>
          </table:table-cell>
          <table:table-cell table:formula="of:=&quot;&amp;&quot;&amp;DEC2HEX([.$B3]+[.J$1];4)&amp;&quot;,&quot;" office:value-type="string" office:string-value="&amp;0780," calcext:value-type="string">
            <text:p>&amp;0780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+1024" office:value-type="float" office:value="2048" calcext:value-type="float">
            <text:p>2048</text:p>
          </table:table-cell>
          <table:table-cell table:formula="of:=&quot;&amp;&quot;&amp;DEC2HEX([.$B4]+[.C$1];4)&amp;&quot;,&quot;" office:value-type="string" office:string-value="&amp;0800," calcext:value-type="string">
            <text:p>&amp;0800,</text:p>
          </table:table-cell>
          <table:table-cell table:formula="of:=&quot;&amp;&quot;&amp;DEC2HEX([.$B4]+[.D$1];4)&amp;&quot;,&quot;" office:value-type="string" office:string-value="&amp;0880," calcext:value-type="string">
            <text:p>&amp;0880,</text:p>
          </table:table-cell>
          <table:table-cell table:formula="of:=&quot;&amp;&quot;&amp;DEC2HEX([.$B4]+[.E$1];4)&amp;&quot;,&quot;" office:value-type="string" office:string-value="&amp;0900," calcext:value-type="string">
            <text:p>&amp;0900,</text:p>
          </table:table-cell>
          <table:table-cell table:formula="of:=&quot;&amp;&quot;&amp;DEC2HEX([.$B4]+[.F$1];4)&amp;&quot;,&quot;" office:value-type="string" office:string-value="&amp;0980," calcext:value-type="string">
            <text:p>&amp;0980,</text:p>
          </table:table-cell>
          <table:table-cell table:formula="of:=&quot;&amp;&quot;&amp;DEC2HEX([.$B4]+[.G$1];4)&amp;&quot;,&quot;" office:value-type="string" office:string-value="&amp;0A00," calcext:value-type="string">
            <text:p>&amp;0A00,</text:p>
          </table:table-cell>
          <table:table-cell table:formula="of:=&quot;&amp;&quot;&amp;DEC2HEX([.$B4]+[.H$1];4)&amp;&quot;,&quot;" office:value-type="string" office:string-value="&amp;0A80," calcext:value-type="string">
            <text:p>&amp;0A80,</text:p>
          </table:table-cell>
          <table:table-cell table:formula="of:=&quot;&amp;&quot;&amp;DEC2HEX([.$B4]+[.I$1];4)&amp;&quot;,&quot;" office:value-type="string" office:string-value="&amp;0B00," calcext:value-type="string">
            <text:p>&amp;0B00,</text:p>
          </table:table-cell>
          <table:table-cell table:formula="of:=&quot;&amp;&quot;&amp;DEC2HEX([.$B4]+[.J$1];4)&amp;&quot;,&quot;" office:value-type="string" office:string-value="&amp;0B80," calcext:value-type="string">
            <text:p>&amp;0B80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+1024" office:value-type="float" office:value="3072" calcext:value-type="float">
            <text:p>3072</text:p>
          </table:table-cell>
          <table:table-cell table:formula="of:=&quot;&amp;&quot;&amp;DEC2HEX([.$B5]+[.C$1];4)&amp;&quot;,&quot;" office:value-type="string" office:string-value="&amp;0C00," calcext:value-type="string">
            <text:p>&amp;0C00,</text:p>
          </table:table-cell>
          <table:table-cell table:formula="of:=&quot;&amp;&quot;&amp;DEC2HEX([.$B5]+[.D$1];4)&amp;&quot;,&quot;" office:value-type="string" office:string-value="&amp;0C80," calcext:value-type="string">
            <text:p>&amp;0C80,</text:p>
          </table:table-cell>
          <table:table-cell table:formula="of:=&quot;&amp;&quot;&amp;DEC2HEX([.$B5]+[.E$1];4)&amp;&quot;,&quot;" office:value-type="string" office:string-value="&amp;0D00," calcext:value-type="string">
            <text:p>&amp;0D00,</text:p>
          </table:table-cell>
          <table:table-cell table:formula="of:=&quot;&amp;&quot;&amp;DEC2HEX([.$B5]+[.F$1];4)&amp;&quot;,&quot;" office:value-type="string" office:string-value="&amp;0D80," calcext:value-type="string">
            <text:p>&amp;0D80,</text:p>
          </table:table-cell>
          <table:table-cell table:formula="of:=&quot;&amp;&quot;&amp;DEC2HEX([.$B5]+[.G$1];4)&amp;&quot;,&quot;" office:value-type="string" office:string-value="&amp;0E00," calcext:value-type="string">
            <text:p>&amp;0E00,</text:p>
          </table:table-cell>
          <table:table-cell table:formula="of:=&quot;&amp;&quot;&amp;DEC2HEX([.$B5]+[.H$1];4)&amp;&quot;,&quot;" office:value-type="string" office:string-value="&amp;0E80," calcext:value-type="string">
            <text:p>&amp;0E80,</text:p>
          </table:table-cell>
          <table:table-cell table:formula="of:=&quot;&amp;&quot;&amp;DEC2HEX([.$B5]+[.I$1];4)&amp;&quot;,&quot;" office:value-type="string" office:string-value="&amp;0F00," calcext:value-type="string">
            <text:p>&amp;0F00,</text:p>
          </table:table-cell>
          <table:table-cell table:formula="of:=&quot;&amp;&quot;&amp;DEC2HEX([.$B5]+[.J$1];4)&amp;&quot;,&quot;" office:value-type="string" office:string-value="&amp;0F80," calcext:value-type="string">
            <text:p>&amp;0F80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+1024" office:value-type="float" office:value="4096" calcext:value-type="float">
            <text:p>4096</text:p>
          </table:table-cell>
          <table:table-cell table:formula="of:=&quot;&amp;&quot;&amp;DEC2HEX([.$B6]+[.C$1];4)&amp;&quot;,&quot;" office:value-type="string" office:string-value="&amp;1000," calcext:value-type="string">
            <text:p>&amp;1000,</text:p>
          </table:table-cell>
          <table:table-cell table:formula="of:=&quot;&amp;&quot;&amp;DEC2HEX([.$B6]+[.D$1];4)&amp;&quot;,&quot;" office:value-type="string" office:string-value="&amp;1080," calcext:value-type="string">
            <text:p>&amp;1080,</text:p>
          </table:table-cell>
          <table:table-cell table:formula="of:=&quot;&amp;&quot;&amp;DEC2HEX([.$B6]+[.E$1];4)&amp;&quot;,&quot;" office:value-type="string" office:string-value="&amp;1100," calcext:value-type="string">
            <text:p>&amp;1100,</text:p>
          </table:table-cell>
          <table:table-cell table:formula="of:=&quot;&amp;&quot;&amp;DEC2HEX([.$B6]+[.F$1];4)&amp;&quot;,&quot;" office:value-type="string" office:string-value="&amp;1180," calcext:value-type="string">
            <text:p>&amp;1180,</text:p>
          </table:table-cell>
          <table:table-cell table:formula="of:=&quot;&amp;&quot;&amp;DEC2HEX([.$B6]+[.G$1];4)&amp;&quot;,&quot;" office:value-type="string" office:string-value="&amp;1200," calcext:value-type="string">
            <text:p>&amp;1200,</text:p>
          </table:table-cell>
          <table:table-cell table:formula="of:=&quot;&amp;&quot;&amp;DEC2HEX([.$B6]+[.H$1];4)&amp;&quot;,&quot;" office:value-type="string" office:string-value="&amp;1280," calcext:value-type="string">
            <text:p>&amp;1280,</text:p>
          </table:table-cell>
          <table:table-cell table:formula="of:=&quot;&amp;&quot;&amp;DEC2HEX([.$B6]+[.I$1];4)&amp;&quot;,&quot;" office:value-type="string" office:string-value="&amp;1300," calcext:value-type="string">
            <text:p>&amp;1300,</text:p>
          </table:table-cell>
          <table:table-cell table:formula="of:=&quot;&amp;&quot;&amp;DEC2HEX([.$B6]+[.J$1];4)&amp;&quot;,&quot;" office:value-type="string" office:string-value="&amp;1380," calcext:value-type="string">
            <text:p>&amp;1380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+1024" office:value-type="float" office:value="5120" calcext:value-type="float">
            <text:p>5120</text:p>
          </table:table-cell>
          <table:table-cell table:formula="of:=&quot;&amp;&quot;&amp;DEC2HEX([.$B7]+[.C$1];4)&amp;&quot;,&quot;" office:value-type="string" office:string-value="&amp;1400," calcext:value-type="string">
            <text:p>&amp;1400,</text:p>
          </table:table-cell>
          <table:table-cell table:formula="of:=&quot;&amp;&quot;&amp;DEC2HEX([.$B7]+[.D$1];4)&amp;&quot;,&quot;" office:value-type="string" office:string-value="&amp;1480," calcext:value-type="string">
            <text:p>&amp;1480,</text:p>
          </table:table-cell>
          <table:table-cell table:formula="of:=&quot;&amp;&quot;&amp;DEC2HEX([.$B7]+[.E$1];4)&amp;&quot;,&quot;" office:value-type="string" office:string-value="&amp;1500," calcext:value-type="string">
            <text:p>&amp;1500,</text:p>
          </table:table-cell>
          <table:table-cell table:formula="of:=&quot;&amp;&quot;&amp;DEC2HEX([.$B7]+[.F$1];4)&amp;&quot;,&quot;" office:value-type="string" office:string-value="&amp;1580," calcext:value-type="string">
            <text:p>&amp;1580,</text:p>
          </table:table-cell>
          <table:table-cell table:formula="of:=&quot;&amp;&quot;&amp;DEC2HEX([.$B7]+[.G$1];4)&amp;&quot;,&quot;" office:value-type="string" office:string-value="&amp;1600," calcext:value-type="string">
            <text:p>&amp;1600,</text:p>
          </table:table-cell>
          <table:table-cell table:formula="of:=&quot;&amp;&quot;&amp;DEC2HEX([.$B7]+[.H$1];4)&amp;&quot;,&quot;" office:value-type="string" office:string-value="&amp;1680," calcext:value-type="string">
            <text:p>&amp;1680,</text:p>
          </table:table-cell>
          <table:table-cell table:formula="of:=&quot;&amp;&quot;&amp;DEC2HEX([.$B7]+[.I$1];4)&amp;&quot;,&quot;" office:value-type="string" office:string-value="&amp;1700," calcext:value-type="string">
            <text:p>&amp;1700,</text:p>
          </table:table-cell>
          <table:table-cell table:formula="of:=&quot;&amp;&quot;&amp;DEC2HEX([.$B7]+[.J$1];4)&amp;&quot;,&quot;" office:value-type="string" office:string-value="&amp;1780," calcext:value-type="string">
            <text:p>&amp;1780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+1024" office:value-type="float" office:value="6144" calcext:value-type="float">
            <text:p>6144</text:p>
          </table:table-cell>
          <table:table-cell table:formula="of:=&quot;&amp;&quot;&amp;DEC2HEX([.$B8]+[.C$1];4)&amp;&quot;,&quot;" office:value-type="string" office:string-value="&amp;1800," calcext:value-type="string">
            <text:p>&amp;1800,</text:p>
          </table:table-cell>
          <table:table-cell table:formula="of:=&quot;&amp;&quot;&amp;DEC2HEX([.$B8]+[.D$1];4)&amp;&quot;,&quot;" office:value-type="string" office:string-value="&amp;1880," calcext:value-type="string">
            <text:p>&amp;1880,</text:p>
          </table:table-cell>
          <table:table-cell table:formula="of:=&quot;&amp;&quot;&amp;DEC2HEX([.$B8]+[.E$1];4)&amp;&quot;,&quot;" office:value-type="string" office:string-value="&amp;1900," calcext:value-type="string">
            <text:p>&amp;1900,</text:p>
          </table:table-cell>
          <table:table-cell table:formula="of:=&quot;&amp;&quot;&amp;DEC2HEX([.$B8]+[.F$1];4)&amp;&quot;,&quot;" office:value-type="string" office:string-value="&amp;1980," calcext:value-type="string">
            <text:p>&amp;1980,</text:p>
          </table:table-cell>
          <table:table-cell table:formula="of:=&quot;&amp;&quot;&amp;DEC2HEX([.$B8]+[.G$1];4)&amp;&quot;,&quot;" office:value-type="string" office:string-value="&amp;1A00," calcext:value-type="string">
            <text:p>&amp;1A00,</text:p>
          </table:table-cell>
          <table:table-cell table:formula="of:=&quot;&amp;&quot;&amp;DEC2HEX([.$B8]+[.H$1];4)&amp;&quot;,&quot;" office:value-type="string" office:string-value="&amp;1A80," calcext:value-type="string">
            <text:p>&amp;1A80,</text:p>
          </table:table-cell>
          <table:table-cell table:formula="of:=&quot;&amp;&quot;&amp;DEC2HEX([.$B8]+[.I$1];4)&amp;&quot;,&quot;" office:value-type="string" office:string-value="&amp;1B00," calcext:value-type="string">
            <text:p>&amp;1B00,</text:p>
          </table:table-cell>
          <table:table-cell table:formula="of:=&quot;&amp;&quot;&amp;DEC2HEX([.$B8]+[.J$1];4)&amp;&quot;,&quot;" office:value-type="string" office:string-value="&amp;1B80," calcext:value-type="string">
            <text:p>&amp;1B80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+1024" office:value-type="float" office:value="7168" calcext:value-type="float">
            <text:p>7168</text:p>
          </table:table-cell>
          <table:table-cell table:formula="of:=&quot;&amp;&quot;&amp;DEC2HEX([.$B9]+[.C$1];4)&amp;&quot;,&quot;" office:value-type="string" office:string-value="&amp;1C00," calcext:value-type="string">
            <text:p>&amp;1C00,</text:p>
          </table:table-cell>
          <table:table-cell table:formula="of:=&quot;&amp;&quot;&amp;DEC2HEX([.$B9]+[.D$1];4)&amp;&quot;,&quot;" office:value-type="string" office:string-value="&amp;1C80," calcext:value-type="string">
            <text:p>&amp;1C80,</text:p>
          </table:table-cell>
          <table:table-cell table:formula="of:=&quot;&amp;&quot;&amp;DEC2HEX([.$B9]+[.E$1];4)&amp;&quot;,&quot;" office:value-type="string" office:string-value="&amp;1D00," calcext:value-type="string">
            <text:p>&amp;1D00,</text:p>
          </table:table-cell>
          <table:table-cell table:formula="of:=&quot;&amp;&quot;&amp;DEC2HEX([.$B9]+[.F$1];4)&amp;&quot;,&quot;" office:value-type="string" office:string-value="&amp;1D80," calcext:value-type="string">
            <text:p>&amp;1D80,</text:p>
          </table:table-cell>
          <table:table-cell table:formula="of:=&quot;&amp;&quot;&amp;DEC2HEX([.$B9]+[.G$1];4)&amp;&quot;,&quot;" office:value-type="string" office:string-value="&amp;1E00," calcext:value-type="string">
            <text:p>&amp;1E00,</text:p>
          </table:table-cell>
          <table:table-cell table:formula="of:=&quot;&amp;&quot;&amp;DEC2HEX([.$B9]+[.H$1];4)&amp;&quot;,&quot;" office:value-type="string" office:string-value="&amp;1E80," calcext:value-type="string">
            <text:p>&amp;1E80,</text:p>
          </table:table-cell>
          <table:table-cell table:formula="of:=&quot;&amp;&quot;&amp;DEC2HEX([.$B9]+[.I$1];4)&amp;&quot;,&quot;" office:value-type="string" office:string-value="&amp;1F00," calcext:value-type="string">
            <text:p>&amp;1F00,</text:p>
          </table:table-cell>
          <table:table-cell table:formula="of:=&quot;&amp;&quot;&amp;DEC2HEX([.$B9]+[.J$1];4)&amp;&quot;,&quot;" office:value-type="string" office:string-value="&amp;1F80," calcext:value-type="string">
            <text:p>&amp;1F80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+1024" office:value-type="float" office:value="8192" calcext:value-type="float">
            <text:p>8192</text:p>
          </table:table-cell>
          <table:table-cell table:formula="of:=&quot;&amp;&quot;&amp;DEC2HEX([.$B10]+[.C$1];4)&amp;&quot;,&quot;" office:value-type="string" office:string-value="&amp;2000," calcext:value-type="string">
            <text:p>&amp;2000,</text:p>
          </table:table-cell>
          <table:table-cell table:formula="of:=&quot;&amp;&quot;&amp;DEC2HEX([.$B10]+[.D$1];4)&amp;&quot;,&quot;" office:value-type="string" office:string-value="&amp;2080," calcext:value-type="string">
            <text:p>&amp;2080,</text:p>
          </table:table-cell>
          <table:table-cell table:formula="of:=&quot;&amp;&quot;&amp;DEC2HEX([.$B10]+[.E$1];4)&amp;&quot;,&quot;" office:value-type="string" office:string-value="&amp;2100," calcext:value-type="string">
            <text:p>&amp;2100,</text:p>
          </table:table-cell>
          <table:table-cell table:formula="of:=&quot;&amp;&quot;&amp;DEC2HEX([.$B10]+[.F$1];4)&amp;&quot;,&quot;" office:value-type="string" office:string-value="&amp;2180," calcext:value-type="string">
            <text:p>&amp;2180,</text:p>
          </table:table-cell>
          <table:table-cell table:formula="of:=&quot;&amp;&quot;&amp;DEC2HEX([.$B10]+[.G$1];4)&amp;&quot;,&quot;" office:value-type="string" office:string-value="&amp;2200," calcext:value-type="string">
            <text:p>&amp;2200,</text:p>
          </table:table-cell>
          <table:table-cell table:formula="of:=&quot;&amp;&quot;&amp;DEC2HEX([.$B10]+[.H$1];4)&amp;&quot;,&quot;" office:value-type="string" office:string-value="&amp;2280," calcext:value-type="string">
            <text:p>&amp;2280,</text:p>
          </table:table-cell>
          <table:table-cell table:formula="of:=&quot;&amp;&quot;&amp;DEC2HEX([.$B10]+[.I$1];4)&amp;&quot;,&quot;" office:value-type="string" office:string-value="&amp;2300," calcext:value-type="string">
            <text:p>&amp;2300,</text:p>
          </table:table-cell>
          <table:table-cell table:formula="of:=&quot;&amp;&quot;&amp;DEC2HEX([.$B10]+[.J$1];4)&amp;&quot;,&quot;" office:value-type="string" office:string-value="&amp;2380," calcext:value-type="string">
            <text:p>&amp;2380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+1024" office:value-type="float" office:value="9216" calcext:value-type="float">
            <text:p>9216</text:p>
          </table:table-cell>
          <table:table-cell table:formula="of:=&quot;&amp;&quot;&amp;DEC2HEX([.$B11]+[.C$1];4)&amp;&quot;,&quot;" office:value-type="string" office:string-value="&amp;2400," calcext:value-type="string">
            <text:p>&amp;2400,</text:p>
          </table:table-cell>
          <table:table-cell table:formula="of:=&quot;&amp;&quot;&amp;DEC2HEX([.$B11]+[.D$1];4)&amp;&quot;,&quot;" office:value-type="string" office:string-value="&amp;2480," calcext:value-type="string">
            <text:p>&amp;2480,</text:p>
          </table:table-cell>
          <table:table-cell table:formula="of:=&quot;&amp;&quot;&amp;DEC2HEX([.$B11]+[.E$1];4)&amp;&quot;,&quot;" office:value-type="string" office:string-value="&amp;2500," calcext:value-type="string">
            <text:p>&amp;2500,</text:p>
          </table:table-cell>
          <table:table-cell table:formula="of:=&quot;&amp;&quot;&amp;DEC2HEX([.$B11]+[.F$1];4)&amp;&quot;,&quot;" office:value-type="string" office:string-value="&amp;2580," calcext:value-type="string">
            <text:p>&amp;2580,</text:p>
          </table:table-cell>
          <table:table-cell table:formula="of:=&quot;&amp;&quot;&amp;DEC2HEX([.$B11]+[.G$1];4)&amp;&quot;,&quot;" office:value-type="string" office:string-value="&amp;2600," calcext:value-type="string">
            <text:p>&amp;2600,</text:p>
          </table:table-cell>
          <table:table-cell table:formula="of:=&quot;&amp;&quot;&amp;DEC2HEX([.$B11]+[.H$1];4)&amp;&quot;,&quot;" office:value-type="string" office:string-value="&amp;2680," calcext:value-type="string">
            <text:p>&amp;2680,</text:p>
          </table:table-cell>
          <table:table-cell table:formula="of:=&quot;&amp;&quot;&amp;DEC2HEX([.$B11]+[.I$1];4)&amp;&quot;,&quot;" office:value-type="string" office:string-value="&amp;2700," calcext:value-type="string">
            <text:p>&amp;2700,</text:p>
          </table:table-cell>
          <table:table-cell table:formula="of:=&quot;&amp;&quot;&amp;DEC2HEX([.$B11]+[.J$1];4)&amp;&quot;,&quot;" office:value-type="string" office:string-value="&amp;2780," calcext:value-type="string">
            <text:p>&amp;2780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+1024" office:value-type="float" office:value="10240" calcext:value-type="float">
            <text:p>10240</text:p>
          </table:table-cell>
          <table:table-cell table:formula="of:=&quot;&amp;&quot;&amp;DEC2HEX([.$B12]+[.C$1];4)&amp;&quot;,&quot;" office:value-type="string" office:string-value="&amp;2800," calcext:value-type="string">
            <text:p>&amp;2800,</text:p>
          </table:table-cell>
          <table:table-cell table:formula="of:=&quot;&amp;&quot;&amp;DEC2HEX([.$B12]+[.D$1];4)&amp;&quot;,&quot;" office:value-type="string" office:string-value="&amp;2880," calcext:value-type="string">
            <text:p>&amp;2880,</text:p>
          </table:table-cell>
          <table:table-cell table:formula="of:=&quot;&amp;&quot;&amp;DEC2HEX([.$B12]+[.E$1];4)&amp;&quot;,&quot;" office:value-type="string" office:string-value="&amp;2900," calcext:value-type="string">
            <text:p>&amp;2900,</text:p>
          </table:table-cell>
          <table:table-cell table:formula="of:=&quot;&amp;&quot;&amp;DEC2HEX([.$B12]+[.F$1];4)&amp;&quot;,&quot;" office:value-type="string" office:string-value="&amp;2980," calcext:value-type="string">
            <text:p>&amp;2980,</text:p>
          </table:table-cell>
          <table:table-cell table:formula="of:=&quot;&amp;&quot;&amp;DEC2HEX([.$B12]+[.G$1];4)&amp;&quot;,&quot;" office:value-type="string" office:string-value="&amp;2A00," calcext:value-type="string">
            <text:p>&amp;2A00,</text:p>
          </table:table-cell>
          <table:table-cell table:formula="of:=&quot;&amp;&quot;&amp;DEC2HEX([.$B12]+[.H$1];4)&amp;&quot;,&quot;" office:value-type="string" office:string-value="&amp;2A80," calcext:value-type="string">
            <text:p>&amp;2A80,</text:p>
          </table:table-cell>
          <table:table-cell table:formula="of:=&quot;&amp;&quot;&amp;DEC2HEX([.$B12]+[.I$1];4)&amp;&quot;,&quot;" office:value-type="string" office:string-value="&amp;2B00," calcext:value-type="string">
            <text:p>&amp;2B00,</text:p>
          </table:table-cell>
          <table:table-cell table:formula="of:=&quot;&amp;&quot;&amp;DEC2HEX([.$B12]+[.J$1];4)&amp;&quot;,&quot;" office:value-type="string" office:string-value="&amp;2B80," calcext:value-type="string">
            <text:p>&amp;2B80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+1024" office:value-type="float" office:value="11264" calcext:value-type="float">
            <text:p>11264</text:p>
          </table:table-cell>
          <table:table-cell table:formula="of:=&quot;&amp;&quot;&amp;DEC2HEX([.$B13]+[.C$1];4)&amp;&quot;,&quot;" office:value-type="string" office:string-value="&amp;2C00," calcext:value-type="string">
            <text:p>&amp;2C00,</text:p>
          </table:table-cell>
          <table:table-cell table:formula="of:=&quot;&amp;&quot;&amp;DEC2HEX([.$B13]+[.D$1];4)&amp;&quot;,&quot;" office:value-type="string" office:string-value="&amp;2C80," calcext:value-type="string">
            <text:p>&amp;2C80,</text:p>
          </table:table-cell>
          <table:table-cell table:formula="of:=&quot;&amp;&quot;&amp;DEC2HEX([.$B13]+[.E$1];4)&amp;&quot;,&quot;" office:value-type="string" office:string-value="&amp;2D00," calcext:value-type="string">
            <text:p>&amp;2D00,</text:p>
          </table:table-cell>
          <table:table-cell table:formula="of:=&quot;&amp;&quot;&amp;DEC2HEX([.$B13]+[.F$1];4)&amp;&quot;,&quot;" office:value-type="string" office:string-value="&amp;2D80," calcext:value-type="string">
            <text:p>&amp;2D80,</text:p>
          </table:table-cell>
          <table:table-cell table:formula="of:=&quot;&amp;&quot;&amp;DEC2HEX([.$B13]+[.G$1];4)&amp;&quot;,&quot;" office:value-type="string" office:string-value="&amp;2E00," calcext:value-type="string">
            <text:p>&amp;2E00,</text:p>
          </table:table-cell>
          <table:table-cell table:formula="of:=&quot;&amp;&quot;&amp;DEC2HEX([.$B13]+[.H$1];4)&amp;&quot;,&quot;" office:value-type="string" office:string-value="&amp;2E80," calcext:value-type="string">
            <text:p>&amp;2E80,</text:p>
          </table:table-cell>
          <table:table-cell table:formula="of:=&quot;&amp;&quot;&amp;DEC2HEX([.$B13]+[.I$1];4)&amp;&quot;,&quot;" office:value-type="string" office:string-value="&amp;2F00," calcext:value-type="string">
            <text:p>&amp;2F00,</text:p>
          </table:table-cell>
          <table:table-cell table:formula="of:=&quot;&amp;&quot;&amp;DEC2HEX([.$B13]+[.J$1];4)&amp;&quot;,&quot;" office:value-type="string" office:string-value="&amp;2F80," calcext:value-type="string">
            <text:p>&amp;2F80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+1024" office:value-type="float" office:value="12288" calcext:value-type="float">
            <text:p>12288</text:p>
          </table:table-cell>
          <table:table-cell table:formula="of:=&quot;&amp;&quot;&amp;DEC2HEX([.$B14]+[.C$1];4)&amp;&quot;,&quot;" office:value-type="string" office:string-value="&amp;3000," calcext:value-type="string">
            <text:p>&amp;3000,</text:p>
          </table:table-cell>
          <table:table-cell table:formula="of:=&quot;&amp;&quot;&amp;DEC2HEX([.$B14]+[.D$1];4)&amp;&quot;,&quot;" office:value-type="string" office:string-value="&amp;3080," calcext:value-type="string">
            <text:p>&amp;3080,</text:p>
          </table:table-cell>
          <table:table-cell table:formula="of:=&quot;&amp;&quot;&amp;DEC2HEX([.$B14]+[.E$1];4)&amp;&quot;,&quot;" office:value-type="string" office:string-value="&amp;3100," calcext:value-type="string">
            <text:p>&amp;3100,</text:p>
          </table:table-cell>
          <table:table-cell table:formula="of:=&quot;&amp;&quot;&amp;DEC2HEX([.$B14]+[.F$1];4)&amp;&quot;,&quot;" office:value-type="string" office:string-value="&amp;3180," calcext:value-type="string">
            <text:p>&amp;3180,</text:p>
          </table:table-cell>
          <table:table-cell table:formula="of:=&quot;&amp;&quot;&amp;DEC2HEX([.$B14]+[.G$1];4)&amp;&quot;,&quot;" office:value-type="string" office:string-value="&amp;3200," calcext:value-type="string">
            <text:p>&amp;3200,</text:p>
          </table:table-cell>
          <table:table-cell table:formula="of:=&quot;&amp;&quot;&amp;DEC2HEX([.$B14]+[.H$1];4)&amp;&quot;,&quot;" office:value-type="string" office:string-value="&amp;3280," calcext:value-type="string">
            <text:p>&amp;3280,</text:p>
          </table:table-cell>
          <table:table-cell table:formula="of:=&quot;&amp;&quot;&amp;DEC2HEX([.$B14]+[.I$1];4)&amp;&quot;,&quot;" office:value-type="string" office:string-value="&amp;3300," calcext:value-type="string">
            <text:p>&amp;3300,</text:p>
          </table:table-cell>
          <table:table-cell table:formula="of:=&quot;&amp;&quot;&amp;DEC2HEX([.$B14]+[.J$1];4)&amp;&quot;,&quot;" office:value-type="string" office:string-value="&amp;3380," calcext:value-type="string">
            <text:p>&amp;3380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+1024" office:value-type="float" office:value="13312" calcext:value-type="float">
            <text:p>13312</text:p>
          </table:table-cell>
          <table:table-cell table:formula="of:=&quot;&amp;&quot;&amp;DEC2HEX([.$B15]+[.C$1];4)&amp;&quot;,&quot;" office:value-type="string" office:string-value="&amp;3400," calcext:value-type="string">
            <text:p>&amp;3400,</text:p>
          </table:table-cell>
          <table:table-cell table:formula="of:=&quot;&amp;&quot;&amp;DEC2HEX([.$B15]+[.D$1];4)&amp;&quot;,&quot;" office:value-type="string" office:string-value="&amp;3480," calcext:value-type="string">
            <text:p>&amp;3480,</text:p>
          </table:table-cell>
          <table:table-cell table:formula="of:=&quot;&amp;&quot;&amp;DEC2HEX([.$B15]+[.E$1];4)&amp;&quot;,&quot;" office:value-type="string" office:string-value="&amp;3500," calcext:value-type="string">
            <text:p>&amp;3500,</text:p>
          </table:table-cell>
          <table:table-cell table:formula="of:=&quot;&amp;&quot;&amp;DEC2HEX([.$B15]+[.F$1];4)&amp;&quot;,&quot;" office:value-type="string" office:string-value="&amp;3580," calcext:value-type="string">
            <text:p>&amp;3580,</text:p>
          </table:table-cell>
          <table:table-cell table:formula="of:=&quot;&amp;&quot;&amp;DEC2HEX([.$B15]+[.G$1];4)&amp;&quot;,&quot;" office:value-type="string" office:string-value="&amp;3600," calcext:value-type="string">
            <text:p>&amp;3600,</text:p>
          </table:table-cell>
          <table:table-cell table:formula="of:=&quot;&amp;&quot;&amp;DEC2HEX([.$B15]+[.H$1];4)&amp;&quot;,&quot;" office:value-type="string" office:string-value="&amp;3680," calcext:value-type="string">
            <text:p>&amp;3680,</text:p>
          </table:table-cell>
          <table:table-cell table:formula="of:=&quot;&amp;&quot;&amp;DEC2HEX([.$B15]+[.I$1];4)&amp;&quot;,&quot;" office:value-type="string" office:string-value="&amp;3700," calcext:value-type="string">
            <text:p>&amp;3700,</text:p>
          </table:table-cell>
          <table:table-cell table:formula="of:=&quot;&amp;&quot;&amp;DEC2HEX([.$B15]+[.J$1];4)&amp;&quot;,&quot;" office:value-type="string" office:string-value="&amp;3780," calcext:value-type="string">
            <text:p>&amp;3780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+1024" office:value-type="float" office:value="14336" calcext:value-type="float">
            <text:p>14336</text:p>
          </table:table-cell>
          <table:table-cell table:formula="of:=&quot;&amp;&quot;&amp;DEC2HEX([.$B16]+[.C$1];4)&amp;&quot;,&quot;" office:value-type="string" office:string-value="&amp;3800," calcext:value-type="string">
            <text:p>&amp;3800,</text:p>
          </table:table-cell>
          <table:table-cell table:formula="of:=&quot;&amp;&quot;&amp;DEC2HEX([.$B16]+[.D$1];4)&amp;&quot;,&quot;" office:value-type="string" office:string-value="&amp;3880," calcext:value-type="string">
            <text:p>&amp;3880,</text:p>
          </table:table-cell>
          <table:table-cell table:formula="of:=&quot;&amp;&quot;&amp;DEC2HEX([.$B16]+[.E$1];4)&amp;&quot;,&quot;" office:value-type="string" office:string-value="&amp;3900," calcext:value-type="string">
            <text:p>&amp;3900,</text:p>
          </table:table-cell>
          <table:table-cell table:formula="of:=&quot;&amp;&quot;&amp;DEC2HEX([.$B16]+[.F$1];4)&amp;&quot;,&quot;" office:value-type="string" office:string-value="&amp;3980," calcext:value-type="string">
            <text:p>&amp;3980,</text:p>
          </table:table-cell>
          <table:table-cell table:formula="of:=&quot;&amp;&quot;&amp;DEC2HEX([.$B16]+[.G$1];4)&amp;&quot;,&quot;" office:value-type="string" office:string-value="&amp;3A00," calcext:value-type="string">
            <text:p>&amp;3A00,</text:p>
          </table:table-cell>
          <table:table-cell table:formula="of:=&quot;&amp;&quot;&amp;DEC2HEX([.$B16]+[.H$1];4)&amp;&quot;,&quot;" office:value-type="string" office:string-value="&amp;3A80," calcext:value-type="string">
            <text:p>&amp;3A80,</text:p>
          </table:table-cell>
          <table:table-cell table:formula="of:=&quot;&amp;&quot;&amp;DEC2HEX([.$B16]+[.I$1];4)&amp;&quot;,&quot;" office:value-type="string" office:string-value="&amp;3B00," calcext:value-type="string">
            <text:p>&amp;3B00,</text:p>
          </table:table-cell>
          <table:table-cell table:formula="of:=&quot;&amp;&quot;&amp;DEC2HEX([.$B16]+[.J$1];4)&amp;&quot;,&quot;" office:value-type="string" office:string-value="&amp;3B80," calcext:value-type="string">
            <text:p>&amp;3B80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+1024" office:value-type="float" office:value="15360" calcext:value-type="float">
            <text:p>15360</text:p>
          </table:table-cell>
          <table:table-cell table:formula="of:=&quot;&amp;&quot;&amp;DEC2HEX([.$B17]+[.C$1];4)&amp;&quot;,&quot;" office:value-type="string" office:string-value="&amp;3C00," calcext:value-type="string">
            <text:p>&amp;3C00,</text:p>
          </table:table-cell>
          <table:table-cell table:formula="of:=&quot;&amp;&quot;&amp;DEC2HEX([.$B17]+[.D$1];4)&amp;&quot;,&quot;" office:value-type="string" office:string-value="&amp;3C80," calcext:value-type="string">
            <text:p>&amp;3C80,</text:p>
          </table:table-cell>
          <table:table-cell table:formula="of:=&quot;&amp;&quot;&amp;DEC2HEX([.$B17]+[.E$1];4)&amp;&quot;,&quot;" office:value-type="string" office:string-value="&amp;3D00," calcext:value-type="string">
            <text:p>&amp;3D00,</text:p>
          </table:table-cell>
          <table:table-cell table:formula="of:=&quot;&amp;&quot;&amp;DEC2HEX([.$B17]+[.F$1];4)&amp;&quot;,&quot;" office:value-type="string" office:string-value="&amp;3D80," calcext:value-type="string">
            <text:p>&amp;3D80,</text:p>
          </table:table-cell>
          <table:table-cell table:formula="of:=&quot;&amp;&quot;&amp;DEC2HEX([.$B17]+[.G$1];4)&amp;&quot;,&quot;" office:value-type="string" office:string-value="&amp;3E00," calcext:value-type="string">
            <text:p>&amp;3E00,</text:p>
          </table:table-cell>
          <table:table-cell table:formula="of:=&quot;&amp;&quot;&amp;DEC2HEX([.$B17]+[.H$1];4)&amp;&quot;,&quot;" office:value-type="string" office:string-value="&amp;3E80," calcext:value-type="string">
            <text:p>&amp;3E80,</text:p>
          </table:table-cell>
          <table:table-cell table:formula="of:=&quot;&amp;&quot;&amp;DEC2HEX([.$B17]+[.I$1];4)&amp;&quot;,&quot;" office:value-type="string" office:string-value="&amp;3F00," calcext:value-type="string">
            <text:p>&amp;3F00,</text:p>
          </table:table-cell>
          <table:table-cell table:formula="of:=&quot;&amp;&quot;&amp;DEC2HEX([.$B17]+[.J$1];4)&amp;&quot;,&quot;" office:value-type="string" office:string-value="&amp;3F80," calcext:value-type="string">
            <text:p>&amp;3F80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+1024" office:value-type="float" office:value="16384" calcext:value-type="float">
            <text:p>16384</text:p>
          </table:table-cell>
          <table:table-cell table:formula="of:=&quot;&amp;&quot;&amp;DEC2HEX([.$B18]+[.C$1];4)&amp;&quot;,&quot;" office:value-type="string" office:string-value="&amp;4000," calcext:value-type="string">
            <text:p>&amp;4000,</text:p>
          </table:table-cell>
          <table:table-cell table:formula="of:=&quot;&amp;&quot;&amp;DEC2HEX([.$B18]+[.D$1];4)&amp;&quot;,&quot;" office:value-type="string" office:string-value="&amp;4080," calcext:value-type="string">
            <text:p>&amp;4080,</text:p>
          </table:table-cell>
          <table:table-cell table:formula="of:=&quot;&amp;&quot;&amp;DEC2HEX([.$B18]+[.E$1];4)&amp;&quot;,&quot;" office:value-type="string" office:string-value="&amp;4100," calcext:value-type="string">
            <text:p>&amp;4100,</text:p>
          </table:table-cell>
          <table:table-cell table:formula="of:=&quot;&amp;&quot;&amp;DEC2HEX([.$B18]+[.F$1];4)&amp;&quot;,&quot;" office:value-type="string" office:string-value="&amp;4180," calcext:value-type="string">
            <text:p>&amp;4180,</text:p>
          </table:table-cell>
          <table:table-cell table:formula="of:=&quot;&amp;&quot;&amp;DEC2HEX([.$B18]+[.G$1];4)&amp;&quot;,&quot;" office:value-type="string" office:string-value="&amp;4200," calcext:value-type="string">
            <text:p>&amp;4200,</text:p>
          </table:table-cell>
          <table:table-cell table:formula="of:=&quot;&amp;&quot;&amp;DEC2HEX([.$B18]+[.H$1];4)&amp;&quot;,&quot;" office:value-type="string" office:string-value="&amp;4280," calcext:value-type="string">
            <text:p>&amp;4280,</text:p>
          </table:table-cell>
          <table:table-cell table:formula="of:=&quot;&amp;&quot;&amp;DEC2HEX([.$B18]+[.I$1];4)&amp;&quot;,&quot;" office:value-type="string" office:string-value="&amp;4300," calcext:value-type="string">
            <text:p>&amp;4300,</text:p>
          </table:table-cell>
          <table:table-cell table:formula="of:=&quot;&amp;&quot;&amp;DEC2HEX([.$B18]+[.J$1];4)&amp;&quot;,&quot;" office:value-type="string" office:string-value="&amp;4380," calcext:value-type="string">
            <text:p>&amp;4380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+1024" office:value-type="float" office:value="17408" calcext:value-type="float">
            <text:p>17408</text:p>
          </table:table-cell>
          <table:table-cell table:formula="of:=&quot;&amp;&quot;&amp;DEC2HEX([.$B19]+[.C$1];4)&amp;&quot;,&quot;" office:value-type="string" office:string-value="&amp;4400," calcext:value-type="string">
            <text:p>&amp;4400,</text:p>
          </table:table-cell>
          <table:table-cell table:formula="of:=&quot;&amp;&quot;&amp;DEC2HEX([.$B19]+[.D$1];4)&amp;&quot;,&quot;" office:value-type="string" office:string-value="&amp;4480," calcext:value-type="string">
            <text:p>&amp;4480,</text:p>
          </table:table-cell>
          <table:table-cell table:formula="of:=&quot;&amp;&quot;&amp;DEC2HEX([.$B19]+[.E$1];4)&amp;&quot;,&quot;" office:value-type="string" office:string-value="&amp;4500," calcext:value-type="string">
            <text:p>&amp;4500,</text:p>
          </table:table-cell>
          <table:table-cell table:formula="of:=&quot;&amp;&quot;&amp;DEC2HEX([.$B19]+[.F$1];4)&amp;&quot;,&quot;" office:value-type="string" office:string-value="&amp;4580," calcext:value-type="string">
            <text:p>&amp;4580,</text:p>
          </table:table-cell>
          <table:table-cell table:formula="of:=&quot;&amp;&quot;&amp;DEC2HEX([.$B19]+[.G$1];4)&amp;&quot;,&quot;" office:value-type="string" office:string-value="&amp;4600," calcext:value-type="string">
            <text:p>&amp;4600,</text:p>
          </table:table-cell>
          <table:table-cell table:formula="of:=&quot;&amp;&quot;&amp;DEC2HEX([.$B19]+[.H$1];4)&amp;&quot;,&quot;" office:value-type="string" office:string-value="&amp;4680," calcext:value-type="string">
            <text:p>&amp;4680,</text:p>
          </table:table-cell>
          <table:table-cell table:formula="of:=&quot;&amp;&quot;&amp;DEC2HEX([.$B19]+[.I$1];4)&amp;&quot;,&quot;" office:value-type="string" office:string-value="&amp;4700," calcext:value-type="string">
            <text:p>&amp;4700,</text:p>
          </table:table-cell>
          <table:table-cell table:formula="of:=&quot;&amp;&quot;&amp;DEC2HEX([.$B19]+[.J$1];4)&amp;&quot;,&quot;" office:value-type="string" office:string-value="&amp;4780," calcext:value-type="string">
            <text:p>&amp;4780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+1024" office:value-type="float" office:value="18432" calcext:value-type="float">
            <text:p>18432</text:p>
          </table:table-cell>
          <table:table-cell table:formula="of:=&quot;&amp;&quot;&amp;DEC2HEX([.$B20]+[.C$1];4)&amp;&quot;,&quot;" office:value-type="string" office:string-value="&amp;4800," calcext:value-type="string">
            <text:p>&amp;4800,</text:p>
          </table:table-cell>
          <table:table-cell table:formula="of:=&quot;&amp;&quot;&amp;DEC2HEX([.$B20]+[.D$1];4)&amp;&quot;,&quot;" office:value-type="string" office:string-value="&amp;4880," calcext:value-type="string">
            <text:p>&amp;4880,</text:p>
          </table:table-cell>
          <table:table-cell table:formula="of:=&quot;&amp;&quot;&amp;DEC2HEX([.$B20]+[.E$1];4)&amp;&quot;,&quot;" office:value-type="string" office:string-value="&amp;4900," calcext:value-type="string">
            <text:p>&amp;4900,</text:p>
          </table:table-cell>
          <table:table-cell table:formula="of:=&quot;&amp;&quot;&amp;DEC2HEX([.$B20]+[.F$1];4)&amp;&quot;,&quot;" office:value-type="string" office:string-value="&amp;4980," calcext:value-type="string">
            <text:p>&amp;4980,</text:p>
          </table:table-cell>
          <table:table-cell table:formula="of:=&quot;&amp;&quot;&amp;DEC2HEX([.$B20]+[.G$1];4)&amp;&quot;,&quot;" office:value-type="string" office:string-value="&amp;4A00," calcext:value-type="string">
            <text:p>&amp;4A00,</text:p>
          </table:table-cell>
          <table:table-cell table:formula="of:=&quot;&amp;&quot;&amp;DEC2HEX([.$B20]+[.H$1];4)&amp;&quot;,&quot;" office:value-type="string" office:string-value="&amp;4A80," calcext:value-type="string">
            <text:p>&amp;4A80,</text:p>
          </table:table-cell>
          <table:table-cell table:formula="of:=&quot;&amp;&quot;&amp;DEC2HEX([.$B20]+[.I$1];4)&amp;&quot;,&quot;" office:value-type="string" office:string-value="&amp;4B00," calcext:value-type="string">
            <text:p>&amp;4B00,</text:p>
          </table:table-cell>
          <table:table-cell table:formula="of:=&quot;&amp;&quot;&amp;DEC2HEX([.$B20]+[.J$1];4)&amp;&quot;,&quot;" office:value-type="string" office:string-value="&amp;4B80," calcext:value-type="string">
            <text:p>&amp;4B80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+1024" office:value-type="float" office:value="19456" calcext:value-type="float">
            <text:p>19456</text:p>
          </table:table-cell>
          <table:table-cell table:formula="of:=&quot;&amp;&quot;&amp;DEC2HEX([.$B21]+[.C$1];4)&amp;&quot;,&quot;" office:value-type="string" office:string-value="&amp;4C00," calcext:value-type="string">
            <text:p>&amp;4C00,</text:p>
          </table:table-cell>
          <table:table-cell table:formula="of:=&quot;&amp;&quot;&amp;DEC2HEX([.$B21]+[.D$1];4)&amp;&quot;,&quot;" office:value-type="string" office:string-value="&amp;4C80," calcext:value-type="string">
            <text:p>&amp;4C80,</text:p>
          </table:table-cell>
          <table:table-cell table:formula="of:=&quot;&amp;&quot;&amp;DEC2HEX([.$B21]+[.E$1];4)&amp;&quot;,&quot;" office:value-type="string" office:string-value="&amp;4D00," calcext:value-type="string">
            <text:p>&amp;4D00,</text:p>
          </table:table-cell>
          <table:table-cell table:formula="of:=&quot;&amp;&quot;&amp;DEC2HEX([.$B21]+[.F$1];4)&amp;&quot;,&quot;" office:value-type="string" office:string-value="&amp;4D80," calcext:value-type="string">
            <text:p>&amp;4D80,</text:p>
          </table:table-cell>
          <table:table-cell table:formula="of:=&quot;&amp;&quot;&amp;DEC2HEX([.$B21]+[.G$1];4)&amp;&quot;,&quot;" office:value-type="string" office:string-value="&amp;4E00," calcext:value-type="string">
            <text:p>&amp;4E00,</text:p>
          </table:table-cell>
          <table:table-cell table:formula="of:=&quot;&amp;&quot;&amp;DEC2HEX([.$B21]+[.H$1];4)&amp;&quot;,&quot;" office:value-type="string" office:string-value="&amp;4E80," calcext:value-type="string">
            <text:p>&amp;4E80,</text:p>
          </table:table-cell>
          <table:table-cell table:formula="of:=&quot;&amp;&quot;&amp;DEC2HEX([.$B21]+[.I$1];4)&amp;&quot;,&quot;" office:value-type="string" office:string-value="&amp;4F00," calcext:value-type="string">
            <text:p>&amp;4F00,</text:p>
          </table:table-cell>
          <table:table-cell table:formula="of:=&quot;&amp;&quot;&amp;DEC2HEX([.$B21]+[.J$1];4)&amp;&quot;,&quot;" office:value-type="string" office:string-value="&amp;4F80," calcext:value-type="string">
            <text:p>&amp;4F80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+1024" office:value-type="float" office:value="20480" calcext:value-type="float">
            <text:p>20480</text:p>
          </table:table-cell>
          <table:table-cell table:formula="of:=&quot;&amp;&quot;&amp;DEC2HEX([.$B22]+[.C$1];4)&amp;&quot;,&quot;" office:value-type="string" office:string-value="&amp;5000," calcext:value-type="string">
            <text:p>&amp;5000,</text:p>
          </table:table-cell>
          <table:table-cell table:formula="of:=&quot;&amp;&quot;&amp;DEC2HEX([.$B22]+[.D$1];4)&amp;&quot;,&quot;" office:value-type="string" office:string-value="&amp;5080," calcext:value-type="string">
            <text:p>&amp;5080,</text:p>
          </table:table-cell>
          <table:table-cell table:formula="of:=&quot;&amp;&quot;&amp;DEC2HEX([.$B22]+[.E$1];4)&amp;&quot;,&quot;" office:value-type="string" office:string-value="&amp;5100," calcext:value-type="string">
            <text:p>&amp;5100,</text:p>
          </table:table-cell>
          <table:table-cell table:formula="of:=&quot;&amp;&quot;&amp;DEC2HEX([.$B22]+[.F$1];4)&amp;&quot;,&quot;" office:value-type="string" office:string-value="&amp;5180," calcext:value-type="string">
            <text:p>&amp;5180,</text:p>
          </table:table-cell>
          <table:table-cell table:formula="of:=&quot;&amp;&quot;&amp;DEC2HEX([.$B22]+[.G$1];4)&amp;&quot;,&quot;" office:value-type="string" office:string-value="&amp;5200," calcext:value-type="string">
            <text:p>&amp;5200,</text:p>
          </table:table-cell>
          <table:table-cell table:formula="of:=&quot;&amp;&quot;&amp;DEC2HEX([.$B22]+[.H$1];4)&amp;&quot;,&quot;" office:value-type="string" office:string-value="&amp;5280," calcext:value-type="string">
            <text:p>&amp;5280,</text:p>
          </table:table-cell>
          <table:table-cell table:formula="of:=&quot;&amp;&quot;&amp;DEC2HEX([.$B22]+[.I$1];4)&amp;&quot;,&quot;" office:value-type="string" office:string-value="&amp;5300," calcext:value-type="string">
            <text:p>&amp;5300,</text:p>
          </table:table-cell>
          <table:table-cell table:formula="of:=&quot;&amp;&quot;&amp;DEC2HEX([.$B22]+[.J$1];4)&amp;&quot;,&quot;" office:value-type="string" office:string-value="&amp;5380," calcext:value-type="string">
            <text:p>&amp;5380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2]+1024" office:value-type="float" office:value="21504" calcext:value-type="float">
            <text:p>21504</text:p>
          </table:table-cell>
          <table:table-cell table:formula="of:=&quot;&amp;&quot;&amp;DEC2HEX([.$B23]+[.C$1];4)&amp;&quot;,&quot;" office:value-type="string" office:string-value="&amp;5400," calcext:value-type="string">
            <text:p>&amp;5400,</text:p>
          </table:table-cell>
          <table:table-cell table:formula="of:=&quot;&amp;&quot;&amp;DEC2HEX([.$B23]+[.D$1];4)&amp;&quot;,&quot;" office:value-type="string" office:string-value="&amp;5480," calcext:value-type="string">
            <text:p>&amp;5480,</text:p>
          </table:table-cell>
          <table:table-cell table:formula="of:=&quot;&amp;&quot;&amp;DEC2HEX([.$B23]+[.E$1];4)&amp;&quot;,&quot;" office:value-type="string" office:string-value="&amp;5500," calcext:value-type="string">
            <text:p>&amp;5500,</text:p>
          </table:table-cell>
          <table:table-cell table:formula="of:=&quot;&amp;&quot;&amp;DEC2HEX([.$B23]+[.F$1];4)&amp;&quot;,&quot;" office:value-type="string" office:string-value="&amp;5580," calcext:value-type="string">
            <text:p>&amp;5580,</text:p>
          </table:table-cell>
          <table:table-cell table:formula="of:=&quot;&amp;&quot;&amp;DEC2HEX([.$B23]+[.G$1];4)&amp;&quot;,&quot;" office:value-type="string" office:string-value="&amp;5600," calcext:value-type="string">
            <text:p>&amp;5600,</text:p>
          </table:table-cell>
          <table:table-cell table:formula="of:=&quot;&amp;&quot;&amp;DEC2HEX([.$B23]+[.H$1];4)&amp;&quot;,&quot;" office:value-type="string" office:string-value="&amp;5680," calcext:value-type="string">
            <text:p>&amp;5680,</text:p>
          </table:table-cell>
          <table:table-cell table:formula="of:=&quot;&amp;&quot;&amp;DEC2HEX([.$B23]+[.I$1];4)&amp;&quot;,&quot;" office:value-type="string" office:string-value="&amp;5700," calcext:value-type="string">
            <text:p>&amp;5700,</text:p>
          </table:table-cell>
          <table:table-cell table:formula="of:=&quot;&amp;&quot;&amp;DEC2HEX([.$B23]+[.J$1];4)&amp;&quot;,&quot;" office:value-type="string" office:string-value="&amp;5780," calcext:value-type="string">
            <text:p>&amp;5780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3]+1024" office:value-type="float" office:value="22528" calcext:value-type="float">
            <text:p>22528</text:p>
          </table:table-cell>
          <table:table-cell table:formula="of:=&quot;&amp;&quot;&amp;DEC2HEX([.$B24]+[.C$1];4)&amp;&quot;,&quot;" office:value-type="string" office:string-value="&amp;5800," calcext:value-type="string">
            <text:p>&amp;5800,</text:p>
          </table:table-cell>
          <table:table-cell table:formula="of:=&quot;&amp;&quot;&amp;DEC2HEX([.$B24]+[.D$1];4)&amp;&quot;,&quot;" office:value-type="string" office:string-value="&amp;5880," calcext:value-type="string">
            <text:p>&amp;5880,</text:p>
          </table:table-cell>
          <table:table-cell table:formula="of:=&quot;&amp;&quot;&amp;DEC2HEX([.$B24]+[.E$1];4)&amp;&quot;,&quot;" office:value-type="string" office:string-value="&amp;5900," calcext:value-type="string">
            <text:p>&amp;5900,</text:p>
          </table:table-cell>
          <table:table-cell table:formula="of:=&quot;&amp;&quot;&amp;DEC2HEX([.$B24]+[.F$1];4)&amp;&quot;,&quot;" office:value-type="string" office:string-value="&amp;5980," calcext:value-type="string">
            <text:p>&amp;5980,</text:p>
          </table:table-cell>
          <table:table-cell table:formula="of:=&quot;&amp;&quot;&amp;DEC2HEX([.$B24]+[.G$1];4)&amp;&quot;,&quot;" office:value-type="string" office:string-value="&amp;5A00," calcext:value-type="string">
            <text:p>&amp;5A00,</text:p>
          </table:table-cell>
          <table:table-cell table:formula="of:=&quot;&amp;&quot;&amp;DEC2HEX([.$B24]+[.H$1];4)&amp;&quot;,&quot;" office:value-type="string" office:string-value="&amp;5A80," calcext:value-type="string">
            <text:p>&amp;5A80,</text:p>
          </table:table-cell>
          <table:table-cell table:formula="of:=&quot;&amp;&quot;&amp;DEC2HEX([.$B24]+[.I$1];4)&amp;&quot;,&quot;" office:value-type="string" office:string-value="&amp;5B00," calcext:value-type="string">
            <text:p>&amp;5B00,</text:p>
          </table:table-cell>
          <table:table-cell table:formula="of:=&quot;&amp;&quot;&amp;DEC2HEX([.$B24]+[.J$1];4)&amp;&quot;,&quot;" office:value-type="string" office:string-value="&amp;5B80," calcext:value-type="string">
            <text:p>&amp;5B80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4]+1024" office:value-type="float" office:value="23552" calcext:value-type="float">
            <text:p>23552</text:p>
          </table:table-cell>
          <table:table-cell table:formula="of:=&quot;&amp;&quot;&amp;DEC2HEX([.$B25]+[.C$1];4)&amp;&quot;,&quot;" office:value-type="string" office:string-value="&amp;5C00," calcext:value-type="string">
            <text:p>&amp;5C00,</text:p>
          </table:table-cell>
          <table:table-cell table:formula="of:=&quot;&amp;&quot;&amp;DEC2HEX([.$B25]+[.D$1];4)&amp;&quot;,&quot;" office:value-type="string" office:string-value="&amp;5C80," calcext:value-type="string">
            <text:p>&amp;5C80,</text:p>
          </table:table-cell>
          <table:table-cell table:formula="of:=&quot;&amp;&quot;&amp;DEC2HEX([.$B25]+[.E$1];4)&amp;&quot;,&quot;" office:value-type="string" office:string-value="&amp;5D00," calcext:value-type="string">
            <text:p>&amp;5D00,</text:p>
          </table:table-cell>
          <table:table-cell table:formula="of:=&quot;&amp;&quot;&amp;DEC2HEX([.$B25]+[.F$1];4)&amp;&quot;,&quot;" office:value-type="string" office:string-value="&amp;5D80," calcext:value-type="string">
            <text:p>&amp;5D80,</text:p>
          </table:table-cell>
          <table:table-cell table:formula="of:=&quot;&amp;&quot;&amp;DEC2HEX([.$B25]+[.G$1];4)&amp;&quot;,&quot;" office:value-type="string" office:string-value="&amp;5E00," calcext:value-type="string">
            <text:p>&amp;5E00,</text:p>
          </table:table-cell>
          <table:table-cell table:formula="of:=&quot;&amp;&quot;&amp;DEC2HEX([.$B25]+[.H$1];4)&amp;&quot;,&quot;" office:value-type="string" office:string-value="&amp;5E80," calcext:value-type="string">
            <text:p>&amp;5E80,</text:p>
          </table:table-cell>
          <table:table-cell table:formula="of:=&quot;&amp;&quot;&amp;DEC2HEX([.$B25]+[.I$1];4)&amp;&quot;,&quot;" office:value-type="string" office:string-value="&amp;5F00," calcext:value-type="string">
            <text:p>&amp;5F00,</text:p>
          </table:table-cell>
          <table:table-cell table:formula="of:=&quot;&amp;&quot;&amp;DEC2HEX([.$B25]+[.J$1];4)&amp;&quot;,&quot;" office:value-type="string" office:string-value="&amp;5F80," calcext:value-type="string">
            <text:p>&amp;5F80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5]+1024" office:value-type="float" office:value="24576" calcext:value-type="float">
            <text:p>24576</text:p>
          </table:table-cell>
          <table:table-cell table:formula="of:=&quot;&amp;&quot;&amp;DEC2HEX([.$B26]+[.C$1];4)&amp;&quot;,&quot;" office:value-type="string" office:string-value="&amp;6000," calcext:value-type="string">
            <text:p>&amp;6000,</text:p>
          </table:table-cell>
          <table:table-cell table:formula="of:=&quot;&amp;&quot;&amp;DEC2HEX([.$B26]+[.D$1];4)&amp;&quot;,&quot;" office:value-type="string" office:string-value="&amp;6080," calcext:value-type="string">
            <text:p>&amp;6080,</text:p>
          </table:table-cell>
          <table:table-cell table:formula="of:=&quot;&amp;&quot;&amp;DEC2HEX([.$B26]+[.E$1];4)&amp;&quot;,&quot;" office:value-type="string" office:string-value="&amp;6100," calcext:value-type="string">
            <text:p>&amp;6100,</text:p>
          </table:table-cell>
          <table:table-cell table:formula="of:=&quot;&amp;&quot;&amp;DEC2HEX([.$B26]+[.F$1];4)&amp;&quot;,&quot;" office:value-type="string" office:string-value="&amp;6180," calcext:value-type="string">
            <text:p>&amp;6180,</text:p>
          </table:table-cell>
          <table:table-cell table:formula="of:=&quot;&amp;&quot;&amp;DEC2HEX([.$B26]+[.G$1];4)&amp;&quot;,&quot;" office:value-type="string" office:string-value="&amp;6200," calcext:value-type="string">
            <text:p>&amp;6200,</text:p>
          </table:table-cell>
          <table:table-cell table:formula="of:=&quot;&amp;&quot;&amp;DEC2HEX([.$B26]+[.H$1];4)&amp;&quot;,&quot;" office:value-type="string" office:string-value="&amp;6280," calcext:value-type="string">
            <text:p>&amp;6280,</text:p>
          </table:table-cell>
          <table:table-cell table:formula="of:=&quot;&amp;&quot;&amp;DEC2HEX([.$B26]+[.I$1];4)&amp;&quot;,&quot;" office:value-type="string" office:string-value="&amp;6300," calcext:value-type="string">
            <text:p>&amp;6300,</text:p>
          </table:table-cell>
          <table:table-cell table:formula="of:=&quot;&amp;&quot;&amp;DEC2HEX([.$B26]+[.J$1];4)&amp;&quot;,&quot;" office:value-type="string" office:string-value="&amp;6380," calcext:value-type="string">
            <text:p>&amp;6380,</text:p>
          </table:table-cell>
        </table:table-row>
      </table:table>
      <table:table table:name="Sheet4" table:style-name="ta1">
        <table:table-column table:style-name="co1" table:number-columns-repeated="2" table:default-cell-style-name="Default"/>
        <table:table-column table:style-name="co1" table:number-columns-repeated="8" table:default-cell-style-name="ce1"/>
        <table:table-row table:style-name="ro1"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formula="of:=[.C1]+2048" office:value-type="float" office:value="2048" calcext:value-type="float">
            <text:p>2048</text:p>
          </table:table-cell>
          <table:table-cell table:style-name="Default" table:formula="of:=[.D1]+2048" office:value-type="float" office:value="4096" calcext:value-type="float">
            <text:p>4096</text:p>
          </table:table-cell>
          <table:table-cell table:style-name="Default" table:formula="of:=[.E1]+2048" office:value-type="float" office:value="6144" calcext:value-type="float">
            <text:p>6144</text:p>
          </table:table-cell>
          <table:table-cell table:style-name="Default" table:formula="of:=[.F1]+2048" office:value-type="float" office:value="8192" calcext:value-type="float">
            <text:p>8192</text:p>
          </table:table-cell>
          <table:table-cell table:style-name="Default" table:formula="of:=[.G1]+2048" office:value-type="float" office:value="10240" calcext:value-type="float">
            <text:p>10240</text:p>
          </table:table-cell>
          <table:table-cell table:style-name="Default" table:formula="of:=[.H1]+2048" office:value-type="float" office:value="12288" calcext:value-type="float">
            <text:p>12288</text:p>
          </table:table-cell>
          <table:table-cell table:style-name="Default" table:formula="of:=[.I1]+2048" office:value-type="float" office:value="14336" calcext:value-type="float">
            <text:p>1433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&quot;defw &amp;&quot;&amp;DEC2HEX([.$B2]+[.C$1]+128;4)&amp;&quot;,&quot;" office:value-type="string" office:string-value="defw &amp;0080," calcext:value-type="string">
            <text:p>defw &amp;0080,</text:p>
          </table:table-cell>
          <table:table-cell table:formula="of:=&quot;&amp;&quot;&amp;DEC2HEX([.$B2]+[.D$1]+128;4)&amp;&quot;,&quot;" office:value-type="string" office:string-value="&amp;0880," calcext:value-type="string">
            <text:p>&amp;0880,</text:p>
          </table:table-cell>
          <table:table-cell table:formula="of:=&quot;&amp;&quot;&amp;DEC2HEX([.$B2]+[.E$1]+128;4)&amp;&quot;,&quot;" office:value-type="string" office:string-value="&amp;1080," calcext:value-type="string">
            <text:p>&amp;1080,</text:p>
          </table:table-cell>
          <table:table-cell table:formula="of:=&quot;&amp;&quot;&amp;DEC2HEX([.$B2]+[.F$1]+128;4)&amp;&quot;,&quot;" office:value-type="string" office:string-value="&amp;1880," calcext:value-type="string">
            <text:p>&amp;1880,</text:p>
          </table:table-cell>
          <table:table-cell table:formula="of:=&quot;&amp;&quot;&amp;DEC2HEX([.$B2]+[.G$1]+128;4)&amp;&quot;,&quot;" office:value-type="string" office:string-value="&amp;2080," calcext:value-type="string">
            <text:p>&amp;2080,</text:p>
          </table:table-cell>
          <table:table-cell table:formula="of:=&quot;&amp;&quot;&amp;DEC2HEX([.$B2]+[.H$1]+128;4)&amp;&quot;,&quot;" office:value-type="string" office:string-value="&amp;2880," calcext:value-type="string">
            <text:p>&amp;2880,</text:p>
          </table:table-cell>
          <table:table-cell table:formula="of:=&quot;&amp;&quot;&amp;DEC2HEX([.$B2]+[.I$1]+128;4)&amp;&quot;,&quot;" office:value-type="string" office:string-value="&amp;3080," calcext:value-type="string">
            <text:p>&amp;3080,</text:p>
          </table:table-cell>
          <table:table-cell table:formula="of:=&quot;&amp;&quot;&amp;DEC2HEX([.$B2]+[.J$1]+128;4)" office:value-type="string" office:string-value="&amp;3880" calcext:value-type="string">
            <text:p>&amp;38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formula="of:=&quot;defw &amp;&quot;&amp;DEC2HEX([.$B3]+[.C$1]+128;4)&amp;&quot;,&quot;" office:value-type="string" office:string-value="defw &amp;00E0," calcext:value-type="string">
            <text:p>defw &amp;00E0,</text:p>
          </table:table-cell>
          <table:table-cell table:formula="of:=&quot;&amp;&quot;&amp;DEC2HEX([.$B3]+[.D$1]+128;4)&amp;&quot;,&quot;" office:value-type="string" office:string-value="&amp;08E0," calcext:value-type="string">
            <text:p>&amp;08E0,</text:p>
          </table:table-cell>
          <table:table-cell table:formula="of:=&quot;&amp;&quot;&amp;DEC2HEX([.$B3]+[.E$1]+128;4)&amp;&quot;,&quot;" office:value-type="string" office:string-value="&amp;10E0," calcext:value-type="string">
            <text:p>&amp;10E0,</text:p>
          </table:table-cell>
          <table:table-cell table:formula="of:=&quot;&amp;&quot;&amp;DEC2HEX([.$B3]+[.F$1]+128;4)&amp;&quot;,&quot;" office:value-type="string" office:string-value="&amp;18E0," calcext:value-type="string">
            <text:p>&amp;18E0,</text:p>
          </table:table-cell>
          <table:table-cell table:formula="of:=&quot;&amp;&quot;&amp;DEC2HEX([.$B3]+[.G$1]+128;4)&amp;&quot;,&quot;" office:value-type="string" office:string-value="&amp;20E0," calcext:value-type="string">
            <text:p>&amp;20E0,</text:p>
          </table:table-cell>
          <table:table-cell table:formula="of:=&quot;&amp;&quot;&amp;DEC2HEX([.$B3]+[.H$1]+128;4)&amp;&quot;,&quot;" office:value-type="string" office:string-value="&amp;28E0," calcext:value-type="string">
            <text:p>&amp;28E0,</text:p>
          </table:table-cell>
          <table:table-cell table:formula="of:=&quot;&amp;&quot;&amp;DEC2HEX([.$B3]+[.I$1]+128;4)&amp;&quot;,&quot;" office:value-type="string" office:string-value="&amp;30E0," calcext:value-type="string">
            <text:p>&amp;30E0,</text:p>
          </table:table-cell>
          <table:table-cell table:formula="of:=&quot;&amp;&quot;&amp;DEC2HEX([.$B3]+[.J$1]+128;4)" office:value-type="string" office:string-value="&amp;38E0" calcext:value-type="string">
            <text:p>&amp;38E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+96" office:value-type="float" office:value="192" calcext:value-type="float">
            <text:p>192</text:p>
          </table:table-cell>
          <table:table-cell table:formula="of:=&quot;defw &amp;&quot;&amp;DEC2HEX([.$B4]+[.C$1]+128;4)&amp;&quot;,&quot;" office:value-type="string" office:string-value="defw &amp;0140," calcext:value-type="string">
            <text:p>defw &amp;0140,</text:p>
          </table:table-cell>
          <table:table-cell table:formula="of:=&quot;&amp;&quot;&amp;DEC2HEX([.$B4]+[.D$1]+128;4)&amp;&quot;,&quot;" office:value-type="string" office:string-value="&amp;0940," calcext:value-type="string">
            <text:p>&amp;0940,</text:p>
          </table:table-cell>
          <table:table-cell table:formula="of:=&quot;&amp;&quot;&amp;DEC2HEX([.$B4]+[.E$1]+128;4)&amp;&quot;,&quot;" office:value-type="string" office:string-value="&amp;1140," calcext:value-type="string">
            <text:p>&amp;1140,</text:p>
          </table:table-cell>
          <table:table-cell table:formula="of:=&quot;&amp;&quot;&amp;DEC2HEX([.$B4]+[.F$1]+128;4)&amp;&quot;,&quot;" office:value-type="string" office:string-value="&amp;1940," calcext:value-type="string">
            <text:p>&amp;1940,</text:p>
          </table:table-cell>
          <table:table-cell table:formula="of:=&quot;&amp;&quot;&amp;DEC2HEX([.$B4]+[.G$1]+128;4)&amp;&quot;,&quot;" office:value-type="string" office:string-value="&amp;2140," calcext:value-type="string">
            <text:p>&amp;2140,</text:p>
          </table:table-cell>
          <table:table-cell table:formula="of:=&quot;&amp;&quot;&amp;DEC2HEX([.$B4]+[.H$1]+128;4)&amp;&quot;,&quot;" office:value-type="string" office:string-value="&amp;2940," calcext:value-type="string">
            <text:p>&amp;2940,</text:p>
          </table:table-cell>
          <table:table-cell table:formula="of:=&quot;&amp;&quot;&amp;DEC2HEX([.$B4]+[.I$1]+128;4)&amp;&quot;,&quot;" office:value-type="string" office:string-value="&amp;3140," calcext:value-type="string">
            <text:p>&amp;3140,</text:p>
          </table:table-cell>
          <table:table-cell table:formula="of:=&quot;&amp;&quot;&amp;DEC2HEX([.$B4]+[.J$1]+128;4)" office:value-type="string" office:string-value="&amp;3940" calcext:value-type="string">
            <text:p>&amp;39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+96" office:value-type="float" office:value="288" calcext:value-type="float">
            <text:p>288</text:p>
          </table:table-cell>
          <table:table-cell table:formula="of:=&quot;defw &amp;&quot;&amp;DEC2HEX([.$B5]+[.C$1]+128;4)&amp;&quot;,&quot;" office:value-type="string" office:string-value="defw &amp;01A0," calcext:value-type="string">
            <text:p>defw &amp;01A0,</text:p>
          </table:table-cell>
          <table:table-cell table:formula="of:=&quot;&amp;&quot;&amp;DEC2HEX([.$B5]+[.D$1]+128;4)&amp;&quot;,&quot;" office:value-type="string" office:string-value="&amp;09A0," calcext:value-type="string">
            <text:p>&amp;09A0,</text:p>
          </table:table-cell>
          <table:table-cell table:formula="of:=&quot;&amp;&quot;&amp;DEC2HEX([.$B5]+[.E$1]+128;4)&amp;&quot;,&quot;" office:value-type="string" office:string-value="&amp;11A0," calcext:value-type="string">
            <text:p>&amp;11A0,</text:p>
          </table:table-cell>
          <table:table-cell table:formula="of:=&quot;&amp;&quot;&amp;DEC2HEX([.$B5]+[.F$1]+128;4)&amp;&quot;,&quot;" office:value-type="string" office:string-value="&amp;19A0," calcext:value-type="string">
            <text:p>&amp;19A0,</text:p>
          </table:table-cell>
          <table:table-cell table:formula="of:=&quot;&amp;&quot;&amp;DEC2HEX([.$B5]+[.G$1]+128;4)&amp;&quot;,&quot;" office:value-type="string" office:string-value="&amp;21A0," calcext:value-type="string">
            <text:p>&amp;21A0,</text:p>
          </table:table-cell>
          <table:table-cell table:formula="of:=&quot;&amp;&quot;&amp;DEC2HEX([.$B5]+[.H$1]+128;4)&amp;&quot;,&quot;" office:value-type="string" office:string-value="&amp;29A0," calcext:value-type="string">
            <text:p>&amp;29A0,</text:p>
          </table:table-cell>
          <table:table-cell table:formula="of:=&quot;&amp;&quot;&amp;DEC2HEX([.$B5]+[.I$1]+128;4)&amp;&quot;,&quot;" office:value-type="string" office:string-value="&amp;31A0," calcext:value-type="string">
            <text:p>&amp;31A0,</text:p>
          </table:table-cell>
          <table:table-cell table:formula="of:=&quot;&amp;&quot;&amp;DEC2HEX([.$B5]+[.J$1]+128;4)" office:value-type="string" office:string-value="&amp;39A0" calcext:value-type="string">
            <text:p>&amp;39A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+96" office:value-type="float" office:value="384" calcext:value-type="float">
            <text:p>384</text:p>
          </table:table-cell>
          <table:table-cell table:formula="of:=&quot;defw &amp;&quot;&amp;DEC2HEX([.$B6]+[.C$1]+128;4)&amp;&quot;,&quot;" office:value-type="string" office:string-value="defw &amp;0200," calcext:value-type="string">
            <text:p>defw &amp;0200,</text:p>
          </table:table-cell>
          <table:table-cell table:formula="of:=&quot;&amp;&quot;&amp;DEC2HEX([.$B6]+[.D$1]+128;4)&amp;&quot;,&quot;" office:value-type="string" office:string-value="&amp;0A00," calcext:value-type="string">
            <text:p>&amp;0A00,</text:p>
          </table:table-cell>
          <table:table-cell table:formula="of:=&quot;&amp;&quot;&amp;DEC2HEX([.$B6]+[.E$1]+128;4)&amp;&quot;,&quot;" office:value-type="string" office:string-value="&amp;1200," calcext:value-type="string">
            <text:p>&amp;1200,</text:p>
          </table:table-cell>
          <table:table-cell table:formula="of:=&quot;&amp;&quot;&amp;DEC2HEX([.$B6]+[.F$1]+128;4)&amp;&quot;,&quot;" office:value-type="string" office:string-value="&amp;1A00," calcext:value-type="string">
            <text:p>&amp;1A00,</text:p>
          </table:table-cell>
          <table:table-cell table:formula="of:=&quot;&amp;&quot;&amp;DEC2HEX([.$B6]+[.G$1]+128;4)&amp;&quot;,&quot;" office:value-type="string" office:string-value="&amp;2200," calcext:value-type="string">
            <text:p>&amp;2200,</text:p>
          </table:table-cell>
          <table:table-cell table:formula="of:=&quot;&amp;&quot;&amp;DEC2HEX([.$B6]+[.H$1]+128;4)&amp;&quot;,&quot;" office:value-type="string" office:string-value="&amp;2A00," calcext:value-type="string">
            <text:p>&amp;2A00,</text:p>
          </table:table-cell>
          <table:table-cell table:formula="of:=&quot;&amp;&quot;&amp;DEC2HEX([.$B6]+[.I$1]+128;4)&amp;&quot;,&quot;" office:value-type="string" office:string-value="&amp;3200," calcext:value-type="string">
            <text:p>&amp;3200,</text:p>
          </table:table-cell>
          <table:table-cell table:formula="of:=&quot;&amp;&quot;&amp;DEC2HEX([.$B6]+[.J$1]+128;4)" office:value-type="string" office:string-value="&amp;3A00" calcext:value-type="string">
            <text:p>&amp;3A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+96" office:value-type="float" office:value="480" calcext:value-type="float">
            <text:p>480</text:p>
          </table:table-cell>
          <table:table-cell table:formula="of:=&quot;defw &amp;&quot;&amp;DEC2HEX([.$B7]+[.C$1]+128;4)&amp;&quot;,&quot;" office:value-type="string" office:string-value="defw &amp;0260," calcext:value-type="string">
            <text:p>defw &amp;0260,</text:p>
          </table:table-cell>
          <table:table-cell table:formula="of:=&quot;&amp;&quot;&amp;DEC2HEX([.$B7]+[.D$1]+128;4)&amp;&quot;,&quot;" office:value-type="string" office:string-value="&amp;0A60," calcext:value-type="string">
            <text:p>&amp;0A60,</text:p>
          </table:table-cell>
          <table:table-cell table:formula="of:=&quot;&amp;&quot;&amp;DEC2HEX([.$B7]+[.E$1]+128;4)&amp;&quot;,&quot;" office:value-type="string" office:string-value="&amp;1260," calcext:value-type="string">
            <text:p>&amp;1260,</text:p>
          </table:table-cell>
          <table:table-cell table:formula="of:=&quot;&amp;&quot;&amp;DEC2HEX([.$B7]+[.F$1]+128;4)&amp;&quot;,&quot;" office:value-type="string" office:string-value="&amp;1A60," calcext:value-type="string">
            <text:p>&amp;1A60,</text:p>
          </table:table-cell>
          <table:table-cell table:formula="of:=&quot;&amp;&quot;&amp;DEC2HEX([.$B7]+[.G$1]+128;4)&amp;&quot;,&quot;" office:value-type="string" office:string-value="&amp;2260," calcext:value-type="string">
            <text:p>&amp;2260,</text:p>
          </table:table-cell>
          <table:table-cell table:formula="of:=&quot;&amp;&quot;&amp;DEC2HEX([.$B7]+[.H$1]+128;4)&amp;&quot;,&quot;" office:value-type="string" office:string-value="&amp;2A60," calcext:value-type="string">
            <text:p>&amp;2A60,</text:p>
          </table:table-cell>
          <table:table-cell table:formula="of:=&quot;&amp;&quot;&amp;DEC2HEX([.$B7]+[.I$1]+128;4)&amp;&quot;,&quot;" office:value-type="string" office:string-value="&amp;3260," calcext:value-type="string">
            <text:p>&amp;3260,</text:p>
          </table:table-cell>
          <table:table-cell table:formula="of:=&quot;&amp;&quot;&amp;DEC2HEX([.$B7]+[.J$1]+128;4)" office:value-type="string" office:string-value="&amp;3A60" calcext:value-type="string">
            <text:p>&amp;3A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+96" office:value-type="float" office:value="576" calcext:value-type="float">
            <text:p>576</text:p>
          </table:table-cell>
          <table:table-cell table:formula="of:=&quot;defw &amp;&quot;&amp;DEC2HEX([.$B8]+[.C$1]+128;4)&amp;&quot;,&quot;" office:value-type="string" office:string-value="defw &amp;02C0," calcext:value-type="string">
            <text:p>defw &amp;02C0,</text:p>
          </table:table-cell>
          <table:table-cell table:formula="of:=&quot;&amp;&quot;&amp;DEC2HEX([.$B8]+[.D$1]+128;4)&amp;&quot;,&quot;" office:value-type="string" office:string-value="&amp;0AC0," calcext:value-type="string">
            <text:p>&amp;0AC0,</text:p>
          </table:table-cell>
          <table:table-cell table:formula="of:=&quot;&amp;&quot;&amp;DEC2HEX([.$B8]+[.E$1]+128;4)&amp;&quot;,&quot;" office:value-type="string" office:string-value="&amp;12C0," calcext:value-type="string">
            <text:p>&amp;12C0,</text:p>
          </table:table-cell>
          <table:table-cell table:formula="of:=&quot;&amp;&quot;&amp;DEC2HEX([.$B8]+[.F$1]+128;4)&amp;&quot;,&quot;" office:value-type="string" office:string-value="&amp;1AC0," calcext:value-type="string">
            <text:p>&amp;1AC0,</text:p>
          </table:table-cell>
          <table:table-cell table:formula="of:=&quot;&amp;&quot;&amp;DEC2HEX([.$B8]+[.G$1]+128;4)&amp;&quot;,&quot;" office:value-type="string" office:string-value="&amp;22C0," calcext:value-type="string">
            <text:p>&amp;22C0,</text:p>
          </table:table-cell>
          <table:table-cell table:formula="of:=&quot;&amp;&quot;&amp;DEC2HEX([.$B8]+[.H$1]+128;4)&amp;&quot;,&quot;" office:value-type="string" office:string-value="&amp;2AC0," calcext:value-type="string">
            <text:p>&amp;2AC0,</text:p>
          </table:table-cell>
          <table:table-cell table:formula="of:=&quot;&amp;&quot;&amp;DEC2HEX([.$B8]+[.I$1]+128;4)&amp;&quot;,&quot;" office:value-type="string" office:string-value="&amp;32C0," calcext:value-type="string">
            <text:p>&amp;32C0,</text:p>
          </table:table-cell>
          <table:table-cell table:formula="of:=&quot;&amp;&quot;&amp;DEC2HEX([.$B8]+[.J$1]+128;4)" office:value-type="string" office:string-value="&amp;3AC0" calcext:value-type="string">
            <text:p>&amp;3AC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+96" office:value-type="float" office:value="672" calcext:value-type="float">
            <text:p>672</text:p>
          </table:table-cell>
          <table:table-cell table:formula="of:=&quot;defw &amp;&quot;&amp;DEC2HEX([.$B9]+[.C$1]+128;4)&amp;&quot;,&quot;" office:value-type="string" office:string-value="defw &amp;0320," calcext:value-type="string">
            <text:p>defw &amp;0320,</text:p>
          </table:table-cell>
          <table:table-cell table:formula="of:=&quot;&amp;&quot;&amp;DEC2HEX([.$B9]+[.D$1]+128;4)&amp;&quot;,&quot;" office:value-type="string" office:string-value="&amp;0B20," calcext:value-type="string">
            <text:p>&amp;0B20,</text:p>
          </table:table-cell>
          <table:table-cell table:formula="of:=&quot;&amp;&quot;&amp;DEC2HEX([.$B9]+[.E$1]+128;4)&amp;&quot;,&quot;" office:value-type="string" office:string-value="&amp;1320," calcext:value-type="string">
            <text:p>&amp;1320,</text:p>
          </table:table-cell>
          <table:table-cell table:formula="of:=&quot;&amp;&quot;&amp;DEC2HEX([.$B9]+[.F$1]+128;4)&amp;&quot;,&quot;" office:value-type="string" office:string-value="&amp;1B20," calcext:value-type="string">
            <text:p>&amp;1B20,</text:p>
          </table:table-cell>
          <table:table-cell table:formula="of:=&quot;&amp;&quot;&amp;DEC2HEX([.$B9]+[.G$1]+128;4)&amp;&quot;,&quot;" office:value-type="string" office:string-value="&amp;2320," calcext:value-type="string">
            <text:p>&amp;2320,</text:p>
          </table:table-cell>
          <table:table-cell table:formula="of:=&quot;&amp;&quot;&amp;DEC2HEX([.$B9]+[.H$1]+128;4)&amp;&quot;,&quot;" office:value-type="string" office:string-value="&amp;2B20," calcext:value-type="string">
            <text:p>&amp;2B20,</text:p>
          </table:table-cell>
          <table:table-cell table:formula="of:=&quot;&amp;&quot;&amp;DEC2HEX([.$B9]+[.I$1]+128;4)&amp;&quot;,&quot;" office:value-type="string" office:string-value="&amp;3320," calcext:value-type="string">
            <text:p>&amp;3320,</text:p>
          </table:table-cell>
          <table:table-cell table:formula="of:=&quot;&amp;&quot;&amp;DEC2HEX([.$B9]+[.J$1]+128;4)" office:value-type="string" office:string-value="&amp;3B20" calcext:value-type="string">
            <text:p>&amp;3B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+96" office:value-type="float" office:value="768" calcext:value-type="float">
            <text:p>768</text:p>
          </table:table-cell>
          <table:table-cell table:formula="of:=&quot;defw &amp;&quot;&amp;DEC2HEX([.$B10]+[.C$1]+128;4)&amp;&quot;,&quot;" office:value-type="string" office:string-value="defw &amp;0380," calcext:value-type="string">
            <text:p>defw &amp;0380,</text:p>
          </table:table-cell>
          <table:table-cell table:formula="of:=&quot;&amp;&quot;&amp;DEC2HEX([.$B10]+[.D$1]+128;4)&amp;&quot;,&quot;" office:value-type="string" office:string-value="&amp;0B80," calcext:value-type="string">
            <text:p>&amp;0B80,</text:p>
          </table:table-cell>
          <table:table-cell table:formula="of:=&quot;&amp;&quot;&amp;DEC2HEX([.$B10]+[.E$1]+128;4)&amp;&quot;,&quot;" office:value-type="string" office:string-value="&amp;1380," calcext:value-type="string">
            <text:p>&amp;1380,</text:p>
          </table:table-cell>
          <table:table-cell table:formula="of:=&quot;&amp;&quot;&amp;DEC2HEX([.$B10]+[.F$1]+128;4)&amp;&quot;,&quot;" office:value-type="string" office:string-value="&amp;1B80," calcext:value-type="string">
            <text:p>&amp;1B80,</text:p>
          </table:table-cell>
          <table:table-cell table:formula="of:=&quot;&amp;&quot;&amp;DEC2HEX([.$B10]+[.G$1]+128;4)&amp;&quot;,&quot;" office:value-type="string" office:string-value="&amp;2380," calcext:value-type="string">
            <text:p>&amp;2380,</text:p>
          </table:table-cell>
          <table:table-cell table:formula="of:=&quot;&amp;&quot;&amp;DEC2HEX([.$B10]+[.H$1]+128;4)&amp;&quot;,&quot;" office:value-type="string" office:string-value="&amp;2B80," calcext:value-type="string">
            <text:p>&amp;2B80,</text:p>
          </table:table-cell>
          <table:table-cell table:formula="of:=&quot;&amp;&quot;&amp;DEC2HEX([.$B10]+[.I$1]+128;4)&amp;&quot;,&quot;" office:value-type="string" office:string-value="&amp;3380," calcext:value-type="string">
            <text:p>&amp;3380,</text:p>
          </table:table-cell>
          <table:table-cell table:formula="of:=&quot;&amp;&quot;&amp;DEC2HEX([.$B10]+[.J$1]+128;4)" office:value-type="string" office:string-value="&amp;3B80" calcext:value-type="string">
            <text:p>&amp;3B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+96" office:value-type="float" office:value="864" calcext:value-type="float">
            <text:p>864</text:p>
          </table:table-cell>
          <table:table-cell table:formula="of:=&quot;defw &amp;&quot;&amp;DEC2HEX([.$B11]+[.C$1]+128;4)&amp;&quot;,&quot;" office:value-type="string" office:string-value="defw &amp;03E0," calcext:value-type="string">
            <text:p>defw &amp;03E0,</text:p>
          </table:table-cell>
          <table:table-cell table:formula="of:=&quot;&amp;&quot;&amp;DEC2HEX([.$B11]+[.D$1]+128;4)&amp;&quot;,&quot;" office:value-type="string" office:string-value="&amp;0BE0," calcext:value-type="string">
            <text:p>&amp;0BE0,</text:p>
          </table:table-cell>
          <table:table-cell table:formula="of:=&quot;&amp;&quot;&amp;DEC2HEX([.$B11]+[.E$1]+128;4)&amp;&quot;,&quot;" office:value-type="string" office:string-value="&amp;13E0," calcext:value-type="string">
            <text:p>&amp;13E0,</text:p>
          </table:table-cell>
          <table:table-cell table:formula="of:=&quot;&amp;&quot;&amp;DEC2HEX([.$B11]+[.F$1]+128;4)&amp;&quot;,&quot;" office:value-type="string" office:string-value="&amp;1BE0," calcext:value-type="string">
            <text:p>&amp;1BE0,</text:p>
          </table:table-cell>
          <table:table-cell table:formula="of:=&quot;&amp;&quot;&amp;DEC2HEX([.$B11]+[.G$1]+128;4)&amp;&quot;,&quot;" office:value-type="string" office:string-value="&amp;23E0," calcext:value-type="string">
            <text:p>&amp;23E0,</text:p>
          </table:table-cell>
          <table:table-cell table:formula="of:=&quot;&amp;&quot;&amp;DEC2HEX([.$B11]+[.H$1]+128;4)&amp;&quot;,&quot;" office:value-type="string" office:string-value="&amp;2BE0," calcext:value-type="string">
            <text:p>&amp;2BE0,</text:p>
          </table:table-cell>
          <table:table-cell table:formula="of:=&quot;&amp;&quot;&amp;DEC2HEX([.$B11]+[.I$1]+128;4)&amp;&quot;,&quot;" office:value-type="string" office:string-value="&amp;33E0," calcext:value-type="string">
            <text:p>&amp;33E0,</text:p>
          </table:table-cell>
          <table:table-cell table:formula="of:=&quot;&amp;&quot;&amp;DEC2HEX([.$B11]+[.J$1]+128;4)" office:value-type="string" office:string-value="&amp;3BE0" calcext:value-type="string">
            <text:p>&amp;3BE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+96" office:value-type="float" office:value="960" calcext:value-type="float">
            <text:p>960</text:p>
          </table:table-cell>
          <table:table-cell table:formula="of:=&quot;defw &amp;&quot;&amp;DEC2HEX([.$B12]+[.C$1]+128;4)&amp;&quot;,&quot;" office:value-type="string" office:string-value="defw &amp;0440," calcext:value-type="string">
            <text:p>defw &amp;0440,</text:p>
          </table:table-cell>
          <table:table-cell table:formula="of:=&quot;&amp;&quot;&amp;DEC2HEX([.$B12]+[.D$1]+128;4)&amp;&quot;,&quot;" office:value-type="string" office:string-value="&amp;0C40," calcext:value-type="string">
            <text:p>&amp;0C40,</text:p>
          </table:table-cell>
          <table:table-cell table:formula="of:=&quot;&amp;&quot;&amp;DEC2HEX([.$B12]+[.E$1]+128;4)&amp;&quot;,&quot;" office:value-type="string" office:string-value="&amp;1440," calcext:value-type="string">
            <text:p>&amp;1440,</text:p>
          </table:table-cell>
          <table:table-cell table:formula="of:=&quot;&amp;&quot;&amp;DEC2HEX([.$B12]+[.F$1]+128;4)&amp;&quot;,&quot;" office:value-type="string" office:string-value="&amp;1C40," calcext:value-type="string">
            <text:p>&amp;1C40,</text:p>
          </table:table-cell>
          <table:table-cell table:formula="of:=&quot;&amp;&quot;&amp;DEC2HEX([.$B12]+[.G$1]+128;4)&amp;&quot;,&quot;" office:value-type="string" office:string-value="&amp;2440," calcext:value-type="string">
            <text:p>&amp;2440,</text:p>
          </table:table-cell>
          <table:table-cell table:formula="of:=&quot;&amp;&quot;&amp;DEC2HEX([.$B12]+[.H$1]+128;4)&amp;&quot;,&quot;" office:value-type="string" office:string-value="&amp;2C40," calcext:value-type="string">
            <text:p>&amp;2C40,</text:p>
          </table:table-cell>
          <table:table-cell table:formula="of:=&quot;&amp;&quot;&amp;DEC2HEX([.$B12]+[.I$1]+128;4)&amp;&quot;,&quot;" office:value-type="string" office:string-value="&amp;3440," calcext:value-type="string">
            <text:p>&amp;3440,</text:p>
          </table:table-cell>
          <table:table-cell table:formula="of:=&quot;&amp;&quot;&amp;DEC2HEX([.$B12]+[.J$1]+128;4)" office:value-type="string" office:string-value="&amp;3C40" calcext:value-type="string">
            <text:p>&amp;3C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+96" office:value-type="float" office:value="1056" calcext:value-type="float">
            <text:p>1056</text:p>
          </table:table-cell>
          <table:table-cell table:formula="of:=&quot;defw &amp;&quot;&amp;DEC2HEX([.$B13]+[.C$1]+128;4)&amp;&quot;,&quot;" office:value-type="string" office:string-value="defw &amp;04A0," calcext:value-type="string">
            <text:p>defw &amp;04A0,</text:p>
          </table:table-cell>
          <table:table-cell table:formula="of:=&quot;&amp;&quot;&amp;DEC2HEX([.$B13]+[.D$1]+128;4)&amp;&quot;,&quot;" office:value-type="string" office:string-value="&amp;0CA0," calcext:value-type="string">
            <text:p>&amp;0CA0,</text:p>
          </table:table-cell>
          <table:table-cell table:formula="of:=&quot;&amp;&quot;&amp;DEC2HEX([.$B13]+[.E$1]+128;4)&amp;&quot;,&quot;" office:value-type="string" office:string-value="&amp;14A0," calcext:value-type="string">
            <text:p>&amp;14A0,</text:p>
          </table:table-cell>
          <table:table-cell table:formula="of:=&quot;&amp;&quot;&amp;DEC2HEX([.$B13]+[.F$1]+128;4)&amp;&quot;,&quot;" office:value-type="string" office:string-value="&amp;1CA0," calcext:value-type="string">
            <text:p>&amp;1CA0,</text:p>
          </table:table-cell>
          <table:table-cell table:formula="of:=&quot;&amp;&quot;&amp;DEC2HEX([.$B13]+[.G$1]+128;4)&amp;&quot;,&quot;" office:value-type="string" office:string-value="&amp;24A0," calcext:value-type="string">
            <text:p>&amp;24A0,</text:p>
          </table:table-cell>
          <table:table-cell table:formula="of:=&quot;&amp;&quot;&amp;DEC2HEX([.$B13]+[.H$1]+128;4)&amp;&quot;,&quot;" office:value-type="string" office:string-value="&amp;2CA0," calcext:value-type="string">
            <text:p>&amp;2CA0,</text:p>
          </table:table-cell>
          <table:table-cell table:formula="of:=&quot;&amp;&quot;&amp;DEC2HEX([.$B13]+[.I$1]+128;4)&amp;&quot;,&quot;" office:value-type="string" office:string-value="&amp;34A0," calcext:value-type="string">
            <text:p>&amp;34A0,</text:p>
          </table:table-cell>
          <table:table-cell table:formula="of:=&quot;&amp;&quot;&amp;DEC2HEX([.$B13]+[.J$1]+128;4)" office:value-type="string" office:string-value="&amp;3CA0" calcext:value-type="string">
            <text:p>&amp;3CA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+96" office:value-type="float" office:value="1152" calcext:value-type="float">
            <text:p>1152</text:p>
          </table:table-cell>
          <table:table-cell table:formula="of:=&quot;defw &amp;&quot;&amp;DEC2HEX([.$B14]+[.C$1]+128;4)&amp;&quot;,&quot;" office:value-type="string" office:string-value="defw &amp;0500," calcext:value-type="string">
            <text:p>defw &amp;0500,</text:p>
          </table:table-cell>
          <table:table-cell table:formula="of:=&quot;&amp;&quot;&amp;DEC2HEX([.$B14]+[.D$1]+128;4)&amp;&quot;,&quot;" office:value-type="string" office:string-value="&amp;0D00," calcext:value-type="string">
            <text:p>&amp;0D00,</text:p>
          </table:table-cell>
          <table:table-cell table:formula="of:=&quot;&amp;&quot;&amp;DEC2HEX([.$B14]+[.E$1]+128;4)&amp;&quot;,&quot;" office:value-type="string" office:string-value="&amp;1500," calcext:value-type="string">
            <text:p>&amp;1500,</text:p>
          </table:table-cell>
          <table:table-cell table:formula="of:=&quot;&amp;&quot;&amp;DEC2HEX([.$B14]+[.F$1]+128;4)&amp;&quot;,&quot;" office:value-type="string" office:string-value="&amp;1D00," calcext:value-type="string">
            <text:p>&amp;1D00,</text:p>
          </table:table-cell>
          <table:table-cell table:formula="of:=&quot;&amp;&quot;&amp;DEC2HEX([.$B14]+[.G$1]+128;4)&amp;&quot;,&quot;" office:value-type="string" office:string-value="&amp;2500," calcext:value-type="string">
            <text:p>&amp;2500,</text:p>
          </table:table-cell>
          <table:table-cell table:formula="of:=&quot;&amp;&quot;&amp;DEC2HEX([.$B14]+[.H$1]+128;4)&amp;&quot;,&quot;" office:value-type="string" office:string-value="&amp;2D00," calcext:value-type="string">
            <text:p>&amp;2D00,</text:p>
          </table:table-cell>
          <table:table-cell table:formula="of:=&quot;&amp;&quot;&amp;DEC2HEX([.$B14]+[.I$1]+128;4)&amp;&quot;,&quot;" office:value-type="string" office:string-value="&amp;3500," calcext:value-type="string">
            <text:p>&amp;3500,</text:p>
          </table:table-cell>
          <table:table-cell table:formula="of:=&quot;&amp;&quot;&amp;DEC2HEX([.$B14]+[.J$1]+128;4)" office:value-type="string" office:string-value="&amp;3D00" calcext:value-type="string">
            <text:p>&amp;3D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+96" office:value-type="float" office:value="1248" calcext:value-type="float">
            <text:p>1248</text:p>
          </table:table-cell>
          <table:table-cell table:formula="of:=&quot;defw &amp;&quot;&amp;DEC2HEX([.$B15]+[.C$1]+128;4)&amp;&quot;,&quot;" office:value-type="string" office:string-value="defw &amp;0560," calcext:value-type="string">
            <text:p>defw &amp;0560,</text:p>
          </table:table-cell>
          <table:table-cell table:formula="of:=&quot;&amp;&quot;&amp;DEC2HEX([.$B15]+[.D$1]+128;4)&amp;&quot;,&quot;" office:value-type="string" office:string-value="&amp;0D60," calcext:value-type="string">
            <text:p>&amp;0D60,</text:p>
          </table:table-cell>
          <table:table-cell table:formula="of:=&quot;&amp;&quot;&amp;DEC2HEX([.$B15]+[.E$1]+128;4)&amp;&quot;,&quot;" office:value-type="string" office:string-value="&amp;1560," calcext:value-type="string">
            <text:p>&amp;1560,</text:p>
          </table:table-cell>
          <table:table-cell table:formula="of:=&quot;&amp;&quot;&amp;DEC2HEX([.$B15]+[.F$1]+128;4)&amp;&quot;,&quot;" office:value-type="string" office:string-value="&amp;1D60," calcext:value-type="string">
            <text:p>&amp;1D60,</text:p>
          </table:table-cell>
          <table:table-cell table:formula="of:=&quot;&amp;&quot;&amp;DEC2HEX([.$B15]+[.G$1]+128;4)&amp;&quot;,&quot;" office:value-type="string" office:string-value="&amp;2560," calcext:value-type="string">
            <text:p>&amp;2560,</text:p>
          </table:table-cell>
          <table:table-cell table:formula="of:=&quot;&amp;&quot;&amp;DEC2HEX([.$B15]+[.H$1]+128;4)&amp;&quot;,&quot;" office:value-type="string" office:string-value="&amp;2D60," calcext:value-type="string">
            <text:p>&amp;2D60,</text:p>
          </table:table-cell>
          <table:table-cell table:formula="of:=&quot;&amp;&quot;&amp;DEC2HEX([.$B15]+[.I$1]+128;4)&amp;&quot;,&quot;" office:value-type="string" office:string-value="&amp;3560," calcext:value-type="string">
            <text:p>&amp;3560,</text:p>
          </table:table-cell>
          <table:table-cell table:formula="of:=&quot;&amp;&quot;&amp;DEC2HEX([.$B15]+[.J$1]+128;4)" office:value-type="string" office:string-value="&amp;3D60" calcext:value-type="string">
            <text:p>&amp;3D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+96" office:value-type="float" office:value="1344" calcext:value-type="float">
            <text:p>1344</text:p>
          </table:table-cell>
          <table:table-cell table:formula="of:=&quot;defw &amp;&quot;&amp;DEC2HEX([.$B16]+[.C$1]+128;4)&amp;&quot;,&quot;" office:value-type="string" office:string-value="defw &amp;05C0," calcext:value-type="string">
            <text:p>defw &amp;05C0,</text:p>
          </table:table-cell>
          <table:table-cell table:formula="of:=&quot;&amp;&quot;&amp;DEC2HEX([.$B16]+[.D$1]+128;4)&amp;&quot;,&quot;" office:value-type="string" office:string-value="&amp;0DC0," calcext:value-type="string">
            <text:p>&amp;0DC0,</text:p>
          </table:table-cell>
          <table:table-cell table:formula="of:=&quot;&amp;&quot;&amp;DEC2HEX([.$B16]+[.E$1]+128;4)&amp;&quot;,&quot;" office:value-type="string" office:string-value="&amp;15C0," calcext:value-type="string">
            <text:p>&amp;15C0,</text:p>
          </table:table-cell>
          <table:table-cell table:formula="of:=&quot;&amp;&quot;&amp;DEC2HEX([.$B16]+[.F$1]+128;4)&amp;&quot;,&quot;" office:value-type="string" office:string-value="&amp;1DC0," calcext:value-type="string">
            <text:p>&amp;1DC0,</text:p>
          </table:table-cell>
          <table:table-cell table:formula="of:=&quot;&amp;&quot;&amp;DEC2HEX([.$B16]+[.G$1]+128;4)&amp;&quot;,&quot;" office:value-type="string" office:string-value="&amp;25C0," calcext:value-type="string">
            <text:p>&amp;25C0,</text:p>
          </table:table-cell>
          <table:table-cell table:formula="of:=&quot;&amp;&quot;&amp;DEC2HEX([.$B16]+[.H$1]+128;4)&amp;&quot;,&quot;" office:value-type="string" office:string-value="&amp;2DC0," calcext:value-type="string">
            <text:p>&amp;2DC0,</text:p>
          </table:table-cell>
          <table:table-cell table:formula="of:=&quot;&amp;&quot;&amp;DEC2HEX([.$B16]+[.I$1]+128;4)&amp;&quot;,&quot;" office:value-type="string" office:string-value="&amp;35C0," calcext:value-type="string">
            <text:p>&amp;35C0,</text:p>
          </table:table-cell>
          <table:table-cell table:formula="of:=&quot;&amp;&quot;&amp;DEC2HEX([.$B16]+[.J$1]+128;4)" office:value-type="string" office:string-value="&amp;3DC0" calcext:value-type="string">
            <text:p>&amp;3DC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+96" office:value-type="float" office:value="1440" calcext:value-type="float">
            <text:p>1440</text:p>
          </table:table-cell>
          <table:table-cell table:formula="of:=&quot;defw &amp;&quot;&amp;DEC2HEX([.$B17]+[.C$1]+128;4)&amp;&quot;,&quot;" office:value-type="string" office:string-value="defw &amp;0620," calcext:value-type="string">
            <text:p>defw &amp;0620,</text:p>
          </table:table-cell>
          <table:table-cell table:formula="of:=&quot;&amp;&quot;&amp;DEC2HEX([.$B17]+[.D$1]+128;4)&amp;&quot;,&quot;" office:value-type="string" office:string-value="&amp;0E20," calcext:value-type="string">
            <text:p>&amp;0E20,</text:p>
          </table:table-cell>
          <table:table-cell table:formula="of:=&quot;&amp;&quot;&amp;DEC2HEX([.$B17]+[.E$1]+128;4)&amp;&quot;,&quot;" office:value-type="string" office:string-value="&amp;1620," calcext:value-type="string">
            <text:p>&amp;1620,</text:p>
          </table:table-cell>
          <table:table-cell table:formula="of:=&quot;&amp;&quot;&amp;DEC2HEX([.$B17]+[.F$1]+128;4)&amp;&quot;,&quot;" office:value-type="string" office:string-value="&amp;1E20," calcext:value-type="string">
            <text:p>&amp;1E20,</text:p>
          </table:table-cell>
          <table:table-cell table:formula="of:=&quot;&amp;&quot;&amp;DEC2HEX([.$B17]+[.G$1]+128;4)&amp;&quot;,&quot;" office:value-type="string" office:string-value="&amp;2620," calcext:value-type="string">
            <text:p>&amp;2620,</text:p>
          </table:table-cell>
          <table:table-cell table:formula="of:=&quot;&amp;&quot;&amp;DEC2HEX([.$B17]+[.H$1]+128;4)&amp;&quot;,&quot;" office:value-type="string" office:string-value="&amp;2E20," calcext:value-type="string">
            <text:p>&amp;2E20,</text:p>
          </table:table-cell>
          <table:table-cell table:formula="of:=&quot;&amp;&quot;&amp;DEC2HEX([.$B17]+[.I$1]+128;4)&amp;&quot;,&quot;" office:value-type="string" office:string-value="&amp;3620," calcext:value-type="string">
            <text:p>&amp;3620,</text:p>
          </table:table-cell>
          <table:table-cell table:formula="of:=&quot;&amp;&quot;&amp;DEC2HEX([.$B17]+[.J$1]+128;4)" office:value-type="string" office:string-value="&amp;3E20" calcext:value-type="string">
            <text:p>&amp;3E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+96" office:value-type="float" office:value="1536" calcext:value-type="float">
            <text:p>1536</text:p>
          </table:table-cell>
          <table:table-cell table:formula="of:=&quot;defw &amp;&quot;&amp;DEC2HEX([.$B18]+[.C$1]+128;4)&amp;&quot;,&quot;" office:value-type="string" office:string-value="defw &amp;0680," calcext:value-type="string">
            <text:p>defw &amp;0680,</text:p>
          </table:table-cell>
          <table:table-cell table:formula="of:=&quot;&amp;&quot;&amp;DEC2HEX([.$B18]+[.D$1]+128;4)&amp;&quot;,&quot;" office:value-type="string" office:string-value="&amp;0E80," calcext:value-type="string">
            <text:p>&amp;0E80,</text:p>
          </table:table-cell>
          <table:table-cell table:formula="of:=&quot;&amp;&quot;&amp;DEC2HEX([.$B18]+[.E$1]+128;4)&amp;&quot;,&quot;" office:value-type="string" office:string-value="&amp;1680," calcext:value-type="string">
            <text:p>&amp;1680,</text:p>
          </table:table-cell>
          <table:table-cell table:formula="of:=&quot;&amp;&quot;&amp;DEC2HEX([.$B18]+[.F$1]+128;4)&amp;&quot;,&quot;" office:value-type="string" office:string-value="&amp;1E80," calcext:value-type="string">
            <text:p>&amp;1E80,</text:p>
          </table:table-cell>
          <table:table-cell table:formula="of:=&quot;&amp;&quot;&amp;DEC2HEX([.$B18]+[.G$1]+128;4)&amp;&quot;,&quot;" office:value-type="string" office:string-value="&amp;2680," calcext:value-type="string">
            <text:p>&amp;2680,</text:p>
          </table:table-cell>
          <table:table-cell table:formula="of:=&quot;&amp;&quot;&amp;DEC2HEX([.$B18]+[.H$1]+128;4)&amp;&quot;,&quot;" office:value-type="string" office:string-value="&amp;2E80," calcext:value-type="string">
            <text:p>&amp;2E80,</text:p>
          </table:table-cell>
          <table:table-cell table:formula="of:=&quot;&amp;&quot;&amp;DEC2HEX([.$B18]+[.I$1]+128;4)&amp;&quot;,&quot;" office:value-type="string" office:string-value="&amp;3680," calcext:value-type="string">
            <text:p>&amp;3680,</text:p>
          </table:table-cell>
          <table:table-cell table:formula="of:=&quot;&amp;&quot;&amp;DEC2HEX([.$B18]+[.J$1]+128;4)" office:value-type="string" office:string-value="&amp;3E80" calcext:value-type="string">
            <text:p>&amp;3E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+96" office:value-type="float" office:value="1632" calcext:value-type="float">
            <text:p>1632</text:p>
          </table:table-cell>
          <table:table-cell table:formula="of:=&quot;defw &amp;&quot;&amp;DEC2HEX([.$B19]+[.C$1]+128;4)&amp;&quot;,&quot;" office:value-type="string" office:string-value="defw &amp;06E0," calcext:value-type="string">
            <text:p>defw &amp;06E0,</text:p>
          </table:table-cell>
          <table:table-cell table:formula="of:=&quot;&amp;&quot;&amp;DEC2HEX([.$B19]+[.D$1]+128;4)&amp;&quot;,&quot;" office:value-type="string" office:string-value="&amp;0EE0," calcext:value-type="string">
            <text:p>&amp;0EE0,</text:p>
          </table:table-cell>
          <table:table-cell table:formula="of:=&quot;&amp;&quot;&amp;DEC2HEX([.$B19]+[.E$1]+128;4)&amp;&quot;,&quot;" office:value-type="string" office:string-value="&amp;16E0," calcext:value-type="string">
            <text:p>&amp;16E0,</text:p>
          </table:table-cell>
          <table:table-cell table:formula="of:=&quot;&amp;&quot;&amp;DEC2HEX([.$B19]+[.F$1]+128;4)&amp;&quot;,&quot;" office:value-type="string" office:string-value="&amp;1EE0," calcext:value-type="string">
            <text:p>&amp;1EE0,</text:p>
          </table:table-cell>
          <table:table-cell table:formula="of:=&quot;&amp;&quot;&amp;DEC2HEX([.$B19]+[.G$1]+128;4)&amp;&quot;,&quot;" office:value-type="string" office:string-value="&amp;26E0," calcext:value-type="string">
            <text:p>&amp;26E0,</text:p>
          </table:table-cell>
          <table:table-cell table:formula="of:=&quot;&amp;&quot;&amp;DEC2HEX([.$B19]+[.H$1]+128;4)&amp;&quot;,&quot;" office:value-type="string" office:string-value="&amp;2EE0," calcext:value-type="string">
            <text:p>&amp;2EE0,</text:p>
          </table:table-cell>
          <table:table-cell table:formula="of:=&quot;&amp;&quot;&amp;DEC2HEX([.$B19]+[.I$1]+128;4)&amp;&quot;,&quot;" office:value-type="string" office:string-value="&amp;36E0," calcext:value-type="string">
            <text:p>&amp;36E0,</text:p>
          </table:table-cell>
          <table:table-cell table:formula="of:=&quot;&amp;&quot;&amp;DEC2HEX([.$B19]+[.J$1]+128;4)" office:value-type="string" office:string-value="&amp;3EE0" calcext:value-type="string">
            <text:p>&amp;3EE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+96" office:value-type="float" office:value="1728" calcext:value-type="float">
            <text:p>1728</text:p>
          </table:table-cell>
          <table:table-cell table:formula="of:=&quot;defw &amp;&quot;&amp;DEC2HEX([.$B20]+[.C$1]+128;4)&amp;&quot;,&quot;" office:value-type="string" office:string-value="defw &amp;0740," calcext:value-type="string">
            <text:p>defw &amp;0740,</text:p>
          </table:table-cell>
          <table:table-cell table:formula="of:=&quot;&amp;&quot;&amp;DEC2HEX([.$B20]+[.D$1]+128;4)&amp;&quot;,&quot;" office:value-type="string" office:string-value="&amp;0F40," calcext:value-type="string">
            <text:p>&amp;0F40,</text:p>
          </table:table-cell>
          <table:table-cell table:formula="of:=&quot;&amp;&quot;&amp;DEC2HEX([.$B20]+[.E$1]+128;4)&amp;&quot;,&quot;" office:value-type="string" office:string-value="&amp;1740," calcext:value-type="string">
            <text:p>&amp;1740,</text:p>
          </table:table-cell>
          <table:table-cell table:formula="of:=&quot;&amp;&quot;&amp;DEC2HEX([.$B20]+[.F$1]+128;4)&amp;&quot;,&quot;" office:value-type="string" office:string-value="&amp;1F40," calcext:value-type="string">
            <text:p>&amp;1F40,</text:p>
          </table:table-cell>
          <table:table-cell table:formula="of:=&quot;&amp;&quot;&amp;DEC2HEX([.$B20]+[.G$1]+128;4)&amp;&quot;,&quot;" office:value-type="string" office:string-value="&amp;2740," calcext:value-type="string">
            <text:p>&amp;2740,</text:p>
          </table:table-cell>
          <table:table-cell table:formula="of:=&quot;&amp;&quot;&amp;DEC2HEX([.$B20]+[.H$1]+128;4)&amp;&quot;,&quot;" office:value-type="string" office:string-value="&amp;2F40," calcext:value-type="string">
            <text:p>&amp;2F40,</text:p>
          </table:table-cell>
          <table:table-cell table:formula="of:=&quot;&amp;&quot;&amp;DEC2HEX([.$B20]+[.I$1]+128;4)&amp;&quot;,&quot;" office:value-type="string" office:string-value="&amp;3740," calcext:value-type="string">
            <text:p>&amp;3740,</text:p>
          </table:table-cell>
          <table:table-cell table:formula="of:=&quot;&amp;&quot;&amp;DEC2HEX([.$B20]+[.J$1]+128;4)" office:value-type="string" office:string-value="&amp;3F40" calcext:value-type="string">
            <text:p>&amp;3F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+96" office:value-type="float" office:value="1824" calcext:value-type="float">
            <text:p>1824</text:p>
          </table:table-cell>
          <table:table-cell table:formula="of:=&quot;defw &amp;&quot;&amp;DEC2HEX([.$B21]+[.C$1]+128;4)&amp;&quot;,&quot;" office:value-type="string" office:string-value="defw &amp;07A0," calcext:value-type="string">
            <text:p>defw &amp;07A0,</text:p>
          </table:table-cell>
          <table:table-cell table:formula="of:=&quot;&amp;&quot;&amp;DEC2HEX([.$B21]+[.D$1]+128;4)&amp;&quot;,&quot;" office:value-type="string" office:string-value="&amp;0FA0," calcext:value-type="string">
            <text:p>&amp;0FA0,</text:p>
          </table:table-cell>
          <table:table-cell table:formula="of:=&quot;&amp;&quot;&amp;DEC2HEX([.$B21]+[.E$1]+128;4)&amp;&quot;,&quot;" office:value-type="string" office:string-value="&amp;17A0," calcext:value-type="string">
            <text:p>&amp;17A0,</text:p>
          </table:table-cell>
          <table:table-cell table:formula="of:=&quot;&amp;&quot;&amp;DEC2HEX([.$B21]+[.F$1]+128;4)&amp;&quot;,&quot;" office:value-type="string" office:string-value="&amp;1FA0," calcext:value-type="string">
            <text:p>&amp;1FA0,</text:p>
          </table:table-cell>
          <table:table-cell table:formula="of:=&quot;&amp;&quot;&amp;DEC2HEX([.$B21]+[.G$1]+128;4)&amp;&quot;,&quot;" office:value-type="string" office:string-value="&amp;27A0," calcext:value-type="string">
            <text:p>&amp;27A0,</text:p>
          </table:table-cell>
          <table:table-cell table:formula="of:=&quot;&amp;&quot;&amp;DEC2HEX([.$B21]+[.H$1]+128;4)&amp;&quot;,&quot;" office:value-type="string" office:string-value="&amp;2FA0," calcext:value-type="string">
            <text:p>&amp;2FA0,</text:p>
          </table:table-cell>
          <table:table-cell table:formula="of:=&quot;&amp;&quot;&amp;DEC2HEX([.$B21]+[.I$1]+128;4)&amp;&quot;,&quot;" office:value-type="string" office:string-value="&amp;37A0," calcext:value-type="string">
            <text:p>&amp;37A0,</text:p>
          </table:table-cell>
          <table:table-cell table:formula="of:=&quot;&amp;&quot;&amp;DEC2HEX([.$B21]+[.J$1]+128;4)" office:value-type="string" office:string-value="&amp;3FA0" calcext:value-type="string">
            <text:p>&amp;3FA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+96" office:value-type="float" office:value="1920" calcext:value-type="float">
            <text:p>1920</text:p>
          </table:table-cell>
          <table:table-cell table:formula="of:=&quot;defw &amp;&quot;&amp;DEC2HEX([.$B22]+[.C$1]+128;4)&amp;&quot;,&quot;" office:value-type="string" office:string-value="defw &amp;0800," calcext:value-type="string">
            <text:p>defw &amp;0800,</text:p>
          </table:table-cell>
          <table:table-cell table:formula="of:=&quot;&amp;&quot;&amp;DEC2HEX([.$B22]+[.D$1]+128;4)&amp;&quot;,&quot;" office:value-type="string" office:string-value="&amp;1000," calcext:value-type="string">
            <text:p>&amp;1000,</text:p>
          </table:table-cell>
          <table:table-cell table:formula="of:=&quot;&amp;&quot;&amp;DEC2HEX([.$B22]+[.E$1]+128;4)&amp;&quot;,&quot;" office:value-type="string" office:string-value="&amp;1800," calcext:value-type="string">
            <text:p>&amp;1800,</text:p>
          </table:table-cell>
          <table:table-cell table:formula="of:=&quot;&amp;&quot;&amp;DEC2HEX([.$B22]+[.F$1]+128;4)&amp;&quot;,&quot;" office:value-type="string" office:string-value="&amp;2000," calcext:value-type="string">
            <text:p>&amp;2000,</text:p>
          </table:table-cell>
          <table:table-cell table:formula="of:=&quot;&amp;&quot;&amp;DEC2HEX([.$B22]+[.G$1]+128;4)&amp;&quot;,&quot;" office:value-type="string" office:string-value="&amp;2800," calcext:value-type="string">
            <text:p>&amp;2800,</text:p>
          </table:table-cell>
          <table:table-cell table:formula="of:=&quot;&amp;&quot;&amp;DEC2HEX([.$B22]+[.H$1]+128;4)&amp;&quot;,&quot;" office:value-type="string" office:string-value="&amp;3000," calcext:value-type="string">
            <text:p>&amp;3000,</text:p>
          </table:table-cell>
          <table:table-cell table:formula="of:=&quot;&amp;&quot;&amp;DEC2HEX([.$B22]+[.I$1]+128;4)&amp;&quot;,&quot;" office:value-type="string" office:string-value="&amp;3800," calcext:value-type="string">
            <text:p>&amp;3800,</text:p>
          </table:table-cell>
          <table:table-cell table:formula="of:=&quot;&amp;&quot;&amp;DEC2HEX([.$B22]+[.J$1]+128;4)" office:value-type="string" office:string-value="&amp;4000" calcext:value-type="string">
            <text:p>&amp;4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2]+96" office:value-type="float" office:value="2016" calcext:value-type="float">
            <text:p>2016</text:p>
          </table:table-cell>
          <table:table-cell table:formula="of:=&quot;defw &amp;&quot;&amp;DEC2HEX([.$B23]+[.C$1]+128;4)&amp;&quot;,&quot;" office:value-type="string" office:string-value="defw &amp;0860," calcext:value-type="string">
            <text:p>defw &amp;0860,</text:p>
          </table:table-cell>
          <table:table-cell table:formula="of:=&quot;&amp;&quot;&amp;DEC2HEX([.$B23]+[.D$1]+128;4)&amp;&quot;,&quot;" office:value-type="string" office:string-value="&amp;1060," calcext:value-type="string">
            <text:p>&amp;1060,</text:p>
          </table:table-cell>
          <table:table-cell table:formula="of:=&quot;&amp;&quot;&amp;DEC2HEX([.$B23]+[.E$1]+128;4)&amp;&quot;,&quot;" office:value-type="string" office:string-value="&amp;1860," calcext:value-type="string">
            <text:p>&amp;1860,</text:p>
          </table:table-cell>
          <table:table-cell table:formula="of:=&quot;&amp;&quot;&amp;DEC2HEX([.$B23]+[.F$1]+128;4)&amp;&quot;,&quot;" office:value-type="string" office:string-value="&amp;2060," calcext:value-type="string">
            <text:p>&amp;2060,</text:p>
          </table:table-cell>
          <table:table-cell table:formula="of:=&quot;&amp;&quot;&amp;DEC2HEX([.$B23]+[.G$1]+128;4)&amp;&quot;,&quot;" office:value-type="string" office:string-value="&amp;2860," calcext:value-type="string">
            <text:p>&amp;2860,</text:p>
          </table:table-cell>
          <table:table-cell table:formula="of:=&quot;&amp;&quot;&amp;DEC2HEX([.$B23]+[.H$1]+128;4)&amp;&quot;,&quot;" office:value-type="string" office:string-value="&amp;3060," calcext:value-type="string">
            <text:p>&amp;3060,</text:p>
          </table:table-cell>
          <table:table-cell table:formula="of:=&quot;&amp;&quot;&amp;DEC2HEX([.$B23]+[.I$1]+128;4)&amp;&quot;,&quot;" office:value-type="string" office:string-value="&amp;3860," calcext:value-type="string">
            <text:p>&amp;3860,</text:p>
          </table:table-cell>
          <table:table-cell table:formula="of:=&quot;&amp;&quot;&amp;DEC2HEX([.$B23]+[.J$1]+128;4)" office:value-type="string" office:string-value="&amp;4060" calcext:value-type="string">
            <text:p>&amp;40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3]+96" office:value-type="float" office:value="2112" calcext:value-type="float">
            <text:p>2112</text:p>
          </table:table-cell>
          <table:table-cell table:formula="of:=&quot;defw &amp;&quot;&amp;DEC2HEX([.$B24]+[.C$1]+128;4)&amp;&quot;,&quot;" office:value-type="string" office:string-value="defw &amp;08C0," calcext:value-type="string">
            <text:p>defw &amp;08C0,</text:p>
          </table:table-cell>
          <table:table-cell table:formula="of:=&quot;&amp;&quot;&amp;DEC2HEX([.$B24]+[.D$1]+128;4)&amp;&quot;,&quot;" office:value-type="string" office:string-value="&amp;10C0," calcext:value-type="string">
            <text:p>&amp;10C0,</text:p>
          </table:table-cell>
          <table:table-cell table:formula="of:=&quot;&amp;&quot;&amp;DEC2HEX([.$B24]+[.E$1]+128;4)&amp;&quot;,&quot;" office:value-type="string" office:string-value="&amp;18C0," calcext:value-type="string">
            <text:p>&amp;18C0,</text:p>
          </table:table-cell>
          <table:table-cell table:formula="of:=&quot;&amp;&quot;&amp;DEC2HEX([.$B24]+[.F$1]+128;4)&amp;&quot;,&quot;" office:value-type="string" office:string-value="&amp;20C0," calcext:value-type="string">
            <text:p>&amp;20C0,</text:p>
          </table:table-cell>
          <table:table-cell table:formula="of:=&quot;&amp;&quot;&amp;DEC2HEX([.$B24]+[.G$1]+128;4)&amp;&quot;,&quot;" office:value-type="string" office:string-value="&amp;28C0," calcext:value-type="string">
            <text:p>&amp;28C0,</text:p>
          </table:table-cell>
          <table:table-cell table:formula="of:=&quot;&amp;&quot;&amp;DEC2HEX([.$B24]+[.H$1]+128;4)&amp;&quot;,&quot;" office:value-type="string" office:string-value="&amp;30C0," calcext:value-type="string">
            <text:p>&amp;30C0,</text:p>
          </table:table-cell>
          <table:table-cell table:formula="of:=&quot;&amp;&quot;&amp;DEC2HEX([.$B24]+[.I$1]+128;4)&amp;&quot;,&quot;" office:value-type="string" office:string-value="&amp;38C0," calcext:value-type="string">
            <text:p>&amp;38C0,</text:p>
          </table:table-cell>
          <table:table-cell table:formula="of:=&quot;&amp;&quot;&amp;DEC2HEX([.$B24]+[.J$1]+128;4)" office:value-type="string" office:string-value="&amp;40C0" calcext:value-type="string">
            <text:p>&amp;40C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4]+96" office:value-type="float" office:value="2208" calcext:value-type="float">
            <text:p>2208</text:p>
          </table:table-cell>
          <table:table-cell table:formula="of:=&quot;defw &amp;&quot;&amp;DEC2HEX([.$B25]+[.C$1]+128;4)&amp;&quot;,&quot;" office:value-type="string" office:string-value="defw &amp;0920," calcext:value-type="string">
            <text:p>defw &amp;0920,</text:p>
          </table:table-cell>
          <table:table-cell table:formula="of:=&quot;&amp;&quot;&amp;DEC2HEX([.$B25]+[.D$1]+128;4)&amp;&quot;,&quot;" office:value-type="string" office:string-value="&amp;1120," calcext:value-type="string">
            <text:p>&amp;1120,</text:p>
          </table:table-cell>
          <table:table-cell table:formula="of:=&quot;&amp;&quot;&amp;DEC2HEX([.$B25]+[.E$1]+128;4)&amp;&quot;,&quot;" office:value-type="string" office:string-value="&amp;1920," calcext:value-type="string">
            <text:p>&amp;1920,</text:p>
          </table:table-cell>
          <table:table-cell table:formula="of:=&quot;&amp;&quot;&amp;DEC2HEX([.$B25]+[.F$1]+128;4)&amp;&quot;,&quot;" office:value-type="string" office:string-value="&amp;2120," calcext:value-type="string">
            <text:p>&amp;2120,</text:p>
          </table:table-cell>
          <table:table-cell table:formula="of:=&quot;&amp;&quot;&amp;DEC2HEX([.$B25]+[.G$1]+128;4)&amp;&quot;,&quot;" office:value-type="string" office:string-value="&amp;2920," calcext:value-type="string">
            <text:p>&amp;2920,</text:p>
          </table:table-cell>
          <table:table-cell table:formula="of:=&quot;&amp;&quot;&amp;DEC2HEX([.$B25]+[.H$1]+128;4)&amp;&quot;,&quot;" office:value-type="string" office:string-value="&amp;3120," calcext:value-type="string">
            <text:p>&amp;3120,</text:p>
          </table:table-cell>
          <table:table-cell table:formula="of:=&quot;&amp;&quot;&amp;DEC2HEX([.$B25]+[.I$1]+128;4)&amp;&quot;,&quot;" office:value-type="string" office:string-value="&amp;3920," calcext:value-type="string">
            <text:p>&amp;3920,</text:p>
          </table:table-cell>
          <table:table-cell table:formula="of:=&quot;&amp;&quot;&amp;DEC2HEX([.$B25]+[.J$1]+128;4)" office:value-type="string" office:string-value="&amp;4120" calcext:value-type="string">
            <text:p>&amp;41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5]+96" office:value-type="float" office:value="2304" calcext:value-type="float">
            <text:p>2304</text:p>
          </table:table-cell>
          <table:table-cell table:formula="of:=&quot;defw &amp;&quot;&amp;DEC2HEX([.$B26]+[.C$1]+128;4)&amp;&quot;,&quot;" office:value-type="string" office:string-value="defw &amp;0980," calcext:value-type="string">
            <text:p>defw &amp;0980,</text:p>
          </table:table-cell>
          <table:table-cell table:formula="of:=&quot;&amp;&quot;&amp;DEC2HEX([.$B26]+[.D$1]+128;4)&amp;&quot;,&quot;" office:value-type="string" office:string-value="&amp;1180," calcext:value-type="string">
            <text:p>&amp;1180,</text:p>
          </table:table-cell>
          <table:table-cell table:formula="of:=&quot;&amp;&quot;&amp;DEC2HEX([.$B26]+[.E$1]+128;4)&amp;&quot;,&quot;" office:value-type="string" office:string-value="&amp;1980," calcext:value-type="string">
            <text:p>&amp;1980,</text:p>
          </table:table-cell>
          <table:table-cell table:formula="of:=&quot;&amp;&quot;&amp;DEC2HEX([.$B26]+[.F$1]+128;4)&amp;&quot;,&quot;" office:value-type="string" office:string-value="&amp;2180," calcext:value-type="string">
            <text:p>&amp;2180,</text:p>
          </table:table-cell>
          <table:table-cell table:formula="of:=&quot;&amp;&quot;&amp;DEC2HEX([.$B26]+[.G$1]+128;4)&amp;&quot;,&quot;" office:value-type="string" office:string-value="&amp;2980," calcext:value-type="string">
            <text:p>&amp;2980,</text:p>
          </table:table-cell>
          <table:table-cell table:formula="of:=&quot;&amp;&quot;&amp;DEC2HEX([.$B26]+[.H$1]+128;4)&amp;&quot;,&quot;" office:value-type="string" office:string-value="&amp;3180," calcext:value-type="string">
            <text:p>&amp;3180,</text:p>
          </table:table-cell>
          <table:table-cell table:formula="of:=&quot;&amp;&quot;&amp;DEC2HEX([.$B26]+[.I$1]+128;4)&amp;&quot;,&quot;" office:value-type="string" office:string-value="&amp;3980," calcext:value-type="string">
            <text:p>&amp;3980,</text:p>
          </table:table-cell>
          <table:table-cell table:formula="of:=&quot;&amp;&quot;&amp;DEC2HEX([.$B26]+[.J$1]+128;4)" office:value-type="string" office:string-value="&amp;4180" calcext:value-type="string">
            <text:p>&amp;41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6]+96" office:value-type="float" office:value="2400" calcext:value-type="float">
            <text:p>2400</text:p>
          </table:table-cell>
          <table:table-cell table:formula="of:=&quot;defw &amp;&quot;&amp;DEC2HEX([.$B27]+[.C$1]+128;4)&amp;&quot;,&quot;" office:value-type="string" office:string-value="defw &amp;09E0," calcext:value-type="string">
            <text:p>defw &amp;09E0,</text:p>
          </table:table-cell>
          <table:table-cell table:formula="of:=&quot;&amp;&quot;&amp;DEC2HEX([.$B27]+[.D$1]+128;4)&amp;&quot;,&quot;" office:value-type="string" office:string-value="&amp;11E0," calcext:value-type="string">
            <text:p>&amp;11E0,</text:p>
          </table:table-cell>
          <table:table-cell table:formula="of:=&quot;&amp;&quot;&amp;DEC2HEX([.$B27]+[.E$1]+128;4)&amp;&quot;,&quot;" office:value-type="string" office:string-value="&amp;19E0," calcext:value-type="string">
            <text:p>&amp;19E0,</text:p>
          </table:table-cell>
          <table:table-cell table:formula="of:=&quot;&amp;&quot;&amp;DEC2HEX([.$B27]+[.F$1]+128;4)&amp;&quot;,&quot;" office:value-type="string" office:string-value="&amp;21E0," calcext:value-type="string">
            <text:p>&amp;21E0,</text:p>
          </table:table-cell>
          <table:table-cell table:formula="of:=&quot;&amp;&quot;&amp;DEC2HEX([.$B27]+[.G$1]+128;4)&amp;&quot;,&quot;" office:value-type="string" office:string-value="&amp;29E0," calcext:value-type="string">
            <text:p>&amp;29E0,</text:p>
          </table:table-cell>
          <table:table-cell table:formula="of:=&quot;&amp;&quot;&amp;DEC2HEX([.$B27]+[.H$1]+128;4)&amp;&quot;,&quot;" office:value-type="string" office:string-value="&amp;31E0," calcext:value-type="string">
            <text:p>&amp;31E0,</text:p>
          </table:table-cell>
          <table:table-cell table:formula="of:=&quot;&amp;&quot;&amp;DEC2HEX([.$B27]+[.I$1]+128;4)&amp;&quot;,&quot;" office:value-type="string" office:string-value="&amp;39E0," calcext:value-type="string">
            <text:p>&amp;39E0,</text:p>
          </table:table-cell>
          <table:table-cell table:formula="of:=&quot;&amp;&quot;&amp;DEC2HEX([.$B27]+[.J$1]+128;4)" office:value-type="string" office:string-value="&amp;41E0" calcext:value-type="string">
            <text:p>&amp;41E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7]+96" office:value-type="float" office:value="2496" calcext:value-type="float">
            <text:p>2496</text:p>
          </table:table-cell>
          <table:table-cell table:formula="of:=&quot;defw &amp;&quot;&amp;DEC2HEX([.$B28]+[.C$1]+128;4)&amp;&quot;,&quot;" office:value-type="string" office:string-value="defw &amp;0A40," calcext:value-type="string">
            <text:p>defw &amp;0A40,</text:p>
          </table:table-cell>
          <table:table-cell table:formula="of:=&quot;&amp;&quot;&amp;DEC2HEX([.$B28]+[.D$1]+128;4)&amp;&quot;,&quot;" office:value-type="string" office:string-value="&amp;1240," calcext:value-type="string">
            <text:p>&amp;1240,</text:p>
          </table:table-cell>
          <table:table-cell table:formula="of:=&quot;&amp;&quot;&amp;DEC2HEX([.$B28]+[.E$1]+128;4)&amp;&quot;,&quot;" office:value-type="string" office:string-value="&amp;1A40," calcext:value-type="string">
            <text:p>&amp;1A40,</text:p>
          </table:table-cell>
          <table:table-cell table:formula="of:=&quot;&amp;&quot;&amp;DEC2HEX([.$B28]+[.F$1]+128;4)&amp;&quot;,&quot;" office:value-type="string" office:string-value="&amp;2240," calcext:value-type="string">
            <text:p>&amp;2240,</text:p>
          </table:table-cell>
          <table:table-cell table:formula="of:=&quot;&amp;&quot;&amp;DEC2HEX([.$B28]+[.G$1]+128;4)&amp;&quot;,&quot;" office:value-type="string" office:string-value="&amp;2A40," calcext:value-type="string">
            <text:p>&amp;2A40,</text:p>
          </table:table-cell>
          <table:table-cell table:formula="of:=&quot;&amp;&quot;&amp;DEC2HEX([.$B28]+[.H$1]+128;4)&amp;&quot;,&quot;" office:value-type="string" office:string-value="&amp;3240," calcext:value-type="string">
            <text:p>&amp;3240,</text:p>
          </table:table-cell>
          <table:table-cell table:formula="of:=&quot;&amp;&quot;&amp;DEC2HEX([.$B28]+[.I$1]+128;4)&amp;&quot;,&quot;" office:value-type="string" office:string-value="&amp;3A40," calcext:value-type="string">
            <text:p>&amp;3A40,</text:p>
          </table:table-cell>
          <table:table-cell table:formula="of:=&quot;&amp;&quot;&amp;DEC2HEX([.$B28]+[.J$1]+128;4)" office:value-type="string" office:string-value="&amp;4240" calcext:value-type="string">
            <text:p>&amp;424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8]+96" office:value-type="float" office:value="2592" calcext:value-type="float">
            <text:p>2592</text:p>
          </table:table-cell>
          <table:table-cell table:formula="of:=&quot;defw &amp;&quot;&amp;DEC2HEX([.$B29]+[.C$1]+128;4)&amp;&quot;,&quot;" office:value-type="string" office:string-value="defw &amp;0AA0," calcext:value-type="string">
            <text:p>defw &amp;0AA0,</text:p>
          </table:table-cell>
          <table:table-cell table:formula="of:=&quot;&amp;&quot;&amp;DEC2HEX([.$B29]+[.D$1]+128;4)&amp;&quot;,&quot;" office:value-type="string" office:string-value="&amp;12A0," calcext:value-type="string">
            <text:p>&amp;12A0,</text:p>
          </table:table-cell>
          <table:table-cell table:formula="of:=&quot;&amp;&quot;&amp;DEC2HEX([.$B29]+[.E$1]+128;4)&amp;&quot;,&quot;" office:value-type="string" office:string-value="&amp;1AA0," calcext:value-type="string">
            <text:p>&amp;1AA0,</text:p>
          </table:table-cell>
          <table:table-cell table:formula="of:=&quot;&amp;&quot;&amp;DEC2HEX([.$B29]+[.F$1]+128;4)&amp;&quot;,&quot;" office:value-type="string" office:string-value="&amp;22A0," calcext:value-type="string">
            <text:p>&amp;22A0,</text:p>
          </table:table-cell>
          <table:table-cell table:formula="of:=&quot;&amp;&quot;&amp;DEC2HEX([.$B29]+[.G$1]+128;4)&amp;&quot;,&quot;" office:value-type="string" office:string-value="&amp;2AA0," calcext:value-type="string">
            <text:p>&amp;2AA0,</text:p>
          </table:table-cell>
          <table:table-cell table:formula="of:=&quot;&amp;&quot;&amp;DEC2HEX([.$B29]+[.H$1]+128;4)&amp;&quot;,&quot;" office:value-type="string" office:string-value="&amp;32A0," calcext:value-type="string">
            <text:p>&amp;32A0,</text:p>
          </table:table-cell>
          <table:table-cell table:formula="of:=&quot;&amp;&quot;&amp;DEC2HEX([.$B29]+[.I$1]+128;4)&amp;&quot;,&quot;" office:value-type="string" office:string-value="&amp;3AA0," calcext:value-type="string">
            <text:p>&amp;3AA0,</text:p>
          </table:table-cell>
          <table:table-cell table:formula="of:=&quot;&amp;&quot;&amp;DEC2HEX([.$B29]+[.J$1]+128;4)" office:value-type="string" office:string-value="&amp;42A0" calcext:value-type="string">
            <text:p>&amp;42A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9]+96" office:value-type="float" office:value="2688" calcext:value-type="float">
            <text:p>2688</text:p>
          </table:table-cell>
          <table:table-cell table:formula="of:=&quot;defw &amp;&quot;&amp;DEC2HEX([.$B30]+[.C$1]+128;4)&amp;&quot;,&quot;" office:value-type="string" office:string-value="defw &amp;0B00," calcext:value-type="string">
            <text:p>defw &amp;0B00,</text:p>
          </table:table-cell>
          <table:table-cell table:formula="of:=&quot;&amp;&quot;&amp;DEC2HEX([.$B30]+[.D$1]+128;4)&amp;&quot;,&quot;" office:value-type="string" office:string-value="&amp;1300," calcext:value-type="string">
            <text:p>&amp;1300,</text:p>
          </table:table-cell>
          <table:table-cell table:formula="of:=&quot;&amp;&quot;&amp;DEC2HEX([.$B30]+[.E$1]+128;4)&amp;&quot;,&quot;" office:value-type="string" office:string-value="&amp;1B00," calcext:value-type="string">
            <text:p>&amp;1B00,</text:p>
          </table:table-cell>
          <table:table-cell table:formula="of:=&quot;&amp;&quot;&amp;DEC2HEX([.$B30]+[.F$1]+128;4)&amp;&quot;,&quot;" office:value-type="string" office:string-value="&amp;2300," calcext:value-type="string">
            <text:p>&amp;2300,</text:p>
          </table:table-cell>
          <table:table-cell table:formula="of:=&quot;&amp;&quot;&amp;DEC2HEX([.$B30]+[.G$1]+128;4)&amp;&quot;,&quot;" office:value-type="string" office:string-value="&amp;2B00," calcext:value-type="string">
            <text:p>&amp;2B00,</text:p>
          </table:table-cell>
          <table:table-cell table:formula="of:=&quot;&amp;&quot;&amp;DEC2HEX([.$B30]+[.H$1]+128;4)&amp;&quot;,&quot;" office:value-type="string" office:string-value="&amp;3300," calcext:value-type="string">
            <text:p>&amp;3300,</text:p>
          </table:table-cell>
          <table:table-cell table:formula="of:=&quot;&amp;&quot;&amp;DEC2HEX([.$B30]+[.I$1]+128;4)&amp;&quot;,&quot;" office:value-type="string" office:string-value="&amp;3B00," calcext:value-type="string">
            <text:p>&amp;3B00,</text:p>
          </table:table-cell>
          <table:table-cell table:formula="of:=&quot;&amp;&quot;&amp;DEC2HEX([.$B30]+[.J$1]+128;4)" office:value-type="string" office:string-value="&amp;4300" calcext:value-type="string">
            <text:p>&amp;43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0]+96" office:value-type="float" office:value="2784" calcext:value-type="float">
            <text:p>2784</text:p>
          </table:table-cell>
          <table:table-cell table:formula="of:=&quot;defw &amp;&quot;&amp;DEC2HEX([.$B31]+[.C$1]+128;4)&amp;&quot;,&quot;" office:value-type="string" office:string-value="defw &amp;0B60," calcext:value-type="string">
            <text:p>defw &amp;0B60,</text:p>
          </table:table-cell>
          <table:table-cell table:formula="of:=&quot;&amp;&quot;&amp;DEC2HEX([.$B31]+[.D$1]+128;4)&amp;&quot;,&quot;" office:value-type="string" office:string-value="&amp;1360," calcext:value-type="string">
            <text:p>&amp;1360,</text:p>
          </table:table-cell>
          <table:table-cell table:formula="of:=&quot;&amp;&quot;&amp;DEC2HEX([.$B31]+[.E$1]+128;4)&amp;&quot;,&quot;" office:value-type="string" office:string-value="&amp;1B60," calcext:value-type="string">
            <text:p>&amp;1B60,</text:p>
          </table:table-cell>
          <table:table-cell table:formula="of:=&quot;&amp;&quot;&amp;DEC2HEX([.$B31]+[.F$1]+128;4)&amp;&quot;,&quot;" office:value-type="string" office:string-value="&amp;2360," calcext:value-type="string">
            <text:p>&amp;2360,</text:p>
          </table:table-cell>
          <table:table-cell table:formula="of:=&quot;&amp;&quot;&amp;DEC2HEX([.$B31]+[.G$1]+128;4)&amp;&quot;,&quot;" office:value-type="string" office:string-value="&amp;2B60," calcext:value-type="string">
            <text:p>&amp;2B60,</text:p>
          </table:table-cell>
          <table:table-cell table:formula="of:=&quot;&amp;&quot;&amp;DEC2HEX([.$B31]+[.H$1]+128;4)&amp;&quot;,&quot;" office:value-type="string" office:string-value="&amp;3360," calcext:value-type="string">
            <text:p>&amp;3360,</text:p>
          </table:table-cell>
          <table:table-cell table:formula="of:=&quot;&amp;&quot;&amp;DEC2HEX([.$B31]+[.I$1]+128;4)&amp;&quot;,&quot;" office:value-type="string" office:string-value="&amp;3B60," calcext:value-type="string">
            <text:p>&amp;3B60,</text:p>
          </table:table-cell>
          <table:table-cell table:formula="of:=&quot;&amp;&quot;&amp;DEC2HEX([.$B31]+[.J$1]+128;4)" office:value-type="string" office:string-value="&amp;4360" calcext:value-type="string">
            <text:p>&amp;43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1]+96" office:value-type="float" office:value="2880" calcext:value-type="float">
            <text:p>2880</text:p>
          </table:table-cell>
          <table:table-cell table:formula="of:=&quot;defw &amp;&quot;&amp;DEC2HEX([.$B32]+[.C$1]+128;4)&amp;&quot;,&quot;" office:value-type="string" office:string-value="defw &amp;0BC0," calcext:value-type="string">
            <text:p>defw &amp;0BC0,</text:p>
          </table:table-cell>
          <table:table-cell table:formula="of:=&quot;&amp;&quot;&amp;DEC2HEX([.$B32]+[.D$1]+128;4)&amp;&quot;,&quot;" office:value-type="string" office:string-value="&amp;13C0," calcext:value-type="string">
            <text:p>&amp;13C0,</text:p>
          </table:table-cell>
          <table:table-cell table:formula="of:=&quot;&amp;&quot;&amp;DEC2HEX([.$B32]+[.E$1]+128;4)&amp;&quot;,&quot;" office:value-type="string" office:string-value="&amp;1BC0," calcext:value-type="string">
            <text:p>&amp;1BC0,</text:p>
          </table:table-cell>
          <table:table-cell table:formula="of:=&quot;&amp;&quot;&amp;DEC2HEX([.$B32]+[.F$1]+128;4)&amp;&quot;,&quot;" office:value-type="string" office:string-value="&amp;23C0," calcext:value-type="string">
            <text:p>&amp;23C0,</text:p>
          </table:table-cell>
          <table:table-cell table:formula="of:=&quot;&amp;&quot;&amp;DEC2HEX([.$B32]+[.G$1]+128;4)&amp;&quot;,&quot;" office:value-type="string" office:string-value="&amp;2BC0," calcext:value-type="string">
            <text:p>&amp;2BC0,</text:p>
          </table:table-cell>
          <table:table-cell table:formula="of:=&quot;&amp;&quot;&amp;DEC2HEX([.$B32]+[.H$1]+128;4)&amp;&quot;,&quot;" office:value-type="string" office:string-value="&amp;33C0," calcext:value-type="string">
            <text:p>&amp;33C0,</text:p>
          </table:table-cell>
          <table:table-cell table:formula="of:=&quot;&amp;&quot;&amp;DEC2HEX([.$B32]+[.I$1]+128;4)&amp;&quot;,&quot;" office:value-type="string" office:string-value="&amp;3BC0," calcext:value-type="string">
            <text:p>&amp;3BC0,</text:p>
          </table:table-cell>
          <table:table-cell table:formula="of:=&quot;&amp;&quot;&amp;DEC2HEX([.$B32]+[.J$1]+128;4)" office:value-type="string" office:string-value="&amp;43C0" calcext:value-type="string">
            <text:p>&amp;43C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2]+96" office:value-type="float" office:value="2976" calcext:value-type="float">
            <text:p>2976</text:p>
          </table:table-cell>
          <table:table-cell table:formula="of:=&quot;defw &amp;&quot;&amp;DEC2HEX([.$B33]+[.C$1]+128;4)&amp;&quot;,&quot;" office:value-type="string" office:string-value="defw &amp;0C20," calcext:value-type="string">
            <text:p>defw &amp;0C20,</text:p>
          </table:table-cell>
          <table:table-cell table:formula="of:=&quot;&amp;&quot;&amp;DEC2HEX([.$B33]+[.D$1]+128;4)&amp;&quot;,&quot;" office:value-type="string" office:string-value="&amp;1420," calcext:value-type="string">
            <text:p>&amp;1420,</text:p>
          </table:table-cell>
          <table:table-cell table:formula="of:=&quot;&amp;&quot;&amp;DEC2HEX([.$B33]+[.E$1]+128;4)&amp;&quot;,&quot;" office:value-type="string" office:string-value="&amp;1C20," calcext:value-type="string">
            <text:p>&amp;1C20,</text:p>
          </table:table-cell>
          <table:table-cell table:formula="of:=&quot;&amp;&quot;&amp;DEC2HEX([.$B33]+[.F$1]+128;4)&amp;&quot;,&quot;" office:value-type="string" office:string-value="&amp;2420," calcext:value-type="string">
            <text:p>&amp;2420,</text:p>
          </table:table-cell>
          <table:table-cell table:formula="of:=&quot;&amp;&quot;&amp;DEC2HEX([.$B33]+[.G$1]+128;4)&amp;&quot;,&quot;" office:value-type="string" office:string-value="&amp;2C20," calcext:value-type="string">
            <text:p>&amp;2C20,</text:p>
          </table:table-cell>
          <table:table-cell table:formula="of:=&quot;&amp;&quot;&amp;DEC2HEX([.$B33]+[.H$1]+128;4)&amp;&quot;,&quot;" office:value-type="string" office:string-value="&amp;3420," calcext:value-type="string">
            <text:p>&amp;3420,</text:p>
          </table:table-cell>
          <table:table-cell table:formula="of:=&quot;&amp;&quot;&amp;DEC2HEX([.$B33]+[.I$1]+128;4)&amp;&quot;,&quot;" office:value-type="string" office:string-value="&amp;3C20," calcext:value-type="string">
            <text:p>&amp;3C20,</text:p>
          </table:table-cell>
          <table:table-cell table:formula="of:=&quot;&amp;&quot;&amp;DEC2HEX([.$B33]+[.J$1]+128;4)" office:value-type="string" office:string-value="&amp;4420" calcext:value-type="string">
            <text:p>&amp;44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3]+96" office:value-type="float" office:value="3072" calcext:value-type="float">
            <text:p>3072</text:p>
          </table:table-cell>
          <table:table-cell table:formula="of:=&quot;defw &amp;&quot;&amp;DEC2HEX([.$B34]+[.C$1]+128;4)&amp;&quot;,&quot;" office:value-type="string" office:string-value="defw &amp;0C80," calcext:value-type="string">
            <text:p>defw &amp;0C80,</text:p>
          </table:table-cell>
          <table:table-cell table:formula="of:=&quot;&amp;&quot;&amp;DEC2HEX([.$B34]+[.D$1]+128;4)&amp;&quot;,&quot;" office:value-type="string" office:string-value="&amp;1480," calcext:value-type="string">
            <text:p>&amp;1480,</text:p>
          </table:table-cell>
          <table:table-cell table:formula="of:=&quot;&amp;&quot;&amp;DEC2HEX([.$B34]+[.E$1]+128;4)&amp;&quot;,&quot;" office:value-type="string" office:string-value="&amp;1C80," calcext:value-type="string">
            <text:p>&amp;1C80,</text:p>
          </table:table-cell>
          <table:table-cell table:formula="of:=&quot;&amp;&quot;&amp;DEC2HEX([.$B34]+[.F$1]+128;4)&amp;&quot;,&quot;" office:value-type="string" office:string-value="&amp;2480," calcext:value-type="string">
            <text:p>&amp;2480,</text:p>
          </table:table-cell>
          <table:table-cell table:formula="of:=&quot;&amp;&quot;&amp;DEC2HEX([.$B34]+[.G$1]+128;4)&amp;&quot;,&quot;" office:value-type="string" office:string-value="&amp;2C80," calcext:value-type="string">
            <text:p>&amp;2C80,</text:p>
          </table:table-cell>
          <table:table-cell table:formula="of:=&quot;&amp;&quot;&amp;DEC2HEX([.$B34]+[.H$1]+128;4)&amp;&quot;,&quot;" office:value-type="string" office:string-value="&amp;3480," calcext:value-type="string">
            <text:p>&amp;3480,</text:p>
          </table:table-cell>
          <table:table-cell table:formula="of:=&quot;&amp;&quot;&amp;DEC2HEX([.$B34]+[.I$1]+128;4)&amp;&quot;,&quot;" office:value-type="string" office:string-value="&amp;3C80," calcext:value-type="string">
            <text:p>&amp;3C80,</text:p>
          </table:table-cell>
          <table:table-cell table:formula="of:=&quot;&amp;&quot;&amp;DEC2HEX([.$B34]+[.J$1]+128;4)" office:value-type="string" office:string-value="&amp;4480" calcext:value-type="string">
            <text:p>&amp;448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]+96" office:value-type="float" office:value="3168" calcext:value-type="float">
            <text:p>3168</text:p>
          </table:table-cell>
          <table:table-cell table:formula="of:=&quot;defw &amp;&quot;&amp;DEC2HEX([.$B35]+[.C$1]+128;4)&amp;&quot;,&quot;" office:value-type="string" office:string-value="defw &amp;0CE0," calcext:value-type="string">
            <text:p>defw &amp;0CE0,</text:p>
          </table:table-cell>
          <table:table-cell table:formula="of:=&quot;&amp;&quot;&amp;DEC2HEX([.$B35]+[.D$1]+128;4)&amp;&quot;,&quot;" office:value-type="string" office:string-value="&amp;14E0," calcext:value-type="string">
            <text:p>&amp;14E0,</text:p>
          </table:table-cell>
          <table:table-cell table:formula="of:=&quot;&amp;&quot;&amp;DEC2HEX([.$B35]+[.E$1]+128;4)&amp;&quot;,&quot;" office:value-type="string" office:string-value="&amp;1CE0," calcext:value-type="string">
            <text:p>&amp;1CE0,</text:p>
          </table:table-cell>
          <table:table-cell table:formula="of:=&quot;&amp;&quot;&amp;DEC2HEX([.$B35]+[.F$1]+128;4)&amp;&quot;,&quot;" office:value-type="string" office:string-value="&amp;24E0," calcext:value-type="string">
            <text:p>&amp;24E0,</text:p>
          </table:table-cell>
          <table:table-cell table:formula="of:=&quot;&amp;&quot;&amp;DEC2HEX([.$B35]+[.G$1]+128;4)&amp;&quot;,&quot;" office:value-type="string" office:string-value="&amp;2CE0," calcext:value-type="string">
            <text:p>&amp;2CE0,</text:p>
          </table:table-cell>
          <table:table-cell table:formula="of:=&quot;&amp;&quot;&amp;DEC2HEX([.$B35]+[.H$1]+128;4)&amp;&quot;,&quot;" office:value-type="string" office:string-value="&amp;34E0," calcext:value-type="string">
            <text:p>&amp;34E0,</text:p>
          </table:table-cell>
          <table:table-cell table:formula="of:=&quot;&amp;&quot;&amp;DEC2HEX([.$B35]+[.I$1]+128;4)&amp;&quot;,&quot;" office:value-type="string" office:string-value="&amp;3CE0," calcext:value-type="string">
            <text:p>&amp;3CE0,</text:p>
          </table:table-cell>
          <table:table-cell table:formula="of:=&quot;&amp;&quot;&amp;DEC2HEX([.$B35]+[.J$1]+128;4)" office:value-type="string" office:string-value="&amp;44E0" calcext:value-type="string">
            <text:p>&amp;44E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5]+96" office:value-type="float" office:value="3264" calcext:value-type="float">
            <text:p>3264</text:p>
          </table:table-cell>
          <table:table-cell table:formula="of:=&quot;defw &amp;&quot;&amp;DEC2HEX([.$B36]+[.C$1]+128;4)&amp;&quot;,&quot;" office:value-type="string" office:string-value="defw &amp;0D40," calcext:value-type="string">
            <text:p>defw &amp;0D40,</text:p>
          </table:table-cell>
          <table:table-cell table:formula="of:=&quot;&amp;&quot;&amp;DEC2HEX([.$B36]+[.D$1]+128;4)&amp;&quot;,&quot;" office:value-type="string" office:string-value="&amp;1540," calcext:value-type="string">
            <text:p>&amp;1540,</text:p>
          </table:table-cell>
          <table:table-cell table:formula="of:=&quot;&amp;&quot;&amp;DEC2HEX([.$B36]+[.E$1]+128;4)&amp;&quot;,&quot;" office:value-type="string" office:string-value="&amp;1D40," calcext:value-type="string">
            <text:p>&amp;1D40,</text:p>
          </table:table-cell>
          <table:table-cell table:formula="of:=&quot;&amp;&quot;&amp;DEC2HEX([.$B36]+[.F$1]+128;4)&amp;&quot;,&quot;" office:value-type="string" office:string-value="&amp;2540," calcext:value-type="string">
            <text:p>&amp;2540,</text:p>
          </table:table-cell>
          <table:table-cell table:formula="of:=&quot;&amp;&quot;&amp;DEC2HEX([.$B36]+[.G$1]+128;4)&amp;&quot;,&quot;" office:value-type="string" office:string-value="&amp;2D40," calcext:value-type="string">
            <text:p>&amp;2D40,</text:p>
          </table:table-cell>
          <table:table-cell table:formula="of:=&quot;&amp;&quot;&amp;DEC2HEX([.$B36]+[.H$1]+128;4)&amp;&quot;,&quot;" office:value-type="string" office:string-value="&amp;3540," calcext:value-type="string">
            <text:p>&amp;3540,</text:p>
          </table:table-cell>
          <table:table-cell table:formula="of:=&quot;&amp;&quot;&amp;DEC2HEX([.$B36]+[.I$1]+128;4)&amp;&quot;,&quot;" office:value-type="string" office:string-value="&amp;3D40," calcext:value-type="string">
            <text:p>&amp;3D40,</text:p>
          </table:table-cell>
          <table:table-cell table:formula="of:=&quot;&amp;&quot;&amp;DEC2HEX([.$B36]+[.J$1]+128;4)" office:value-type="string" office:string-value="&amp;4540" calcext:value-type="string">
            <text:p>&amp;454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6]+96" office:value-type="float" office:value="3360" calcext:value-type="float">
            <text:p>3360</text:p>
          </table:table-cell>
          <table:table-cell table:formula="of:=&quot;defw &amp;&quot;&amp;DEC2HEX([.$B37]+[.C$1]+128;4)&amp;&quot;,&quot;" office:value-type="string" office:string-value="defw &amp;0DA0," calcext:value-type="string">
            <text:p>defw &amp;0DA0,</text:p>
          </table:table-cell>
          <table:table-cell table:formula="of:=&quot;&amp;&quot;&amp;DEC2HEX([.$B37]+[.D$1]+128;4)&amp;&quot;,&quot;" office:value-type="string" office:string-value="&amp;15A0," calcext:value-type="string">
            <text:p>&amp;15A0,</text:p>
          </table:table-cell>
          <table:table-cell table:formula="of:=&quot;&amp;&quot;&amp;DEC2HEX([.$B37]+[.E$1]+128;4)&amp;&quot;,&quot;" office:value-type="string" office:string-value="&amp;1DA0," calcext:value-type="string">
            <text:p>&amp;1DA0,</text:p>
          </table:table-cell>
          <table:table-cell table:formula="of:=&quot;&amp;&quot;&amp;DEC2HEX([.$B37]+[.F$1]+128;4)&amp;&quot;,&quot;" office:value-type="string" office:string-value="&amp;25A0," calcext:value-type="string">
            <text:p>&amp;25A0,</text:p>
          </table:table-cell>
          <table:table-cell table:formula="of:=&quot;&amp;&quot;&amp;DEC2HEX([.$B37]+[.G$1]+128;4)&amp;&quot;,&quot;" office:value-type="string" office:string-value="&amp;2DA0," calcext:value-type="string">
            <text:p>&amp;2DA0,</text:p>
          </table:table-cell>
          <table:table-cell table:formula="of:=&quot;&amp;&quot;&amp;DEC2HEX([.$B37]+[.H$1]+128;4)&amp;&quot;,&quot;" office:value-type="string" office:string-value="&amp;35A0," calcext:value-type="string">
            <text:p>&amp;35A0,</text:p>
          </table:table-cell>
          <table:table-cell table:formula="of:=&quot;&amp;&quot;&amp;DEC2HEX([.$B37]+[.I$1]+128;4)&amp;&quot;,&quot;" office:value-type="string" office:string-value="&amp;3DA0," calcext:value-type="string">
            <text:p>&amp;3DA0,</text:p>
          </table:table-cell>
          <table:table-cell table:formula="of:=&quot;&amp;&quot;&amp;DEC2HEX([.$B37]+[.J$1]+128;4)" office:value-type="string" office:string-value="&amp;45A0" calcext:value-type="string">
            <text:p>&amp;45A0</text:p>
          </table:table-cell>
        </table:table-row>
      </table:table>
      <table:table table:name="Sheet5" table:style-name="ta1">
        <table:table-column table:style-name="co1" table:number-columns-repeated="2" table:default-cell-style-name="Default"/>
        <table:table-column table:style-name="co1" table:number-columns-repeated="8" table:default-cell-style-name="ce1"/>
        <table:table-row table:style-name="ro1"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formula="of:=[.C1]+2048" office:value-type="float" office:value="2048" calcext:value-type="float">
            <text:p>2048</text:p>
          </table:table-cell>
          <table:table-cell table:style-name="Default" table:formula="of:=[.D1]+2048" office:value-type="float" office:value="4096" calcext:value-type="float">
            <text:p>4096</text:p>
          </table:table-cell>
          <table:table-cell table:style-name="Default" table:formula="of:=[.E1]+2048" office:value-type="float" office:value="6144" calcext:value-type="float">
            <text:p>6144</text:p>
          </table:table-cell>
          <table:table-cell table:style-name="Default" table:formula="of:=[.F1]+2048" office:value-type="float" office:value="8192" calcext:value-type="float">
            <text:p>8192</text:p>
          </table:table-cell>
          <table:table-cell table:style-name="Default" table:formula="of:=[.G1]+2048" office:value-type="float" office:value="10240" calcext:value-type="float">
            <text:p>10240</text:p>
          </table:table-cell>
          <table:table-cell table:style-name="Default" table:formula="of:=[.H1]+2048" office:value-type="float" office:value="12288" calcext:value-type="float">
            <text:p>12288</text:p>
          </table:table-cell>
          <table:table-cell table:style-name="Default" table:formula="of:=[.I1]+2048" office:value-type="float" office:value="14336" calcext:value-type="float">
            <text:p>1433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&quot;defw &amp;&quot;&amp;DEC2HEX([.$B2]+[.C$1]+128;4)&amp;&quot;,&quot;" office:value-type="string" office:string-value="defw &amp;0080," calcext:value-type="string">
            <text:p>defw &amp;0080,</text:p>
          </table:table-cell>
          <table:table-cell table:formula="of:=&quot;&amp;&quot;&amp;DEC2HEX([.$B2]+[.D$1]+128;4)&amp;&quot;,&quot;" office:value-type="string" office:string-value="&amp;0880," calcext:value-type="string">
            <text:p>&amp;0880,</text:p>
          </table:table-cell>
          <table:table-cell table:formula="of:=&quot;&amp;&quot;&amp;DEC2HEX([.$B2]+[.E$1]+128;4)&amp;&quot;,&quot;" office:value-type="string" office:string-value="&amp;1080," calcext:value-type="string">
            <text:p>&amp;1080,</text:p>
          </table:table-cell>
          <table:table-cell table:formula="of:=&quot;&amp;&quot;&amp;DEC2HEX([.$B2]+[.F$1]+128;4)&amp;&quot;,&quot;" office:value-type="string" office:string-value="&amp;1880," calcext:value-type="string">
            <text:p>&amp;1880,</text:p>
          </table:table-cell>
          <table:table-cell table:formula="of:=&quot;&amp;&quot;&amp;DEC2HEX([.$B2]+[.G$1]+128;4)&amp;&quot;,&quot;" office:value-type="string" office:string-value="&amp;2080," calcext:value-type="string">
            <text:p>&amp;2080,</text:p>
          </table:table-cell>
          <table:table-cell table:formula="of:=&quot;&amp;&quot;&amp;DEC2HEX([.$B2]+[.H$1]+128;4)&amp;&quot;,&quot;" office:value-type="string" office:string-value="&amp;2880," calcext:value-type="string">
            <text:p>&amp;2880,</text:p>
          </table:table-cell>
          <table:table-cell table:formula="of:=&quot;&amp;&quot;&amp;DEC2HEX([.$B2]+[.I$1]+128;4)&amp;&quot;,&quot;" office:value-type="string" office:string-value="&amp;3080," calcext:value-type="string">
            <text:p>&amp;3080,</text:p>
          </table:table-cell>
          <table:table-cell table:formula="of:=&quot;&amp;&quot;&amp;DEC2HEX([.$B2]+[.J$1]+128;4)" office:value-type="string" office:string-value="&amp;3880" calcext:value-type="string">
            <text:p>&amp;38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formula="of:=&quot;defw &amp;&quot;&amp;DEC2HEX([.$B3]+[.C$1]+128;4)&amp;&quot;,&quot;" office:value-type="string" office:string-value="defw &amp;00E0," calcext:value-type="string">
            <text:p>defw &amp;00E0,</text:p>
          </table:table-cell>
          <table:table-cell table:formula="of:=&quot;&amp;&quot;&amp;DEC2HEX([.$B3]+[.D$1]+128;4)&amp;&quot;,&quot;" office:value-type="string" office:string-value="&amp;08E0," calcext:value-type="string">
            <text:p>&amp;08E0,</text:p>
          </table:table-cell>
          <table:table-cell table:formula="of:=&quot;&amp;&quot;&amp;DEC2HEX([.$B3]+[.E$1]+128;4)&amp;&quot;,&quot;" office:value-type="string" office:string-value="&amp;10E0," calcext:value-type="string">
            <text:p>&amp;10E0,</text:p>
          </table:table-cell>
          <table:table-cell table:formula="of:=&quot;&amp;&quot;&amp;DEC2HEX([.$B3]+[.F$1]+128;4)&amp;&quot;,&quot;" office:value-type="string" office:string-value="&amp;18E0," calcext:value-type="string">
            <text:p>&amp;18E0,</text:p>
          </table:table-cell>
          <table:table-cell table:formula="of:=&quot;&amp;&quot;&amp;DEC2HEX([.$B3]+[.G$1]+128;4)&amp;&quot;,&quot;" office:value-type="string" office:string-value="&amp;20E0," calcext:value-type="string">
            <text:p>&amp;20E0,</text:p>
          </table:table-cell>
          <table:table-cell table:formula="of:=&quot;&amp;&quot;&amp;DEC2HEX([.$B3]+[.H$1]+128;4)&amp;&quot;,&quot;" office:value-type="string" office:string-value="&amp;28E0," calcext:value-type="string">
            <text:p>&amp;28E0,</text:p>
          </table:table-cell>
          <table:table-cell table:formula="of:=&quot;&amp;&quot;&amp;DEC2HEX([.$B3]+[.I$1]+128;4)&amp;&quot;,&quot;" office:value-type="string" office:string-value="&amp;30E0," calcext:value-type="string">
            <text:p>&amp;30E0,</text:p>
          </table:table-cell>
          <table:table-cell table:formula="of:=&quot;&amp;&quot;&amp;DEC2HEX([.$B3]+[.J$1]+128;4)" office:value-type="string" office:string-value="&amp;38E0" calcext:value-type="string">
            <text:p>&amp;38E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+96" office:value-type="float" office:value="192" calcext:value-type="float">
            <text:p>192</text:p>
          </table:table-cell>
          <table:table-cell table:formula="of:=&quot;defw &amp;&quot;&amp;DEC2HEX([.$B4]+[.C$1]+128;4)&amp;&quot;,&quot;" office:value-type="string" office:string-value="defw &amp;0140," calcext:value-type="string">
            <text:p>defw &amp;0140,</text:p>
          </table:table-cell>
          <table:table-cell table:formula="of:=&quot;&amp;&quot;&amp;DEC2HEX([.$B4]+[.D$1]+128;4)&amp;&quot;,&quot;" office:value-type="string" office:string-value="&amp;0940," calcext:value-type="string">
            <text:p>&amp;0940,</text:p>
          </table:table-cell>
          <table:table-cell table:formula="of:=&quot;&amp;&quot;&amp;DEC2HEX([.$B4]+[.E$1]+128;4)&amp;&quot;,&quot;" office:value-type="string" office:string-value="&amp;1140," calcext:value-type="string">
            <text:p>&amp;1140,</text:p>
          </table:table-cell>
          <table:table-cell table:formula="of:=&quot;&amp;&quot;&amp;DEC2HEX([.$B4]+[.F$1]+128;4)&amp;&quot;,&quot;" office:value-type="string" office:string-value="&amp;1940," calcext:value-type="string">
            <text:p>&amp;1940,</text:p>
          </table:table-cell>
          <table:table-cell table:formula="of:=&quot;&amp;&quot;&amp;DEC2HEX([.$B4]+[.G$1]+128;4)&amp;&quot;,&quot;" office:value-type="string" office:string-value="&amp;2140," calcext:value-type="string">
            <text:p>&amp;2140,</text:p>
          </table:table-cell>
          <table:table-cell table:formula="of:=&quot;&amp;&quot;&amp;DEC2HEX([.$B4]+[.H$1]+128;4)&amp;&quot;,&quot;" office:value-type="string" office:string-value="&amp;2940," calcext:value-type="string">
            <text:p>&amp;2940,</text:p>
          </table:table-cell>
          <table:table-cell table:formula="of:=&quot;&amp;&quot;&amp;DEC2HEX([.$B4]+[.I$1]+128;4)&amp;&quot;,&quot;" office:value-type="string" office:string-value="&amp;3140," calcext:value-type="string">
            <text:p>&amp;3140,</text:p>
          </table:table-cell>
          <table:table-cell table:formula="of:=&quot;&amp;&quot;&amp;DEC2HEX([.$B4]+[.J$1]+128;4)" office:value-type="string" office:string-value="&amp;3940" calcext:value-type="string">
            <text:p>&amp;39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+96" office:value-type="float" office:value="288" calcext:value-type="float">
            <text:p>288</text:p>
          </table:table-cell>
          <table:table-cell table:formula="of:=&quot;defw &amp;&quot;&amp;DEC2HEX([.$B5]+[.C$1]+128;4)&amp;&quot;,&quot;" office:value-type="string" office:string-value="defw &amp;01A0," calcext:value-type="string">
            <text:p>defw &amp;01A0,</text:p>
          </table:table-cell>
          <table:table-cell table:formula="of:=&quot;&amp;&quot;&amp;DEC2HEX([.$B5]+[.D$1]+128;4)&amp;&quot;,&quot;" office:value-type="string" office:string-value="&amp;09A0," calcext:value-type="string">
            <text:p>&amp;09A0,</text:p>
          </table:table-cell>
          <table:table-cell table:formula="of:=&quot;&amp;&quot;&amp;DEC2HEX([.$B5]+[.E$1]+128;4)&amp;&quot;,&quot;" office:value-type="string" office:string-value="&amp;11A0," calcext:value-type="string">
            <text:p>&amp;11A0,</text:p>
          </table:table-cell>
          <table:table-cell table:formula="of:=&quot;&amp;&quot;&amp;DEC2HEX([.$B5]+[.F$1]+128;4)&amp;&quot;,&quot;" office:value-type="string" office:string-value="&amp;19A0," calcext:value-type="string">
            <text:p>&amp;19A0,</text:p>
          </table:table-cell>
          <table:table-cell table:formula="of:=&quot;&amp;&quot;&amp;DEC2HEX([.$B5]+[.G$1]+128;4)&amp;&quot;,&quot;" office:value-type="string" office:string-value="&amp;21A0," calcext:value-type="string">
            <text:p>&amp;21A0,</text:p>
          </table:table-cell>
          <table:table-cell table:formula="of:=&quot;&amp;&quot;&amp;DEC2HEX([.$B5]+[.H$1]+128;4)&amp;&quot;,&quot;" office:value-type="string" office:string-value="&amp;29A0," calcext:value-type="string">
            <text:p>&amp;29A0,</text:p>
          </table:table-cell>
          <table:table-cell table:formula="of:=&quot;&amp;&quot;&amp;DEC2HEX([.$B5]+[.I$1]+128;4)&amp;&quot;,&quot;" office:value-type="string" office:string-value="&amp;31A0," calcext:value-type="string">
            <text:p>&amp;31A0,</text:p>
          </table:table-cell>
          <table:table-cell table:formula="of:=&quot;&amp;&quot;&amp;DEC2HEX([.$B5]+[.J$1]+128;4)" office:value-type="string" office:string-value="&amp;39A0" calcext:value-type="string">
            <text:p>&amp;39A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+96" office:value-type="float" office:value="384" calcext:value-type="float">
            <text:p>384</text:p>
          </table:table-cell>
          <table:table-cell table:formula="of:=&quot;defw &amp;&quot;&amp;DEC2HEX([.$B6]+[.C$1]+128;4)&amp;&quot;,&quot;" office:value-type="string" office:string-value="defw &amp;0200," calcext:value-type="string">
            <text:p>defw &amp;0200,</text:p>
          </table:table-cell>
          <table:table-cell table:formula="of:=&quot;&amp;&quot;&amp;DEC2HEX([.$B6]+[.D$1]+128;4)&amp;&quot;,&quot;" office:value-type="string" office:string-value="&amp;0A00," calcext:value-type="string">
            <text:p>&amp;0A00,</text:p>
          </table:table-cell>
          <table:table-cell table:formula="of:=&quot;&amp;&quot;&amp;DEC2HEX([.$B6]+[.E$1]+128;4)&amp;&quot;,&quot;" office:value-type="string" office:string-value="&amp;1200," calcext:value-type="string">
            <text:p>&amp;1200,</text:p>
          </table:table-cell>
          <table:table-cell table:formula="of:=&quot;&amp;&quot;&amp;DEC2HEX([.$B6]+[.F$1]+128;4)&amp;&quot;,&quot;" office:value-type="string" office:string-value="&amp;1A00," calcext:value-type="string">
            <text:p>&amp;1A00,</text:p>
          </table:table-cell>
          <table:table-cell table:formula="of:=&quot;&amp;&quot;&amp;DEC2HEX([.$B6]+[.G$1]+128;4)&amp;&quot;,&quot;" office:value-type="string" office:string-value="&amp;2200," calcext:value-type="string">
            <text:p>&amp;2200,</text:p>
          </table:table-cell>
          <table:table-cell table:formula="of:=&quot;&amp;&quot;&amp;DEC2HEX([.$B6]+[.H$1]+128;4)&amp;&quot;,&quot;" office:value-type="string" office:string-value="&amp;2A00," calcext:value-type="string">
            <text:p>&amp;2A00,</text:p>
          </table:table-cell>
          <table:table-cell table:formula="of:=&quot;&amp;&quot;&amp;DEC2HEX([.$B6]+[.I$1]+128;4)&amp;&quot;,&quot;" office:value-type="string" office:string-value="&amp;3200," calcext:value-type="string">
            <text:p>&amp;3200,</text:p>
          </table:table-cell>
          <table:table-cell table:formula="of:=&quot;&amp;&quot;&amp;DEC2HEX([.$B6]+[.J$1]+128;4)" office:value-type="string" office:string-value="&amp;3A00" calcext:value-type="string">
            <text:p>&amp;3A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+96" office:value-type="float" office:value="480" calcext:value-type="float">
            <text:p>480</text:p>
          </table:table-cell>
          <table:table-cell table:formula="of:=&quot;defw &amp;&quot;&amp;DEC2HEX([.$B7]+[.C$1]+128;4)&amp;&quot;,&quot;" office:value-type="string" office:string-value="defw &amp;0260," calcext:value-type="string">
            <text:p>defw &amp;0260,</text:p>
          </table:table-cell>
          <table:table-cell table:formula="of:=&quot;&amp;&quot;&amp;DEC2HEX([.$B7]+[.D$1]+128;4)&amp;&quot;,&quot;" office:value-type="string" office:string-value="&amp;0A60," calcext:value-type="string">
            <text:p>&amp;0A60,</text:p>
          </table:table-cell>
          <table:table-cell table:formula="of:=&quot;&amp;&quot;&amp;DEC2HEX([.$B7]+[.E$1]+128;4)&amp;&quot;,&quot;" office:value-type="string" office:string-value="&amp;1260," calcext:value-type="string">
            <text:p>&amp;1260,</text:p>
          </table:table-cell>
          <table:table-cell table:formula="of:=&quot;&amp;&quot;&amp;DEC2HEX([.$B7]+[.F$1]+128;4)&amp;&quot;,&quot;" office:value-type="string" office:string-value="&amp;1A60," calcext:value-type="string">
            <text:p>&amp;1A60,</text:p>
          </table:table-cell>
          <table:table-cell table:formula="of:=&quot;&amp;&quot;&amp;DEC2HEX([.$B7]+[.G$1]+128;4)&amp;&quot;,&quot;" office:value-type="string" office:string-value="&amp;2260," calcext:value-type="string">
            <text:p>&amp;2260,</text:p>
          </table:table-cell>
          <table:table-cell table:formula="of:=&quot;&amp;&quot;&amp;DEC2HEX([.$B7]+[.H$1]+128;4)&amp;&quot;,&quot;" office:value-type="string" office:string-value="&amp;2A60," calcext:value-type="string">
            <text:p>&amp;2A60,</text:p>
          </table:table-cell>
          <table:table-cell table:formula="of:=&quot;&amp;&quot;&amp;DEC2HEX([.$B7]+[.I$1]+128;4)&amp;&quot;,&quot;" office:value-type="string" office:string-value="&amp;3260," calcext:value-type="string">
            <text:p>&amp;3260,</text:p>
          </table:table-cell>
          <table:table-cell table:formula="of:=&quot;&amp;&quot;&amp;DEC2HEX([.$B7]+[.J$1]+128;4)" office:value-type="string" office:string-value="&amp;3A60" calcext:value-type="string">
            <text:p>&amp;3A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+96" office:value-type="float" office:value="576" calcext:value-type="float">
            <text:p>576</text:p>
          </table:table-cell>
          <table:table-cell table:formula="of:=&quot;defw &amp;&quot;&amp;DEC2HEX([.$B8]+[.C$1]+128;4)&amp;&quot;,&quot;" office:value-type="string" office:string-value="defw &amp;02C0," calcext:value-type="string">
            <text:p>defw &amp;02C0,</text:p>
          </table:table-cell>
          <table:table-cell table:formula="of:=&quot;&amp;&quot;&amp;DEC2HEX([.$B8]+[.D$1]+128;4)&amp;&quot;,&quot;" office:value-type="string" office:string-value="&amp;0AC0," calcext:value-type="string">
            <text:p>&amp;0AC0,</text:p>
          </table:table-cell>
          <table:table-cell table:formula="of:=&quot;&amp;&quot;&amp;DEC2HEX([.$B8]+[.E$1]+128;4)&amp;&quot;,&quot;" office:value-type="string" office:string-value="&amp;12C0," calcext:value-type="string">
            <text:p>&amp;12C0,</text:p>
          </table:table-cell>
          <table:table-cell table:formula="of:=&quot;&amp;&quot;&amp;DEC2HEX([.$B8]+[.F$1]+128;4)&amp;&quot;,&quot;" office:value-type="string" office:string-value="&amp;1AC0," calcext:value-type="string">
            <text:p>&amp;1AC0,</text:p>
          </table:table-cell>
          <table:table-cell table:formula="of:=&quot;&amp;&quot;&amp;DEC2HEX([.$B8]+[.G$1]+128;4)&amp;&quot;,&quot;" office:value-type="string" office:string-value="&amp;22C0," calcext:value-type="string">
            <text:p>&amp;22C0,</text:p>
          </table:table-cell>
          <table:table-cell table:formula="of:=&quot;&amp;&quot;&amp;DEC2HEX([.$B8]+[.H$1]+128;4)&amp;&quot;,&quot;" office:value-type="string" office:string-value="&amp;2AC0," calcext:value-type="string">
            <text:p>&amp;2AC0,</text:p>
          </table:table-cell>
          <table:table-cell table:formula="of:=&quot;&amp;&quot;&amp;DEC2HEX([.$B8]+[.I$1]+128;4)&amp;&quot;,&quot;" office:value-type="string" office:string-value="&amp;32C0," calcext:value-type="string">
            <text:p>&amp;32C0,</text:p>
          </table:table-cell>
          <table:table-cell table:formula="of:=&quot;&amp;&quot;&amp;DEC2HEX([.$B8]+[.J$1]+128;4)" office:value-type="string" office:string-value="&amp;3AC0" calcext:value-type="string">
            <text:p>&amp;3AC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+96" office:value-type="float" office:value="672" calcext:value-type="float">
            <text:p>672</text:p>
          </table:table-cell>
          <table:table-cell table:formula="of:=&quot;defw &amp;&quot;&amp;DEC2HEX([.$B9]+[.C$1]+128;4)&amp;&quot;,&quot;" office:value-type="string" office:string-value="defw &amp;0320," calcext:value-type="string">
            <text:p>defw &amp;0320,</text:p>
          </table:table-cell>
          <table:table-cell table:formula="of:=&quot;&amp;&quot;&amp;DEC2HEX([.$B9]+[.D$1]+128;4)&amp;&quot;,&quot;" office:value-type="string" office:string-value="&amp;0B20," calcext:value-type="string">
            <text:p>&amp;0B20,</text:p>
          </table:table-cell>
          <table:table-cell table:formula="of:=&quot;&amp;&quot;&amp;DEC2HEX([.$B9]+[.E$1]+128;4)&amp;&quot;,&quot;" office:value-type="string" office:string-value="&amp;1320," calcext:value-type="string">
            <text:p>&amp;1320,</text:p>
          </table:table-cell>
          <table:table-cell table:formula="of:=&quot;&amp;&quot;&amp;DEC2HEX([.$B9]+[.F$1]+128;4)&amp;&quot;,&quot;" office:value-type="string" office:string-value="&amp;1B20," calcext:value-type="string">
            <text:p>&amp;1B20,</text:p>
          </table:table-cell>
          <table:table-cell table:formula="of:=&quot;&amp;&quot;&amp;DEC2HEX([.$B9]+[.G$1]+128;4)&amp;&quot;,&quot;" office:value-type="string" office:string-value="&amp;2320," calcext:value-type="string">
            <text:p>&amp;2320,</text:p>
          </table:table-cell>
          <table:table-cell table:formula="of:=&quot;&amp;&quot;&amp;DEC2HEX([.$B9]+[.H$1]+128;4)&amp;&quot;,&quot;" office:value-type="string" office:string-value="&amp;2B20," calcext:value-type="string">
            <text:p>&amp;2B20,</text:p>
          </table:table-cell>
          <table:table-cell table:formula="of:=&quot;&amp;&quot;&amp;DEC2HEX([.$B9]+[.I$1]+128;4)&amp;&quot;,&quot;" office:value-type="string" office:string-value="&amp;3320," calcext:value-type="string">
            <text:p>&amp;3320,</text:p>
          </table:table-cell>
          <table:table-cell table:formula="of:=&quot;&amp;&quot;&amp;DEC2HEX([.$B9]+[.J$1]+128;4)" office:value-type="string" office:string-value="&amp;3B20" calcext:value-type="string">
            <text:p>&amp;3B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+96" office:value-type="float" office:value="768" calcext:value-type="float">
            <text:p>768</text:p>
          </table:table-cell>
          <table:table-cell table:formula="of:=&quot;defw &amp;&quot;&amp;DEC2HEX([.$B10]+[.C$1]+128;4)&amp;&quot;,&quot;" office:value-type="string" office:string-value="defw &amp;0380," calcext:value-type="string">
            <text:p>defw &amp;0380,</text:p>
          </table:table-cell>
          <table:table-cell table:formula="of:=&quot;&amp;&quot;&amp;DEC2HEX([.$B10]+[.D$1]+128;4)&amp;&quot;,&quot;" office:value-type="string" office:string-value="&amp;0B80," calcext:value-type="string">
            <text:p>&amp;0B80,</text:p>
          </table:table-cell>
          <table:table-cell table:formula="of:=&quot;&amp;&quot;&amp;DEC2HEX([.$B10]+[.E$1]+128;4)&amp;&quot;,&quot;" office:value-type="string" office:string-value="&amp;1380," calcext:value-type="string">
            <text:p>&amp;1380,</text:p>
          </table:table-cell>
          <table:table-cell table:formula="of:=&quot;&amp;&quot;&amp;DEC2HEX([.$B10]+[.F$1]+128;4)&amp;&quot;,&quot;" office:value-type="string" office:string-value="&amp;1B80," calcext:value-type="string">
            <text:p>&amp;1B80,</text:p>
          </table:table-cell>
          <table:table-cell table:formula="of:=&quot;&amp;&quot;&amp;DEC2HEX([.$B10]+[.G$1]+128;4)&amp;&quot;,&quot;" office:value-type="string" office:string-value="&amp;2380," calcext:value-type="string">
            <text:p>&amp;2380,</text:p>
          </table:table-cell>
          <table:table-cell table:formula="of:=&quot;&amp;&quot;&amp;DEC2HEX([.$B10]+[.H$1]+128;4)&amp;&quot;,&quot;" office:value-type="string" office:string-value="&amp;2B80," calcext:value-type="string">
            <text:p>&amp;2B80,</text:p>
          </table:table-cell>
          <table:table-cell table:formula="of:=&quot;&amp;&quot;&amp;DEC2HEX([.$B10]+[.I$1]+128;4)&amp;&quot;,&quot;" office:value-type="string" office:string-value="&amp;3380," calcext:value-type="string">
            <text:p>&amp;3380,</text:p>
          </table:table-cell>
          <table:table-cell table:formula="of:=&quot;&amp;&quot;&amp;DEC2HEX([.$B10]+[.J$1]+128;4)" office:value-type="string" office:string-value="&amp;3B80" calcext:value-type="string">
            <text:p>&amp;3B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+96" office:value-type="float" office:value="864" calcext:value-type="float">
            <text:p>864</text:p>
          </table:table-cell>
          <table:table-cell table:formula="of:=&quot;defw &amp;&quot;&amp;DEC2HEX([.$B11]+[.C$1]+128;4)&amp;&quot;,&quot;" office:value-type="string" office:string-value="defw &amp;03E0," calcext:value-type="string">
            <text:p>defw &amp;03E0,</text:p>
          </table:table-cell>
          <table:table-cell table:formula="of:=&quot;&amp;&quot;&amp;DEC2HEX([.$B11]+[.D$1]+128;4)&amp;&quot;,&quot;" office:value-type="string" office:string-value="&amp;0BE0," calcext:value-type="string">
            <text:p>&amp;0BE0,</text:p>
          </table:table-cell>
          <table:table-cell table:formula="of:=&quot;&amp;&quot;&amp;DEC2HEX([.$B11]+[.E$1]+128;4)&amp;&quot;,&quot;" office:value-type="string" office:string-value="&amp;13E0," calcext:value-type="string">
            <text:p>&amp;13E0,</text:p>
          </table:table-cell>
          <table:table-cell table:formula="of:=&quot;&amp;&quot;&amp;DEC2HEX([.$B11]+[.F$1]+128;4)&amp;&quot;,&quot;" office:value-type="string" office:string-value="&amp;1BE0," calcext:value-type="string">
            <text:p>&amp;1BE0,</text:p>
          </table:table-cell>
          <table:table-cell table:formula="of:=&quot;&amp;&quot;&amp;DEC2HEX([.$B11]+[.G$1]+128;4)&amp;&quot;,&quot;" office:value-type="string" office:string-value="&amp;23E0," calcext:value-type="string">
            <text:p>&amp;23E0,</text:p>
          </table:table-cell>
          <table:table-cell table:formula="of:=&quot;&amp;&quot;&amp;DEC2HEX([.$B11]+[.H$1]+128;4)&amp;&quot;,&quot;" office:value-type="string" office:string-value="&amp;2BE0," calcext:value-type="string">
            <text:p>&amp;2BE0,</text:p>
          </table:table-cell>
          <table:table-cell table:formula="of:=&quot;&amp;&quot;&amp;DEC2HEX([.$B11]+[.I$1]+128;4)&amp;&quot;,&quot;" office:value-type="string" office:string-value="&amp;33E0," calcext:value-type="string">
            <text:p>&amp;33E0,</text:p>
          </table:table-cell>
          <table:table-cell table:formula="of:=&quot;&amp;&quot;&amp;DEC2HEX([.$B11]+[.J$1]+128;4)" office:value-type="string" office:string-value="&amp;3BE0" calcext:value-type="string">
            <text:p>&amp;3BE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+96" office:value-type="float" office:value="960" calcext:value-type="float">
            <text:p>960</text:p>
          </table:table-cell>
          <table:table-cell table:formula="of:=&quot;defw &amp;&quot;&amp;DEC2HEX([.$B12]+[.C$1]+128;4)&amp;&quot;,&quot;" office:value-type="string" office:string-value="defw &amp;0440," calcext:value-type="string">
            <text:p>defw &amp;0440,</text:p>
          </table:table-cell>
          <table:table-cell table:formula="of:=&quot;&amp;&quot;&amp;DEC2HEX([.$B12]+[.D$1]+128;4)&amp;&quot;,&quot;" office:value-type="string" office:string-value="&amp;0C40," calcext:value-type="string">
            <text:p>&amp;0C40,</text:p>
          </table:table-cell>
          <table:table-cell table:formula="of:=&quot;&amp;&quot;&amp;DEC2HEX([.$B12]+[.E$1]+128;4)&amp;&quot;,&quot;" office:value-type="string" office:string-value="&amp;1440," calcext:value-type="string">
            <text:p>&amp;1440,</text:p>
          </table:table-cell>
          <table:table-cell table:formula="of:=&quot;&amp;&quot;&amp;DEC2HEX([.$B12]+[.F$1]+128;4)&amp;&quot;,&quot;" office:value-type="string" office:string-value="&amp;1C40," calcext:value-type="string">
            <text:p>&amp;1C40,</text:p>
          </table:table-cell>
          <table:table-cell table:formula="of:=&quot;&amp;&quot;&amp;DEC2HEX([.$B12]+[.G$1]+128;4)&amp;&quot;,&quot;" office:value-type="string" office:string-value="&amp;2440," calcext:value-type="string">
            <text:p>&amp;2440,</text:p>
          </table:table-cell>
          <table:table-cell table:formula="of:=&quot;&amp;&quot;&amp;DEC2HEX([.$B12]+[.H$1]+128;4)&amp;&quot;,&quot;" office:value-type="string" office:string-value="&amp;2C40," calcext:value-type="string">
            <text:p>&amp;2C40,</text:p>
          </table:table-cell>
          <table:table-cell table:formula="of:=&quot;&amp;&quot;&amp;DEC2HEX([.$B12]+[.I$1]+128;4)&amp;&quot;,&quot;" office:value-type="string" office:string-value="&amp;3440," calcext:value-type="string">
            <text:p>&amp;3440,</text:p>
          </table:table-cell>
          <table:table-cell table:formula="of:=&quot;&amp;&quot;&amp;DEC2HEX([.$B12]+[.J$1]+128;4)" office:value-type="string" office:string-value="&amp;3C40" calcext:value-type="string">
            <text:p>&amp;3C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+96" office:value-type="float" office:value="1056" calcext:value-type="float">
            <text:p>1056</text:p>
          </table:table-cell>
          <table:table-cell table:formula="of:=&quot;defw &amp;&quot;&amp;DEC2HEX([.$B13]+[.C$1]+128;4)&amp;&quot;,&quot;" office:value-type="string" office:string-value="defw &amp;04A0," calcext:value-type="string">
            <text:p>defw &amp;04A0,</text:p>
          </table:table-cell>
          <table:table-cell table:formula="of:=&quot;&amp;&quot;&amp;DEC2HEX([.$B13]+[.D$1]+128;4)&amp;&quot;,&quot;" office:value-type="string" office:string-value="&amp;0CA0," calcext:value-type="string">
            <text:p>&amp;0CA0,</text:p>
          </table:table-cell>
          <table:table-cell table:formula="of:=&quot;&amp;&quot;&amp;DEC2HEX([.$B13]+[.E$1]+128;4)&amp;&quot;,&quot;" office:value-type="string" office:string-value="&amp;14A0," calcext:value-type="string">
            <text:p>&amp;14A0,</text:p>
          </table:table-cell>
          <table:table-cell table:formula="of:=&quot;&amp;&quot;&amp;DEC2HEX([.$B13]+[.F$1]+128;4)&amp;&quot;,&quot;" office:value-type="string" office:string-value="&amp;1CA0," calcext:value-type="string">
            <text:p>&amp;1CA0,</text:p>
          </table:table-cell>
          <table:table-cell table:formula="of:=&quot;&amp;&quot;&amp;DEC2HEX([.$B13]+[.G$1]+128;4)&amp;&quot;,&quot;" office:value-type="string" office:string-value="&amp;24A0," calcext:value-type="string">
            <text:p>&amp;24A0,</text:p>
          </table:table-cell>
          <table:table-cell table:formula="of:=&quot;&amp;&quot;&amp;DEC2HEX([.$B13]+[.H$1]+128;4)&amp;&quot;,&quot;" office:value-type="string" office:string-value="&amp;2CA0," calcext:value-type="string">
            <text:p>&amp;2CA0,</text:p>
          </table:table-cell>
          <table:table-cell table:formula="of:=&quot;&amp;&quot;&amp;DEC2HEX([.$B13]+[.I$1]+128;4)&amp;&quot;,&quot;" office:value-type="string" office:string-value="&amp;34A0," calcext:value-type="string">
            <text:p>&amp;34A0,</text:p>
          </table:table-cell>
          <table:table-cell table:formula="of:=&quot;&amp;&quot;&amp;DEC2HEX([.$B13]+[.J$1]+128;4)" office:value-type="string" office:string-value="&amp;3CA0" calcext:value-type="string">
            <text:p>&amp;3CA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+96" office:value-type="float" office:value="1152" calcext:value-type="float">
            <text:p>1152</text:p>
          </table:table-cell>
          <table:table-cell table:formula="of:=&quot;defw &amp;&quot;&amp;DEC2HEX([.$B14]+[.C$1]+128;4)&amp;&quot;,&quot;" office:value-type="string" office:string-value="defw &amp;0500," calcext:value-type="string">
            <text:p>defw &amp;0500,</text:p>
          </table:table-cell>
          <table:table-cell table:formula="of:=&quot;&amp;&quot;&amp;DEC2HEX([.$B14]+[.D$1]+128;4)&amp;&quot;,&quot;" office:value-type="string" office:string-value="&amp;0D00," calcext:value-type="string">
            <text:p>&amp;0D00,</text:p>
          </table:table-cell>
          <table:table-cell table:formula="of:=&quot;&amp;&quot;&amp;DEC2HEX([.$B14]+[.E$1]+128;4)&amp;&quot;,&quot;" office:value-type="string" office:string-value="&amp;1500," calcext:value-type="string">
            <text:p>&amp;1500,</text:p>
          </table:table-cell>
          <table:table-cell table:formula="of:=&quot;&amp;&quot;&amp;DEC2HEX([.$B14]+[.F$1]+128;4)&amp;&quot;,&quot;" office:value-type="string" office:string-value="&amp;1D00," calcext:value-type="string">
            <text:p>&amp;1D00,</text:p>
          </table:table-cell>
          <table:table-cell table:formula="of:=&quot;&amp;&quot;&amp;DEC2HEX([.$B14]+[.G$1]+128;4)&amp;&quot;,&quot;" office:value-type="string" office:string-value="&amp;2500," calcext:value-type="string">
            <text:p>&amp;2500,</text:p>
          </table:table-cell>
          <table:table-cell table:formula="of:=&quot;&amp;&quot;&amp;DEC2HEX([.$B14]+[.H$1]+128;4)&amp;&quot;,&quot;" office:value-type="string" office:string-value="&amp;2D00," calcext:value-type="string">
            <text:p>&amp;2D00,</text:p>
          </table:table-cell>
          <table:table-cell table:formula="of:=&quot;&amp;&quot;&amp;DEC2HEX([.$B14]+[.I$1]+128;4)&amp;&quot;,&quot;" office:value-type="string" office:string-value="&amp;3500," calcext:value-type="string">
            <text:p>&amp;3500,</text:p>
          </table:table-cell>
          <table:table-cell table:formula="of:=&quot;&amp;&quot;&amp;DEC2HEX([.$B14]+[.J$1]+128;4)" office:value-type="string" office:string-value="&amp;3D00" calcext:value-type="string">
            <text:p>&amp;3D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+96" office:value-type="float" office:value="1248" calcext:value-type="float">
            <text:p>1248</text:p>
          </table:table-cell>
          <table:table-cell table:formula="of:=&quot;defw &amp;&quot;&amp;DEC2HEX([.$B15]+[.C$1]+128;4)&amp;&quot;,&quot;" office:value-type="string" office:string-value="defw &amp;0560," calcext:value-type="string">
            <text:p>defw &amp;0560,</text:p>
          </table:table-cell>
          <table:table-cell table:formula="of:=&quot;&amp;&quot;&amp;DEC2HEX([.$B15]+[.D$1]+128;4)&amp;&quot;,&quot;" office:value-type="string" office:string-value="&amp;0D60," calcext:value-type="string">
            <text:p>&amp;0D60,</text:p>
          </table:table-cell>
          <table:table-cell table:formula="of:=&quot;&amp;&quot;&amp;DEC2HEX([.$B15]+[.E$1]+128;4)&amp;&quot;,&quot;" office:value-type="string" office:string-value="&amp;1560," calcext:value-type="string">
            <text:p>&amp;1560,</text:p>
          </table:table-cell>
          <table:table-cell table:formula="of:=&quot;&amp;&quot;&amp;DEC2HEX([.$B15]+[.F$1]+128;4)&amp;&quot;,&quot;" office:value-type="string" office:string-value="&amp;1D60," calcext:value-type="string">
            <text:p>&amp;1D60,</text:p>
          </table:table-cell>
          <table:table-cell table:formula="of:=&quot;&amp;&quot;&amp;DEC2HEX([.$B15]+[.G$1]+128;4)&amp;&quot;,&quot;" office:value-type="string" office:string-value="&amp;2560," calcext:value-type="string">
            <text:p>&amp;2560,</text:p>
          </table:table-cell>
          <table:table-cell table:formula="of:=&quot;&amp;&quot;&amp;DEC2HEX([.$B15]+[.H$1]+128;4)&amp;&quot;,&quot;" office:value-type="string" office:string-value="&amp;2D60," calcext:value-type="string">
            <text:p>&amp;2D60,</text:p>
          </table:table-cell>
          <table:table-cell table:formula="of:=&quot;&amp;&quot;&amp;DEC2HEX([.$B15]+[.I$1]+128;4)&amp;&quot;,&quot;" office:value-type="string" office:string-value="&amp;3560," calcext:value-type="string">
            <text:p>&amp;3560,</text:p>
          </table:table-cell>
          <table:table-cell table:formula="of:=&quot;&amp;&quot;&amp;DEC2HEX([.$B15]+[.J$1]+128;4)" office:value-type="string" office:string-value="&amp;3D60" calcext:value-type="string">
            <text:p>&amp;3D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+96" office:value-type="float" office:value="1344" calcext:value-type="float">
            <text:p>1344</text:p>
          </table:table-cell>
          <table:table-cell table:formula="of:=&quot;defw &amp;&quot;&amp;DEC2HEX([.$B16]+[.C$1]+128;4)&amp;&quot;,&quot;" office:value-type="string" office:string-value="defw &amp;05C0," calcext:value-type="string">
            <text:p>defw &amp;05C0,</text:p>
          </table:table-cell>
          <table:table-cell table:formula="of:=&quot;&amp;&quot;&amp;DEC2HEX([.$B16]+[.D$1]+128;4)&amp;&quot;,&quot;" office:value-type="string" office:string-value="&amp;0DC0," calcext:value-type="string">
            <text:p>&amp;0DC0,</text:p>
          </table:table-cell>
          <table:table-cell table:formula="of:=&quot;&amp;&quot;&amp;DEC2HEX([.$B16]+[.E$1]+128;4)&amp;&quot;,&quot;" office:value-type="string" office:string-value="&amp;15C0," calcext:value-type="string">
            <text:p>&amp;15C0,</text:p>
          </table:table-cell>
          <table:table-cell table:formula="of:=&quot;&amp;&quot;&amp;DEC2HEX([.$B16]+[.F$1]+128;4)&amp;&quot;,&quot;" office:value-type="string" office:string-value="&amp;1DC0," calcext:value-type="string">
            <text:p>&amp;1DC0,</text:p>
          </table:table-cell>
          <table:table-cell table:formula="of:=&quot;&amp;&quot;&amp;DEC2HEX([.$B16]+[.G$1]+128;4)&amp;&quot;,&quot;" office:value-type="string" office:string-value="&amp;25C0," calcext:value-type="string">
            <text:p>&amp;25C0,</text:p>
          </table:table-cell>
          <table:table-cell table:formula="of:=&quot;&amp;&quot;&amp;DEC2HEX([.$B16]+[.H$1]+128;4)&amp;&quot;,&quot;" office:value-type="string" office:string-value="&amp;2DC0," calcext:value-type="string">
            <text:p>&amp;2DC0,</text:p>
          </table:table-cell>
          <table:table-cell table:formula="of:=&quot;&amp;&quot;&amp;DEC2HEX([.$B16]+[.I$1]+128;4)&amp;&quot;,&quot;" office:value-type="string" office:string-value="&amp;35C0," calcext:value-type="string">
            <text:p>&amp;35C0,</text:p>
          </table:table-cell>
          <table:table-cell table:formula="of:=&quot;&amp;&quot;&amp;DEC2HEX([.$B16]+[.J$1]+128;4)" office:value-type="string" office:string-value="&amp;3DC0" calcext:value-type="string">
            <text:p>&amp;3DC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+96" office:value-type="float" office:value="1440" calcext:value-type="float">
            <text:p>1440</text:p>
          </table:table-cell>
          <table:table-cell table:formula="of:=&quot;defw &amp;&quot;&amp;DEC2HEX([.$B17]+[.C$1]+128;4)&amp;&quot;,&quot;" office:value-type="string" office:string-value="defw &amp;0620," calcext:value-type="string">
            <text:p>defw &amp;0620,</text:p>
          </table:table-cell>
          <table:table-cell table:formula="of:=&quot;&amp;&quot;&amp;DEC2HEX([.$B17]+[.D$1]+128;4)&amp;&quot;,&quot;" office:value-type="string" office:string-value="&amp;0E20," calcext:value-type="string">
            <text:p>&amp;0E20,</text:p>
          </table:table-cell>
          <table:table-cell table:formula="of:=&quot;&amp;&quot;&amp;DEC2HEX([.$B17]+[.E$1]+128;4)&amp;&quot;,&quot;" office:value-type="string" office:string-value="&amp;1620," calcext:value-type="string">
            <text:p>&amp;1620,</text:p>
          </table:table-cell>
          <table:table-cell table:formula="of:=&quot;&amp;&quot;&amp;DEC2HEX([.$B17]+[.F$1]+128;4)&amp;&quot;,&quot;" office:value-type="string" office:string-value="&amp;1E20," calcext:value-type="string">
            <text:p>&amp;1E20,</text:p>
          </table:table-cell>
          <table:table-cell table:formula="of:=&quot;&amp;&quot;&amp;DEC2HEX([.$B17]+[.G$1]+128;4)&amp;&quot;,&quot;" office:value-type="string" office:string-value="&amp;2620," calcext:value-type="string">
            <text:p>&amp;2620,</text:p>
          </table:table-cell>
          <table:table-cell table:formula="of:=&quot;&amp;&quot;&amp;DEC2HEX([.$B17]+[.H$1]+128;4)&amp;&quot;,&quot;" office:value-type="string" office:string-value="&amp;2E20," calcext:value-type="string">
            <text:p>&amp;2E20,</text:p>
          </table:table-cell>
          <table:table-cell table:formula="of:=&quot;&amp;&quot;&amp;DEC2HEX([.$B17]+[.I$1]+128;4)&amp;&quot;,&quot;" office:value-type="string" office:string-value="&amp;3620," calcext:value-type="string">
            <text:p>&amp;3620,</text:p>
          </table:table-cell>
          <table:table-cell table:formula="of:=&quot;&amp;&quot;&amp;DEC2HEX([.$B17]+[.J$1]+128;4)" office:value-type="string" office:string-value="&amp;3E20" calcext:value-type="string">
            <text:p>&amp;3E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+96" office:value-type="float" office:value="1536" calcext:value-type="float">
            <text:p>1536</text:p>
          </table:table-cell>
          <table:table-cell table:formula="of:=&quot;defw &amp;&quot;&amp;DEC2HEX([.$B18]+[.C$1]+128;4)&amp;&quot;,&quot;" office:value-type="string" office:string-value="defw &amp;0680," calcext:value-type="string">
            <text:p>defw &amp;0680,</text:p>
          </table:table-cell>
          <table:table-cell table:formula="of:=&quot;&amp;&quot;&amp;DEC2HEX([.$B18]+[.D$1]+128;4)&amp;&quot;,&quot;" office:value-type="string" office:string-value="&amp;0E80," calcext:value-type="string">
            <text:p>&amp;0E80,</text:p>
          </table:table-cell>
          <table:table-cell table:formula="of:=&quot;&amp;&quot;&amp;DEC2HEX([.$B18]+[.E$1]+128;4)&amp;&quot;,&quot;" office:value-type="string" office:string-value="&amp;1680," calcext:value-type="string">
            <text:p>&amp;1680,</text:p>
          </table:table-cell>
          <table:table-cell table:formula="of:=&quot;&amp;&quot;&amp;DEC2HEX([.$B18]+[.F$1]+128;4)&amp;&quot;,&quot;" office:value-type="string" office:string-value="&amp;1E80," calcext:value-type="string">
            <text:p>&amp;1E80,</text:p>
          </table:table-cell>
          <table:table-cell table:formula="of:=&quot;&amp;&quot;&amp;DEC2HEX([.$B18]+[.G$1]+128;4)&amp;&quot;,&quot;" office:value-type="string" office:string-value="&amp;2680," calcext:value-type="string">
            <text:p>&amp;2680,</text:p>
          </table:table-cell>
          <table:table-cell table:formula="of:=&quot;&amp;&quot;&amp;DEC2HEX([.$B18]+[.H$1]+128;4)&amp;&quot;,&quot;" office:value-type="string" office:string-value="&amp;2E80," calcext:value-type="string">
            <text:p>&amp;2E80,</text:p>
          </table:table-cell>
          <table:table-cell table:formula="of:=&quot;&amp;&quot;&amp;DEC2HEX([.$B18]+[.I$1]+128;4)&amp;&quot;,&quot;" office:value-type="string" office:string-value="&amp;3680," calcext:value-type="string">
            <text:p>&amp;3680,</text:p>
          </table:table-cell>
          <table:table-cell table:formula="of:=&quot;&amp;&quot;&amp;DEC2HEX([.$B18]+[.J$1]+128;4)" office:value-type="string" office:string-value="&amp;3E80" calcext:value-type="string">
            <text:p>&amp;3E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+96" office:value-type="float" office:value="1632" calcext:value-type="float">
            <text:p>1632</text:p>
          </table:table-cell>
          <table:table-cell table:formula="of:=&quot;defw &amp;&quot;&amp;DEC2HEX([.$B19]+[.C$1]+128;4)&amp;&quot;,&quot;" office:value-type="string" office:string-value="defw &amp;06E0," calcext:value-type="string">
            <text:p>defw &amp;06E0,</text:p>
          </table:table-cell>
          <table:table-cell table:formula="of:=&quot;&amp;&quot;&amp;DEC2HEX([.$B19]+[.D$1]+128;4)&amp;&quot;,&quot;" office:value-type="string" office:string-value="&amp;0EE0," calcext:value-type="string">
            <text:p>&amp;0EE0,</text:p>
          </table:table-cell>
          <table:table-cell table:formula="of:=&quot;&amp;&quot;&amp;DEC2HEX([.$B19]+[.E$1]+128;4)&amp;&quot;,&quot;" office:value-type="string" office:string-value="&amp;16E0," calcext:value-type="string">
            <text:p>&amp;16E0,</text:p>
          </table:table-cell>
          <table:table-cell table:formula="of:=&quot;&amp;&quot;&amp;DEC2HEX([.$B19]+[.F$1]+128;4)&amp;&quot;,&quot;" office:value-type="string" office:string-value="&amp;1EE0," calcext:value-type="string">
            <text:p>&amp;1EE0,</text:p>
          </table:table-cell>
          <table:table-cell table:formula="of:=&quot;&amp;&quot;&amp;DEC2HEX([.$B19]+[.G$1]+128;4)&amp;&quot;,&quot;" office:value-type="string" office:string-value="&amp;26E0," calcext:value-type="string">
            <text:p>&amp;26E0,</text:p>
          </table:table-cell>
          <table:table-cell table:formula="of:=&quot;&amp;&quot;&amp;DEC2HEX([.$B19]+[.H$1]+128;4)&amp;&quot;,&quot;" office:value-type="string" office:string-value="&amp;2EE0," calcext:value-type="string">
            <text:p>&amp;2EE0,</text:p>
          </table:table-cell>
          <table:table-cell table:formula="of:=&quot;&amp;&quot;&amp;DEC2HEX([.$B19]+[.I$1]+128;4)&amp;&quot;,&quot;" office:value-type="string" office:string-value="&amp;36E0," calcext:value-type="string">
            <text:p>&amp;36E0,</text:p>
          </table:table-cell>
          <table:table-cell table:formula="of:=&quot;&amp;&quot;&amp;DEC2HEX([.$B19]+[.J$1]+128;4)" office:value-type="string" office:string-value="&amp;3EE0" calcext:value-type="string">
            <text:p>&amp;3EE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+96" office:value-type="float" office:value="1728" calcext:value-type="float">
            <text:p>1728</text:p>
          </table:table-cell>
          <table:table-cell table:formula="of:=&quot;defw &amp;&quot;&amp;DEC2HEX([.$B20]+[.C$1]+128;4)&amp;&quot;,&quot;" office:value-type="string" office:string-value="defw &amp;0740," calcext:value-type="string">
            <text:p>defw &amp;0740,</text:p>
          </table:table-cell>
          <table:table-cell table:formula="of:=&quot;&amp;&quot;&amp;DEC2HEX([.$B20]+[.D$1]+128;4)&amp;&quot;,&quot;" office:value-type="string" office:string-value="&amp;0F40," calcext:value-type="string">
            <text:p>&amp;0F40,</text:p>
          </table:table-cell>
          <table:table-cell table:formula="of:=&quot;&amp;&quot;&amp;DEC2HEX([.$B20]+[.E$1]+128;4)&amp;&quot;,&quot;" office:value-type="string" office:string-value="&amp;1740," calcext:value-type="string">
            <text:p>&amp;1740,</text:p>
          </table:table-cell>
          <table:table-cell table:formula="of:=&quot;&amp;&quot;&amp;DEC2HEX([.$B20]+[.F$1]+128;4)&amp;&quot;,&quot;" office:value-type="string" office:string-value="&amp;1F40," calcext:value-type="string">
            <text:p>&amp;1F40,</text:p>
          </table:table-cell>
          <table:table-cell table:formula="of:=&quot;&amp;&quot;&amp;DEC2HEX([.$B20]+[.G$1]+128;4)&amp;&quot;,&quot;" office:value-type="string" office:string-value="&amp;2740," calcext:value-type="string">
            <text:p>&amp;2740,</text:p>
          </table:table-cell>
          <table:table-cell table:formula="of:=&quot;&amp;&quot;&amp;DEC2HEX([.$B20]+[.H$1]+128;4)&amp;&quot;,&quot;" office:value-type="string" office:string-value="&amp;2F40," calcext:value-type="string">
            <text:p>&amp;2F40,</text:p>
          </table:table-cell>
          <table:table-cell table:formula="of:=&quot;&amp;&quot;&amp;DEC2HEX([.$B20]+[.I$1]+128;4)&amp;&quot;,&quot;" office:value-type="string" office:string-value="&amp;3740," calcext:value-type="string">
            <text:p>&amp;3740,</text:p>
          </table:table-cell>
          <table:table-cell table:formula="of:=&quot;&amp;&quot;&amp;DEC2HEX([.$B20]+[.J$1]+128;4)" office:value-type="string" office:string-value="&amp;3F40" calcext:value-type="string">
            <text:p>&amp;3F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+96" office:value-type="float" office:value="1824" calcext:value-type="float">
            <text:p>1824</text:p>
          </table:table-cell>
          <table:table-cell table:formula="of:=&quot;defw &amp;&quot;&amp;DEC2HEX([.$B21]+[.C$1]+128;4)&amp;&quot;,&quot;" office:value-type="string" office:string-value="defw &amp;07A0," calcext:value-type="string">
            <text:p>defw &amp;07A0,</text:p>
          </table:table-cell>
          <table:table-cell table:formula="of:=&quot;&amp;&quot;&amp;DEC2HEX([.$B21]+[.D$1]+128;4)&amp;&quot;,&quot;" office:value-type="string" office:string-value="&amp;0FA0," calcext:value-type="string">
            <text:p>&amp;0FA0,</text:p>
          </table:table-cell>
          <table:table-cell table:formula="of:=&quot;&amp;&quot;&amp;DEC2HEX([.$B21]+[.E$1]+128;4)&amp;&quot;,&quot;" office:value-type="string" office:string-value="&amp;17A0," calcext:value-type="string">
            <text:p>&amp;17A0,</text:p>
          </table:table-cell>
          <table:table-cell table:formula="of:=&quot;&amp;&quot;&amp;DEC2HEX([.$B21]+[.F$1]+128;4)&amp;&quot;,&quot;" office:value-type="string" office:string-value="&amp;1FA0," calcext:value-type="string">
            <text:p>&amp;1FA0,</text:p>
          </table:table-cell>
          <table:table-cell table:formula="of:=&quot;&amp;&quot;&amp;DEC2HEX([.$B21]+[.G$1]+128;4)&amp;&quot;,&quot;" office:value-type="string" office:string-value="&amp;27A0," calcext:value-type="string">
            <text:p>&amp;27A0,</text:p>
          </table:table-cell>
          <table:table-cell table:formula="of:=&quot;&amp;&quot;&amp;DEC2HEX([.$B21]+[.H$1]+128;4)&amp;&quot;,&quot;" office:value-type="string" office:string-value="&amp;2FA0," calcext:value-type="string">
            <text:p>&amp;2FA0,</text:p>
          </table:table-cell>
          <table:table-cell table:formula="of:=&quot;&amp;&quot;&amp;DEC2HEX([.$B21]+[.I$1]+128;4)&amp;&quot;,&quot;" office:value-type="string" office:string-value="&amp;37A0," calcext:value-type="string">
            <text:p>&amp;37A0,</text:p>
          </table:table-cell>
          <table:table-cell table:formula="of:=&quot;&amp;&quot;&amp;DEC2HEX([.$B21]+[.J$1]+128;4)" office:value-type="string" office:string-value="&amp;3FA0" calcext:value-type="string">
            <text:p>&amp;3FA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+96" office:value-type="float" office:value="1920" calcext:value-type="float">
            <text:p>1920</text:p>
          </table:table-cell>
          <table:table-cell table:formula="of:=&quot;defw &amp;&quot;&amp;DEC2HEX([.$B22]+[.C$1]+128;4)&amp;&quot;,&quot;" office:value-type="string" office:string-value="defw &amp;0800," calcext:value-type="string">
            <text:p>defw &amp;0800,</text:p>
          </table:table-cell>
          <table:table-cell table:formula="of:=&quot;&amp;&quot;&amp;DEC2HEX([.$B22]+[.D$1]+128;4)&amp;&quot;,&quot;" office:value-type="string" office:string-value="&amp;1000," calcext:value-type="string">
            <text:p>&amp;1000,</text:p>
          </table:table-cell>
          <table:table-cell table:formula="of:=&quot;&amp;&quot;&amp;DEC2HEX([.$B22]+[.E$1]+128;4)&amp;&quot;,&quot;" office:value-type="string" office:string-value="&amp;1800," calcext:value-type="string">
            <text:p>&amp;1800,</text:p>
          </table:table-cell>
          <table:table-cell table:formula="of:=&quot;&amp;&quot;&amp;DEC2HEX([.$B22]+[.F$1]+128;4)&amp;&quot;,&quot;" office:value-type="string" office:string-value="&amp;2000," calcext:value-type="string">
            <text:p>&amp;2000,</text:p>
          </table:table-cell>
          <table:table-cell table:formula="of:=&quot;&amp;&quot;&amp;DEC2HEX([.$B22]+[.G$1]+128;4)&amp;&quot;,&quot;" office:value-type="string" office:string-value="&amp;2800," calcext:value-type="string">
            <text:p>&amp;2800,</text:p>
          </table:table-cell>
          <table:table-cell table:formula="of:=&quot;&amp;&quot;&amp;DEC2HEX([.$B22]+[.H$1]+128;4)&amp;&quot;,&quot;" office:value-type="string" office:string-value="&amp;3000," calcext:value-type="string">
            <text:p>&amp;3000,</text:p>
          </table:table-cell>
          <table:table-cell table:formula="of:=&quot;&amp;&quot;&amp;DEC2HEX([.$B22]+[.I$1]+128;4)&amp;&quot;,&quot;" office:value-type="string" office:string-value="&amp;3800," calcext:value-type="string">
            <text:p>&amp;3800,</text:p>
          </table:table-cell>
          <table:table-cell table:formula="of:=&quot;&amp;&quot;&amp;DEC2HEX([.$B22]+[.J$1]+128;4)" office:value-type="string" office:string-value="&amp;4000" calcext:value-type="string">
            <text:p>&amp;4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6384-128" office:value-type="float" office:value="16256" calcext:value-type="float">
            <text:p>16256</text:p>
          </table:table-cell>
          <table:table-cell table:formula="of:=&quot;defw &amp;&quot;&amp;DEC2HEX([.$B23]+[.C$1]+128;4)&amp;&quot;,&quot;" office:value-type="string" office:string-value="defw &amp;4000," calcext:value-type="string">
            <text:p>defw &amp;4000,</text:p>
          </table:table-cell>
          <table:table-cell table:formula="of:=&quot;&amp;&quot;&amp;DEC2HEX([.$B23]+[.D$1]+128;4)&amp;&quot;,&quot;" office:value-type="string" office:string-value="&amp;4800," calcext:value-type="string">
            <text:p>&amp;4800,</text:p>
          </table:table-cell>
          <table:table-cell table:formula="of:=&quot;&amp;&quot;&amp;DEC2HEX([.$B23]+[.E$1]+128;4)&amp;&quot;,&quot;" office:value-type="string" office:string-value="&amp;5000," calcext:value-type="string">
            <text:p>&amp;5000,</text:p>
          </table:table-cell>
          <table:table-cell table:formula="of:=&quot;&amp;&quot;&amp;DEC2HEX([.$B23]+[.F$1]+128;4)&amp;&quot;,&quot;" office:value-type="string" office:string-value="&amp;5800," calcext:value-type="string">
            <text:p>&amp;5800,</text:p>
          </table:table-cell>
          <table:table-cell table:formula="of:=&quot;&amp;&quot;&amp;DEC2HEX([.$B23]+[.G$1]+128;4)&amp;&quot;,&quot;" office:value-type="string" office:string-value="&amp;6000," calcext:value-type="string">
            <text:p>&amp;6000,</text:p>
          </table:table-cell>
          <table:table-cell table:formula="of:=&quot;&amp;&quot;&amp;DEC2HEX([.$B23]+[.H$1]+128;4)&amp;&quot;,&quot;" office:value-type="string" office:string-value="&amp;6800," calcext:value-type="string">
            <text:p>&amp;6800,</text:p>
          </table:table-cell>
          <table:table-cell table:formula="of:=&quot;&amp;&quot;&amp;DEC2HEX([.$B23]+[.I$1]+128;4)&amp;&quot;,&quot;" office:value-type="string" office:string-value="&amp;7000," calcext:value-type="string">
            <text:p>&amp;7000,</text:p>
          </table:table-cell>
          <table:table-cell table:formula="of:=&quot;&amp;&quot;&amp;DEC2HEX([.$B23]+[.J$1]+128;4)" office:value-type="string" office:string-value="&amp;7800" calcext:value-type="string">
            <text:p>&amp;78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3]+96" office:value-type="float" office:value="16352" calcext:value-type="float">
            <text:p>16352</text:p>
          </table:table-cell>
          <table:table-cell table:formula="of:=&quot;defw &amp;&quot;&amp;DEC2HEX([.$B24]+[.C$1]+128;4)&amp;&quot;,&quot;" office:value-type="string" office:string-value="defw &amp;4060," calcext:value-type="string">
            <text:p>defw &amp;4060,</text:p>
          </table:table-cell>
          <table:table-cell table:formula="of:=&quot;&amp;&quot;&amp;DEC2HEX([.$B24]+[.D$1]+128;4)&amp;&quot;,&quot;" office:value-type="string" office:string-value="&amp;4860," calcext:value-type="string">
            <text:p>&amp;4860,</text:p>
          </table:table-cell>
          <table:table-cell table:formula="of:=&quot;&amp;&quot;&amp;DEC2HEX([.$B24]+[.E$1]+128;4)&amp;&quot;,&quot;" office:value-type="string" office:string-value="&amp;5060," calcext:value-type="string">
            <text:p>&amp;5060,</text:p>
          </table:table-cell>
          <table:table-cell table:formula="of:=&quot;&amp;&quot;&amp;DEC2HEX([.$B24]+[.F$1]+128;4)&amp;&quot;,&quot;" office:value-type="string" office:string-value="&amp;5860," calcext:value-type="string">
            <text:p>&amp;5860,</text:p>
          </table:table-cell>
          <table:table-cell table:formula="of:=&quot;&amp;&quot;&amp;DEC2HEX([.$B24]+[.G$1]+128;4)&amp;&quot;,&quot;" office:value-type="string" office:string-value="&amp;6060," calcext:value-type="string">
            <text:p>&amp;6060,</text:p>
          </table:table-cell>
          <table:table-cell table:formula="of:=&quot;&amp;&quot;&amp;DEC2HEX([.$B24]+[.H$1]+128;4)&amp;&quot;,&quot;" office:value-type="string" office:string-value="&amp;6860," calcext:value-type="string">
            <text:p>&amp;6860,</text:p>
          </table:table-cell>
          <table:table-cell table:formula="of:=&quot;&amp;&quot;&amp;DEC2HEX([.$B24]+[.I$1]+128;4)&amp;&quot;,&quot;" office:value-type="string" office:string-value="&amp;7060," calcext:value-type="string">
            <text:p>&amp;7060,</text:p>
          </table:table-cell>
          <table:table-cell table:formula="of:=&quot;&amp;&quot;&amp;DEC2HEX([.$B24]+[.J$1]+128;4)" office:value-type="string" office:string-value="&amp;7860" calcext:value-type="string">
            <text:p>&amp;78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4]+96" office:value-type="float" office:value="16448" calcext:value-type="float">
            <text:p>16448</text:p>
          </table:table-cell>
          <table:table-cell table:formula="of:=&quot;defw &amp;&quot;&amp;DEC2HEX([.$B25]+[.C$1]+128;4)&amp;&quot;,&quot;" office:value-type="string" office:string-value="defw &amp;40C0," calcext:value-type="string">
            <text:p>defw &amp;40C0,</text:p>
          </table:table-cell>
          <table:table-cell table:formula="of:=&quot;&amp;&quot;&amp;DEC2HEX([.$B25]+[.D$1]+128;4)&amp;&quot;,&quot;" office:value-type="string" office:string-value="&amp;48C0," calcext:value-type="string">
            <text:p>&amp;48C0,</text:p>
          </table:table-cell>
          <table:table-cell table:formula="of:=&quot;&amp;&quot;&amp;DEC2HEX([.$B25]+[.E$1]+128;4)&amp;&quot;,&quot;" office:value-type="string" office:string-value="&amp;50C0," calcext:value-type="string">
            <text:p>&amp;50C0,</text:p>
          </table:table-cell>
          <table:table-cell table:formula="of:=&quot;&amp;&quot;&amp;DEC2HEX([.$B25]+[.F$1]+128;4)&amp;&quot;,&quot;" office:value-type="string" office:string-value="&amp;58C0," calcext:value-type="string">
            <text:p>&amp;58C0,</text:p>
          </table:table-cell>
          <table:table-cell table:formula="of:=&quot;&amp;&quot;&amp;DEC2HEX([.$B25]+[.G$1]+128;4)&amp;&quot;,&quot;" office:value-type="string" office:string-value="&amp;60C0," calcext:value-type="string">
            <text:p>&amp;60C0,</text:p>
          </table:table-cell>
          <table:table-cell table:formula="of:=&quot;&amp;&quot;&amp;DEC2HEX([.$B25]+[.H$1]+128;4)&amp;&quot;,&quot;" office:value-type="string" office:string-value="&amp;68C0," calcext:value-type="string">
            <text:p>&amp;68C0,</text:p>
          </table:table-cell>
          <table:table-cell table:formula="of:=&quot;&amp;&quot;&amp;DEC2HEX([.$B25]+[.I$1]+128;4)&amp;&quot;,&quot;" office:value-type="string" office:string-value="&amp;70C0," calcext:value-type="string">
            <text:p>&amp;70C0,</text:p>
          </table:table-cell>
          <table:table-cell table:formula="of:=&quot;&amp;&quot;&amp;DEC2HEX([.$B25]+[.J$1]+128;4)" office:value-type="string" office:string-value="&amp;78C0" calcext:value-type="string">
            <text:p>&amp;78C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5]+96" office:value-type="float" office:value="16544" calcext:value-type="float">
            <text:p>16544</text:p>
          </table:table-cell>
          <table:table-cell table:formula="of:=&quot;defw &amp;&quot;&amp;DEC2HEX([.$B26]+[.C$1]+128;4)&amp;&quot;,&quot;" office:value-type="string" office:string-value="defw &amp;4120," calcext:value-type="string">
            <text:p>defw &amp;4120,</text:p>
          </table:table-cell>
          <table:table-cell table:formula="of:=&quot;&amp;&quot;&amp;DEC2HEX([.$B26]+[.D$1]+128;4)&amp;&quot;,&quot;" office:value-type="string" office:string-value="&amp;4920," calcext:value-type="string">
            <text:p>&amp;4920,</text:p>
          </table:table-cell>
          <table:table-cell table:formula="of:=&quot;&amp;&quot;&amp;DEC2HEX([.$B26]+[.E$1]+128;4)&amp;&quot;,&quot;" office:value-type="string" office:string-value="&amp;5120," calcext:value-type="string">
            <text:p>&amp;5120,</text:p>
          </table:table-cell>
          <table:table-cell table:formula="of:=&quot;&amp;&quot;&amp;DEC2HEX([.$B26]+[.F$1]+128;4)&amp;&quot;,&quot;" office:value-type="string" office:string-value="&amp;5920," calcext:value-type="string">
            <text:p>&amp;5920,</text:p>
          </table:table-cell>
          <table:table-cell table:formula="of:=&quot;&amp;&quot;&amp;DEC2HEX([.$B26]+[.G$1]+128;4)&amp;&quot;,&quot;" office:value-type="string" office:string-value="&amp;6120," calcext:value-type="string">
            <text:p>&amp;6120,</text:p>
          </table:table-cell>
          <table:table-cell table:formula="of:=&quot;&amp;&quot;&amp;DEC2HEX([.$B26]+[.H$1]+128;4)&amp;&quot;,&quot;" office:value-type="string" office:string-value="&amp;6920," calcext:value-type="string">
            <text:p>&amp;6920,</text:p>
          </table:table-cell>
          <table:table-cell table:formula="of:=&quot;&amp;&quot;&amp;DEC2HEX([.$B26]+[.I$1]+128;4)&amp;&quot;,&quot;" office:value-type="string" office:string-value="&amp;7120," calcext:value-type="string">
            <text:p>&amp;7120,</text:p>
          </table:table-cell>
          <table:table-cell table:formula="of:=&quot;&amp;&quot;&amp;DEC2HEX([.$B26]+[.J$1]+128;4)" office:value-type="string" office:string-value="&amp;7920" calcext:value-type="string">
            <text:p>&amp;79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6]+96" office:value-type="float" office:value="16640" calcext:value-type="float">
            <text:p>16640</text:p>
          </table:table-cell>
          <table:table-cell table:formula="of:=&quot;defw &amp;&quot;&amp;DEC2HEX([.$B27]+[.C$1]+128;4)&amp;&quot;,&quot;" office:value-type="string" office:string-value="defw &amp;4180," calcext:value-type="string">
            <text:p>defw &amp;4180,</text:p>
          </table:table-cell>
          <table:table-cell table:formula="of:=&quot;&amp;&quot;&amp;DEC2HEX([.$B27]+[.D$1]+128;4)&amp;&quot;,&quot;" office:value-type="string" office:string-value="&amp;4980," calcext:value-type="string">
            <text:p>&amp;4980,</text:p>
          </table:table-cell>
          <table:table-cell table:formula="of:=&quot;&amp;&quot;&amp;DEC2HEX([.$B27]+[.E$1]+128;4)&amp;&quot;,&quot;" office:value-type="string" office:string-value="&amp;5180," calcext:value-type="string">
            <text:p>&amp;5180,</text:p>
          </table:table-cell>
          <table:table-cell table:formula="of:=&quot;&amp;&quot;&amp;DEC2HEX([.$B27]+[.F$1]+128;4)&amp;&quot;,&quot;" office:value-type="string" office:string-value="&amp;5980," calcext:value-type="string">
            <text:p>&amp;5980,</text:p>
          </table:table-cell>
          <table:table-cell table:formula="of:=&quot;&amp;&quot;&amp;DEC2HEX([.$B27]+[.G$1]+128;4)&amp;&quot;,&quot;" office:value-type="string" office:string-value="&amp;6180," calcext:value-type="string">
            <text:p>&amp;6180,</text:p>
          </table:table-cell>
          <table:table-cell table:formula="of:=&quot;&amp;&quot;&amp;DEC2HEX([.$B27]+[.H$1]+128;4)&amp;&quot;,&quot;" office:value-type="string" office:string-value="&amp;6980," calcext:value-type="string">
            <text:p>&amp;6980,</text:p>
          </table:table-cell>
          <table:table-cell table:formula="of:=&quot;&amp;&quot;&amp;DEC2HEX([.$B27]+[.I$1]+128;4)&amp;&quot;,&quot;" office:value-type="string" office:string-value="&amp;7180," calcext:value-type="string">
            <text:p>&amp;7180,</text:p>
          </table:table-cell>
          <table:table-cell table:formula="of:=&quot;&amp;&quot;&amp;DEC2HEX([.$B27]+[.J$1]+128;4)" office:value-type="string" office:string-value="&amp;7980" calcext:value-type="string">
            <text:p>&amp;79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7]+96" office:value-type="float" office:value="16736" calcext:value-type="float">
            <text:p>16736</text:p>
          </table:table-cell>
          <table:table-cell table:formula="of:=&quot;defw &amp;&quot;&amp;DEC2HEX([.$B28]+[.C$1]+128;4)&amp;&quot;,&quot;" office:value-type="string" office:string-value="defw &amp;41E0," calcext:value-type="string">
            <text:p>defw &amp;41E0,</text:p>
          </table:table-cell>
          <table:table-cell table:formula="of:=&quot;&amp;&quot;&amp;DEC2HEX([.$B28]+[.D$1]+128;4)&amp;&quot;,&quot;" office:value-type="string" office:string-value="&amp;49E0," calcext:value-type="string">
            <text:p>&amp;49E0,</text:p>
          </table:table-cell>
          <table:table-cell table:formula="of:=&quot;&amp;&quot;&amp;DEC2HEX([.$B28]+[.E$1]+128;4)&amp;&quot;,&quot;" office:value-type="string" office:string-value="&amp;51E0," calcext:value-type="string">
            <text:p>&amp;51E0,</text:p>
          </table:table-cell>
          <table:table-cell table:formula="of:=&quot;&amp;&quot;&amp;DEC2HEX([.$B28]+[.F$1]+128;4)&amp;&quot;,&quot;" office:value-type="string" office:string-value="&amp;59E0," calcext:value-type="string">
            <text:p>&amp;59E0,</text:p>
          </table:table-cell>
          <table:table-cell table:formula="of:=&quot;&amp;&quot;&amp;DEC2HEX([.$B28]+[.G$1]+128;4)&amp;&quot;,&quot;" office:value-type="string" office:string-value="&amp;61E0," calcext:value-type="string">
            <text:p>&amp;61E0,</text:p>
          </table:table-cell>
          <table:table-cell table:formula="of:=&quot;&amp;&quot;&amp;DEC2HEX([.$B28]+[.H$1]+128;4)&amp;&quot;,&quot;" office:value-type="string" office:string-value="&amp;69E0," calcext:value-type="string">
            <text:p>&amp;69E0,</text:p>
          </table:table-cell>
          <table:table-cell table:formula="of:=&quot;&amp;&quot;&amp;DEC2HEX([.$B28]+[.I$1]+128;4)&amp;&quot;,&quot;" office:value-type="string" office:string-value="&amp;71E0," calcext:value-type="string">
            <text:p>&amp;71E0,</text:p>
          </table:table-cell>
          <table:table-cell table:formula="of:=&quot;&amp;&quot;&amp;DEC2HEX([.$B28]+[.J$1]+128;4)" office:value-type="string" office:string-value="&amp;79E0" calcext:value-type="string">
            <text:p>&amp;79E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8]+96" office:value-type="float" office:value="16832" calcext:value-type="float">
            <text:p>16832</text:p>
          </table:table-cell>
          <table:table-cell table:formula="of:=&quot;defw &amp;&quot;&amp;DEC2HEX([.$B29]+[.C$1]+128;4)&amp;&quot;,&quot;" office:value-type="string" office:string-value="defw &amp;4240," calcext:value-type="string">
            <text:p>defw &amp;4240,</text:p>
          </table:table-cell>
          <table:table-cell table:formula="of:=&quot;&amp;&quot;&amp;DEC2HEX([.$B29]+[.D$1]+128;4)&amp;&quot;,&quot;" office:value-type="string" office:string-value="&amp;4A40," calcext:value-type="string">
            <text:p>&amp;4A40,</text:p>
          </table:table-cell>
          <table:table-cell table:formula="of:=&quot;&amp;&quot;&amp;DEC2HEX([.$B29]+[.E$1]+128;4)&amp;&quot;,&quot;" office:value-type="string" office:string-value="&amp;5240," calcext:value-type="string">
            <text:p>&amp;5240,</text:p>
          </table:table-cell>
          <table:table-cell table:formula="of:=&quot;&amp;&quot;&amp;DEC2HEX([.$B29]+[.F$1]+128;4)&amp;&quot;,&quot;" office:value-type="string" office:string-value="&amp;5A40," calcext:value-type="string">
            <text:p>&amp;5A40,</text:p>
          </table:table-cell>
          <table:table-cell table:formula="of:=&quot;&amp;&quot;&amp;DEC2HEX([.$B29]+[.G$1]+128;4)&amp;&quot;,&quot;" office:value-type="string" office:string-value="&amp;6240," calcext:value-type="string">
            <text:p>&amp;6240,</text:p>
          </table:table-cell>
          <table:table-cell table:formula="of:=&quot;&amp;&quot;&amp;DEC2HEX([.$B29]+[.H$1]+128;4)&amp;&quot;,&quot;" office:value-type="string" office:string-value="&amp;6A40," calcext:value-type="string">
            <text:p>&amp;6A40,</text:p>
          </table:table-cell>
          <table:table-cell table:formula="of:=&quot;&amp;&quot;&amp;DEC2HEX([.$B29]+[.I$1]+128;4)&amp;&quot;,&quot;" office:value-type="string" office:string-value="&amp;7240," calcext:value-type="string">
            <text:p>&amp;7240,</text:p>
          </table:table-cell>
          <table:table-cell table:formula="of:=&quot;&amp;&quot;&amp;DEC2HEX([.$B29]+[.J$1]+128;4)" office:value-type="string" office:string-value="&amp;7A40" calcext:value-type="string">
            <text:p>&amp;7A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9]+96" office:value-type="float" office:value="16928" calcext:value-type="float">
            <text:p>16928</text:p>
          </table:table-cell>
          <table:table-cell table:formula="of:=&quot;defw &amp;&quot;&amp;DEC2HEX([.$B30]+[.C$1]+128;4)&amp;&quot;,&quot;" office:value-type="string" office:string-value="defw &amp;42A0," calcext:value-type="string">
            <text:p>defw &amp;42A0,</text:p>
          </table:table-cell>
          <table:table-cell table:formula="of:=&quot;&amp;&quot;&amp;DEC2HEX([.$B30]+[.D$1]+128;4)&amp;&quot;,&quot;" office:value-type="string" office:string-value="&amp;4AA0," calcext:value-type="string">
            <text:p>&amp;4AA0,</text:p>
          </table:table-cell>
          <table:table-cell table:formula="of:=&quot;&amp;&quot;&amp;DEC2HEX([.$B30]+[.E$1]+128;4)&amp;&quot;,&quot;" office:value-type="string" office:string-value="&amp;52A0," calcext:value-type="string">
            <text:p>&amp;52A0,</text:p>
          </table:table-cell>
          <table:table-cell table:formula="of:=&quot;&amp;&quot;&amp;DEC2HEX([.$B30]+[.F$1]+128;4)&amp;&quot;,&quot;" office:value-type="string" office:string-value="&amp;5AA0," calcext:value-type="string">
            <text:p>&amp;5AA0,</text:p>
          </table:table-cell>
          <table:table-cell table:formula="of:=&quot;&amp;&quot;&amp;DEC2HEX([.$B30]+[.G$1]+128;4)&amp;&quot;,&quot;" office:value-type="string" office:string-value="&amp;62A0," calcext:value-type="string">
            <text:p>&amp;62A0,</text:p>
          </table:table-cell>
          <table:table-cell table:formula="of:=&quot;&amp;&quot;&amp;DEC2HEX([.$B30]+[.H$1]+128;4)&amp;&quot;,&quot;" office:value-type="string" office:string-value="&amp;6AA0," calcext:value-type="string">
            <text:p>&amp;6AA0,</text:p>
          </table:table-cell>
          <table:table-cell table:formula="of:=&quot;&amp;&quot;&amp;DEC2HEX([.$B30]+[.I$1]+128;4)&amp;&quot;,&quot;" office:value-type="string" office:string-value="&amp;72A0," calcext:value-type="string">
            <text:p>&amp;72A0,</text:p>
          </table:table-cell>
          <table:table-cell table:formula="of:=&quot;&amp;&quot;&amp;DEC2HEX([.$B30]+[.J$1]+128;4)" office:value-type="string" office:string-value="&amp;7AA0" calcext:value-type="string">
            <text:p>&amp;7AA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0]+96" office:value-type="float" office:value="17024" calcext:value-type="float">
            <text:p>17024</text:p>
          </table:table-cell>
          <table:table-cell table:formula="of:=&quot;defw &amp;&quot;&amp;DEC2HEX([.$B31]+[.C$1]+128;4)&amp;&quot;,&quot;" office:value-type="string" office:string-value="defw &amp;4300," calcext:value-type="string">
            <text:p>defw &amp;4300,</text:p>
          </table:table-cell>
          <table:table-cell table:formula="of:=&quot;&amp;&quot;&amp;DEC2HEX([.$B31]+[.D$1]+128;4)&amp;&quot;,&quot;" office:value-type="string" office:string-value="&amp;4B00," calcext:value-type="string">
            <text:p>&amp;4B00,</text:p>
          </table:table-cell>
          <table:table-cell table:formula="of:=&quot;&amp;&quot;&amp;DEC2HEX([.$B31]+[.E$1]+128;4)&amp;&quot;,&quot;" office:value-type="string" office:string-value="&amp;5300," calcext:value-type="string">
            <text:p>&amp;5300,</text:p>
          </table:table-cell>
          <table:table-cell table:formula="of:=&quot;&amp;&quot;&amp;DEC2HEX([.$B31]+[.F$1]+128;4)&amp;&quot;,&quot;" office:value-type="string" office:string-value="&amp;5B00," calcext:value-type="string">
            <text:p>&amp;5B00,</text:p>
          </table:table-cell>
          <table:table-cell table:formula="of:=&quot;&amp;&quot;&amp;DEC2HEX([.$B31]+[.G$1]+128;4)&amp;&quot;,&quot;" office:value-type="string" office:string-value="&amp;6300," calcext:value-type="string">
            <text:p>&amp;6300,</text:p>
          </table:table-cell>
          <table:table-cell table:formula="of:=&quot;&amp;&quot;&amp;DEC2HEX([.$B31]+[.H$1]+128;4)&amp;&quot;,&quot;" office:value-type="string" office:string-value="&amp;6B00," calcext:value-type="string">
            <text:p>&amp;6B00,</text:p>
          </table:table-cell>
          <table:table-cell table:formula="of:=&quot;&amp;&quot;&amp;DEC2HEX([.$B31]+[.I$1]+128;4)&amp;&quot;,&quot;" office:value-type="string" office:string-value="&amp;7300," calcext:value-type="string">
            <text:p>&amp;7300,</text:p>
          </table:table-cell>
          <table:table-cell table:formula="of:=&quot;&amp;&quot;&amp;DEC2HEX([.$B31]+[.J$1]+128;4)" office:value-type="string" office:string-value="&amp;7B00" calcext:value-type="string">
            <text:p>&amp;7B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1]+96" office:value-type="float" office:value="17120" calcext:value-type="float">
            <text:p>17120</text:p>
          </table:table-cell>
          <table:table-cell table:formula="of:=&quot;defw &amp;&quot;&amp;DEC2HEX([.$B32]+[.C$1]+128;4)&amp;&quot;,&quot;" office:value-type="string" office:string-value="defw &amp;4360," calcext:value-type="string">
            <text:p>defw &amp;4360,</text:p>
          </table:table-cell>
          <table:table-cell table:formula="of:=&quot;&amp;&quot;&amp;DEC2HEX([.$B32]+[.D$1]+128;4)&amp;&quot;,&quot;" office:value-type="string" office:string-value="&amp;4B60," calcext:value-type="string">
            <text:p>&amp;4B60,</text:p>
          </table:table-cell>
          <table:table-cell table:formula="of:=&quot;&amp;&quot;&amp;DEC2HEX([.$B32]+[.E$1]+128;4)&amp;&quot;,&quot;" office:value-type="string" office:string-value="&amp;5360," calcext:value-type="string">
            <text:p>&amp;5360,</text:p>
          </table:table-cell>
          <table:table-cell table:formula="of:=&quot;&amp;&quot;&amp;DEC2HEX([.$B32]+[.F$1]+128;4)&amp;&quot;,&quot;" office:value-type="string" office:string-value="&amp;5B60," calcext:value-type="string">
            <text:p>&amp;5B60,</text:p>
          </table:table-cell>
          <table:table-cell table:formula="of:=&quot;&amp;&quot;&amp;DEC2HEX([.$B32]+[.G$1]+128;4)&amp;&quot;,&quot;" office:value-type="string" office:string-value="&amp;6360," calcext:value-type="string">
            <text:p>&amp;6360,</text:p>
          </table:table-cell>
          <table:table-cell table:formula="of:=&quot;&amp;&quot;&amp;DEC2HEX([.$B32]+[.H$1]+128;4)&amp;&quot;,&quot;" office:value-type="string" office:string-value="&amp;6B60," calcext:value-type="string">
            <text:p>&amp;6B60,</text:p>
          </table:table-cell>
          <table:table-cell table:formula="of:=&quot;&amp;&quot;&amp;DEC2HEX([.$B32]+[.I$1]+128;4)&amp;&quot;,&quot;" office:value-type="string" office:string-value="&amp;7360," calcext:value-type="string">
            <text:p>&amp;7360,</text:p>
          </table:table-cell>
          <table:table-cell table:formula="of:=&quot;&amp;&quot;&amp;DEC2HEX([.$B32]+[.J$1]+128;4)" office:value-type="string" office:string-value="&amp;7B60" calcext:value-type="string">
            <text:p>&amp;7B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2]+96" office:value-type="float" office:value="17216" calcext:value-type="float">
            <text:p>17216</text:p>
          </table:table-cell>
          <table:table-cell table:formula="of:=&quot;defw &amp;&quot;&amp;DEC2HEX([.$B33]+[.C$1]+128;4)&amp;&quot;,&quot;" office:value-type="string" office:string-value="defw &amp;43C0," calcext:value-type="string">
            <text:p>defw &amp;43C0,</text:p>
          </table:table-cell>
          <table:table-cell table:formula="of:=&quot;&amp;&quot;&amp;DEC2HEX([.$B33]+[.D$1]+128;4)&amp;&quot;,&quot;" office:value-type="string" office:string-value="&amp;4BC0," calcext:value-type="string">
            <text:p>&amp;4BC0,</text:p>
          </table:table-cell>
          <table:table-cell table:formula="of:=&quot;&amp;&quot;&amp;DEC2HEX([.$B33]+[.E$1]+128;4)&amp;&quot;,&quot;" office:value-type="string" office:string-value="&amp;53C0," calcext:value-type="string">
            <text:p>&amp;53C0,</text:p>
          </table:table-cell>
          <table:table-cell table:formula="of:=&quot;&amp;&quot;&amp;DEC2HEX([.$B33]+[.F$1]+128;4)&amp;&quot;,&quot;" office:value-type="string" office:string-value="&amp;5BC0," calcext:value-type="string">
            <text:p>&amp;5BC0,</text:p>
          </table:table-cell>
          <table:table-cell table:formula="of:=&quot;&amp;&quot;&amp;DEC2HEX([.$B33]+[.G$1]+128;4)&amp;&quot;,&quot;" office:value-type="string" office:string-value="&amp;63C0," calcext:value-type="string">
            <text:p>&amp;63C0,</text:p>
          </table:table-cell>
          <table:table-cell table:formula="of:=&quot;&amp;&quot;&amp;DEC2HEX([.$B33]+[.H$1]+128;4)&amp;&quot;,&quot;" office:value-type="string" office:string-value="&amp;6BC0," calcext:value-type="string">
            <text:p>&amp;6BC0,</text:p>
          </table:table-cell>
          <table:table-cell table:formula="of:=&quot;&amp;&quot;&amp;DEC2HEX([.$B33]+[.I$1]+128;4)&amp;&quot;,&quot;" office:value-type="string" office:string-value="&amp;73C0," calcext:value-type="string">
            <text:p>&amp;73C0,</text:p>
          </table:table-cell>
          <table:table-cell table:formula="of:=&quot;&amp;&quot;&amp;DEC2HEX([.$B33]+[.J$1]+128;4)" office:value-type="string" office:string-value="&amp;7BC0" calcext:value-type="string">
            <text:p>&amp;7BC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3]+96" office:value-type="float" office:value="17312" calcext:value-type="float">
            <text:p>17312</text:p>
          </table:table-cell>
          <table:table-cell table:formula="of:=&quot;defw &amp;&quot;&amp;DEC2HEX([.$B34]+[.C$1]+128;4)&amp;&quot;,&quot;" office:value-type="string" office:string-value="defw &amp;4420," calcext:value-type="string">
            <text:p>defw &amp;4420,</text:p>
          </table:table-cell>
          <table:table-cell table:formula="of:=&quot;&amp;&quot;&amp;DEC2HEX([.$B34]+[.D$1]+128;4)&amp;&quot;,&quot;" office:value-type="string" office:string-value="&amp;4C20," calcext:value-type="string">
            <text:p>&amp;4C20,</text:p>
          </table:table-cell>
          <table:table-cell table:formula="of:=&quot;&amp;&quot;&amp;DEC2HEX([.$B34]+[.E$1]+128;4)&amp;&quot;,&quot;" office:value-type="string" office:string-value="&amp;5420," calcext:value-type="string">
            <text:p>&amp;5420,</text:p>
          </table:table-cell>
          <table:table-cell table:formula="of:=&quot;&amp;&quot;&amp;DEC2HEX([.$B34]+[.F$1]+128;4)&amp;&quot;,&quot;" office:value-type="string" office:string-value="&amp;5C20," calcext:value-type="string">
            <text:p>&amp;5C20,</text:p>
          </table:table-cell>
          <table:table-cell table:formula="of:=&quot;&amp;&quot;&amp;DEC2HEX([.$B34]+[.G$1]+128;4)&amp;&quot;,&quot;" office:value-type="string" office:string-value="&amp;6420," calcext:value-type="string">
            <text:p>&amp;6420,</text:p>
          </table:table-cell>
          <table:table-cell table:formula="of:=&quot;&amp;&quot;&amp;DEC2HEX([.$B34]+[.H$1]+128;4)&amp;&quot;,&quot;" office:value-type="string" office:string-value="&amp;6C20," calcext:value-type="string">
            <text:p>&amp;6C20,</text:p>
          </table:table-cell>
          <table:table-cell table:formula="of:=&quot;&amp;&quot;&amp;DEC2HEX([.$B34]+[.I$1]+128;4)&amp;&quot;,&quot;" office:value-type="string" office:string-value="&amp;7420," calcext:value-type="string">
            <text:p>&amp;7420,</text:p>
          </table:table-cell>
          <table:table-cell table:formula="of:=&quot;&amp;&quot;&amp;DEC2HEX([.$B34]+[.J$1]+128;4)" office:value-type="string" office:string-value="&amp;7C20" calcext:value-type="string">
            <text:p>&amp;7C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]+96" office:value-type="float" office:value="17408" calcext:value-type="float">
            <text:p>17408</text:p>
          </table:table-cell>
          <table:table-cell table:formula="of:=&quot;defw &amp;&quot;&amp;DEC2HEX([.$B35]+[.C$1]+128;4)&amp;&quot;,&quot;" office:value-type="string" office:string-value="defw &amp;4480," calcext:value-type="string">
            <text:p>defw &amp;4480,</text:p>
          </table:table-cell>
          <table:table-cell table:formula="of:=&quot;&amp;&quot;&amp;DEC2HEX([.$B35]+[.D$1]+128;4)&amp;&quot;,&quot;" office:value-type="string" office:string-value="&amp;4C80," calcext:value-type="string">
            <text:p>&amp;4C80,</text:p>
          </table:table-cell>
          <table:table-cell table:formula="of:=&quot;&amp;&quot;&amp;DEC2HEX([.$B35]+[.E$1]+128;4)&amp;&quot;,&quot;" office:value-type="string" office:string-value="&amp;5480," calcext:value-type="string">
            <text:p>&amp;5480,</text:p>
          </table:table-cell>
          <table:table-cell table:formula="of:=&quot;&amp;&quot;&amp;DEC2HEX([.$B35]+[.F$1]+128;4)&amp;&quot;,&quot;" office:value-type="string" office:string-value="&amp;5C80," calcext:value-type="string">
            <text:p>&amp;5C80,</text:p>
          </table:table-cell>
          <table:table-cell table:formula="of:=&quot;&amp;&quot;&amp;DEC2HEX([.$B35]+[.G$1]+128;4)&amp;&quot;,&quot;" office:value-type="string" office:string-value="&amp;6480," calcext:value-type="string">
            <text:p>&amp;6480,</text:p>
          </table:table-cell>
          <table:table-cell table:formula="of:=&quot;&amp;&quot;&amp;DEC2HEX([.$B35]+[.H$1]+128;4)&amp;&quot;,&quot;" office:value-type="string" office:string-value="&amp;6C80," calcext:value-type="string">
            <text:p>&amp;6C80,</text:p>
          </table:table-cell>
          <table:table-cell table:formula="of:=&quot;&amp;&quot;&amp;DEC2HEX([.$B35]+[.I$1]+128;4)&amp;&quot;,&quot;" office:value-type="string" office:string-value="&amp;7480," calcext:value-type="string">
            <text:p>&amp;7480,</text:p>
          </table:table-cell>
          <table:table-cell table:formula="of:=&quot;&amp;&quot;&amp;DEC2HEX([.$B35]+[.J$1]+128;4)" office:value-type="string" office:string-value="&amp;7C80" calcext:value-type="string">
            <text:p>&amp;7C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5]+96" office:value-type="float" office:value="17504" calcext:value-type="float">
            <text:p>17504</text:p>
          </table:table-cell>
          <table:table-cell table:formula="of:=&quot;defw &amp;&quot;&amp;DEC2HEX([.$B36]+[.C$1]+128;4)&amp;&quot;,&quot;" office:value-type="string" office:string-value="defw &amp;44E0," calcext:value-type="string">
            <text:p>defw &amp;44E0,</text:p>
          </table:table-cell>
          <table:table-cell table:formula="of:=&quot;&amp;&quot;&amp;DEC2HEX([.$B36]+[.D$1]+128;4)&amp;&quot;,&quot;" office:value-type="string" office:string-value="&amp;4CE0," calcext:value-type="string">
            <text:p>&amp;4CE0,</text:p>
          </table:table-cell>
          <table:table-cell table:formula="of:=&quot;&amp;&quot;&amp;DEC2HEX([.$B36]+[.E$1]+128;4)&amp;&quot;,&quot;" office:value-type="string" office:string-value="&amp;54E0," calcext:value-type="string">
            <text:p>&amp;54E0,</text:p>
          </table:table-cell>
          <table:table-cell table:formula="of:=&quot;&amp;&quot;&amp;DEC2HEX([.$B36]+[.F$1]+128;4)&amp;&quot;,&quot;" office:value-type="string" office:string-value="&amp;5CE0," calcext:value-type="string">
            <text:p>&amp;5CE0,</text:p>
          </table:table-cell>
          <table:table-cell table:formula="of:=&quot;&amp;&quot;&amp;DEC2HEX([.$B36]+[.G$1]+128;4)&amp;&quot;,&quot;" office:value-type="string" office:string-value="&amp;64E0," calcext:value-type="string">
            <text:p>&amp;64E0,</text:p>
          </table:table-cell>
          <table:table-cell table:formula="of:=&quot;&amp;&quot;&amp;DEC2HEX([.$B36]+[.H$1]+128;4)&amp;&quot;,&quot;" office:value-type="string" office:string-value="&amp;6CE0," calcext:value-type="string">
            <text:p>&amp;6CE0,</text:p>
          </table:table-cell>
          <table:table-cell table:formula="of:=&quot;&amp;&quot;&amp;DEC2HEX([.$B36]+[.I$1]+128;4)&amp;&quot;,&quot;" office:value-type="string" office:string-value="&amp;74E0," calcext:value-type="string">
            <text:p>&amp;74E0,</text:p>
          </table:table-cell>
          <table:table-cell table:formula="of:=&quot;&amp;&quot;&amp;DEC2HEX([.$B36]+[.J$1]+128;4)" office:value-type="string" office:string-value="&amp;7CE0" calcext:value-type="string">
            <text:p>&amp;7CE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6]+96" office:value-type="float" office:value="17600" calcext:value-type="float">
            <text:p>17600</text:p>
          </table:table-cell>
          <table:table-cell table:formula="of:=&quot;defw &amp;&quot;&amp;DEC2HEX([.$B37]+[.C$1]+128;4)&amp;&quot;,&quot;" office:value-type="string" office:string-value="defw &amp;4540," calcext:value-type="string">
            <text:p>defw &amp;4540,</text:p>
          </table:table-cell>
          <table:table-cell table:formula="of:=&quot;&amp;&quot;&amp;DEC2HEX([.$B37]+[.D$1]+128;4)&amp;&quot;,&quot;" office:value-type="string" office:string-value="&amp;4D40," calcext:value-type="string">
            <text:p>&amp;4D40,</text:p>
          </table:table-cell>
          <table:table-cell table:formula="of:=&quot;&amp;&quot;&amp;DEC2HEX([.$B37]+[.E$1]+128;4)&amp;&quot;,&quot;" office:value-type="string" office:string-value="&amp;5540," calcext:value-type="string">
            <text:p>&amp;5540,</text:p>
          </table:table-cell>
          <table:table-cell table:formula="of:=&quot;&amp;&quot;&amp;DEC2HEX([.$B37]+[.F$1]+128;4)&amp;&quot;,&quot;" office:value-type="string" office:string-value="&amp;5D40," calcext:value-type="string">
            <text:p>&amp;5D40,</text:p>
          </table:table-cell>
          <table:table-cell table:formula="of:=&quot;&amp;&quot;&amp;DEC2HEX([.$B37]+[.G$1]+128;4)&amp;&quot;,&quot;" office:value-type="string" office:string-value="&amp;6540," calcext:value-type="string">
            <text:p>&amp;6540,</text:p>
          </table:table-cell>
          <table:table-cell table:formula="of:=&quot;&amp;&quot;&amp;DEC2HEX([.$B37]+[.H$1]+128;4)&amp;&quot;,&quot;" office:value-type="string" office:string-value="&amp;6D40," calcext:value-type="string">
            <text:p>&amp;6D40,</text:p>
          </table:table-cell>
          <table:table-cell table:formula="of:=&quot;&amp;&quot;&amp;DEC2HEX([.$B37]+[.I$1]+128;4)&amp;&quot;,&quot;" office:value-type="string" office:string-value="&amp;7540," calcext:value-type="string">
            <text:p>&amp;7540,</text:p>
          </table:table-cell>
          <table:table-cell table:formula="of:=&quot;&amp;&quot;&amp;DEC2HEX([.$B37]+[.J$1]+128;4)" office:value-type="string" office:string-value="&amp;7D40" calcext:value-type="string">
            <text:p>&amp;7D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7]+96" office:value-type="float" office:value="17696" calcext:value-type="float">
            <text:p>17696</text:p>
          </table:table-cell>
          <table:table-cell table:formula="of:=&quot;defw &amp;&quot;&amp;DEC2HEX([.$B38]+[.C$1]+128;4)&amp;&quot;,&quot;" office:value-type="string" office:string-value="defw &amp;45A0," calcext:value-type="string">
            <text:p>defw &amp;45A0,</text:p>
          </table:table-cell>
          <table:table-cell table:formula="of:=&quot;&amp;&quot;&amp;DEC2HEX([.$B38]+[.D$1]+128;4)&amp;&quot;,&quot;" office:value-type="string" office:string-value="&amp;4DA0," calcext:value-type="string">
            <text:p>&amp;4DA0,</text:p>
          </table:table-cell>
          <table:table-cell table:formula="of:=&quot;&amp;&quot;&amp;DEC2HEX([.$B38]+[.E$1]+128;4)&amp;&quot;,&quot;" office:value-type="string" office:string-value="&amp;55A0," calcext:value-type="string">
            <text:p>&amp;55A0,</text:p>
          </table:table-cell>
          <table:table-cell table:formula="of:=&quot;&amp;&quot;&amp;DEC2HEX([.$B38]+[.F$1]+128;4)&amp;&quot;,&quot;" office:value-type="string" office:string-value="&amp;5DA0," calcext:value-type="string">
            <text:p>&amp;5DA0,</text:p>
          </table:table-cell>
          <table:table-cell table:formula="of:=&quot;&amp;&quot;&amp;DEC2HEX([.$B38]+[.G$1]+128;4)&amp;&quot;,&quot;" office:value-type="string" office:string-value="&amp;65A0," calcext:value-type="string">
            <text:p>&amp;65A0,</text:p>
          </table:table-cell>
          <table:table-cell table:formula="of:=&quot;&amp;&quot;&amp;DEC2HEX([.$B38]+[.H$1]+128;4)&amp;&quot;,&quot;" office:value-type="string" office:string-value="&amp;6DA0," calcext:value-type="string">
            <text:p>&amp;6DA0,</text:p>
          </table:table-cell>
          <table:table-cell table:formula="of:=&quot;&amp;&quot;&amp;DEC2HEX([.$B38]+[.I$1]+128;4)&amp;&quot;,&quot;" office:value-type="string" office:string-value="&amp;75A0," calcext:value-type="string">
            <text:p>&amp;75A0,</text:p>
          </table:table-cell>
          <table:table-cell table:formula="of:=&quot;&amp;&quot;&amp;DEC2HEX([.$B38]+[.J$1]+128;4)" office:value-type="string" office:string-value="&amp;7DA0" calcext:value-type="string">
            <text:p>&amp;7DA0</text:p>
          </table:table-cell>
        </table:table-row>
        <table:table-row table:style-name="ro1">
          <table:table-cell table:number-columns-repeated="2"/>
          <table:table-cell table:formula="of:=&quot;defw &amp;&quot;&amp;DEC2HEX([.$B39]+[.C$1]+128;4)&amp;&quot;,&quot;" office:value-type="string" office:string-value="defw &amp;0080," calcext:value-type="string">
            <text:p>defw &amp;0080,</text:p>
          </table:table-cell>
          <table:table-cell table:formula="of:=&quot;&amp;&quot;&amp;DEC2HEX([.$B39]+[.D$1]+128;4)&amp;&quot;,&quot;" office:value-type="string" office:string-value="&amp;0880," calcext:value-type="string">
            <text:p>&amp;0880,</text:p>
          </table:table-cell>
          <table:table-cell table:formula="of:=&quot;&amp;&quot;&amp;DEC2HEX([.$B39]+[.E$1]+128;4)&amp;&quot;,&quot;" office:value-type="string" office:string-value="&amp;1080," calcext:value-type="string">
            <text:p>&amp;1080,</text:p>
          </table:table-cell>
          <table:table-cell table:formula="of:=&quot;&amp;&quot;&amp;DEC2HEX([.$B39]+[.F$1]+128;4)&amp;&quot;,&quot;" office:value-type="string" office:string-value="&amp;1880," calcext:value-type="string">
            <text:p>&amp;1880,</text:p>
          </table:table-cell>
          <table:table-cell table:formula="of:=&quot;&amp;&quot;&amp;DEC2HEX([.$B39]+[.G$1]+128;4)&amp;&quot;,&quot;" office:value-type="string" office:string-value="&amp;2080," calcext:value-type="string">
            <text:p>&amp;2080,</text:p>
          </table:table-cell>
          <table:table-cell table:formula="of:=&quot;&amp;&quot;&amp;DEC2HEX([.$B39]+[.H$1]+128;4)&amp;&quot;,&quot;" office:value-type="string" office:string-value="&amp;2880," calcext:value-type="string">
            <text:p>&amp;2880,</text:p>
          </table:table-cell>
          <table:table-cell table:formula="of:=&quot;&amp;&quot;&amp;DEC2HEX([.$B39]+[.I$1]+128;4)&amp;&quot;,&quot;" office:value-type="string" office:string-value="&amp;3080," calcext:value-type="string">
            <text:p>&amp;3080,</text:p>
          </table:table-cell>
          <table:table-cell table:formula="of:=&quot;&amp;&quot;&amp;DEC2HEX([.$B39]+[.J$1]+128;4)" office:value-type="string" office:string-value="&amp;3880" calcext:value-type="string">
            <text:p>&amp;3880</text:p>
          </table:table-cell>
        </table:table-row>
        <table:table-row table:style-name="ro1">
          <table:table-cell table:number-columns-repeated="2"/>
          <table:table-cell table:formula="of:=&quot;defw &amp;&quot;&amp;DEC2HEX([.$B40]+[.C$1]+128;4)&amp;&quot;,&quot;" office:value-type="string" office:string-value="defw &amp;0080," calcext:value-type="string">
            <text:p>defw &amp;0080,</text:p>
          </table:table-cell>
          <table:table-cell table:formula="of:=&quot;&amp;&quot;&amp;DEC2HEX([.$B40]+[.D$1]+128;4)&amp;&quot;,&quot;" office:value-type="string" office:string-value="&amp;0880," calcext:value-type="string">
            <text:p>&amp;0880,</text:p>
          </table:table-cell>
          <table:table-cell table:formula="of:=&quot;&amp;&quot;&amp;DEC2HEX([.$B40]+[.E$1]+128;4)&amp;&quot;,&quot;" office:value-type="string" office:string-value="&amp;1080," calcext:value-type="string">
            <text:p>&amp;1080,</text:p>
          </table:table-cell>
          <table:table-cell table:formula="of:=&quot;&amp;&quot;&amp;DEC2HEX([.$B40]+[.F$1]+128;4)&amp;&quot;,&quot;" office:value-type="string" office:string-value="&amp;1880," calcext:value-type="string">
            <text:p>&amp;1880,</text:p>
          </table:table-cell>
          <table:table-cell table:formula="of:=&quot;&amp;&quot;&amp;DEC2HEX([.$B40]+[.G$1]+128;4)&amp;&quot;,&quot;" office:value-type="string" office:string-value="&amp;2080," calcext:value-type="string">
            <text:p>&amp;2080,</text:p>
          </table:table-cell>
          <table:table-cell table:formula="of:=&quot;&amp;&quot;&amp;DEC2HEX([.$B40]+[.H$1]+128;4)&amp;&quot;,&quot;" office:value-type="string" office:string-value="&amp;2880," calcext:value-type="string">
            <text:p>&amp;2880,</text:p>
          </table:table-cell>
          <table:table-cell table:formula="of:=&quot;&amp;&quot;&amp;DEC2HEX([.$B40]+[.I$1]+128;4)&amp;&quot;,&quot;" office:value-type="string" office:string-value="&amp;3080," calcext:value-type="string">
            <text:p>&amp;3080,</text:p>
          </table:table-cell>
          <table:table-cell table:formula="of:=&quot;&amp;&quot;&amp;DEC2HEX([.$B40]+[.J$1]+128;4)" office:value-type="string" office:string-value="&amp;3880" calcext:value-type="string">
            <text:p>&amp;3880</text:p>
          </table:table-cell>
        </table:table-row>
      </table:table>
      <table:table table:name="Sheet6" table:style-name="ta1">
        <table:table-column table:style-name="co1" table:number-columns-repeated="2" table:default-cell-style-name="Default"/>
        <table:table-column table:style-name="co1" table:number-columns-repeated="8" table:default-cell-style-name="ce1"/>
        <table:table-row table:style-name="ro1"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formula="of:=[.C1]+96" office:value-type="float" office:value="96" calcext:value-type="float">
            <text:p>96</text:p>
          </table:table-cell>
          <table:table-cell table:style-name="Default" table:formula="of:=[.D1]+96" office:value-type="float" office:value="192" calcext:value-type="float">
            <text:p>192</text:p>
          </table:table-cell>
          <table:table-cell table:style-name="Default" table:formula="of:=[.E1]+96" office:value-type="float" office:value="288" calcext:value-type="float">
            <text:p>288</text:p>
          </table:table-cell>
          <table:table-cell table:style-name="Default" table:formula="of:=[.F1]+96" office:value-type="float" office:value="384" calcext:value-type="float">
            <text:p>384</text:p>
          </table:table-cell>
          <table:table-cell table:style-name="Default" table:formula="of:=[.G1]+96" office:value-type="float" office:value="480" calcext:value-type="float">
            <text:p>480</text:p>
          </table:table-cell>
          <table:table-cell table:style-name="Default" table:formula="of:=[.H1]+96" office:value-type="float" office:value="576" calcext:value-type="float">
            <text:p>576</text:p>
          </table:table-cell>
          <table:table-cell table:style-name="Default" table:formula="of:=[.I1]+96" office:value-type="float" office:value="672" calcext:value-type="float">
            <text:p>67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&quot;&amp;&quot;&amp;DEC2HEX([.$B2]+[.C$1];4)&amp;&quot;,&quot;" office:value-type="string" office:string-value="&amp;0000," calcext:value-type="string">
            <text:p>&amp;0000,</text:p>
          </table:table-cell>
          <table:table-cell table:formula="of:=&quot;&amp;&quot;&amp;DEC2HEX([.$B2]+[.D$1];4)&amp;&quot;,&quot;" office:value-type="string" office:string-value="&amp;0060," calcext:value-type="string">
            <text:p>&amp;0060,</text:p>
          </table:table-cell>
          <table:table-cell table:formula="of:=&quot;&amp;&quot;&amp;DEC2HEX([.$B2]+[.E$1];4)&amp;&quot;,&quot;" office:value-type="string" office:string-value="&amp;00C0," calcext:value-type="string">
            <text:p>&amp;00C0,</text:p>
          </table:table-cell>
          <table:table-cell table:formula="of:=&quot;&amp;&quot;&amp;DEC2HEX([.$B2]+[.F$1];4)&amp;&quot;,&quot;" office:value-type="string" office:string-value="&amp;0120," calcext:value-type="string">
            <text:p>&amp;0120,</text:p>
          </table:table-cell>
          <table:table-cell table:formula="of:=&quot;&amp;&quot;&amp;DEC2HEX([.$B2]+[.G$1];4)&amp;&quot;,&quot;" office:value-type="string" office:string-value="&amp;0180," calcext:value-type="string">
            <text:p>&amp;0180,</text:p>
          </table:table-cell>
          <table:table-cell table:formula="of:=&quot;&amp;&quot;&amp;DEC2HEX([.$B2]+[.H$1];4)&amp;&quot;,&quot;" office:value-type="string" office:string-value="&amp;01E0," calcext:value-type="string">
            <text:p>&amp;01E0,</text:p>
          </table:table-cell>
          <table:table-cell table:formula="of:=&quot;&amp;&quot;&amp;DEC2HEX([.$B2]+[.I$1];4)&amp;&quot;,&quot;" office:value-type="string" office:string-value="&amp;0240," calcext:value-type="string">
            <text:p>&amp;0240,</text:p>
          </table:table-cell>
          <table:table-cell table:formula="of:=&quot;&amp;&quot;&amp;DEC2HEX([.$B2]+[.J$1];4)&amp;&quot;,&quot;" office:value-type="string" office:string-value="&amp;02A0," calcext:value-type="string">
            <text:p>&amp;02A0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J1]+96" office:value-type="float" office:value="768" calcext:value-type="float">
            <text:p>768</text:p>
          </table:table-cell>
          <table:table-cell table:formula="of:=&quot;&amp;&quot;&amp;DEC2HEX([.$B3]+[.C$1];4)&amp;&quot;,&quot;" office:value-type="string" office:string-value="&amp;0300," calcext:value-type="string">
            <text:p>&amp;0300,</text:p>
          </table:table-cell>
          <table:table-cell table:formula="of:=&quot;&amp;&quot;&amp;DEC2HEX([.$B3]+[.D$1];4)&amp;&quot;,&quot;" office:value-type="string" office:string-value="&amp;0360," calcext:value-type="string">
            <text:p>&amp;0360,</text:p>
          </table:table-cell>
          <table:table-cell table:formula="of:=&quot;&amp;&quot;&amp;DEC2HEX([.$B3]+[.E$1];4)&amp;&quot;,&quot;" office:value-type="string" office:string-value="&amp;03C0," calcext:value-type="string">
            <text:p>&amp;03C0,</text:p>
          </table:table-cell>
          <table:table-cell table:formula="of:=&quot;&amp;&quot;&amp;DEC2HEX([.$B3]+[.F$1];4)&amp;&quot;,&quot;" office:value-type="string" office:string-value="&amp;0420," calcext:value-type="string">
            <text:p>&amp;0420,</text:p>
          </table:table-cell>
          <table:table-cell table:formula="of:=&quot;&amp;&quot;&amp;DEC2HEX([.$B3]+[.G$1];4)&amp;&quot;,&quot;" office:value-type="string" office:string-value="&amp;0480," calcext:value-type="string">
            <text:p>&amp;0480,</text:p>
          </table:table-cell>
          <table:table-cell table:formula="of:=&quot;&amp;&quot;&amp;DEC2HEX([.$B3]+[.H$1];4)&amp;&quot;,&quot;" office:value-type="string" office:string-value="&amp;04E0," calcext:value-type="string">
            <text:p>&amp;04E0,</text:p>
          </table:table-cell>
          <table:table-cell table:formula="of:=&quot;&amp;&quot;&amp;DEC2HEX([.$B3]+[.I$1];4)&amp;&quot;,&quot;" office:value-type="string" office:string-value="&amp;0540," calcext:value-type="string">
            <text:p>&amp;0540,</text:p>
          </table:table-cell>
          <table:table-cell table:formula="of:=&quot;&amp;&quot;&amp;DEC2HEX([.$B3]+[.J$1];4)&amp;&quot;,&quot;" office:value-type="string" office:string-value="&amp;05A0," calcext:value-type="string">
            <text:p>&amp;05A0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+768" office:value-type="float" office:value="1536" calcext:value-type="float">
            <text:p>1536</text:p>
          </table:table-cell>
          <table:table-cell table:formula="of:=&quot;&amp;&quot;&amp;DEC2HEX([.$B4]+[.C$1];4)&amp;&quot;,&quot;" office:value-type="string" office:string-value="&amp;0600," calcext:value-type="string">
            <text:p>&amp;0600,</text:p>
          </table:table-cell>
          <table:table-cell table:formula="of:=&quot;&amp;&quot;&amp;DEC2HEX([.$B4]+[.D$1];4)&amp;&quot;,&quot;" office:value-type="string" office:string-value="&amp;0660," calcext:value-type="string">
            <text:p>&amp;0660,</text:p>
          </table:table-cell>
          <table:table-cell table:formula="of:=&quot;&amp;&quot;&amp;DEC2HEX([.$B4]+[.E$1];4)&amp;&quot;,&quot;" office:value-type="string" office:string-value="&amp;06C0," calcext:value-type="string">
            <text:p>&amp;06C0,</text:p>
          </table:table-cell>
          <table:table-cell table:formula="of:=&quot;&amp;&quot;&amp;DEC2HEX([.$B4]+[.F$1];4)&amp;&quot;,&quot;" office:value-type="string" office:string-value="&amp;0720," calcext:value-type="string">
            <text:p>&amp;0720,</text:p>
          </table:table-cell>
          <table:table-cell table:formula="of:=&quot;&amp;&quot;&amp;DEC2HEX([.$B4]+[.G$1];4)&amp;&quot;,&quot;" office:value-type="string" office:string-value="&amp;0780," calcext:value-type="string">
            <text:p>&amp;0780,</text:p>
          </table:table-cell>
          <table:table-cell table:formula="of:=&quot;&amp;&quot;&amp;DEC2HEX([.$B4]+[.H$1];4)&amp;&quot;,&quot;" office:value-type="string" office:string-value="&amp;07E0," calcext:value-type="string">
            <text:p>&amp;07E0,</text:p>
          </table:table-cell>
          <table:table-cell table:formula="of:=&quot;&amp;&quot;&amp;DEC2HEX([.$B4]+[.I$1];4)&amp;&quot;,&quot;" office:value-type="string" office:string-value="&amp;0840," calcext:value-type="string">
            <text:p>&amp;0840,</text:p>
          </table:table-cell>
          <table:table-cell table:formula="of:=&quot;&amp;&quot;&amp;DEC2HEX([.$B4]+[.J$1];4)&amp;&quot;,&quot;" office:value-type="string" office:string-value="&amp;08A0," calcext:value-type="string">
            <text:p>&amp;08A0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+768" office:value-type="float" office:value="2304" calcext:value-type="float">
            <text:p>2304</text:p>
          </table:table-cell>
          <table:table-cell table:formula="of:=&quot;&amp;&quot;&amp;DEC2HEX([.$B5]+[.C$1];4)&amp;&quot;,&quot;" office:value-type="string" office:string-value="&amp;0900," calcext:value-type="string">
            <text:p>&amp;0900,</text:p>
          </table:table-cell>
          <table:table-cell table:formula="of:=&quot;&amp;&quot;&amp;DEC2HEX([.$B5]+[.D$1];4)&amp;&quot;,&quot;" office:value-type="string" office:string-value="&amp;0960," calcext:value-type="string">
            <text:p>&amp;0960,</text:p>
          </table:table-cell>
          <table:table-cell table:formula="of:=&quot;&amp;&quot;&amp;DEC2HEX([.$B5]+[.E$1];4)&amp;&quot;,&quot;" office:value-type="string" office:string-value="&amp;09C0," calcext:value-type="string">
            <text:p>&amp;09C0,</text:p>
          </table:table-cell>
          <table:table-cell table:formula="of:=&quot;&amp;&quot;&amp;DEC2HEX([.$B5]+[.F$1];4)&amp;&quot;,&quot;" office:value-type="string" office:string-value="&amp;0A20," calcext:value-type="string">
            <text:p>&amp;0A20,</text:p>
          </table:table-cell>
          <table:table-cell table:formula="of:=&quot;&amp;&quot;&amp;DEC2HEX([.$B5]+[.G$1];4)&amp;&quot;,&quot;" office:value-type="string" office:string-value="&amp;0A80," calcext:value-type="string">
            <text:p>&amp;0A80,</text:p>
          </table:table-cell>
          <table:table-cell table:formula="of:=&quot;&amp;&quot;&amp;DEC2HEX([.$B5]+[.H$1];4)&amp;&quot;,&quot;" office:value-type="string" office:string-value="&amp;0AE0," calcext:value-type="string">
            <text:p>&amp;0AE0,</text:p>
          </table:table-cell>
          <table:table-cell table:formula="of:=&quot;&amp;&quot;&amp;DEC2HEX([.$B5]+[.I$1];4)&amp;&quot;,&quot;" office:value-type="string" office:string-value="&amp;0B40," calcext:value-type="string">
            <text:p>&amp;0B40,</text:p>
          </table:table-cell>
          <table:table-cell table:formula="of:=&quot;&amp;&quot;&amp;DEC2HEX([.$B5]+[.J$1];4)&amp;&quot;,&quot;" office:value-type="string" office:string-value="&amp;0BA0," calcext:value-type="string">
            <text:p>&amp;0BA0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+768" office:value-type="float" office:value="3072" calcext:value-type="float">
            <text:p>3072</text:p>
          </table:table-cell>
          <table:table-cell table:formula="of:=&quot;&amp;&quot;&amp;DEC2HEX([.$B6]+[.C$1];4)&amp;&quot;,&quot;" office:value-type="string" office:string-value="&amp;0C00," calcext:value-type="string">
            <text:p>&amp;0C00,</text:p>
          </table:table-cell>
          <table:table-cell table:formula="of:=&quot;&amp;&quot;&amp;DEC2HEX([.$B6]+[.D$1];4)&amp;&quot;,&quot;" office:value-type="string" office:string-value="&amp;0C60," calcext:value-type="string">
            <text:p>&amp;0C60,</text:p>
          </table:table-cell>
          <table:table-cell table:formula="of:=&quot;&amp;&quot;&amp;DEC2HEX([.$B6]+[.E$1];4)&amp;&quot;,&quot;" office:value-type="string" office:string-value="&amp;0CC0," calcext:value-type="string">
            <text:p>&amp;0CC0,</text:p>
          </table:table-cell>
          <table:table-cell table:formula="of:=&quot;&amp;&quot;&amp;DEC2HEX([.$B6]+[.F$1];4)&amp;&quot;,&quot;" office:value-type="string" office:string-value="&amp;0D20," calcext:value-type="string">
            <text:p>&amp;0D20,</text:p>
          </table:table-cell>
          <table:table-cell table:formula="of:=&quot;&amp;&quot;&amp;DEC2HEX([.$B6]+[.G$1];4)&amp;&quot;,&quot;" office:value-type="string" office:string-value="&amp;0D80," calcext:value-type="string">
            <text:p>&amp;0D80,</text:p>
          </table:table-cell>
          <table:table-cell table:formula="of:=&quot;&amp;&quot;&amp;DEC2HEX([.$B6]+[.H$1];4)&amp;&quot;,&quot;" office:value-type="string" office:string-value="&amp;0DE0," calcext:value-type="string">
            <text:p>&amp;0DE0,</text:p>
          </table:table-cell>
          <table:table-cell table:formula="of:=&quot;&amp;&quot;&amp;DEC2HEX([.$B6]+[.I$1];4)&amp;&quot;,&quot;" office:value-type="string" office:string-value="&amp;0E40," calcext:value-type="string">
            <text:p>&amp;0E40,</text:p>
          </table:table-cell>
          <table:table-cell table:formula="of:=&quot;&amp;&quot;&amp;DEC2HEX([.$B6]+[.J$1];4)&amp;&quot;,&quot;" office:value-type="string" office:string-value="&amp;0EA0," calcext:value-type="string">
            <text:p>&amp;0EA0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+768" office:value-type="float" office:value="3840" calcext:value-type="float">
            <text:p>3840</text:p>
          </table:table-cell>
          <table:table-cell table:formula="of:=&quot;&amp;&quot;&amp;DEC2HEX([.$B7]+[.C$1];4)&amp;&quot;,&quot;" office:value-type="string" office:string-value="&amp;0F00," calcext:value-type="string">
            <text:p>&amp;0F00,</text:p>
          </table:table-cell>
          <table:table-cell table:formula="of:=&quot;&amp;&quot;&amp;DEC2HEX([.$B7]+[.D$1];4)&amp;&quot;,&quot;" office:value-type="string" office:string-value="&amp;0F60," calcext:value-type="string">
            <text:p>&amp;0F60,</text:p>
          </table:table-cell>
          <table:table-cell table:formula="of:=&quot;&amp;&quot;&amp;DEC2HEX([.$B7]+[.E$1];4)&amp;&quot;,&quot;" office:value-type="string" office:string-value="&amp;0FC0," calcext:value-type="string">
            <text:p>&amp;0FC0,</text:p>
          </table:table-cell>
          <table:table-cell table:formula="of:=&quot;&amp;&quot;&amp;DEC2HEX([.$B7]+[.F$1];4)&amp;&quot;,&quot;" office:value-type="string" office:string-value="&amp;1020," calcext:value-type="string">
            <text:p>&amp;1020,</text:p>
          </table:table-cell>
          <table:table-cell table:formula="of:=&quot;&amp;&quot;&amp;DEC2HEX([.$B7]+[.G$1];4)&amp;&quot;,&quot;" office:value-type="string" office:string-value="&amp;1080," calcext:value-type="string">
            <text:p>&amp;1080,</text:p>
          </table:table-cell>
          <table:table-cell table:formula="of:=&quot;&amp;&quot;&amp;DEC2HEX([.$B7]+[.H$1];4)&amp;&quot;,&quot;" office:value-type="string" office:string-value="&amp;10E0," calcext:value-type="string">
            <text:p>&amp;10E0,</text:p>
          </table:table-cell>
          <table:table-cell table:formula="of:=&quot;&amp;&quot;&amp;DEC2HEX([.$B7]+[.I$1];4)&amp;&quot;,&quot;" office:value-type="string" office:string-value="&amp;1140," calcext:value-type="string">
            <text:p>&amp;1140,</text:p>
          </table:table-cell>
          <table:table-cell table:formula="of:=&quot;&amp;&quot;&amp;DEC2HEX([.$B7]+[.J$1];4)&amp;&quot;,&quot;" office:value-type="string" office:string-value="&amp;11A0," calcext:value-type="string">
            <text:p>&amp;11A0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+768" office:value-type="float" office:value="4608" calcext:value-type="float">
            <text:p>4608</text:p>
          </table:table-cell>
          <table:table-cell table:formula="of:=&quot;&amp;&quot;&amp;DEC2HEX([.$B8]+[.C$1];4)&amp;&quot;,&quot;" office:value-type="string" office:string-value="&amp;1200," calcext:value-type="string">
            <text:p>&amp;1200,</text:p>
          </table:table-cell>
          <table:table-cell table:formula="of:=&quot;&amp;&quot;&amp;DEC2HEX([.$B8]+[.D$1];4)&amp;&quot;,&quot;" office:value-type="string" office:string-value="&amp;1260," calcext:value-type="string">
            <text:p>&amp;1260,</text:p>
          </table:table-cell>
          <table:table-cell table:formula="of:=&quot;&amp;&quot;&amp;DEC2HEX([.$B8]+[.E$1];4)&amp;&quot;,&quot;" office:value-type="string" office:string-value="&amp;12C0," calcext:value-type="string">
            <text:p>&amp;12C0,</text:p>
          </table:table-cell>
          <table:table-cell table:formula="of:=&quot;&amp;&quot;&amp;DEC2HEX([.$B8]+[.F$1];4)&amp;&quot;,&quot;" office:value-type="string" office:string-value="&amp;1320," calcext:value-type="string">
            <text:p>&amp;1320,</text:p>
          </table:table-cell>
          <table:table-cell table:formula="of:=&quot;&amp;&quot;&amp;DEC2HEX([.$B8]+[.G$1];4)&amp;&quot;,&quot;" office:value-type="string" office:string-value="&amp;1380," calcext:value-type="string">
            <text:p>&amp;1380,</text:p>
          </table:table-cell>
          <table:table-cell table:formula="of:=&quot;&amp;&quot;&amp;DEC2HEX([.$B8]+[.H$1];4)&amp;&quot;,&quot;" office:value-type="string" office:string-value="&amp;13E0," calcext:value-type="string">
            <text:p>&amp;13E0,</text:p>
          </table:table-cell>
          <table:table-cell table:formula="of:=&quot;&amp;&quot;&amp;DEC2HEX([.$B8]+[.I$1];4)&amp;&quot;,&quot;" office:value-type="string" office:string-value="&amp;1440," calcext:value-type="string">
            <text:p>&amp;1440,</text:p>
          </table:table-cell>
          <table:table-cell table:formula="of:=&quot;&amp;&quot;&amp;DEC2HEX([.$B8]+[.J$1];4)&amp;&quot;,&quot;" office:value-type="string" office:string-value="&amp;14A0," calcext:value-type="string">
            <text:p>&amp;14A0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+768" office:value-type="float" office:value="5376" calcext:value-type="float">
            <text:p>5376</text:p>
          </table:table-cell>
          <table:table-cell table:formula="of:=&quot;&amp;&quot;&amp;DEC2HEX([.$B9]+[.C$1];4)&amp;&quot;,&quot;" office:value-type="string" office:string-value="&amp;1500," calcext:value-type="string">
            <text:p>&amp;1500,</text:p>
          </table:table-cell>
          <table:table-cell table:formula="of:=&quot;&amp;&quot;&amp;DEC2HEX([.$B9]+[.D$1];4)&amp;&quot;,&quot;" office:value-type="string" office:string-value="&amp;1560," calcext:value-type="string">
            <text:p>&amp;1560,</text:p>
          </table:table-cell>
          <table:table-cell table:formula="of:=&quot;&amp;&quot;&amp;DEC2HEX([.$B9]+[.E$1];4)&amp;&quot;,&quot;" office:value-type="string" office:string-value="&amp;15C0," calcext:value-type="string">
            <text:p>&amp;15C0,</text:p>
          </table:table-cell>
          <table:table-cell table:formula="of:=&quot;&amp;&quot;&amp;DEC2HEX([.$B9]+[.F$1];4)&amp;&quot;,&quot;" office:value-type="string" office:string-value="&amp;1620," calcext:value-type="string">
            <text:p>&amp;1620,</text:p>
          </table:table-cell>
          <table:table-cell table:formula="of:=&quot;&amp;&quot;&amp;DEC2HEX([.$B9]+[.G$1];4)&amp;&quot;,&quot;" office:value-type="string" office:string-value="&amp;1680," calcext:value-type="string">
            <text:p>&amp;1680,</text:p>
          </table:table-cell>
          <table:table-cell table:formula="of:=&quot;&amp;&quot;&amp;DEC2HEX([.$B9]+[.H$1];4)&amp;&quot;,&quot;" office:value-type="string" office:string-value="&amp;16E0," calcext:value-type="string">
            <text:p>&amp;16E0,</text:p>
          </table:table-cell>
          <table:table-cell table:formula="of:=&quot;&amp;&quot;&amp;DEC2HEX([.$B9]+[.I$1];4)&amp;&quot;,&quot;" office:value-type="string" office:string-value="&amp;1740," calcext:value-type="string">
            <text:p>&amp;1740,</text:p>
          </table:table-cell>
          <table:table-cell table:formula="of:=&quot;&amp;&quot;&amp;DEC2HEX([.$B9]+[.J$1];4)&amp;&quot;,&quot;" office:value-type="string" office:string-value="&amp;17A0," calcext:value-type="string">
            <text:p>&amp;17A0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+768" office:value-type="float" office:value="6144" calcext:value-type="float">
            <text:p>6144</text:p>
          </table:table-cell>
          <table:table-cell table:formula="of:=&quot;&amp;&quot;&amp;DEC2HEX([.$B10]+[.C$1];4)&amp;&quot;,&quot;" office:value-type="string" office:string-value="&amp;1800," calcext:value-type="string">
            <text:p>&amp;1800,</text:p>
          </table:table-cell>
          <table:table-cell table:formula="of:=&quot;&amp;&quot;&amp;DEC2HEX([.$B10]+[.D$1];4)&amp;&quot;,&quot;" office:value-type="string" office:string-value="&amp;1860," calcext:value-type="string">
            <text:p>&amp;1860,</text:p>
          </table:table-cell>
          <table:table-cell table:formula="of:=&quot;&amp;&quot;&amp;DEC2HEX([.$B10]+[.E$1];4)&amp;&quot;,&quot;" office:value-type="string" office:string-value="&amp;18C0," calcext:value-type="string">
            <text:p>&amp;18C0,</text:p>
          </table:table-cell>
          <table:table-cell table:formula="of:=&quot;&amp;&quot;&amp;DEC2HEX([.$B10]+[.F$1];4)&amp;&quot;,&quot;" office:value-type="string" office:string-value="&amp;1920," calcext:value-type="string">
            <text:p>&amp;1920,</text:p>
          </table:table-cell>
          <table:table-cell table:formula="of:=&quot;&amp;&quot;&amp;DEC2HEX([.$B10]+[.G$1];4)&amp;&quot;,&quot;" office:value-type="string" office:string-value="&amp;1980," calcext:value-type="string">
            <text:p>&amp;1980,</text:p>
          </table:table-cell>
          <table:table-cell table:formula="of:=&quot;&amp;&quot;&amp;DEC2HEX([.$B10]+[.H$1];4)&amp;&quot;,&quot;" office:value-type="string" office:string-value="&amp;19E0," calcext:value-type="string">
            <text:p>&amp;19E0,</text:p>
          </table:table-cell>
          <table:table-cell table:formula="of:=&quot;&amp;&quot;&amp;DEC2HEX([.$B10]+[.I$1];4)&amp;&quot;,&quot;" office:value-type="string" office:string-value="&amp;1A40," calcext:value-type="string">
            <text:p>&amp;1A40,</text:p>
          </table:table-cell>
          <table:table-cell table:formula="of:=&quot;&amp;&quot;&amp;DEC2HEX([.$B10]+[.J$1];4)&amp;&quot;,&quot;" office:value-type="string" office:string-value="&amp;1AA0," calcext:value-type="string">
            <text:p>&amp;1AA0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+768" office:value-type="float" office:value="6912" calcext:value-type="float">
            <text:p>6912</text:p>
          </table:table-cell>
          <table:table-cell table:formula="of:=&quot;&amp;&quot;&amp;DEC2HEX([.$B11]+[.C$1];4)&amp;&quot;,&quot;" office:value-type="string" office:string-value="&amp;1B00," calcext:value-type="string">
            <text:p>&amp;1B00,</text:p>
          </table:table-cell>
          <table:table-cell table:formula="of:=&quot;&amp;&quot;&amp;DEC2HEX([.$B11]+[.D$1];4)&amp;&quot;,&quot;" office:value-type="string" office:string-value="&amp;1B60," calcext:value-type="string">
            <text:p>&amp;1B60,</text:p>
          </table:table-cell>
          <table:table-cell table:formula="of:=&quot;&amp;&quot;&amp;DEC2HEX([.$B11]+[.E$1];4)&amp;&quot;,&quot;" office:value-type="string" office:string-value="&amp;1BC0," calcext:value-type="string">
            <text:p>&amp;1BC0,</text:p>
          </table:table-cell>
          <table:table-cell table:formula="of:=&quot;&amp;&quot;&amp;DEC2HEX([.$B11]+[.F$1];4)&amp;&quot;,&quot;" office:value-type="string" office:string-value="&amp;1C20," calcext:value-type="string">
            <text:p>&amp;1C20,</text:p>
          </table:table-cell>
          <table:table-cell table:formula="of:=&quot;&amp;&quot;&amp;DEC2HEX([.$B11]+[.G$1];4)&amp;&quot;,&quot;" office:value-type="string" office:string-value="&amp;1C80," calcext:value-type="string">
            <text:p>&amp;1C80,</text:p>
          </table:table-cell>
          <table:table-cell table:formula="of:=&quot;&amp;&quot;&amp;DEC2HEX([.$B11]+[.H$1];4)&amp;&quot;,&quot;" office:value-type="string" office:string-value="&amp;1CE0," calcext:value-type="string">
            <text:p>&amp;1CE0,</text:p>
          </table:table-cell>
          <table:table-cell table:formula="of:=&quot;&amp;&quot;&amp;DEC2HEX([.$B11]+[.I$1];4)&amp;&quot;,&quot;" office:value-type="string" office:string-value="&amp;1D40," calcext:value-type="string">
            <text:p>&amp;1D40,</text:p>
          </table:table-cell>
          <table:table-cell table:formula="of:=&quot;&amp;&quot;&amp;DEC2HEX([.$B11]+[.J$1];4)&amp;&quot;,&quot;" office:value-type="string" office:string-value="&amp;1DA0," calcext:value-type="string">
            <text:p>&amp;1DA0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+768" office:value-type="float" office:value="7680" calcext:value-type="float">
            <text:p>7680</text:p>
          </table:table-cell>
          <table:table-cell table:formula="of:=&quot;&amp;&quot;&amp;DEC2HEX([.$B12]+[.C$1];4)&amp;&quot;,&quot;" office:value-type="string" office:string-value="&amp;1E00," calcext:value-type="string">
            <text:p>&amp;1E00,</text:p>
          </table:table-cell>
          <table:table-cell table:formula="of:=&quot;&amp;&quot;&amp;DEC2HEX([.$B12]+[.D$1];4)&amp;&quot;,&quot;" office:value-type="string" office:string-value="&amp;1E60," calcext:value-type="string">
            <text:p>&amp;1E60,</text:p>
          </table:table-cell>
          <table:table-cell table:formula="of:=&quot;&amp;&quot;&amp;DEC2HEX([.$B12]+[.E$1];4)&amp;&quot;,&quot;" office:value-type="string" office:string-value="&amp;1EC0," calcext:value-type="string">
            <text:p>&amp;1EC0,</text:p>
          </table:table-cell>
          <table:table-cell table:formula="of:=&quot;&amp;&quot;&amp;DEC2HEX([.$B12]+[.F$1];4)&amp;&quot;,&quot;" office:value-type="string" office:string-value="&amp;1F20," calcext:value-type="string">
            <text:p>&amp;1F20,</text:p>
          </table:table-cell>
          <table:table-cell table:formula="of:=&quot;&amp;&quot;&amp;DEC2HEX([.$B12]+[.G$1];4)&amp;&quot;,&quot;" office:value-type="string" office:string-value="&amp;1F80," calcext:value-type="string">
            <text:p>&amp;1F80,</text:p>
          </table:table-cell>
          <table:table-cell table:formula="of:=&quot;&amp;&quot;&amp;DEC2HEX([.$B12]+[.H$1];4)&amp;&quot;,&quot;" office:value-type="string" office:string-value="&amp;1FE0," calcext:value-type="string">
            <text:p>&amp;1FE0,</text:p>
          </table:table-cell>
          <table:table-cell table:formula="of:=&quot;&amp;&quot;&amp;DEC2HEX([.$B12]+[.I$1];4)&amp;&quot;,&quot;" office:value-type="string" office:string-value="&amp;2040," calcext:value-type="string">
            <text:p>&amp;2040,</text:p>
          </table:table-cell>
          <table:table-cell table:formula="of:=&quot;&amp;&quot;&amp;DEC2HEX([.$B12]+[.J$1];4)&amp;&quot;,&quot;" office:value-type="string" office:string-value="&amp;20A0," calcext:value-type="string">
            <text:p>&amp;20A0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+768" office:value-type="float" office:value="8448" calcext:value-type="float">
            <text:p>8448</text:p>
          </table:table-cell>
          <table:table-cell table:formula="of:=&quot;&amp;&quot;&amp;DEC2HEX([.$B13]+[.C$1];4)&amp;&quot;,&quot;" office:value-type="string" office:string-value="&amp;2100," calcext:value-type="string">
            <text:p>&amp;2100,</text:p>
          </table:table-cell>
          <table:table-cell table:formula="of:=&quot;&amp;&quot;&amp;DEC2HEX([.$B13]+[.D$1];4)&amp;&quot;,&quot;" office:value-type="string" office:string-value="&amp;2160," calcext:value-type="string">
            <text:p>&amp;2160,</text:p>
          </table:table-cell>
          <table:table-cell table:formula="of:=&quot;&amp;&quot;&amp;DEC2HEX([.$B13]+[.E$1];4)&amp;&quot;,&quot;" office:value-type="string" office:string-value="&amp;21C0," calcext:value-type="string">
            <text:p>&amp;21C0,</text:p>
          </table:table-cell>
          <table:table-cell table:formula="of:=&quot;&amp;&quot;&amp;DEC2HEX([.$B13]+[.F$1];4)&amp;&quot;,&quot;" office:value-type="string" office:string-value="&amp;2220," calcext:value-type="string">
            <text:p>&amp;2220,</text:p>
          </table:table-cell>
          <table:table-cell table:formula="of:=&quot;&amp;&quot;&amp;DEC2HEX([.$B13]+[.G$1];4)&amp;&quot;,&quot;" office:value-type="string" office:string-value="&amp;2280," calcext:value-type="string">
            <text:p>&amp;2280,</text:p>
          </table:table-cell>
          <table:table-cell table:formula="of:=&quot;&amp;&quot;&amp;DEC2HEX([.$B13]+[.H$1];4)&amp;&quot;,&quot;" office:value-type="string" office:string-value="&amp;22E0," calcext:value-type="string">
            <text:p>&amp;22E0,</text:p>
          </table:table-cell>
          <table:table-cell table:formula="of:=&quot;&amp;&quot;&amp;DEC2HEX([.$B13]+[.I$1];4)&amp;&quot;,&quot;" office:value-type="string" office:string-value="&amp;2340," calcext:value-type="string">
            <text:p>&amp;2340,</text:p>
          </table:table-cell>
          <table:table-cell table:formula="of:=&quot;&amp;&quot;&amp;DEC2HEX([.$B13]+[.J$1];4)&amp;&quot;,&quot;" office:value-type="string" office:string-value="&amp;23A0," calcext:value-type="string">
            <text:p>&amp;23A0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+768" office:value-type="float" office:value="9216" calcext:value-type="float">
            <text:p>9216</text:p>
          </table:table-cell>
          <table:table-cell table:formula="of:=&quot;&amp;&quot;&amp;DEC2HEX([.$B14]+[.C$1];4)&amp;&quot;,&quot;" office:value-type="string" office:string-value="&amp;2400," calcext:value-type="string">
            <text:p>&amp;2400,</text:p>
          </table:table-cell>
          <table:table-cell table:formula="of:=&quot;&amp;&quot;&amp;DEC2HEX([.$B14]+[.D$1];4)&amp;&quot;,&quot;" office:value-type="string" office:string-value="&amp;2460," calcext:value-type="string">
            <text:p>&amp;2460,</text:p>
          </table:table-cell>
          <table:table-cell table:formula="of:=&quot;&amp;&quot;&amp;DEC2HEX([.$B14]+[.E$1];4)&amp;&quot;,&quot;" office:value-type="string" office:string-value="&amp;24C0," calcext:value-type="string">
            <text:p>&amp;24C0,</text:p>
          </table:table-cell>
          <table:table-cell table:formula="of:=&quot;&amp;&quot;&amp;DEC2HEX([.$B14]+[.F$1];4)&amp;&quot;,&quot;" office:value-type="string" office:string-value="&amp;2520," calcext:value-type="string">
            <text:p>&amp;2520,</text:p>
          </table:table-cell>
          <table:table-cell table:formula="of:=&quot;&amp;&quot;&amp;DEC2HEX([.$B14]+[.G$1];4)&amp;&quot;,&quot;" office:value-type="string" office:string-value="&amp;2580," calcext:value-type="string">
            <text:p>&amp;2580,</text:p>
          </table:table-cell>
          <table:table-cell table:formula="of:=&quot;&amp;&quot;&amp;DEC2HEX([.$B14]+[.H$1];4)&amp;&quot;,&quot;" office:value-type="string" office:string-value="&amp;25E0," calcext:value-type="string">
            <text:p>&amp;25E0,</text:p>
          </table:table-cell>
          <table:table-cell table:formula="of:=&quot;&amp;&quot;&amp;DEC2HEX([.$B14]+[.I$1];4)&amp;&quot;,&quot;" office:value-type="string" office:string-value="&amp;2640," calcext:value-type="string">
            <text:p>&amp;2640,</text:p>
          </table:table-cell>
          <table:table-cell table:formula="of:=&quot;&amp;&quot;&amp;DEC2HEX([.$B14]+[.J$1];4)&amp;&quot;,&quot;" office:value-type="string" office:string-value="&amp;26A0," calcext:value-type="string">
            <text:p>&amp;26A0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+768" office:value-type="float" office:value="9984" calcext:value-type="float">
            <text:p>9984</text:p>
          </table:table-cell>
          <table:table-cell table:formula="of:=&quot;&amp;&quot;&amp;DEC2HEX([.$B15]+[.C$1];4)&amp;&quot;,&quot;" office:value-type="string" office:string-value="&amp;2700," calcext:value-type="string">
            <text:p>&amp;2700,</text:p>
          </table:table-cell>
          <table:table-cell table:formula="of:=&quot;&amp;&quot;&amp;DEC2HEX([.$B15]+[.D$1];4)&amp;&quot;,&quot;" office:value-type="string" office:string-value="&amp;2760," calcext:value-type="string">
            <text:p>&amp;2760,</text:p>
          </table:table-cell>
          <table:table-cell table:formula="of:=&quot;&amp;&quot;&amp;DEC2HEX([.$B15]+[.E$1];4)&amp;&quot;,&quot;" office:value-type="string" office:string-value="&amp;27C0," calcext:value-type="string">
            <text:p>&amp;27C0,</text:p>
          </table:table-cell>
          <table:table-cell table:formula="of:=&quot;&amp;&quot;&amp;DEC2HEX([.$B15]+[.F$1];4)&amp;&quot;,&quot;" office:value-type="string" office:string-value="&amp;2820," calcext:value-type="string">
            <text:p>&amp;2820,</text:p>
          </table:table-cell>
          <table:table-cell table:formula="of:=&quot;&amp;&quot;&amp;DEC2HEX([.$B15]+[.G$1];4)&amp;&quot;,&quot;" office:value-type="string" office:string-value="&amp;2880," calcext:value-type="string">
            <text:p>&amp;2880,</text:p>
          </table:table-cell>
          <table:table-cell table:formula="of:=&quot;&amp;&quot;&amp;DEC2HEX([.$B15]+[.H$1];4)&amp;&quot;,&quot;" office:value-type="string" office:string-value="&amp;28E0," calcext:value-type="string">
            <text:p>&amp;28E0,</text:p>
          </table:table-cell>
          <table:table-cell table:formula="of:=&quot;&amp;&quot;&amp;DEC2HEX([.$B15]+[.I$1];4)&amp;&quot;,&quot;" office:value-type="string" office:string-value="&amp;2940," calcext:value-type="string">
            <text:p>&amp;2940,</text:p>
          </table:table-cell>
          <table:table-cell table:formula="of:=&quot;&amp;&quot;&amp;DEC2HEX([.$B15]+[.J$1];4)&amp;&quot;,&quot;" office:value-type="string" office:string-value="&amp;29A0," calcext:value-type="string">
            <text:p>&amp;29A0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+768" office:value-type="float" office:value="10752" calcext:value-type="float">
            <text:p>10752</text:p>
          </table:table-cell>
          <table:table-cell table:formula="of:=&quot;&amp;&quot;&amp;DEC2HEX([.$B16]+[.C$1];4)&amp;&quot;,&quot;" office:value-type="string" office:string-value="&amp;2A00," calcext:value-type="string">
            <text:p>&amp;2A00,</text:p>
          </table:table-cell>
          <table:table-cell table:formula="of:=&quot;&amp;&quot;&amp;DEC2HEX([.$B16]+[.D$1];4)&amp;&quot;,&quot;" office:value-type="string" office:string-value="&amp;2A60," calcext:value-type="string">
            <text:p>&amp;2A60,</text:p>
          </table:table-cell>
          <table:table-cell table:formula="of:=&quot;&amp;&quot;&amp;DEC2HEX([.$B16]+[.E$1];4)&amp;&quot;,&quot;" office:value-type="string" office:string-value="&amp;2AC0," calcext:value-type="string">
            <text:p>&amp;2AC0,</text:p>
          </table:table-cell>
          <table:table-cell table:formula="of:=&quot;&amp;&quot;&amp;DEC2HEX([.$B16]+[.F$1];4)&amp;&quot;,&quot;" office:value-type="string" office:string-value="&amp;2B20," calcext:value-type="string">
            <text:p>&amp;2B20,</text:p>
          </table:table-cell>
          <table:table-cell table:formula="of:=&quot;&amp;&quot;&amp;DEC2HEX([.$B16]+[.G$1];4)&amp;&quot;,&quot;" office:value-type="string" office:string-value="&amp;2B80," calcext:value-type="string">
            <text:p>&amp;2B80,</text:p>
          </table:table-cell>
          <table:table-cell table:formula="of:=&quot;&amp;&quot;&amp;DEC2HEX([.$B16]+[.H$1];4)&amp;&quot;,&quot;" office:value-type="string" office:string-value="&amp;2BE0," calcext:value-type="string">
            <text:p>&amp;2BE0,</text:p>
          </table:table-cell>
          <table:table-cell table:formula="of:=&quot;&amp;&quot;&amp;DEC2HEX([.$B16]+[.I$1];4)&amp;&quot;,&quot;" office:value-type="string" office:string-value="&amp;2C40," calcext:value-type="string">
            <text:p>&amp;2C40,</text:p>
          </table:table-cell>
          <table:table-cell table:formula="of:=&quot;&amp;&quot;&amp;DEC2HEX([.$B16]+[.J$1];4)&amp;&quot;,&quot;" office:value-type="string" office:string-value="&amp;2CA0," calcext:value-type="string">
            <text:p>&amp;2CA0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+768" office:value-type="float" office:value="11520" calcext:value-type="float">
            <text:p>11520</text:p>
          </table:table-cell>
          <table:table-cell table:formula="of:=&quot;&amp;&quot;&amp;DEC2HEX([.$B17]+[.C$1];4)&amp;&quot;,&quot;" office:value-type="string" office:string-value="&amp;2D00," calcext:value-type="string">
            <text:p>&amp;2D00,</text:p>
          </table:table-cell>
          <table:table-cell table:formula="of:=&quot;&amp;&quot;&amp;DEC2HEX([.$B17]+[.D$1];4)&amp;&quot;,&quot;" office:value-type="string" office:string-value="&amp;2D60," calcext:value-type="string">
            <text:p>&amp;2D60,</text:p>
          </table:table-cell>
          <table:table-cell table:formula="of:=&quot;&amp;&quot;&amp;DEC2HEX([.$B17]+[.E$1];4)&amp;&quot;,&quot;" office:value-type="string" office:string-value="&amp;2DC0," calcext:value-type="string">
            <text:p>&amp;2DC0,</text:p>
          </table:table-cell>
          <table:table-cell table:formula="of:=&quot;&amp;&quot;&amp;DEC2HEX([.$B17]+[.F$1];4)&amp;&quot;,&quot;" office:value-type="string" office:string-value="&amp;2E20," calcext:value-type="string">
            <text:p>&amp;2E20,</text:p>
          </table:table-cell>
          <table:table-cell table:formula="of:=&quot;&amp;&quot;&amp;DEC2HEX([.$B17]+[.G$1];4)&amp;&quot;,&quot;" office:value-type="string" office:string-value="&amp;2E80," calcext:value-type="string">
            <text:p>&amp;2E80,</text:p>
          </table:table-cell>
          <table:table-cell table:formula="of:=&quot;&amp;&quot;&amp;DEC2HEX([.$B17]+[.H$1];4)&amp;&quot;,&quot;" office:value-type="string" office:string-value="&amp;2EE0," calcext:value-type="string">
            <text:p>&amp;2EE0,</text:p>
          </table:table-cell>
          <table:table-cell table:formula="of:=&quot;&amp;&quot;&amp;DEC2HEX([.$B17]+[.I$1];4)&amp;&quot;,&quot;" office:value-type="string" office:string-value="&amp;2F40," calcext:value-type="string">
            <text:p>&amp;2F40,</text:p>
          </table:table-cell>
          <table:table-cell table:formula="of:=&quot;&amp;&quot;&amp;DEC2HEX([.$B17]+[.J$1];4)&amp;&quot;,&quot;" office:value-type="string" office:string-value="&amp;2FA0," calcext:value-type="string">
            <text:p>&amp;2FA0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+768" office:value-type="float" office:value="12288" calcext:value-type="float">
            <text:p>12288</text:p>
          </table:table-cell>
          <table:table-cell table:formula="of:=&quot;&amp;&quot;&amp;DEC2HEX([.$B18]+[.C$1];4)&amp;&quot;,&quot;" office:value-type="string" office:string-value="&amp;3000," calcext:value-type="string">
            <text:p>&amp;3000,</text:p>
          </table:table-cell>
          <table:table-cell table:formula="of:=&quot;&amp;&quot;&amp;DEC2HEX([.$B18]+[.D$1];4)&amp;&quot;,&quot;" office:value-type="string" office:string-value="&amp;3060," calcext:value-type="string">
            <text:p>&amp;3060,</text:p>
          </table:table-cell>
          <table:table-cell table:formula="of:=&quot;&amp;&quot;&amp;DEC2HEX([.$B18]+[.E$1];4)&amp;&quot;,&quot;" office:value-type="string" office:string-value="&amp;30C0," calcext:value-type="string">
            <text:p>&amp;30C0,</text:p>
          </table:table-cell>
          <table:table-cell table:formula="of:=&quot;&amp;&quot;&amp;DEC2HEX([.$B18]+[.F$1];4)&amp;&quot;,&quot;" office:value-type="string" office:string-value="&amp;3120," calcext:value-type="string">
            <text:p>&amp;3120,</text:p>
          </table:table-cell>
          <table:table-cell table:formula="of:=&quot;&amp;&quot;&amp;DEC2HEX([.$B18]+[.G$1];4)&amp;&quot;,&quot;" office:value-type="string" office:string-value="&amp;3180," calcext:value-type="string">
            <text:p>&amp;3180,</text:p>
          </table:table-cell>
          <table:table-cell table:formula="of:=&quot;&amp;&quot;&amp;DEC2HEX([.$B18]+[.H$1];4)&amp;&quot;,&quot;" office:value-type="string" office:string-value="&amp;31E0," calcext:value-type="string">
            <text:p>&amp;31E0,</text:p>
          </table:table-cell>
          <table:table-cell table:formula="of:=&quot;&amp;&quot;&amp;DEC2HEX([.$B18]+[.I$1];4)&amp;&quot;,&quot;" office:value-type="string" office:string-value="&amp;3240," calcext:value-type="string">
            <text:p>&amp;3240,</text:p>
          </table:table-cell>
          <table:table-cell table:formula="of:=&quot;&amp;&quot;&amp;DEC2HEX([.$B18]+[.J$1];4)&amp;&quot;,&quot;" office:value-type="string" office:string-value="&amp;32A0," calcext:value-type="string">
            <text:p>&amp;32A0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+768" office:value-type="float" office:value="13056" calcext:value-type="float">
            <text:p>13056</text:p>
          </table:table-cell>
          <table:table-cell table:formula="of:=&quot;&amp;&quot;&amp;DEC2HEX([.$B19]+[.C$1];4)&amp;&quot;,&quot;" office:value-type="string" office:string-value="&amp;3300," calcext:value-type="string">
            <text:p>&amp;3300,</text:p>
          </table:table-cell>
          <table:table-cell table:formula="of:=&quot;&amp;&quot;&amp;DEC2HEX([.$B19]+[.D$1];4)&amp;&quot;,&quot;" office:value-type="string" office:string-value="&amp;3360," calcext:value-type="string">
            <text:p>&amp;3360,</text:p>
          </table:table-cell>
          <table:table-cell table:formula="of:=&quot;&amp;&quot;&amp;DEC2HEX([.$B19]+[.E$1];4)&amp;&quot;,&quot;" office:value-type="string" office:string-value="&amp;33C0," calcext:value-type="string">
            <text:p>&amp;33C0,</text:p>
          </table:table-cell>
          <table:table-cell table:formula="of:=&quot;&amp;&quot;&amp;DEC2HEX([.$B19]+[.F$1];4)&amp;&quot;,&quot;" office:value-type="string" office:string-value="&amp;3420," calcext:value-type="string">
            <text:p>&amp;3420,</text:p>
          </table:table-cell>
          <table:table-cell table:formula="of:=&quot;&amp;&quot;&amp;DEC2HEX([.$B19]+[.G$1];4)&amp;&quot;,&quot;" office:value-type="string" office:string-value="&amp;3480," calcext:value-type="string">
            <text:p>&amp;3480,</text:p>
          </table:table-cell>
          <table:table-cell table:formula="of:=&quot;&amp;&quot;&amp;DEC2HEX([.$B19]+[.H$1];4)&amp;&quot;,&quot;" office:value-type="string" office:string-value="&amp;34E0," calcext:value-type="string">
            <text:p>&amp;34E0,</text:p>
          </table:table-cell>
          <table:table-cell table:formula="of:=&quot;&amp;&quot;&amp;DEC2HEX([.$B19]+[.I$1];4)&amp;&quot;,&quot;" office:value-type="string" office:string-value="&amp;3540," calcext:value-type="string">
            <text:p>&amp;3540,</text:p>
          </table:table-cell>
          <table:table-cell table:formula="of:=&quot;&amp;&quot;&amp;DEC2HEX([.$B19]+[.J$1];4)&amp;&quot;,&quot;" office:value-type="string" office:string-value="&amp;35A0," calcext:value-type="string">
            <text:p>&amp;35A0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+768" office:value-type="float" office:value="13824" calcext:value-type="float">
            <text:p>13824</text:p>
          </table:table-cell>
          <table:table-cell table:formula="of:=&quot;&amp;&quot;&amp;DEC2HEX([.$B20]+[.C$1];4)&amp;&quot;,&quot;" office:value-type="string" office:string-value="&amp;3600," calcext:value-type="string">
            <text:p>&amp;3600,</text:p>
          </table:table-cell>
          <table:table-cell table:formula="of:=&quot;&amp;&quot;&amp;DEC2HEX([.$B20]+[.D$1];4)&amp;&quot;,&quot;" office:value-type="string" office:string-value="&amp;3660," calcext:value-type="string">
            <text:p>&amp;3660,</text:p>
          </table:table-cell>
          <table:table-cell table:formula="of:=&quot;&amp;&quot;&amp;DEC2HEX([.$B20]+[.E$1];4)&amp;&quot;,&quot;" office:value-type="string" office:string-value="&amp;36C0," calcext:value-type="string">
            <text:p>&amp;36C0,</text:p>
          </table:table-cell>
          <table:table-cell table:formula="of:=&quot;&amp;&quot;&amp;DEC2HEX([.$B20]+[.F$1];4)&amp;&quot;,&quot;" office:value-type="string" office:string-value="&amp;3720," calcext:value-type="string">
            <text:p>&amp;3720,</text:p>
          </table:table-cell>
          <table:table-cell table:formula="of:=&quot;&amp;&quot;&amp;DEC2HEX([.$B20]+[.G$1];4)&amp;&quot;,&quot;" office:value-type="string" office:string-value="&amp;3780," calcext:value-type="string">
            <text:p>&amp;3780,</text:p>
          </table:table-cell>
          <table:table-cell table:formula="of:=&quot;&amp;&quot;&amp;DEC2HEX([.$B20]+[.H$1];4)&amp;&quot;,&quot;" office:value-type="string" office:string-value="&amp;37E0," calcext:value-type="string">
            <text:p>&amp;37E0,</text:p>
          </table:table-cell>
          <table:table-cell table:formula="of:=&quot;&amp;&quot;&amp;DEC2HEX([.$B20]+[.I$1];4)&amp;&quot;,&quot;" office:value-type="string" office:string-value="&amp;3840," calcext:value-type="string">
            <text:p>&amp;3840,</text:p>
          </table:table-cell>
          <table:table-cell table:formula="of:=&quot;&amp;&quot;&amp;DEC2HEX([.$B20]+[.J$1];4)&amp;&quot;,&quot;" office:value-type="string" office:string-value="&amp;38A0," calcext:value-type="string">
            <text:p>&amp;38A0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+768" office:value-type="float" office:value="14592" calcext:value-type="float">
            <text:p>14592</text:p>
          </table:table-cell>
          <table:table-cell table:formula="of:=&quot;&amp;&quot;&amp;DEC2HEX([.$B21]+[.C$1];4)&amp;&quot;,&quot;" office:value-type="string" office:string-value="&amp;3900," calcext:value-type="string">
            <text:p>&amp;3900,</text:p>
          </table:table-cell>
          <table:table-cell table:formula="of:=&quot;&amp;&quot;&amp;DEC2HEX([.$B21]+[.D$1];4)&amp;&quot;,&quot;" office:value-type="string" office:string-value="&amp;3960," calcext:value-type="string">
            <text:p>&amp;3960,</text:p>
          </table:table-cell>
          <table:table-cell table:formula="of:=&quot;&amp;&quot;&amp;DEC2HEX([.$B21]+[.E$1];4)&amp;&quot;,&quot;" office:value-type="string" office:string-value="&amp;39C0," calcext:value-type="string">
            <text:p>&amp;39C0,</text:p>
          </table:table-cell>
          <table:table-cell table:formula="of:=&quot;&amp;&quot;&amp;DEC2HEX([.$B21]+[.F$1];4)&amp;&quot;,&quot;" office:value-type="string" office:string-value="&amp;3A20," calcext:value-type="string">
            <text:p>&amp;3A20,</text:p>
          </table:table-cell>
          <table:table-cell table:formula="of:=&quot;&amp;&quot;&amp;DEC2HEX([.$B21]+[.G$1];4)&amp;&quot;,&quot;" office:value-type="string" office:string-value="&amp;3A80," calcext:value-type="string">
            <text:p>&amp;3A80,</text:p>
          </table:table-cell>
          <table:table-cell table:formula="of:=&quot;&amp;&quot;&amp;DEC2HEX([.$B21]+[.H$1];4)&amp;&quot;,&quot;" office:value-type="string" office:string-value="&amp;3AE0," calcext:value-type="string">
            <text:p>&amp;3AE0,</text:p>
          </table:table-cell>
          <table:table-cell table:formula="of:=&quot;&amp;&quot;&amp;DEC2HEX([.$B21]+[.I$1];4)&amp;&quot;,&quot;" office:value-type="string" office:string-value="&amp;3B40," calcext:value-type="string">
            <text:p>&amp;3B40,</text:p>
          </table:table-cell>
          <table:table-cell table:formula="of:=&quot;&amp;&quot;&amp;DEC2HEX([.$B21]+[.J$1];4)&amp;&quot;,&quot;" office:value-type="string" office:string-value="&amp;3BA0," calcext:value-type="string">
            <text:p>&amp;3BA0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+768" office:value-type="float" office:value="15360" calcext:value-type="float">
            <text:p>15360</text:p>
          </table:table-cell>
          <table:table-cell table:formula="of:=&quot;&amp;&quot;&amp;DEC2HEX([.$B22]+[.C$1];4)&amp;&quot;,&quot;" office:value-type="string" office:string-value="&amp;3C00," calcext:value-type="string">
            <text:p>&amp;3C00,</text:p>
          </table:table-cell>
          <table:table-cell table:formula="of:=&quot;&amp;&quot;&amp;DEC2HEX([.$B22]+[.D$1];4)&amp;&quot;,&quot;" office:value-type="string" office:string-value="&amp;3C60," calcext:value-type="string">
            <text:p>&amp;3C60,</text:p>
          </table:table-cell>
          <table:table-cell table:formula="of:=&quot;&amp;&quot;&amp;DEC2HEX([.$B22]+[.E$1];4)&amp;&quot;,&quot;" office:value-type="string" office:string-value="&amp;3CC0," calcext:value-type="string">
            <text:p>&amp;3CC0,</text:p>
          </table:table-cell>
          <table:table-cell table:formula="of:=&quot;&amp;&quot;&amp;DEC2HEX([.$B22]+[.F$1];4)&amp;&quot;,&quot;" office:value-type="string" office:string-value="&amp;3D20," calcext:value-type="string">
            <text:p>&amp;3D20,</text:p>
          </table:table-cell>
          <table:table-cell table:formula="of:=&quot;&amp;&quot;&amp;DEC2HEX([.$B22]+[.G$1];4)&amp;&quot;,&quot;" office:value-type="string" office:string-value="&amp;3D80," calcext:value-type="string">
            <text:p>&amp;3D80,</text:p>
          </table:table-cell>
          <table:table-cell table:formula="of:=&quot;&amp;&quot;&amp;DEC2HEX([.$B22]+[.H$1];4)&amp;&quot;,&quot;" office:value-type="string" office:string-value="&amp;3DE0," calcext:value-type="string">
            <text:p>&amp;3DE0,</text:p>
          </table:table-cell>
          <table:table-cell table:formula="of:=&quot;&amp;&quot;&amp;DEC2HEX([.$B22]+[.I$1];4)&amp;&quot;,&quot;" office:value-type="string" office:string-value="&amp;3E40," calcext:value-type="string">
            <text:p>&amp;3E40,</text:p>
          </table:table-cell>
          <table:table-cell table:formula="of:=&quot;&amp;&quot;&amp;DEC2HEX([.$B22]+[.J$1];4)&amp;&quot;,&quot;" office:value-type="string" office:string-value="&amp;3EA0," calcext:value-type="string">
            <text:p>&amp;3EA0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2]+768" office:value-type="float" office:value="16128" calcext:value-type="float">
            <text:p>16128</text:p>
          </table:table-cell>
          <table:table-cell table:formula="of:=&quot;&amp;&quot;&amp;DEC2HEX([.$B23]+[.C$1];4)&amp;&quot;,&quot;" office:value-type="string" office:string-value="&amp;3F00," calcext:value-type="string">
            <text:p>&amp;3F00,</text:p>
          </table:table-cell>
          <table:table-cell table:formula="of:=&quot;&amp;&quot;&amp;DEC2HEX([.$B23]+[.D$1];4)&amp;&quot;,&quot;" office:value-type="string" office:string-value="&amp;3F60," calcext:value-type="string">
            <text:p>&amp;3F60,</text:p>
          </table:table-cell>
          <table:table-cell table:formula="of:=&quot;&amp;&quot;&amp;DEC2HEX([.$B23]+[.E$1];4)&amp;&quot;,&quot;" office:value-type="string" office:string-value="&amp;3FC0," calcext:value-type="string">
            <text:p>&amp;3FC0,</text:p>
          </table:table-cell>
          <table:table-cell table:formula="of:=&quot;&amp;&quot;&amp;DEC2HEX([.$B23]+[.F$1];4)&amp;&quot;,&quot;" office:value-type="string" office:string-value="&amp;4020," calcext:value-type="string">
            <text:p>&amp;4020,</text:p>
          </table:table-cell>
          <table:table-cell table:formula="of:=&quot;&amp;&quot;&amp;DEC2HEX([.$B23]+[.G$1];4)&amp;&quot;,&quot;" office:value-type="string" office:string-value="&amp;4080," calcext:value-type="string">
            <text:p>&amp;4080,</text:p>
          </table:table-cell>
          <table:table-cell table:formula="of:=&quot;&amp;&quot;&amp;DEC2HEX([.$B23]+[.H$1];4)&amp;&quot;,&quot;" office:value-type="string" office:string-value="&amp;40E0," calcext:value-type="string">
            <text:p>&amp;40E0,</text:p>
          </table:table-cell>
          <table:table-cell table:formula="of:=&quot;&amp;&quot;&amp;DEC2HEX([.$B23]+[.I$1];4)&amp;&quot;,&quot;" office:value-type="string" office:string-value="&amp;4140," calcext:value-type="string">
            <text:p>&amp;4140,</text:p>
          </table:table-cell>
          <table:table-cell table:formula="of:=&quot;&amp;&quot;&amp;DEC2HEX([.$B23]+[.J$1];4)&amp;&quot;,&quot;" office:value-type="string" office:string-value="&amp;41A0," calcext:value-type="string">
            <text:p>&amp;41A0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3]+768" office:value-type="float" office:value="16896" calcext:value-type="float">
            <text:p>16896</text:p>
          </table:table-cell>
          <table:table-cell table:formula="of:=&quot;&amp;&quot;&amp;DEC2HEX([.$B24]+[.C$1];4)&amp;&quot;,&quot;" office:value-type="string" office:string-value="&amp;4200," calcext:value-type="string">
            <text:p>&amp;4200,</text:p>
          </table:table-cell>
          <table:table-cell table:formula="of:=&quot;&amp;&quot;&amp;DEC2HEX([.$B24]+[.D$1];4)&amp;&quot;,&quot;" office:value-type="string" office:string-value="&amp;4260," calcext:value-type="string">
            <text:p>&amp;4260,</text:p>
          </table:table-cell>
          <table:table-cell table:formula="of:=&quot;&amp;&quot;&amp;DEC2HEX([.$B24]+[.E$1];4)&amp;&quot;,&quot;" office:value-type="string" office:string-value="&amp;42C0," calcext:value-type="string">
            <text:p>&amp;42C0,</text:p>
          </table:table-cell>
          <table:table-cell table:formula="of:=&quot;&amp;&quot;&amp;DEC2HEX([.$B24]+[.F$1];4)&amp;&quot;,&quot;" office:value-type="string" office:string-value="&amp;4320," calcext:value-type="string">
            <text:p>&amp;4320,</text:p>
          </table:table-cell>
          <table:table-cell table:formula="of:=&quot;&amp;&quot;&amp;DEC2HEX([.$B24]+[.G$1];4)&amp;&quot;,&quot;" office:value-type="string" office:string-value="&amp;4380," calcext:value-type="string">
            <text:p>&amp;4380,</text:p>
          </table:table-cell>
          <table:table-cell table:formula="of:=&quot;&amp;&quot;&amp;DEC2HEX([.$B24]+[.H$1];4)&amp;&quot;,&quot;" office:value-type="string" office:string-value="&amp;43E0," calcext:value-type="string">
            <text:p>&amp;43E0,</text:p>
          </table:table-cell>
          <table:table-cell table:formula="of:=&quot;&amp;&quot;&amp;DEC2HEX([.$B24]+[.I$1];4)&amp;&quot;,&quot;" office:value-type="string" office:string-value="&amp;4440," calcext:value-type="string">
            <text:p>&amp;4440,</text:p>
          </table:table-cell>
          <table:table-cell table:formula="of:=&quot;&amp;&quot;&amp;DEC2HEX([.$B24]+[.J$1];4)&amp;&quot;,&quot;" office:value-type="string" office:string-value="&amp;44A0," calcext:value-type="string">
            <text:p>&amp;44A0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4]+768" office:value-type="float" office:value="17664" calcext:value-type="float">
            <text:p>17664</text:p>
          </table:table-cell>
          <table:table-cell table:formula="of:=&quot;&amp;&quot;&amp;DEC2HEX([.$B25]+[.C$1];4)&amp;&quot;,&quot;" office:value-type="string" office:string-value="&amp;4500," calcext:value-type="string">
            <text:p>&amp;4500,</text:p>
          </table:table-cell>
          <table:table-cell table:formula="of:=&quot;&amp;&quot;&amp;DEC2HEX([.$B25]+[.D$1];4)&amp;&quot;,&quot;" office:value-type="string" office:string-value="&amp;4560," calcext:value-type="string">
            <text:p>&amp;4560,</text:p>
          </table:table-cell>
          <table:table-cell table:formula="of:=&quot;&amp;&quot;&amp;DEC2HEX([.$B25]+[.E$1];4)&amp;&quot;,&quot;" office:value-type="string" office:string-value="&amp;45C0," calcext:value-type="string">
            <text:p>&amp;45C0,</text:p>
          </table:table-cell>
          <table:table-cell table:formula="of:=&quot;&amp;&quot;&amp;DEC2HEX([.$B25]+[.F$1];4)&amp;&quot;,&quot;" office:value-type="string" office:string-value="&amp;4620," calcext:value-type="string">
            <text:p>&amp;4620,</text:p>
          </table:table-cell>
          <table:table-cell table:formula="of:=&quot;&amp;&quot;&amp;DEC2HEX([.$B25]+[.G$1];4)&amp;&quot;,&quot;" office:value-type="string" office:string-value="&amp;4680," calcext:value-type="string">
            <text:p>&amp;4680,</text:p>
          </table:table-cell>
          <table:table-cell table:formula="of:=&quot;&amp;&quot;&amp;DEC2HEX([.$B25]+[.H$1];4)&amp;&quot;,&quot;" office:value-type="string" office:string-value="&amp;46E0," calcext:value-type="string">
            <text:p>&amp;46E0,</text:p>
          </table:table-cell>
          <table:table-cell table:formula="of:=&quot;&amp;&quot;&amp;DEC2HEX([.$B25]+[.I$1];4)&amp;&quot;,&quot;" office:value-type="string" office:string-value="&amp;4740," calcext:value-type="string">
            <text:p>&amp;4740,</text:p>
          </table:table-cell>
          <table:table-cell table:formula="of:=&quot;&amp;&quot;&amp;DEC2HEX([.$B25]+[.J$1];4)&amp;&quot;,&quot;" office:value-type="string" office:string-value="&amp;47A0," calcext:value-type="string">
            <text:p>&amp;47A0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5]+768" office:value-type="float" office:value="18432" calcext:value-type="float">
            <text:p>18432</text:p>
          </table:table-cell>
          <table:table-cell table:formula="of:=&quot;&amp;&quot;&amp;DEC2HEX([.$B26]+[.C$1];4)&amp;&quot;,&quot;" office:value-type="string" office:string-value="&amp;4800," calcext:value-type="string">
            <text:p>&amp;4800,</text:p>
          </table:table-cell>
          <table:table-cell table:formula="of:=&quot;&amp;&quot;&amp;DEC2HEX([.$B26]+[.D$1];4)&amp;&quot;,&quot;" office:value-type="string" office:string-value="&amp;4860," calcext:value-type="string">
            <text:p>&amp;4860,</text:p>
          </table:table-cell>
          <table:table-cell table:formula="of:=&quot;&amp;&quot;&amp;DEC2HEX([.$B26]+[.E$1];4)&amp;&quot;,&quot;" office:value-type="string" office:string-value="&amp;48C0," calcext:value-type="string">
            <text:p>&amp;48C0,</text:p>
          </table:table-cell>
          <table:table-cell table:formula="of:=&quot;&amp;&quot;&amp;DEC2HEX([.$B26]+[.F$1];4)&amp;&quot;,&quot;" office:value-type="string" office:string-value="&amp;4920," calcext:value-type="string">
            <text:p>&amp;4920,</text:p>
          </table:table-cell>
          <table:table-cell table:formula="of:=&quot;&amp;&quot;&amp;DEC2HEX([.$B26]+[.G$1];4)&amp;&quot;,&quot;" office:value-type="string" office:string-value="&amp;4980," calcext:value-type="string">
            <text:p>&amp;4980,</text:p>
          </table:table-cell>
          <table:table-cell table:formula="of:=&quot;&amp;&quot;&amp;DEC2HEX([.$B26]+[.H$1];4)&amp;&quot;,&quot;" office:value-type="string" office:string-value="&amp;49E0," calcext:value-type="string">
            <text:p>&amp;49E0,</text:p>
          </table:table-cell>
          <table:table-cell table:formula="of:=&quot;&amp;&quot;&amp;DEC2HEX([.$B26]+[.I$1];4)&amp;&quot;,&quot;" office:value-type="string" office:string-value="&amp;4A40," calcext:value-type="string">
            <text:p>&amp;4A40,</text:p>
          </table:table-cell>
          <table:table-cell table:formula="of:=&quot;&amp;&quot;&amp;DEC2HEX([.$B26]+[.J$1];4)&amp;&quot;,&quot;" office:value-type="string" office:string-value="&amp;4AA0," calcext:value-type="string">
            <text:p>&amp;4AA0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6]+768" office:value-type="float" office:value="19200" calcext:value-type="float">
            <text:p>19200</text:p>
          </table:table-cell>
          <table:table-cell table:formula="of:=&quot;&amp;&quot;&amp;DEC2HEX([.$B27]+[.C$1];4)&amp;&quot;,&quot;" office:value-type="string" office:string-value="&amp;4B00," calcext:value-type="string">
            <text:p>&amp;4B00,</text:p>
          </table:table-cell>
          <table:table-cell table:formula="of:=&quot;&amp;&quot;&amp;DEC2HEX([.$B27]+[.D$1];4)&amp;&quot;,&quot;" office:value-type="string" office:string-value="&amp;4B60," calcext:value-type="string">
            <text:p>&amp;4B60,</text:p>
          </table:table-cell>
          <table:table-cell table:formula="of:=&quot;&amp;&quot;&amp;DEC2HEX([.$B27]+[.E$1];4)&amp;&quot;,&quot;" office:value-type="string" office:string-value="&amp;4BC0," calcext:value-type="string">
            <text:p>&amp;4BC0,</text:p>
          </table:table-cell>
          <table:table-cell table:formula="of:=&quot;&amp;&quot;&amp;DEC2HEX([.$B27]+[.F$1];4)&amp;&quot;,&quot;" office:value-type="string" office:string-value="&amp;4C20," calcext:value-type="string">
            <text:p>&amp;4C20,</text:p>
          </table:table-cell>
          <table:table-cell table:formula="of:=&quot;&amp;&quot;&amp;DEC2HEX([.$B27]+[.G$1];4)&amp;&quot;,&quot;" office:value-type="string" office:string-value="&amp;4C80," calcext:value-type="string">
            <text:p>&amp;4C80,</text:p>
          </table:table-cell>
          <table:table-cell table:formula="of:=&quot;&amp;&quot;&amp;DEC2HEX([.$B27]+[.H$1];4)&amp;&quot;,&quot;" office:value-type="string" office:string-value="&amp;4CE0," calcext:value-type="string">
            <text:p>&amp;4CE0,</text:p>
          </table:table-cell>
          <table:table-cell table:formula="of:=&quot;&amp;&quot;&amp;DEC2HEX([.$B27]+[.I$1];4)&amp;&quot;,&quot;" office:value-type="string" office:string-value="&amp;4D40," calcext:value-type="string">
            <text:p>&amp;4D40,</text:p>
          </table:table-cell>
          <table:table-cell table:formula="of:=&quot;&amp;&quot;&amp;DEC2HEX([.$B27]+[.J$1];4)&amp;&quot;,&quot;" office:value-type="string" office:string-value="&amp;4DA0," calcext:value-type="string">
            <text:p>&amp;4DA0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7]+768" office:value-type="float" office:value="19968" calcext:value-type="float">
            <text:p>19968</text:p>
          </table:table-cell>
          <table:table-cell table:formula="of:=&quot;&amp;&quot;&amp;DEC2HEX([.$B28]+[.C$1];4)&amp;&quot;,&quot;" office:value-type="string" office:string-value="&amp;4E00," calcext:value-type="string">
            <text:p>&amp;4E00,</text:p>
          </table:table-cell>
          <table:table-cell table:formula="of:=&quot;&amp;&quot;&amp;DEC2HEX([.$B28]+[.D$1];4)&amp;&quot;,&quot;" office:value-type="string" office:string-value="&amp;4E60," calcext:value-type="string">
            <text:p>&amp;4E60,</text:p>
          </table:table-cell>
          <table:table-cell table:formula="of:=&quot;&amp;&quot;&amp;DEC2HEX([.$B28]+[.E$1];4)&amp;&quot;,&quot;" office:value-type="string" office:string-value="&amp;4EC0," calcext:value-type="string">
            <text:p>&amp;4EC0,</text:p>
          </table:table-cell>
          <table:table-cell table:formula="of:=&quot;&amp;&quot;&amp;DEC2HEX([.$B28]+[.F$1];4)&amp;&quot;,&quot;" office:value-type="string" office:string-value="&amp;4F20," calcext:value-type="string">
            <text:p>&amp;4F20,</text:p>
          </table:table-cell>
          <table:table-cell table:formula="of:=&quot;&amp;&quot;&amp;DEC2HEX([.$B28]+[.G$1];4)&amp;&quot;,&quot;" office:value-type="string" office:string-value="&amp;4F80," calcext:value-type="string">
            <text:p>&amp;4F80,</text:p>
          </table:table-cell>
          <table:table-cell table:formula="of:=&quot;&amp;&quot;&amp;DEC2HEX([.$B28]+[.H$1];4)&amp;&quot;,&quot;" office:value-type="string" office:string-value="&amp;4FE0," calcext:value-type="string">
            <text:p>&amp;4FE0,</text:p>
          </table:table-cell>
          <table:table-cell table:formula="of:=&quot;&amp;&quot;&amp;DEC2HEX([.$B28]+[.I$1];4)&amp;&quot;,&quot;" office:value-type="string" office:string-value="&amp;5040," calcext:value-type="string">
            <text:p>&amp;5040,</text:p>
          </table:table-cell>
          <table:table-cell table:formula="of:=&quot;&amp;&quot;&amp;DEC2HEX([.$B28]+[.J$1];4)&amp;&quot;,&quot;" office:value-type="string" office:string-value="&amp;50A0," calcext:value-type="string">
            <text:p>&amp;50A0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8]+768" office:value-type="float" office:value="20736" calcext:value-type="float">
            <text:p>20736</text:p>
          </table:table-cell>
          <table:table-cell table:formula="of:=&quot;&amp;&quot;&amp;DEC2HEX([.$B29]+[.C$1];4)&amp;&quot;,&quot;" office:value-type="string" office:string-value="&amp;5100," calcext:value-type="string">
            <text:p>&amp;5100,</text:p>
          </table:table-cell>
          <table:table-cell table:formula="of:=&quot;&amp;&quot;&amp;DEC2HEX([.$B29]+[.D$1];4)&amp;&quot;,&quot;" office:value-type="string" office:string-value="&amp;5160," calcext:value-type="string">
            <text:p>&amp;5160,</text:p>
          </table:table-cell>
          <table:table-cell table:formula="of:=&quot;&amp;&quot;&amp;DEC2HEX([.$B29]+[.E$1];4)&amp;&quot;,&quot;" office:value-type="string" office:string-value="&amp;51C0," calcext:value-type="string">
            <text:p>&amp;51C0,</text:p>
          </table:table-cell>
          <table:table-cell table:formula="of:=&quot;&amp;&quot;&amp;DEC2HEX([.$B29]+[.F$1];4)&amp;&quot;,&quot;" office:value-type="string" office:string-value="&amp;5220," calcext:value-type="string">
            <text:p>&amp;5220,</text:p>
          </table:table-cell>
          <table:table-cell table:formula="of:=&quot;&amp;&quot;&amp;DEC2HEX([.$B29]+[.G$1];4)&amp;&quot;,&quot;" office:value-type="string" office:string-value="&amp;5280," calcext:value-type="string">
            <text:p>&amp;5280,</text:p>
          </table:table-cell>
          <table:table-cell table:formula="of:=&quot;&amp;&quot;&amp;DEC2HEX([.$B29]+[.H$1];4)&amp;&quot;,&quot;" office:value-type="string" office:string-value="&amp;52E0," calcext:value-type="string">
            <text:p>&amp;52E0,</text:p>
          </table:table-cell>
          <table:table-cell table:formula="of:=&quot;&amp;&quot;&amp;DEC2HEX([.$B29]+[.I$1];4)&amp;&quot;,&quot;" office:value-type="string" office:string-value="&amp;5340," calcext:value-type="string">
            <text:p>&amp;5340,</text:p>
          </table:table-cell>
          <table:table-cell table:formula="of:=&quot;&amp;&quot;&amp;DEC2HEX([.$B29]+[.J$1];4)&amp;&quot;,&quot;" office:value-type="string" office:string-value="&amp;53A0," calcext:value-type="string">
            <text:p>&amp;53A0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9]+768" office:value-type="float" office:value="21504" calcext:value-type="float">
            <text:p>21504</text:p>
          </table:table-cell>
          <table:table-cell table:formula="of:=&quot;&amp;&quot;&amp;DEC2HEX([.$B30]+[.C$1];4)&amp;&quot;,&quot;" office:value-type="string" office:string-value="&amp;5400," calcext:value-type="string">
            <text:p>&amp;5400,</text:p>
          </table:table-cell>
          <table:table-cell table:formula="of:=&quot;&amp;&quot;&amp;DEC2HEX([.$B30]+[.D$1];4)&amp;&quot;,&quot;" office:value-type="string" office:string-value="&amp;5460," calcext:value-type="string">
            <text:p>&amp;5460,</text:p>
          </table:table-cell>
          <table:table-cell table:formula="of:=&quot;&amp;&quot;&amp;DEC2HEX([.$B30]+[.E$1];4)&amp;&quot;,&quot;" office:value-type="string" office:string-value="&amp;54C0," calcext:value-type="string">
            <text:p>&amp;54C0,</text:p>
          </table:table-cell>
          <table:table-cell table:formula="of:=&quot;&amp;&quot;&amp;DEC2HEX([.$B30]+[.F$1];4)&amp;&quot;,&quot;" office:value-type="string" office:string-value="&amp;5520," calcext:value-type="string">
            <text:p>&amp;5520,</text:p>
          </table:table-cell>
          <table:table-cell table:formula="of:=&quot;&amp;&quot;&amp;DEC2HEX([.$B30]+[.G$1];4)&amp;&quot;,&quot;" office:value-type="string" office:string-value="&amp;5580," calcext:value-type="string">
            <text:p>&amp;5580,</text:p>
          </table:table-cell>
          <table:table-cell table:formula="of:=&quot;&amp;&quot;&amp;DEC2HEX([.$B30]+[.H$1];4)&amp;&quot;,&quot;" office:value-type="string" office:string-value="&amp;55E0," calcext:value-type="string">
            <text:p>&amp;55E0,</text:p>
          </table:table-cell>
          <table:table-cell table:formula="of:=&quot;&amp;&quot;&amp;DEC2HEX([.$B30]+[.I$1];4)&amp;&quot;,&quot;" office:value-type="string" office:string-value="&amp;5640," calcext:value-type="string">
            <text:p>&amp;5640,</text:p>
          </table:table-cell>
          <table:table-cell table:formula="of:=&quot;&amp;&quot;&amp;DEC2HEX([.$B30]+[.J$1];4)&amp;&quot;,&quot;" office:value-type="string" office:string-value="&amp;56A0," calcext:value-type="string">
            <text:p>&amp;56A0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0]+768" office:value-type="float" office:value="22272" calcext:value-type="float">
            <text:p>22272</text:p>
          </table:table-cell>
          <table:table-cell table:formula="of:=&quot;&amp;&quot;&amp;DEC2HEX([.$B31]+[.C$1];4)&amp;&quot;,&quot;" office:value-type="string" office:string-value="&amp;5700," calcext:value-type="string">
            <text:p>&amp;5700,</text:p>
          </table:table-cell>
          <table:table-cell table:formula="of:=&quot;&amp;&quot;&amp;DEC2HEX([.$B31]+[.D$1];4)&amp;&quot;,&quot;" office:value-type="string" office:string-value="&amp;5760," calcext:value-type="string">
            <text:p>&amp;5760,</text:p>
          </table:table-cell>
          <table:table-cell table:formula="of:=&quot;&amp;&quot;&amp;DEC2HEX([.$B31]+[.E$1];4)&amp;&quot;,&quot;" office:value-type="string" office:string-value="&amp;57C0," calcext:value-type="string">
            <text:p>&amp;57C0,</text:p>
          </table:table-cell>
          <table:table-cell table:formula="of:=&quot;&amp;&quot;&amp;DEC2HEX([.$B31]+[.F$1];4)&amp;&quot;,&quot;" office:value-type="string" office:string-value="&amp;5820," calcext:value-type="string">
            <text:p>&amp;5820,</text:p>
          </table:table-cell>
          <table:table-cell table:formula="of:=&quot;&amp;&quot;&amp;DEC2HEX([.$B31]+[.G$1];4)&amp;&quot;,&quot;" office:value-type="string" office:string-value="&amp;5880," calcext:value-type="string">
            <text:p>&amp;5880,</text:p>
          </table:table-cell>
          <table:table-cell table:formula="of:=&quot;&amp;&quot;&amp;DEC2HEX([.$B31]+[.H$1];4)&amp;&quot;,&quot;" office:value-type="string" office:string-value="&amp;58E0," calcext:value-type="string">
            <text:p>&amp;58E0,</text:p>
          </table:table-cell>
          <table:table-cell table:formula="of:=&quot;&amp;&quot;&amp;DEC2HEX([.$B31]+[.I$1];4)&amp;&quot;,&quot;" office:value-type="string" office:string-value="&amp;5940," calcext:value-type="string">
            <text:p>&amp;5940,</text:p>
          </table:table-cell>
          <table:table-cell table:formula="of:=&quot;&amp;&quot;&amp;DEC2HEX([.$B31]+[.J$1];4)&amp;&quot;,&quot;" office:value-type="string" office:string-value="&amp;59A0," calcext:value-type="string">
            <text:p>&amp;59A0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1]+768" office:value-type="float" office:value="23040" calcext:value-type="float">
            <text:p>23040</text:p>
          </table:table-cell>
          <table:table-cell table:formula="of:=&quot;&amp;&quot;&amp;DEC2HEX([.$B32]+[.C$1];4)&amp;&quot;,&quot;" office:value-type="string" office:string-value="&amp;5A00," calcext:value-type="string">
            <text:p>&amp;5A00,</text:p>
          </table:table-cell>
          <table:table-cell table:formula="of:=&quot;&amp;&quot;&amp;DEC2HEX([.$B32]+[.D$1];4)&amp;&quot;,&quot;" office:value-type="string" office:string-value="&amp;5A60," calcext:value-type="string">
            <text:p>&amp;5A60,</text:p>
          </table:table-cell>
          <table:table-cell table:formula="of:=&quot;&amp;&quot;&amp;DEC2HEX([.$B32]+[.E$1];4)&amp;&quot;,&quot;" office:value-type="string" office:string-value="&amp;5AC0," calcext:value-type="string">
            <text:p>&amp;5AC0,</text:p>
          </table:table-cell>
          <table:table-cell table:formula="of:=&quot;&amp;&quot;&amp;DEC2HEX([.$B32]+[.F$1];4)&amp;&quot;,&quot;" office:value-type="string" office:string-value="&amp;5B20," calcext:value-type="string">
            <text:p>&amp;5B20,</text:p>
          </table:table-cell>
          <table:table-cell table:formula="of:=&quot;&amp;&quot;&amp;DEC2HEX([.$B32]+[.G$1];4)&amp;&quot;,&quot;" office:value-type="string" office:string-value="&amp;5B80," calcext:value-type="string">
            <text:p>&amp;5B80,</text:p>
          </table:table-cell>
          <table:table-cell table:formula="of:=&quot;&amp;&quot;&amp;DEC2HEX([.$B32]+[.H$1];4)&amp;&quot;,&quot;" office:value-type="string" office:string-value="&amp;5BE0," calcext:value-type="string">
            <text:p>&amp;5BE0,</text:p>
          </table:table-cell>
          <table:table-cell table:formula="of:=&quot;&amp;&quot;&amp;DEC2HEX([.$B32]+[.I$1];4)&amp;&quot;,&quot;" office:value-type="string" office:string-value="&amp;5C40," calcext:value-type="string">
            <text:p>&amp;5C40,</text:p>
          </table:table-cell>
          <table:table-cell table:formula="of:=&quot;&amp;&quot;&amp;DEC2HEX([.$B32]+[.J$1];4)&amp;&quot;,&quot;" office:value-type="string" office:string-value="&amp;5CA0," calcext:value-type="string">
            <text:p>&amp;5CA0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2]+768" office:value-type="float" office:value="23808" calcext:value-type="float">
            <text:p>23808</text:p>
          </table:table-cell>
          <table:table-cell table:formula="of:=&quot;&amp;&quot;&amp;DEC2HEX([.$B33]+[.C$1];4)&amp;&quot;,&quot;" office:value-type="string" office:string-value="&amp;5D00," calcext:value-type="string">
            <text:p>&amp;5D00,</text:p>
          </table:table-cell>
          <table:table-cell table:formula="of:=&quot;&amp;&quot;&amp;DEC2HEX([.$B33]+[.D$1];4)&amp;&quot;,&quot;" office:value-type="string" office:string-value="&amp;5D60," calcext:value-type="string">
            <text:p>&amp;5D60,</text:p>
          </table:table-cell>
          <table:table-cell table:formula="of:=&quot;&amp;&quot;&amp;DEC2HEX([.$B33]+[.E$1];4)&amp;&quot;,&quot;" office:value-type="string" office:string-value="&amp;5DC0," calcext:value-type="string">
            <text:p>&amp;5DC0,</text:p>
          </table:table-cell>
          <table:table-cell table:formula="of:=&quot;&amp;&quot;&amp;DEC2HEX([.$B33]+[.F$1];4)&amp;&quot;,&quot;" office:value-type="string" office:string-value="&amp;5E20," calcext:value-type="string">
            <text:p>&amp;5E20,</text:p>
          </table:table-cell>
          <table:table-cell table:formula="of:=&quot;&amp;&quot;&amp;DEC2HEX([.$B33]+[.G$1];4)&amp;&quot;,&quot;" office:value-type="string" office:string-value="&amp;5E80," calcext:value-type="string">
            <text:p>&amp;5E80,</text:p>
          </table:table-cell>
          <table:table-cell table:formula="of:=&quot;&amp;&quot;&amp;DEC2HEX([.$B33]+[.H$1];4)&amp;&quot;,&quot;" office:value-type="string" office:string-value="&amp;5EE0," calcext:value-type="string">
            <text:p>&amp;5EE0,</text:p>
          </table:table-cell>
          <table:table-cell table:formula="of:=&quot;&amp;&quot;&amp;DEC2HEX([.$B33]+[.I$1];4)&amp;&quot;,&quot;" office:value-type="string" office:string-value="&amp;5F40," calcext:value-type="string">
            <text:p>&amp;5F40,</text:p>
          </table:table-cell>
          <table:table-cell table:formula="of:=&quot;&amp;&quot;&amp;DEC2HEX([.$B33]+[.J$1];4)&amp;&quot;,&quot;" office:value-type="string" office:string-value="&amp;5FA0," calcext:value-type="string">
            <text:p>&amp;5FA0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3]+768" office:value-type="float" office:value="24576" calcext:value-type="float">
            <text:p>24576</text:p>
          </table:table-cell>
          <table:table-cell table:formula="of:=&quot;&amp;&quot;&amp;DEC2HEX([.$B34]+[.C$1];4)&amp;&quot;,&quot;" office:value-type="string" office:string-value="&amp;6000," calcext:value-type="string">
            <text:p>&amp;6000,</text:p>
          </table:table-cell>
          <table:table-cell table:formula="of:=&quot;&amp;&quot;&amp;DEC2HEX([.$B34]+[.D$1];4)&amp;&quot;,&quot;" office:value-type="string" office:string-value="&amp;6060," calcext:value-type="string">
            <text:p>&amp;6060,</text:p>
          </table:table-cell>
          <table:table-cell table:formula="of:=&quot;&amp;&quot;&amp;DEC2HEX([.$B34]+[.E$1];4)&amp;&quot;,&quot;" office:value-type="string" office:string-value="&amp;60C0," calcext:value-type="string">
            <text:p>&amp;60C0,</text:p>
          </table:table-cell>
          <table:table-cell table:formula="of:=&quot;&amp;&quot;&amp;DEC2HEX([.$B34]+[.F$1];4)&amp;&quot;,&quot;" office:value-type="string" office:string-value="&amp;6120," calcext:value-type="string">
            <text:p>&amp;6120,</text:p>
          </table:table-cell>
          <table:table-cell table:formula="of:=&quot;&amp;&quot;&amp;DEC2HEX([.$B34]+[.G$1];4)&amp;&quot;,&quot;" office:value-type="string" office:string-value="&amp;6180," calcext:value-type="string">
            <text:p>&amp;6180,</text:p>
          </table:table-cell>
          <table:table-cell table:formula="of:=&quot;&amp;&quot;&amp;DEC2HEX([.$B34]+[.H$1];4)&amp;&quot;,&quot;" office:value-type="string" office:string-value="&amp;61E0," calcext:value-type="string">
            <text:p>&amp;61E0,</text:p>
          </table:table-cell>
          <table:table-cell table:formula="of:=&quot;&amp;&quot;&amp;DEC2HEX([.$B34]+[.I$1];4)&amp;&quot;,&quot;" office:value-type="string" office:string-value="&amp;6240," calcext:value-type="string">
            <text:p>&amp;6240,</text:p>
          </table:table-cell>
          <table:table-cell table:formula="of:=&quot;&amp;&quot;&amp;DEC2HEX([.$B34]+[.J$1];4)&amp;&quot;,&quot;" office:value-type="string" office:string-value="&amp;62A0," calcext:value-type="string">
            <text:p>&amp;62A0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]+768" office:value-type="float" office:value="25344" calcext:value-type="float">
            <text:p>25344</text:p>
          </table:table-cell>
          <table:table-cell table:formula="of:=&quot;&amp;&quot;&amp;DEC2HEX([.$B35]+[.C$1];4)&amp;&quot;,&quot;" office:value-type="string" office:string-value="&amp;6300," calcext:value-type="string">
            <text:p>&amp;6300,</text:p>
          </table:table-cell>
          <table:table-cell table:formula="of:=&quot;&amp;&quot;&amp;DEC2HEX([.$B35]+[.D$1];4)&amp;&quot;,&quot;" office:value-type="string" office:string-value="&amp;6360," calcext:value-type="string">
            <text:p>&amp;6360,</text:p>
          </table:table-cell>
          <table:table-cell table:formula="of:=&quot;&amp;&quot;&amp;DEC2HEX([.$B35]+[.E$1];4)&amp;&quot;,&quot;" office:value-type="string" office:string-value="&amp;63C0," calcext:value-type="string">
            <text:p>&amp;63C0,</text:p>
          </table:table-cell>
          <table:table-cell table:formula="of:=&quot;&amp;&quot;&amp;DEC2HEX([.$B35]+[.F$1];4)&amp;&quot;,&quot;" office:value-type="string" office:string-value="&amp;6420," calcext:value-type="string">
            <text:p>&amp;6420,</text:p>
          </table:table-cell>
          <table:table-cell table:formula="of:=&quot;&amp;&quot;&amp;DEC2HEX([.$B35]+[.G$1];4)&amp;&quot;,&quot;" office:value-type="string" office:string-value="&amp;6480," calcext:value-type="string">
            <text:p>&amp;6480,</text:p>
          </table:table-cell>
          <table:table-cell table:formula="of:=&quot;&amp;&quot;&amp;DEC2HEX([.$B35]+[.H$1];4)&amp;&quot;,&quot;" office:value-type="string" office:string-value="&amp;64E0," calcext:value-type="string">
            <text:p>&amp;64E0,</text:p>
          </table:table-cell>
          <table:table-cell table:formula="of:=&quot;&amp;&quot;&amp;DEC2HEX([.$B35]+[.I$1];4)&amp;&quot;,&quot;" office:value-type="string" office:string-value="&amp;6540," calcext:value-type="string">
            <text:p>&amp;6540,</text:p>
          </table:table-cell>
          <table:table-cell table:formula="of:=&quot;&amp;&quot;&amp;DEC2HEX([.$B35]+[.J$1];4)&amp;&quot;,&quot;" office:value-type="string" office:string-value="&amp;65A0," calcext:value-type="string">
            <text:p>&amp;65A0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5]+768" office:value-type="float" office:value="26112" calcext:value-type="float">
            <text:p>26112</text:p>
          </table:table-cell>
          <table:table-cell table:formula="of:=&quot;&amp;&quot;&amp;DEC2HEX([.$B36]+[.C$1];4)&amp;&quot;,&quot;" office:value-type="string" office:string-value="&amp;6600," calcext:value-type="string">
            <text:p>&amp;6600,</text:p>
          </table:table-cell>
          <table:table-cell table:formula="of:=&quot;&amp;&quot;&amp;DEC2HEX([.$B36]+[.D$1];4)&amp;&quot;,&quot;" office:value-type="string" office:string-value="&amp;6660," calcext:value-type="string">
            <text:p>&amp;6660,</text:p>
          </table:table-cell>
          <table:table-cell table:formula="of:=&quot;&amp;&quot;&amp;DEC2HEX([.$B36]+[.E$1];4)&amp;&quot;,&quot;" office:value-type="string" office:string-value="&amp;66C0," calcext:value-type="string">
            <text:p>&amp;66C0,</text:p>
          </table:table-cell>
          <table:table-cell table:formula="of:=&quot;&amp;&quot;&amp;DEC2HEX([.$B36]+[.F$1];4)&amp;&quot;,&quot;" office:value-type="string" office:string-value="&amp;6720," calcext:value-type="string">
            <text:p>&amp;6720,</text:p>
          </table:table-cell>
          <table:table-cell table:formula="of:=&quot;&amp;&quot;&amp;DEC2HEX([.$B36]+[.G$1];4)&amp;&quot;,&quot;" office:value-type="string" office:string-value="&amp;6780," calcext:value-type="string">
            <text:p>&amp;6780,</text:p>
          </table:table-cell>
          <table:table-cell table:formula="of:=&quot;&amp;&quot;&amp;DEC2HEX([.$B36]+[.H$1];4)&amp;&quot;,&quot;" office:value-type="string" office:string-value="&amp;67E0," calcext:value-type="string">
            <text:p>&amp;67E0,</text:p>
          </table:table-cell>
          <table:table-cell table:formula="of:=&quot;&amp;&quot;&amp;DEC2HEX([.$B36]+[.I$1];4)&amp;&quot;,&quot;" office:value-type="string" office:string-value="&amp;6840," calcext:value-type="string">
            <text:p>&amp;6840,</text:p>
          </table:table-cell>
          <table:table-cell table:formula="of:=&quot;&amp;&quot;&amp;DEC2HEX([.$B36]+[.J$1];4)&amp;&quot;,&quot;" office:value-type="string" office:string-value="&amp;68A0," calcext:value-type="string">
            <text:p>&amp;68A0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6]+768" office:value-type="float" office:value="26880" calcext:value-type="float">
            <text:p>26880</text:p>
          </table:table-cell>
          <table:table-cell table:formula="of:=&quot;&amp;&quot;&amp;DEC2HEX([.$B37]+[.C$1];4)&amp;&quot;,&quot;" office:value-type="string" office:string-value="&amp;6900," calcext:value-type="string">
            <text:p>&amp;6900,</text:p>
          </table:table-cell>
          <table:table-cell table:formula="of:=&quot;&amp;&quot;&amp;DEC2HEX([.$B37]+[.D$1];4)&amp;&quot;,&quot;" office:value-type="string" office:string-value="&amp;6960," calcext:value-type="string">
            <text:p>&amp;6960,</text:p>
          </table:table-cell>
          <table:table-cell table:formula="of:=&quot;&amp;&quot;&amp;DEC2HEX([.$B37]+[.E$1];4)&amp;&quot;,&quot;" office:value-type="string" office:string-value="&amp;69C0," calcext:value-type="string">
            <text:p>&amp;69C0,</text:p>
          </table:table-cell>
          <table:table-cell table:formula="of:=&quot;&amp;&quot;&amp;DEC2HEX([.$B37]+[.F$1];4)&amp;&quot;,&quot;" office:value-type="string" office:string-value="&amp;6A20," calcext:value-type="string">
            <text:p>&amp;6A20,</text:p>
          </table:table-cell>
          <table:table-cell table:formula="of:=&quot;&amp;&quot;&amp;DEC2HEX([.$B37]+[.G$1];4)&amp;&quot;,&quot;" office:value-type="string" office:string-value="&amp;6A80," calcext:value-type="string">
            <text:p>&amp;6A80,</text:p>
          </table:table-cell>
          <table:table-cell table:formula="of:=&quot;&amp;&quot;&amp;DEC2HEX([.$B37]+[.H$1];4)&amp;&quot;,&quot;" office:value-type="string" office:string-value="&amp;6AE0," calcext:value-type="string">
            <text:p>&amp;6AE0,</text:p>
          </table:table-cell>
          <table:table-cell table:formula="of:=&quot;&amp;&quot;&amp;DEC2HEX([.$B37]+[.I$1];4)&amp;&quot;,&quot;" office:value-type="string" office:string-value="&amp;6B40," calcext:value-type="string">
            <text:p>&amp;6B40,</text:p>
          </table:table-cell>
          <table:table-cell table:formula="of:=&quot;&amp;&quot;&amp;DEC2HEX([.$B37]+[.J$1];4)&amp;&quot;,&quot;" office:value-type="string" office:string-value="&amp;6BA0," calcext:value-type="string">
            <text:p>&amp;6BA0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7">0000/00/00</text:date>, <text:time style:data-style-name="N2" text:time-value="10:24:40.7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08:26:56.395000000</meta:creation-date>
    <dc:date>2018-06-17T07:54:28.160000000</dc:date>
    <meta:editing-duration>P1DT2H13M59S</meta:editing-duration>
    <meta:editing-cycles>3</meta:editing-cycles>
    <meta:generator>LibreOffice/5.1.1.3$Windows_x86 LibreOffice_project/89f508ef3ecebd2cfb8e1def0f0ba9a803b88a6d</meta:generator>
    <meta:document-statistic meta:table-count="6" meta:cell-count="1898" meta:object-count="0"/>
  </office:meta>
</office:document-meta>
</file>